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text-properties style:font-name="Liberation Mono" fo:font-size="10pt" officeooo:rsid="010ead3b" officeooo:paragraph-rsid="010ead3b" style:font-size-asian="10pt" style:font-size-complex="10pt"/>
    </style:style>
    <style:style style:name="P63" style:family="paragraph" style:parent-style-name="Preformatted_20_Text">
      <style:text-properties style:font-name="Liberation Mono" fo:font-size="10pt" officeooo:rsid="0110e36d" officeooo:paragraph-rsid="0110e36d" style:font-size-asian="10pt" style:font-size-complex="10pt"/>
    </style:style>
    <style:style style:name="P64" style:family="paragraph" style:parent-style-name="Preformatted_20_Text">
      <style:text-properties style:font-name="Liberation Mono" fo:font-size="10pt" officeooo:rsid="0110e36d" officeooo:paragraph-rsid="01110c1c" style:font-size-asian="10pt" style:font-size-complex="10pt"/>
    </style:style>
    <style:style style:name="P65" style:family="paragraph" style:parent-style-name="Preformatted_20_Text">
      <style:text-properties style:font-name="Liberation Mono" fo:font-size="10pt" officeooo:rsid="01110c1c" officeooo:paragraph-rsid="01110c1c" style:font-size-asian="10pt" style:font-size-complex="10pt"/>
    </style:style>
    <style:style style:name="P66" style:family="paragraph" style:parent-style-name="Preformatted_20_Text">
      <style:text-properties style:font-name="Liberation Mono" fo:font-size="10pt" officeooo:rsid="01131658" officeooo:paragraph-rsid="01131658" style:font-size-asian="10pt" style:font-size-complex="10pt"/>
    </style:style>
    <style:style style:name="P67" style:family="paragraph" style:parent-style-name="Preformatted_20_Text">
      <style:text-properties style:font-name="Liberation Mono" fo:font-size="10pt" officeooo:rsid="0114df55" officeooo:paragraph-rsid="0114df55" style:font-size-asian="10pt" style:font-size-complex="10pt"/>
    </style:style>
    <style:style style:name="P68" style:family="paragraph" style:parent-style-name="Preformatted_20_Text">
      <style:paragraph-properties fo:orphans="2" fo:widows="2"/>
      <style:text-properties fo:font-variant="normal" fo:text-transform="none" fo:color="#000000" fo:letter-spacing="normal"/>
    </style:style>
    <style:style style:name="P69" style:family="paragraph" style:parent-style-name="Preformatted_20_Text">
      <style:paragraph-properties fo:orphans="2" fo:widows="2"/>
      <style:text-properties fo:font-variant="normal" fo:text-transform="none" fo:color="#000000" fo:letter-spacing="normal" officeooo:paragraph-rsid="003c9403"/>
    </style:style>
    <style:style style:name="P70" style:family="paragraph" style:parent-style-name="Preformatted_20_Text">
      <style:paragraph-properties fo:orphans="2" fo:widows="2"/>
      <style:text-properties fo:font-variant="normal" fo:text-transform="none" fo:color="#000000" fo:letter-spacing="normal" officeooo:paragraph-rsid="0069aba3"/>
    </style:style>
    <style:style style:name="P7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7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7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7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7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76"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77" style:family="paragraph" style:parent-style-name="Preformatted_20_Text">
      <style:paragraph-properties fo:orphans="2" fo:widows="2"/>
    </style:style>
    <style:style style:name="P78" style:family="paragraph" style:parent-style-name="Preformatted_20_Text">
      <style:paragraph-properties fo:orphans="2" fo:widows="2"/>
      <style:text-properties officeooo:paragraph-rsid="003c9403"/>
    </style:style>
    <style:style style:name="P79" style:family="paragraph" style:parent-style-name="Preformatted_20_Text">
      <style:text-properties officeooo:rsid="003e4675" officeooo:paragraph-rsid="003e4675"/>
    </style:style>
    <style:style style:name="P80" style:family="paragraph" style:parent-style-name="Preformatted_20_Text">
      <style:text-properties officeooo:rsid="003f352a" officeooo:paragraph-rsid="003f352a"/>
    </style:style>
    <style:style style:name="P81" style:family="paragraph" style:parent-style-name="Preformatted_20_Text">
      <style:text-properties officeooo:rsid="00428b76" officeooo:paragraph-rsid="00428b76"/>
    </style:style>
    <style:style style:name="P82" style:family="paragraph" style:parent-style-name="Preformatted_20_Text">
      <style:text-properties officeooo:rsid="00432f59" officeooo:paragraph-rsid="00432f59"/>
    </style:style>
    <style:style style:name="P83" style:family="paragraph" style:parent-style-name="Preformatted_20_Text">
      <style:text-properties officeooo:rsid="004442b0" officeooo:paragraph-rsid="004442b0"/>
    </style:style>
    <style:style style:name="P84" style:family="paragraph" style:parent-style-name="Preformatted_20_Text">
      <style:text-properties officeooo:rsid="00451b1e" officeooo:paragraph-rsid="00451b1e"/>
    </style:style>
    <style:style style:name="P85" style:family="paragraph" style:parent-style-name="Standard">
      <style:paragraph-properties fo:margin-left="0cm" fo:margin-right="0cm" fo:text-indent="0cm" style:auto-text-indent="false"/>
    </style:style>
    <style:style style:name="P86" style:family="paragraph" style:parent-style-name="Standard">
      <style:paragraph-properties fo:margin-left="0cm" fo:margin-right="0cm" fo:orphans="2" fo:widows="2" fo:text-indent="0cm" style:auto-text-indent="false"/>
      <style:text-properties officeooo:rsid="0055eff9" officeooo:paragraph-rsid="0055eff9"/>
    </style:style>
    <style:style style:name="P87" style:family="paragraph" style:parent-style-name="Text_20_body">
      <style:paragraph-properties fo:margin-left="0cm" fo:margin-right="0cm" fo:text-indent="0cm" style:auto-text-indent="false"/>
    </style:style>
    <style:style style:name="P88"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89"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90"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91"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92" style:family="paragraph" style:parent-style-name="Text_20_body">
      <style:paragraph-properties fo:margin-left="0cm" fo:margin-right="0cm" fo:margin-top="0cm" fo:margin-bottom="0cm" loext:contextual-spacing="false" fo:text-indent="0cm" style:auto-text-indent="false" fo:padding="0cm" fo:border="none"/>
    </style:style>
    <style:style style:name="P9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94"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95" style:family="paragraph" style:parent-style-name="Text_20_body">
      <style:paragraph-properties fo:margin-left="0cm" fo:margin-right="0cm" fo:margin-top="0cm" fo:margin-bottom="0cm" loext:contextual-spacing="false" style:line-height-at-least="0.397cm" fo:text-indent="0cm" style:auto-text-indent="false"/>
    </style:style>
    <style:style style:name="P96" style:family="paragraph" style:parent-style-name="Text_20_body">
      <style:paragraph-properties fo:margin-left="0cm" fo:margin-right="0cm" fo:margin-top="0cm" fo:margin-bottom="0cm" loext:contextual-spacing="false" fo:text-indent="0cm" style:auto-text-indent="false"/>
      <style:text-properties fo:color="#333333" style:font-name="Lucida Grande"/>
    </style:style>
    <style:style style:name="P97"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style:style>
    <style:style style:name="P98" style:family="paragraph" style:parent-style-name="Standard">
      <style:paragraph-properties fo:margin-left="0cm" fo:margin-right="0cm" fo:margin-top="0cm" fo:margin-bottom="0cm" loext:contextual-spacing="false" style:line-height-at-least="0.397cm" fo:text-indent="0cm" style:auto-text-indent="false"/>
    </style:style>
    <style:style style:name="P99" style:family="paragraph" style:parent-style-name="Table_20_Contents">
      <style:paragraph-properties fo:margin-left="0cm" fo:margin-right="0cm" fo:text-indent="0cm" style:auto-text-indent="false"/>
      <style:text-properties fo:font-size="2pt" style:font-size-asian="2pt" style:font-size-complex="2pt"/>
    </style:style>
    <style:style style:name="P100"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3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3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3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3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3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3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3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37"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38"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style:style>
    <style:style style:name="P139"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4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41"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42" style:family="paragraph" style:parent-style-name="Standard">
      <style:text-properties style:font-name="Liberation Mono" fo:font-size="10pt" officeooo:rsid="0036fcef" officeooo:paragraph-rsid="003c9403" style:font-size-asian="10pt" style:font-size-complex="10pt"/>
    </style:style>
    <style:style style:name="P143" style:family="paragraph" style:parent-style-name="Standard">
      <style:text-properties style:font-name="Liberation Mono" fo:font-size="10pt" officeooo:rsid="0046dc80" officeooo:paragraph-rsid="0049517b" style:font-size-asian="10pt" style:font-size-complex="10pt"/>
    </style:style>
    <style:style style:name="P144" style:family="paragraph" style:parent-style-name="Standard">
      <style:text-properties style:font-name="Liberation Mono" fo:font-size="10pt" officeooo:rsid="0046dc80" officeooo:paragraph-rsid="004b94aa" style:font-size-asian="10pt" style:font-size-complex="10pt"/>
    </style:style>
    <style:style style:name="P145" style:family="paragraph" style:parent-style-name="Standard">
      <style:text-properties style:font-name="Liberation Mono" fo:font-size="10pt" officeooo:rsid="004830e8" officeooo:paragraph-rsid="004830e8" style:font-size-asian="10pt" style:font-size-complex="10pt"/>
    </style:style>
    <style:style style:name="P146"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47"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48" style:family="paragraph" style:parent-style-name="Standard">
      <style:text-properties officeooo:paragraph-rsid="007d19c4"/>
    </style:style>
    <style:style style:name="P149" style:family="paragraph" style:parent-style-name="Standard">
      <style:text-properties officeooo:rsid="009dd571" officeooo:paragraph-rsid="009dd571"/>
    </style:style>
    <style:style style:name="P150" style:family="paragraph" style:parent-style-name="Standard">
      <style:text-properties officeooo:paragraph-rsid="00a4434f"/>
    </style:style>
    <style:style style:name="P151" style:family="paragraph" style:parent-style-name="Standard">
      <style:text-properties style:font-name="sans-serif" fo:font-size="9.75pt" officeooo:paragraph-rsid="00ab3b26"/>
    </style:style>
    <style:style style:name="P152" style:family="paragraph" style:parent-style-name="Text_20_body">
      <style:text-properties officeooo:paragraph-rsid="003c9403"/>
    </style:style>
    <style:style style:name="P153" style:family="paragraph" style:parent-style-name="Text_20_body">
      <style:text-properties officeooo:paragraph-rsid="0059be88"/>
    </style:style>
    <style:style style:name="P154" style:family="paragraph" style:parent-style-name="Text_20_body">
      <style:text-properties officeooo:rsid="005a682d" officeooo:paragraph-rsid="005a682d"/>
    </style:style>
    <style:style style:name="P155"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56"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68"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c97b13" officeooo:paragraph-rsid="01122496"/>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28"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29"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30"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31"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32"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33"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34"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35" style:family="paragraph" style:parent-style-name="Text_20_body">
      <style:text-properties officeooo:paragraph-rsid="007cc721"/>
    </style:style>
    <style:style style:name="P236" style:family="paragraph" style:parent-style-name="Text_20_body">
      <style:text-properties officeooo:paragraph-rsid="007d19c4"/>
    </style:style>
    <style:style style:name="P237" style:family="paragraph" style:parent-style-name="Text_20_body">
      <style:text-properties officeooo:rsid="007d19c4" officeooo:paragraph-rsid="007d19c4"/>
    </style:style>
    <style:style style:name="P238" style:family="paragraph" style:parent-style-name="Text_20_body">
      <style:text-properties officeooo:rsid="007e2206" officeooo:paragraph-rsid="007e2206"/>
    </style:style>
    <style:style style:name="P239" style:family="paragraph" style:parent-style-name="Text_20_body">
      <style:text-properties officeooo:rsid="007ef44e" officeooo:paragraph-rsid="007ef44e"/>
    </style:style>
    <style:style style:name="P240" style:family="paragraph" style:parent-style-name="Text_20_body">
      <style:text-properties officeooo:rsid="007fb080" officeooo:paragraph-rsid="007fb080"/>
    </style:style>
    <style:style style:name="P241" style:family="paragraph" style:parent-style-name="Text_20_body">
      <style:text-properties officeooo:rsid="009dd571" officeooo:paragraph-rsid="009dd571"/>
    </style:style>
    <style:style style:name="P242" style:family="paragraph" style:parent-style-name="Text_20_body">
      <style:text-properties officeooo:paragraph-rsid="00a13881"/>
    </style:style>
    <style:style style:name="P243" style:family="paragraph" style:parent-style-name="Text_20_body">
      <style:text-properties officeooo:rsid="007e5766" officeooo:paragraph-rsid="007e5766"/>
    </style:style>
    <style:style style:name="P244" style:family="paragraph" style:parent-style-name="Text_20_body">
      <style:text-properties officeooo:paragraph-rsid="00a4434f"/>
    </style:style>
    <style:style style:name="P245" style:family="paragraph" style:parent-style-name="Preformatted_20_Text">
      <style:paragraph-properties fo:margin-top="0cm" fo:margin-bottom="0.499cm" loext:contextual-spacing="false"/>
    </style:style>
    <style:style style:name="P2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4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73"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74"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75"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76"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7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78"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79"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80"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81"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82"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8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style:style>
    <style:style style:name="P28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28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style:style>
    <style:style style:name="P28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style:style>
    <style:style style:name="P28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8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style:style>
    <style:style style:name="P289"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90"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91" style:family="paragraph" style:parent-style-name="Heading_20_4">
      <style:text-properties officeooo:rsid="001ea7ef" officeooo:paragraph-rsid="001ea7ef"/>
    </style:style>
    <style:style style:name="P292" style:family="paragraph" style:parent-style-name="Table_20_Contents">
      <style:paragraph-properties fo:margin-top="0cm" fo:margin-bottom="0cm" loext:contextual-spacing="false"/>
      <style:text-properties style:font-name="arial"/>
    </style:style>
    <style:style style:name="P293"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94"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95"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96"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97"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9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99"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300"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301" style:family="paragraph" style:parent-style-name="Preformatted_20_Text">
      <style:text-properties style:font-name="Liberation Mono" fo:font-size="10pt" officeooo:rsid="0114df55" officeooo:paragraph-rsid="0114df55" style:font-size-asian="10pt" style:font-size-complex="10pt"/>
    </style:style>
    <style:style style:name="P302" style:family="paragraph" style:parent-style-name="Preformatted_20_Text">
      <style:text-properties style:font-name="Liberation Mono" fo:font-size="10pt" officeooo:rsid="0116d5cd" officeooo:paragraph-rsid="0116d5cd" style:font-size-asian="10pt" style:font-size-complex="10pt"/>
    </style:style>
    <style:style style:name="P303" style:family="paragraph" style:parent-style-name="Preformatted_20_Text">
      <style:text-properties style:font-name="Liberation Mono" fo:font-size="10pt" officeooo:rsid="0119fd56" officeooo:paragraph-rsid="0119fd56" style:font-size-asian="10pt" style:font-size-complex="10pt"/>
    </style:style>
    <style:style style:name="P304" style:family="paragraph" style:parent-style-name="Preformatted_20_Text">
      <style:text-properties style:font-name="Liberation Mono" fo:font-size="10pt" officeooo:rsid="0066daf9" officeooo:paragraph-rsid="0066daf9" style:font-size-asian="10pt" style:font-size-complex="10pt"/>
    </style:style>
    <style:style style:name="P305" style:family="paragraph" style:parent-style-name="Preformatted_20_Text">
      <style:text-properties officeooo:paragraph-rsid="0119fd56"/>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style:style>
    <style:style style:name="T13" style:family="text">
      <style:text-properties fo:font-variant="normal" fo:text-transform="none" fo:color="#050505" style:font-name="MJXc-TeX-math-I" fo:font-size="13.5pt" fo:letter-spacing="normal" fo:font-style="normal" fo:font-weight="normal"/>
    </style:style>
    <style:style style:name="T14" style:family="text">
      <style:text-properties fo:font-variant="normal" fo:text-transform="none" fo:color="#050505" style:font-name="MJXc-TeX-math-I" fo:font-size="9pt" fo:letter-spacing="normal" fo:font-style="normal" fo:font-weight="normal"/>
    </style:style>
    <style:style style:name="T15" style:family="text">
      <style:text-properties fo:font-variant="normal" fo:text-transform="none" fo:color="#050505" style:font-name="MJXc-TeX-math-I" fo:font-size="10.5pt" fo:letter-spacing="normal" fo:font-style="normal" fo:font-weight="normal"/>
    </style:style>
    <style:style style:name="T16" style:family="text">
      <style:text-properties fo:font-variant="normal" fo:text-transform="none" fo:color="#050505" style:font-name="MJXc-TeX-math-I" fo:font-size="7.5pt" fo:letter-spacing="normal" fo:font-style="normal" fo:font-weight="normal"/>
    </style:style>
    <style:style style:name="T17" style:family="text">
      <style:text-properties fo:font-variant="normal" fo:text-transform="none" fo:color="#050505" style:font-name="MJXc-TeX-main-R" fo:font-size="13.5pt" fo:letter-spacing="normal" fo:font-style="normal" fo:font-weight="normal"/>
    </style:style>
    <style:style style:name="T18" style:family="text">
      <style:text-properties fo:font-variant="normal" fo:text-transform="none" fo:color="#050505" style:font-name="MJXc-TeX-main-R" fo:font-size="9pt" fo:letter-spacing="normal" fo:font-style="normal" fo:font-weight="normal"/>
    </style:style>
    <style:style style:name="T19" style:family="text">
      <style:text-properties fo:font-variant="normal" fo:text-transform="none" fo:color="#050505" style:font-name="MJXc-TeX-main-R" fo:font-size="6.75pt" fo:letter-spacing="normal" fo:font-style="normal" fo:font-weight="normal"/>
    </style:style>
    <style:style style:name="T20" style:family="text">
      <style:text-properties fo:font-variant="normal" fo:text-transform="none" fo:color="#050505" style:font-name="MJXc-TeX-main-R" fo:font-size="10.5pt" fo:letter-spacing="normal" fo:font-style="normal" fo:font-weight="normal"/>
    </style:style>
    <style:style style:name="T21" style:family="text">
      <style:text-properties fo:font-variant="normal" fo:text-transform="none" fo:color="#050505" style:font-name="MJXc-TeX-main-R" fo:font-size="7.5pt" fo:letter-spacing="normal" fo:font-style="normal" fo:font-weight="normal"/>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11.25pt" fo:letter-spacing="normal" fo:font-style="normal" fo:font-weight="normal"/>
    </style:style>
    <style:style style:name="T42" style:family="text">
      <style:text-properties fo:font-variant="normal" fo:text-transform="none" fo:color="#333333" style:font-name="Lucida Grande" fo:letter-spacing="normal" fo:font-style="normal" fo:font-weight="normal"/>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style:text-line-through-style="none" style:text-line-through-type="none" style:font-name="STIXGeneral" fo:font-size="12.75pt" style:text-underline-style="none" style:text-blinking="false"/>
    </style:style>
    <style:style style:name="T52" style:family="text">
      <style:text-properties style:text-line-through-style="none" style:text-line-through-type="none" style:font-name="STIXGeneral" fo:font-size="12.75pt" fo:font-style="italic" style:text-underline-style="none" style:text-blinking="false"/>
    </style:style>
    <style:style style:name="T53" style:family="text">
      <style:text-properties style:text-line-through-style="none" style:text-line-through-type="none" style:font-name="STIXGeneral" fo:font-size="9pt" style:text-underline-style="none" style:text-blinking="false"/>
    </style:style>
    <style:style style:name="T54" style:family="text">
      <style:text-properties style:text-line-through-style="none" style:text-line-through-type="none" style:font-name="STIXGeneral" fo:font-size="9pt" fo:font-style="italic" style:text-underline-style="none" style:text-blinking="false"/>
    </style:style>
    <style:style style:name="T55" style:family="text">
      <style:text-properties style:text-line-through-style="none" style:text-line-through-type="none" style:font-name="STIXGeneral" fo:font-size="6pt" style:text-underline-style="none" style:text-blinking="false"/>
    </style:style>
    <style:style style:name="T56" style:family="text">
      <style:text-properties style:text-line-through-style="none" style:text-line-through-type="none" style:font-name="STIXGeneral" fo:font-size="6pt" fo:font-style="italic" style:text-underline-style="none" style:text-blinking="false"/>
    </style:style>
    <style:style style:name="T57" style:family="text">
      <style:text-properties style:text-line-through-style="none" style:text-line-through-type="none" fo:font-size="12.75pt" style:text-underline-style="none" style:text-blinking="false"/>
    </style:style>
    <style:style style:name="T58" style:family="text">
      <style:text-properties style:text-line-through-style="none" style:text-line-through-type="none" style:font-name="STIXVariants" fo:font-size="12.75pt" style:text-underline-style="none" style:text-blinking="false"/>
    </style:style>
    <style:style style:name="T59" style:family="text">
      <style:text-properties style:text-line-through-style="none" style:text-line-through-type="none" style:font-name="STIXSizeThreeSym" fo:font-size="12.75pt" style:text-underline-style="none" style:text-blinking="false"/>
    </style:style>
    <style:style style:name="T60" style:family="text">
      <style:text-properties officeooo:rsid="00253073"/>
    </style:style>
    <style:style style:name="T61" style:family="text">
      <style:text-properties officeooo:rsid="002afd76"/>
    </style:style>
    <style:style style:name="T62" style:family="text">
      <style:text-properties officeooo:rsid="002c6291"/>
    </style:style>
    <style:style style:name="T63" style:family="text">
      <style:text-properties officeooo:rsid="00304f65"/>
    </style:style>
    <style:style style:name="T64" style:family="text">
      <style:text-properties officeooo:rsid="00331f4a"/>
    </style:style>
    <style:style style:name="T65" style:family="text">
      <style:text-properties officeooo:rsid="003500b1"/>
    </style:style>
    <style:style style:name="T66" style:family="text">
      <style:text-properties fo:font-style="normal" fo:font-weight="normal"/>
    </style:style>
    <style:style style:name="T67" style:family="text">
      <style:text-properties fo:font-style="normal" fo:font-weight="normal" officeooo:rsid="005fc656"/>
    </style:style>
    <style:style style:name="T68" style:family="text">
      <style:text-properties fo:font-style="normal" fo:font-weight="normal" officeooo:rsid="00614242"/>
    </style:style>
    <style:style style:name="T69" style:family="text">
      <style:text-properties fo:font-style="normal" fo:font-weight="normal" officeooo:rsid="0063396c"/>
    </style:style>
    <style:style style:name="T70" style:family="text">
      <style:text-properties fo:font-style="normal" fo:font-weight="normal" fo:background-color="#ffcc00" loext:char-shading-value="0"/>
    </style:style>
    <style:style style:name="T71" style:family="text">
      <style:text-properties fo:font-style="normal" fo:font-weight="normal" officeooo:rsid="0069aba3" fo:background-color="#ccff66" loext:char-shading-value="0"/>
    </style:style>
    <style:style style:name="T72" style:family="text">
      <style:text-properties style:font-name="IsabelleText" fo:font-size="14pt" fo:font-style="normal" fo:font-weight="normal"/>
    </style:style>
    <style:style style:name="T73" style:family="text">
      <style:text-properties fo:color="#006699" fo:font-weight="bold"/>
    </style:style>
    <style:style style:name="T74" style:family="text">
      <style:text-properties fo:color="#cc6600"/>
    </style:style>
    <style:style style:name="T75" style:family="text">
      <style:text-properties fo:color="#009966" fo:font-weight="bold"/>
    </style:style>
    <style:style style:name="T76" style:family="text">
      <style:text-properties fo:color="#009966" style:font-name="IsabelleText" fo:font-size="14pt" fo:font-style="normal" fo:font-weight="bold"/>
    </style:style>
    <style:style style:name="T77" style:family="text">
      <style:text-properties fo:color="#ff00cc"/>
    </style:style>
    <style:style style:name="T78" style:family="text">
      <style:text-properties fo:color="#ff00cc" style:font-name="IsabelleText" fo:font-size="14pt" fo:font-style="normal" fo:font-weight="normal"/>
    </style:style>
    <style:style style:name="T79" style:family="text">
      <style:text-properties fo:color="#ff00cc" style:text-position="-33% 80%"/>
    </style:style>
    <style:style style:name="T80" style:family="text">
      <style:text-properties officeooo:rsid="0041fb4f"/>
    </style:style>
    <style:style style:name="T81" style:family="text">
      <style:text-properties officeooo:rsid="004442b0"/>
    </style:style>
    <style:style style:name="T82" style:family="text">
      <style:text-properties officeooo:rsid="0049517b"/>
    </style:style>
    <style:style style:name="T83" style:family="text">
      <style:text-properties officeooo:rsid="004b94aa"/>
    </style:style>
    <style:style style:name="T84" style:family="text">
      <style:text-properties officeooo:rsid="0059be88"/>
    </style:style>
    <style:style style:name="T85" style:family="text">
      <style:text-properties officeooo:rsid="005d3f6e"/>
    </style:style>
    <style:style style:name="T86" style:family="text">
      <style:text-properties fo:background-color="#ffcc00" loext:char-shading-value="0"/>
    </style:style>
    <style:style style:name="T87" style:family="text">
      <style:text-properties officeooo:rsid="006a8c95" fo:background-color="#ffcc00" loext:char-shading-value="0"/>
    </style:style>
    <style:style style:name="T88" style:family="text">
      <style:text-properties officeooo:rsid="0069aba3" fo:background-color="#ccff66" loext:char-shading-value="0"/>
    </style:style>
    <style:style style:name="T89" style:family="text">
      <style:text-properties officeooo:rsid="006a8c95" fo:background-color="#ccff66" loext:char-shading-value="0"/>
    </style:style>
    <style:style style:name="T90" style:family="text">
      <style:text-properties officeooo:rsid="006c4e2d" fo:background-color="#ccff66" loext:char-shading-value="0"/>
    </style:style>
    <style:style style:name="T91" style:family="text">
      <style:text-properties style:font-name="Source Sans Pro" fo:font-size="13.5pt"/>
    </style:style>
    <style:style style:name="T92" style:family="text">
      <style:text-properties style:font-name="inherit"/>
    </style:style>
    <style:style style:name="T93" style:family="text">
      <style:text-properties officeooo:rsid="00705695"/>
    </style:style>
    <style:style style:name="T94" style:family="text">
      <style:text-properties fo:color="#000000" style:font-name="Times New Roman" fo:font-size="14pt"/>
    </style:style>
    <style:style style:name="T95" style:family="text">
      <style:text-properties fo:color="#000000" style:font-name="inherit" fo:font-weight="normal"/>
    </style:style>
    <style:style style:name="T96" style:family="text">
      <style:text-properties officeooo:rsid="0079672e"/>
    </style:style>
    <style:style style:name="T97" style:family="text">
      <style:text-properties officeooo:rsid="007b8720"/>
    </style:style>
    <style:style style:name="T98" style:family="text">
      <style:text-properties officeooo:rsid="007cc721"/>
    </style:style>
    <style:style style:name="T99" style:family="text">
      <style:text-properties fo:color="#333333" style:font-name="Lucida Grande" fo:font-size="9.75pt" fo:letter-spacing="normal" fo:font-style="italic" fo:font-weight="normal"/>
    </style:style>
    <style:style style:name="T100" style:family="text">
      <style:text-properties fo:color="#333333" style:font-name="inherit"/>
    </style:style>
    <style:style style:name="T101" style:family="text">
      <style:text-properties fo:color="#333333" style:font-name="inherit" style:font-name-asian="inherit" style:font-name-complex="inherit"/>
    </style:style>
    <style:style style:name="T102" style:family="text">
      <style:text-properties fo:color="#333333" style:font-name="Verdana"/>
    </style:style>
    <style:style style:name="T103" style:family="text">
      <style:text-properties fo:color="#5d8fbd" style:font-name="inherit" style:text-underline-style="solid" style:text-underline-width="auto" style:text-underline-color="font-color" fo:background-color="transparent" loext:char-shading-value="0" style:font-name-asian="inherit" style:font-name-complex="inherit"/>
    </style:style>
    <style:style style:name="T104" style:family="text">
      <style:text-properties fo:color="#105289" style:text-line-through-style="none" style:text-line-through-type="none" style:font-name="inherit" fo:letter-spacing="26.458cm" style:text-underline-style="none" style:text-blinking="false"/>
    </style:style>
    <style:style style:name="T105" style:family="text">
      <style:text-properties fo:color="#105289" style:text-line-through-style="none" style:text-line-through-type="none" style:font-name="inherit" style:text-underline-style="none" fo:font-weight="bold" style:text-blinking="false"/>
    </style:style>
    <style:style style:name="T106" style:family="text">
      <style:text-properties fo:color="#105289" style:text-line-through-style="none" style:text-line-through-type="none" style:font-name="inherit" style:text-underline-style="none" fo:font-weight="normal" style:text-blinking="false"/>
    </style:style>
    <style:style style:name="T107" style:family="text">
      <style:text-properties fo:color="#105289" style:text-line-through-style="none" style:text-line-through-type="none" style:font-name="inherit" style:text-underline-style="none" style:text-blinking="false" fo:background-color="transparent" loext:char-shading-value="0"/>
    </style:style>
    <style:style style:name="T108" style:family="text">
      <style:text-properties fo:color="#666666" style:font-name="inherit"/>
    </style:style>
    <style:style style:name="T109" style:family="text">
      <style:text-properties officeooo:rsid="008820f1"/>
    </style:style>
    <style:style style:name="T110" style:family="text">
      <style:text-properties officeooo:rsid="0088ff46"/>
    </style:style>
    <style:style style:name="T111" style:family="text">
      <style:text-properties officeooo:rsid="0089937b"/>
    </style:style>
    <style:style style:name="T112" style:family="text">
      <style:text-properties officeooo:rsid="008b64b3"/>
    </style:style>
    <style:style style:name="T113" style:family="text">
      <style:text-properties officeooo:rsid="008cb0f7"/>
    </style:style>
    <style:style style:name="T114" style:family="text">
      <style:text-properties officeooo:rsid="008dc82f"/>
    </style:style>
    <style:style style:name="T115" style:family="text">
      <style:text-properties officeooo:rsid="00901bc2"/>
    </style:style>
    <style:style style:name="T116" style:family="text">
      <style:text-properties officeooo:rsid="00909644"/>
    </style:style>
    <style:style style:name="T117" style:family="text">
      <style:text-properties officeooo:rsid="0093b19f"/>
    </style:style>
    <style:style style:name="T118" style:family="text">
      <style:text-properties officeooo:rsid="0093cf7a"/>
    </style:style>
    <style:style style:name="T119" style:family="text">
      <style:text-properties officeooo:rsid="00958723"/>
    </style:style>
    <style:style style:name="T120" style:family="text">
      <style:text-properties officeooo:rsid="0097d5ab"/>
    </style:style>
    <style:style style:name="T121" style:family="text">
      <style:text-properties officeooo:rsid="009b7f60"/>
    </style:style>
    <style:style style:name="T122" style:family="text">
      <style:text-properties officeooo:rsid="009ca516"/>
    </style:style>
    <style:style style:name="T123" style:family="text">
      <style:text-properties fo:font-style="italic"/>
    </style:style>
    <style:style style:name="T124" style:family="text">
      <style:text-properties officeooo:rsid="00b31bae"/>
    </style:style>
    <style:style style:name="T125" style:family="text">
      <style:text-properties officeooo:rsid="00bf7e9e"/>
    </style:style>
    <style:style style:name="T126" style:family="text">
      <style:text-properties officeooo:rsid="00cba91b"/>
    </style:style>
    <style:style style:name="T127" style:family="text">
      <style:text-properties officeooo:rsid="00ccbdb8"/>
    </style:style>
    <style:style style:name="T128" style:family="text">
      <style:text-properties officeooo:rsid="00ceb745"/>
    </style:style>
    <style:style style:name="T129" style:family="text">
      <style:text-properties officeooo:rsid="00e54fb0"/>
    </style:style>
    <style:style style:name="T130" style:family="text">
      <style:text-properties officeooo:rsid="00eb0a6e"/>
    </style:style>
    <style:style style:name="T131" style:family="text">
      <style:text-properties officeooo:rsid="00ebca8c"/>
    </style:style>
    <style:style style:name="T132" style:family="text">
      <style:text-properties officeooo:rsid="00ecb521"/>
    </style:style>
    <style:style style:name="T133" style:family="text">
      <style:text-properties officeooo:rsid="00ef179d"/>
    </style:style>
    <style:style style:name="T134" style:family="text">
      <style:text-properties officeooo:rsid="00f1c3ab"/>
    </style:style>
    <style:style style:name="T135" style:family="text">
      <style:text-properties officeooo:rsid="00f5c39c"/>
    </style:style>
    <style:style style:name="T136" style:family="text">
      <style:text-properties officeooo:rsid="00f96609"/>
    </style:style>
    <style:style style:name="T137" style:family="text">
      <style:text-properties officeooo:rsid="00fb58f6"/>
    </style:style>
    <style:style style:name="T138" style:family="text">
      <style:text-properties officeooo:rsid="00feeb82"/>
    </style:style>
    <style:style style:name="T139" style:family="text">
      <style:text-properties officeooo:rsid="0101ad28"/>
    </style:style>
    <style:style style:name="T140" style:family="text">
      <style:text-properties officeooo:rsid="010f0583"/>
    </style:style>
    <style:style style:name="T141" style:family="text">
      <style:text-properties officeooo:rsid="01180175"/>
    </style:style>
    <style:style style:name="T142" style:family="text">
      <style:text-properties officeooo:rsid="0119fd56"/>
    </style:style>
    <style:style style:name="T143" style:family="text">
      <style:text-properties style:font-name="Liberation Mono" fo:font-size="10pt" officeooo:rsid="0119fd56" style:font-size-asian="10pt" style:font-size-complex="10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38">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5">β</text:span>):<text:line-break/><text:bookmark text:name="MathJax-Element-129-Frame"/><text:bookmark text:name="MJXc-Node-1992"/><text:bookmark text:name="MJXc-Node-1993"/><text:bookmark text:name="MJXc-Node-1994"/><text:bookmark text:name="MJXc-Node-1995"/><text:span text:style-name="T5">φ</text:span><text:bookmark text:name="MJXc-Node-1996"/><text:bookmark text:name="MJXc-Node-1997"/><text:bookmark text:name="MJXc-Node-1998"/><text:bookmark text:name="MJXc-Node-1999"/><text:bookmark text:name="MJXc-Node-2000"/><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0"/><text:bookmark text:name="MJXc-Node-2011"/><text:span text:style-name="T5">φ</text:span><text:bookmark text:name="MJXc-Node-2012"/><text:bookmark text:name="MJXc-Node-2013"/><text:bookmark text:name="MJXc-Node-2014"/><text:bookmark text:name="MJXc-Node-2015"/><text:bookmark text:name="MJXc-Node-2016"/><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1"/><text:bookmark text:name="MJXc-Node-2022"/><text:span text:style-name="T5">φ</text:span><text:bookmark text:name="MJXc-Node-2023"/><text:bookmark text:name="MJXc-Node-2024"/><text:bookmark text:name="MJXc-Node-2025"/><text:bookmark text:name="MJXc-Node-2026"/><text:bookmark text:name="MJXc-Node-2027"/><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5">φ</text:span><text:bookmark text:name="MJXc-Node-2039"/><text:bookmark text:name="MJXc-Node-2040"/><text:bookmark text:name="MJXc-Node-2041"/><text:bookmark text:name="MJXc-Node-2042"/><text:bookmark text:name="MJXc-Node-2043"/><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8"/><text:bookmark text:name="MJXc-Node-2049"/><text:span text:style-name="T5">φ</text:span><text:bookmark text:name="MJXc-Node-2050"/><text:bookmark text:name="MJXc-Node-2051"/><text:bookmark text:name="MJXc-Node-2052"/><text:bookmark text:name="MJXc-Node-2053"/><text:bookmark text:name="MJXc-Node-2054"/><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athJax-Element-131-Frame"/><text:bookmark text:name="MJXc-Node-2061"/><text:bookmark text:name="MJXc-Node-2062"/><text:bookmark text:name="MJXc-Node-2063"/><text:span text:style-name="T5">s</text:span><text:bookmark text:name="MJXc-Node-2064"/><text:span text:style-name="T5">u</text:span><text:bookmark text:name="MJXc-Node-2065"/><text:span text:style-name="T5">p</text:span><text:bookmark text:name="MJXc-Node-2066"/><text:span text:style-name="T7">{</text:span><text:bookmark text:name="MJXc-Node-2067"/><text:bookmark text:name="MJXc-Node-2068"/><text:span text:style-name="T5">φ</text:span><text:bookmark text:name="MJXc-Node-2069"/><text:bookmark text:name="MJXc-Node-2070"/><text:bookmark text:name="MJXc-Node-2071"/><text:bookmark text:name="MJXc-Node-2072"/><text:bookmark text:name="MJXc-Node-2073"/><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8"/><text:bookmark text:name="MJXc-Node-2079"/><text:span text:style-name="T5">φ</text:span><text:bookmark text:name="MJXc-Node-2080"/><text:bookmark text:name="MJXc-Node-2081"/><text:bookmark text:name="MJXc-Node-2082"/><text:bookmark text:name="MJXc-Node-2083"/><text:bookmark text:name="MJXc-Node-2084"/><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1"/><text:bookmark text:name="MJXc-Node-2092"/><text:bookmark text:name="MJXc-Node-2093"/><text:bookmark text:name="MJXc-Node-2094"/><text:span text:style-name="T7">|</text:span><text:bookmark text:name="MJXc-Node-2095"/><text:bookmark text:name="MJXc-Node-2096"/><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1"/><text:bookmark text:name="MJXc-Node-2102"/><text:span text:style-name="T5">φ</text:span><text:bookmark text:name="MJXc-Node-2103"/><text:bookmark text:name="MJXc-Node-2104"/><text:bookmark text:name="MJXc-Node-2105"/><text:bookmark text:name="MJXc-Node-2106"/><text:bookmark text:name="MJXc-Node-2107"/><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athJax-Element-132-Frame"/><text:bookmark text:name="MJXc-Node-2113"/><text:bookmark text:name="MJXc-Node-2114"/><text:bookmark text:name="MJXc-Node-2115"/><text:bookmark text:name="MJXc-Node-2116"/><text:span text:style-name="T5">φ</text:span><text:bookmark text:name="MJXc-Node-2117"/><text:bookmark text:name="MJXc-Node-2118"/><text:bookmark text:name="MJXc-Node-2119"/><text:span text:style-name="T6">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5">φ</text:span><text:bookmark text:name="MJXc-Node-2124"/><text:bookmark text:name="MJXc-Node-2125"/><text:bookmark text:name="MJXc-Node-2126"/><text:span text:style-name="T6">α</text:span>'s (where <text:bookmark text:name="MathJax-Element-134-Frame"/><text:bookmark text:name="MJXc-Node-2127"/><text:bookmark text:name="MJXc-Node-2128"/><text:bookmark text:name="MJXc-Node-2129"/><text:span text:style-name="T5">α</text:span><text:bookmark text:name="MJXc-Node-2130"/><text:span text:style-name="T7">&lt;</text:span><text:bookmark text:name="MJXc-Node-2131"/><text:span text:style-name="T5">β</text:span>), we can do this by proving the following two facts:<text:line-break/>(1) <text:bookmark text:name="MathJax-Element-135-Frame"/><text:bookmark text:name="MJXc-Node-2132"/><text:bookmark text:name="MJXc-Node-2133"/><text:bookmark text:name="MJXc-Node-2134"/><text:span text:style-name="T5">s</text:span><text:bookmark text:name="MJXc-Node-2135"/><text:span text:style-name="T5">u</text:span><text:bookmark text:name="MJXc-Node-2136"/><text:span text:style-name="T5">p</text:span><text:bookmark text:name="MJXc-Node-2137"/><text:span text:style-name="T7">{</text:span><text:bookmark text:name="MJXc-Node-2138"/><text:bookmark text:name="MJXc-Node-2139"/><text:span text:style-name="T5">φ</text:span><text:bookmark text:name="MJXc-Node-2140"/><text:bookmark text:name="MJXc-Node-2141"/><text:bookmark text:name="MJXc-Node-2142"/><text:bookmark text:name="MJXc-Node-2143"/><text:bookmark text:name="MJXc-Node-2144"/><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49"/><text:bookmark text:name="MJXc-Node-2150"/><text:span text:style-name="T5">φ</text:span><text:bookmark text:name="MJXc-Node-2151"/><text:bookmark text:name="MJXc-Node-2152"/><text:bookmark text:name="MJXc-Node-2153"/><text:bookmark text:name="MJXc-Node-2154"/><text:bookmark text:name="MJXc-Node-2155"/><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2"/><text:bookmark text:name="MJXc-Node-2163"/><text:bookmark text:name="MJXc-Node-2164"/><text:bookmark text:name="MJXc-Node-2165"/><text:span text:style-name="T7">|</text:span><text:bookmark text:name="MJXc-Node-2166"/><text:bookmark text:name="MJXc-Node-2167"/><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athJax-Element-136-Frame"/><text:bookmark text:name="MJXc-Node-2171"/><text:bookmark text:name="MJXc-Node-2172"/><text:bookmark text:name="MJXc-Node-2173"/><text:bookmark text:name="MJXc-Node-2174"/><text:span text:style-name="T5">φ</text:span><text:bookmark text:name="MJXc-Node-2175"/><text:bookmark text:name="MJXc-Node-2176"/><text:bookmark text:name="MJXc-Node-2177"/><text:span text:style-name="T6">α</text:span>'s (where <text:bookmark text:name="MathJax-Element-137-Frame"/><text:bookmark text:name="MJXc-Node-2178"/><text:bookmark text:name="MJXc-Node-2179"/><text:bookmark text:name="MJXc-Node-2180"/><text:span text:style-name="T5">α</text:span><text:bookmark text:name="MJXc-Node-2181"/><text:span text:style-name="T7">&lt;</text:span><text:bookmark text:name="MJXc-Node-2182"/><text:span text:style-name="T5">β</text:span>).<text:line-break/>(2) There is no value between <text:bookmark text:name="MathJax-Element-138-Frame"/><text:bookmark text:name="MJXc-Node-2183"/><text:bookmark text:name="MJXc-Node-2184"/><text:bookmark text:name="MJXc-Node-2185"/><text:bookmark text:name="MJXc-Node-2186"/><text:span text:style-name="T5">φ</text:span><text:bookmark text:name="MJXc-Node-2187"/><text:bookmark text:name="MJXc-Node-2188"/><text:bookmark text:name="MJXc-Node-2189"/><text:bookmark text:name="MJXc-Node-2190"/><text:bookmark text:name="MJXc-Node-2191"/><text:span text:style-name="T6">β</text:span><text:bookmark text:name="MJXc-Node-2192"/><text:span text:style-name="T7">(</text:span><text:bookmark text:name="MJXc-Node-2193"/><text:span text:style-name="T5">γ</text:span><text:bookmark text:name="MJXc-Node-2194"/><text:span text:style-name="T7">)</text:span> and <text:bookmark text:name="MathJax-Element-139-Frame"/><text:bookmark text:name="MJXc-Node-2195"/><text:bookmark text:name="MJXc-Node-2196"/><text:bookmark text:name="MJXc-Node-2197"/><text:span text:style-name="T5">s</text:span><text:bookmark text:name="MJXc-Node-2198"/><text:span text:style-name="T5">u</text:span><text:bookmark text:name="MJXc-Node-2199"/><text:span text:style-name="T5">p</text:span><text:bookmark text:name="MJXc-Node-2200"/><text:span text:style-name="T7">{</text:span><text:bookmark text:name="MJXc-Node-2201"/><text:bookmark text:name="MJXc-Node-2202"/><text:span text:style-name="T5">φ</text:span><text:bookmark text:name="MJXc-Node-2203"/><text:bookmark text:name="MJXc-Node-2204"/><text:bookmark text:name="MJXc-Node-2205"/><text:bookmark text:name="MJXc-Node-2206"/><text:bookmark text:name="MJXc-Node-2207"/><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2"/><text:bookmark text:name="MJXc-Node-2213"/><text:span text:style-name="T5">φ</text:span><text:bookmark text:name="MJXc-Node-2214"/><text:bookmark text:name="MJXc-Node-2215"/><text:bookmark text:name="MJXc-Node-2216"/><text:bookmark text:name="MJXc-Node-2217"/><text:bookmark text:name="MJXc-Node-2218"/><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5"/><text:bookmark text:name="MJXc-Node-2226"/><text:bookmark text:name="MJXc-Node-2227"/><text:bookmark text:name="MJXc-Node-2228"/><text:span text:style-name="T7">|</text:span><text:bookmark text:name="MJXc-Node-2229"/><text:bookmark text:name="MJXc-Node-2230"/><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athJax-Element-140-Frame"/><text:bookmark text:name="MJXc-Node-2234"/><text:bookmark text:name="MJXc-Node-2235"/><text:bookmark text:name="MJXc-Node-2236"/><text:bookmark text:name="MJXc-Node-2237"/><text:span text:style-name="T5">φ</text:span><text:bookmark text:name="MJXc-Node-2238"/><text:bookmark text:name="MJXc-Node-2239"/><text:bookmark text:name="MJXc-Node-2240"/><text:span text:style-name="T6">α</text:span>'s (where <text:bookmark text:name="MathJax-Element-141-Frame"/><text:bookmark text:name="MJXc-Node-2241"/><text:bookmark text:name="MJXc-Node-2242"/><text:bookmark text:name="MJXc-Node-2243"/><text:span text:style-name="T5">α</text:span><text:bookmark text:name="MJXc-Node-2244"/><text:span text:style-name="T7">&lt;</text:span><text:bookmark text:name="MJXc-Node-2245"/><text:span text:style-name="T5">β</text:span>).</text:p>
      <text:p text:style-name="P85"><text:span text:style-name="T10">(i) seems intuitively plausible to me, and also (2), the less evident is (1), but I have perhaps an idea of a possible proof.</text:span><text:line-break/><text:line-break/><text:span text:style-name="T10">We have to prove that </text:span><text:bookmark text:name="MathJax-Element-142-Frame"/><text:bookmark text:name="MJXc-Node-2246"/><text:bookmark text:name="MJXc-Node-2247"/><text:bookmark text:name="MJXc-Node-2248"/><text:span text:style-name="T13">s</text:span><text:bookmark text:name="MJXc-Node-2249"/><text:span text:style-name="T13">u</text:span><text:bookmark text:name="MJXc-Node-2250"/><text:span text:style-name="T13">p</text:span><text:bookmark text:name="MJXc-Node-2251"/><text:span text:style-name="T17">{</text:span><text:bookmark text:name="MJXc-Node-2252"/><text:bookmark text:name="MJXc-Node-2253"/><text:span text:style-name="T13">φ</text:span><text:bookmark text:name="MJXc-Node-2254"/><text:bookmark text:name="MJXc-Node-2255"/><text:bookmark text:name="MJXc-Node-2256"/><text:bookmark text:name="MJXc-Node-2257"/><text:bookmark text:name="MJXc-Node-2258"/><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3"/><text:bookmark text:name="MJXc-Node-2264"/><text:span text:style-name="T13">φ</text:span><text:bookmark text:name="MJXc-Node-2265"/><text:bookmark text:name="MJXc-Node-2266"/><text:bookmark text:name="MJXc-Node-2267"/><text:bookmark text:name="MJXc-Node-2268"/><text:bookmark text:name="MJXc-Node-2269"/><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6"/><text:bookmark text:name="MJXc-Node-2277"/><text:bookmark text:name="MJXc-Node-2278"/><text:bookmark text:name="MJXc-Node-2279"/><text:span text:style-name="T17">|</text:span><text:bookmark text:name="MJXc-Node-2280"/><text:bookmark text:name="MJXc-Node-2281"/><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athJax-Element-143-Frame"/><text:bookmark text:name="MJXc-Node-2285"/><text:bookmark text:name="MJXc-Node-2286"/><text:bookmark text:name="MJXc-Node-2287"/><text:bookmark text:name="MJXc-Node-2288"/><text:span text:style-name="T13">φ</text:span><text:bookmark text:name="MJXc-Node-2289"/><text:bookmark text:name="MJXc-Node-2290"/><text:bookmark text:name="MJXc-Node-2291"/><text:span text:style-name="T14">α</text:span><text:span text:style-name="T10">'s (where </text:span><text:bookmark text:name="MathJax-Element-144-Frame"/><text:bookmark text:name="MJXc-Node-2292"/><text:bookmark text:name="MJXc-Node-2293"/><text:bookmark text:name="MJXc-Node-2294"/><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3">φ</text:span><text:bookmark text:name="MJXc-Node-2301"/><text:bookmark text:name="MJXc-Node-2302"/><text:bookmark text:name="MJXc-Node-2303"/><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athJax-Element-146-Frame"/><text:bookmark text:name="MJXc-Node-2307"/><text:bookmark text:name="MJXc-Node-2308"/><text:bookmark text:name="MJXc-Node-2309"/><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athJax-Element-147-Frame"/><text:bookmark text:name="MJXc-Node-2312"/><text:bookmark text:name="MJXc-Node-2313"/><text:bookmark text:name="MJXc-Node-2314"/><text:span text:style-name="T13">p</text:span><text:bookmark text:name="MJXc-Node-2315"/><text:span text:style-name="T12">∈</text:span><text:bookmark text:name="MJXc-Node-2316"/><text:span text:style-name="T13">ω</text:span><text:span text:style-name="T10">, we have :</text:span><text:line-break/><text:line-break/><text:bookmark text:name="MathJax-Element-148-Frame"/><text:bookmark text:name="MJXc-Node-2317"/><text:bookmark text:name="MJXc-Node-2318"/><text:bookmark text:name="MJXc-Node-2319"/><text:bookmark text:name="MJXc-Node-2320"/><text:span text:style-name="T13">φ</text:span><text:bookmark text:name="MJXc-Node-2321"/><text:bookmark text:name="MJXc-Node-2322"/><text:bookmark text:name="MJXc-Node-2323"/><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2"/><text:bookmark text:name="MJXc-Node-2333"/><text:span text:style-name="T13">φ</text:span><text:bookmark text:name="MJXc-Node-2334"/><text:bookmark text:name="MJXc-Node-2335"/><text:bookmark text:name="MJXc-Node-2336"/><text:bookmark text:name="MJXc-Node-2337"/><text:bookmark text:name="MJXc-Node-2338"/><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3"/><text:bookmark text:name="MJXc-Node-2344"/><text:span text:style-name="T13">φ</text:span><text:bookmark text:name="MJXc-Node-2345"/><text:bookmark text:name="MJXc-Node-2346"/><text:bookmark text:name="MJXc-Node-2347"/><text:bookmark text:name="MJXc-Node-2348"/><text:bookmark text:name="MJXc-Node-2349"/><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6"/><text:bookmark text:name="MJXc-Node-2357"/><text:bookmark text:name="MJXc-Node-2358"/><text:bookmark text:name="MJXc-Node-2359"/><text:span text:style-name="T17">|</text:span><text:bookmark text:name="MJXc-Node-2360"/><text:bookmark text:name="MJXc-Node-2361"/><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1"/><text:bookmark text:name="MJXc-Node-2372"/><text:span text:style-name="T13">φ</text:span><text:bookmark text:name="MJXc-Node-2373"/><text:bookmark text:name="MJXc-Node-2374"/><text:bookmark text:name="MJXc-Node-2375"/><text:bookmark text:name="MJXc-Node-2376"/><text:bookmark text:name="MJXc-Node-2377"/><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2"/><text:bookmark text:name="MJXc-Node-2383"/><text:span text:style-name="T13">φ</text:span><text:bookmark text:name="MJXc-Node-2384"/><text:bookmark text:name="MJXc-Node-2385"/><text:bookmark text:name="MJXc-Node-2386"/><text:bookmark text:name="MJXc-Node-2387"/><text:bookmark text:name="MJXc-Node-2388"/><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5"/><text:bookmark text:name="MJXc-Node-2396"/><text:bookmark text:name="MJXc-Node-2397"/><text:bookmark text:name="MJXc-Node-2398"/><text:span text:style-name="T17">|</text:span><text:bookmark text:name="MJXc-Node-2399"/><text:bookmark text:name="MJXc-Node-2400"/><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athJax-Element-149-Frame"/><text:bookmark text:name="MJXc-Node-2404"/><text:bookmark text:name="MJXc-Node-2405"/><text:bookmark text:name="MJXc-Node-2406"/><text:bookmark text:name="MJXc-Node-2407"/><text:span text:style-name="T13">φ</text:span><text:bookmark text:name="MJXc-Node-2408"/><text:bookmark text:name="MJXc-Node-2409"/><text:bookmark text:name="MJXc-Node-2410"/><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19"/><text:bookmark text:name="MJXc-Node-2420"/><text:span text:style-name="T13">φ</text:span><text:bookmark text:name="MJXc-Node-2421"/><text:bookmark text:name="MJXc-Node-2422"/><text:bookmark text:name="MJXc-Node-2423"/><text:bookmark text:name="MJXc-Node-2424"/><text:bookmark text:name="MJXc-Node-2425"/><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0"/><text:bookmark text:name="MJXc-Node-2431"/><text:span text:style-name="T13">φ</text:span><text:bookmark text:name="MJXc-Node-2432"/><text:bookmark text:name="MJXc-Node-2433"/><text:bookmark text:name="MJXc-Node-2434"/><text:bookmark text:name="MJXc-Node-2435"/><text:bookmark text:name="MJXc-Node-2436"/><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3"/><text:bookmark text:name="MJXc-Node-2444"/><text:bookmark text:name="MJXc-Node-2445"/><text:bookmark text:name="MJXc-Node-2446"/><text:span text:style-name="T17">|</text:span><text:bookmark text:name="MJXc-Node-2447"/><text:bookmark text:name="MJXc-Node-2448"/><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athJax-Element-150-Frame"/><text:bookmark text:name="MJXc-Node-2453"/><text:bookmark text:name="MJXc-Node-2454"/><text:bookmark text:name="MJXc-Node-2455"/><text:span text:style-name="T17">=</text:span><text:bookmark text:name="MJXc-Node-2456"/><text:bookmark text:name="MJXc-Node-2457"/><text:span text:style-name="T13">φ</text:span><text:bookmark text:name="MJXc-Node-2458"/><text:bookmark text:name="MJXc-Node-2459"/><text:bookmark text:name="MJXc-Node-2460"/><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5"/><text:bookmark text:name="MJXc-Node-2466"/><text:span text:style-name="T13">φ</text:span><text:bookmark text:name="MJXc-Node-2467"/><text:bookmark text:name="MJXc-Node-2468"/><text:bookmark text:name="MJXc-Node-2469"/><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4"/><text:bookmark text:name="MJXc-Node-2475"/><text:span text:style-name="T13">φ</text:span><text:bookmark text:name="MJXc-Node-2476"/><text:bookmark text:name="MJXc-Node-2477"/><text:bookmark text:name="MJXc-Node-2478"/><text:bookmark text:name="MJXc-Node-2479"/><text:bookmark text:name="MJXc-Node-2480"/><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0"/><text:bookmark text:name="MJXc-Node-2491"/><text:span text:style-name="T13">φ</text:span><text:bookmark text:name="MJXc-Node-2492"/><text:bookmark text:name="MJXc-Node-2493"/><text:bookmark text:name="MJXc-Node-2494"/><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499"/><text:bookmark text:name="MJXc-Node-2500"/><text:span text:style-name="T13">φ</text:span><text:bookmark text:name="MJXc-Node-2501"/><text:bookmark text:name="MJXc-Node-2502"/><text:bookmark text:name="MJXc-Node-2503"/><text:bookmark text:name="MJXc-Node-2504"/><text:bookmark text:name="MJXc-Node-2505"/><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1"/><text:bookmark text:name="MJXc-Node-2522"/><text:span text:style-name="T13">φ</text:span><text:bookmark text:name="MJXc-Node-2523"/><text:bookmark text:name="MJXc-Node-2524"/><text:bookmark text:name="MJXc-Node-2525"/><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0"/><text:bookmark text:name="MJXc-Node-2531"/><text:span text:style-name="T13">φ</text:span><text:bookmark text:name="MJXc-Node-2532"/><text:bookmark text:name="MJXc-Node-2533"/><text:bookmark text:name="MJXc-Node-2534"/><text:bookmark text:name="MJXc-Node-2535"/><text:bookmark text:name="MJXc-Node-2536"/><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6"/><text:bookmark text:name="MJXc-Node-2547"/><text:span text:style-name="T13">φ</text:span><text:bookmark text:name="MJXc-Node-2548"/><text:bookmark text:name="MJXc-Node-2549"/><text:bookmark text:name="MJXc-Node-2550"/><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7"/><text:bookmark text:name="MJXc-Node-2558"/><text:span text:style-name="T13">φ</text:span><text:bookmark text:name="MJXc-Node-2559"/><text:bookmark text:name="MJXc-Node-2560"/><text:bookmark text:name="MJXc-Node-2561"/><text:bookmark text:name="MJXc-Node-2562"/><text:bookmark text:name="MJXc-Node-2563"/><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athJax-Element-151-Frame"/><text:bookmark text:name="MJXc-Node-2577"/><text:bookmark text:name="MJXc-Node-2578"/><text:bookmark text:name="MJXc-Node-2579"/><text:span text:style-name="T17">=</text:span><text:bookmark text:name="MJXc-Node-2580"/><text:bookmark text:name="MJXc-Node-2581"/><text:span text:style-name="T13">φ</text:span><text:bookmark text:name="MJXc-Node-2582"/><text:bookmark text:name="MJXc-Node-2583"/><text:bookmark text:name="MJXc-Node-2584"/><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89"/><text:bookmark text:name="MJXc-Node-2590"/><text:span text:style-name="T13">φ</text:span><text:bookmark text:name="MJXc-Node-2591"/><text:bookmark text:name="MJXc-Node-2592"/><text:bookmark text:name="MJXc-Node-2593"/><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8"/><text:bookmark text:name="MJXc-Node-2599"/><text:span text:style-name="T13">φ</text:span><text:bookmark text:name="MJXc-Node-2600"/><text:bookmark text:name="MJXc-Node-2601"/><text:bookmark text:name="MJXc-Node-2602"/><text:bookmark text:name="MJXc-Node-2603"/><text:bookmark text:name="MJXc-Node-2604"/><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5"/><text:bookmark text:name="MJXc-Node-2616"/><text:span text:style-name="T13">φ</text:span><text:bookmark text:name="MJXc-Node-2617"/><text:bookmark text:name="MJXc-Node-2618"/><text:bookmark text:name="MJXc-Node-2619"/><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4"/><text:bookmark text:name="MJXc-Node-2625"/><text:span text:style-name="T13">φ</text:span><text:bookmark text:name="MJXc-Node-2626"/><text:bookmark text:name="MJXc-Node-2627"/><text:bookmark text:name="MJXc-Node-2628"/><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3"/><text:bookmark text:name="MJXc-Node-2634"/><text:span text:style-name="T13">φ</text:span><text:bookmark text:name="MJXc-Node-2635"/><text:bookmark text:name="MJXc-Node-2636"/><text:bookmark text:name="MJXc-Node-2637"/><text:bookmark text:name="MJXc-Node-2638"/><text:bookmark text:name="MJXc-Node-2639"/><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6"/><text:bookmark text:name="MJXc-Node-2657"/><text:span text:style-name="T13">φ</text:span><text:bookmark text:name="MJXc-Node-2658"/><text:bookmark text:name="MJXc-Node-2659"/><text:bookmark text:name="MJXc-Node-2660"/><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5"/><text:bookmark text:name="MJXc-Node-2666"/><text:span text:style-name="T13">φ</text:span><text:bookmark text:name="MJXc-Node-2667"/><text:bookmark text:name="MJXc-Node-2668"/><text:bookmark text:name="MJXc-Node-2669"/><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4"/><text:bookmark text:name="MJXc-Node-2675"/><text:span text:style-name="T13">φ</text:span><text:bookmark text:name="MJXc-Node-2676"/><text:bookmark text:name="MJXc-Node-2677"/><text:bookmark text:name="MJXc-Node-2678"/><text:bookmark text:name="MJXc-Node-2679"/><text:bookmark text:name="MJXc-Node-2680"/><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1"/><text:bookmark text:name="MJXc-Node-2692"/><text:span text:style-name="T13">φ</text:span><text:bookmark text:name="MJXc-Node-2693"/><text:bookmark text:name="MJXc-Node-2694"/><text:bookmark text:name="MJXc-Node-2695"/><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0"/><text:bookmark text:name="MJXc-Node-2701"/><text:span text:style-name="T13">φ</text:span><text:bookmark text:name="MJXc-Node-2702"/><text:bookmark text:name="MJXc-Node-2703"/><text:bookmark text:name="MJXc-Node-2704"/><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1"/><text:bookmark text:name="MJXc-Node-2712"/><text:span text:style-name="T13">φ</text:span><text:bookmark text:name="MJXc-Node-2713"/><text:bookmark text:name="MJXc-Node-2714"/><text:bookmark text:name="MJXc-Node-2715"/><text:bookmark text:name="MJXc-Node-2716"/><text:bookmark text:name="MJXc-Node-2717"/><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athJax-Element-152-Frame"/><text:bookmark text:name="MJXc-Node-2731"/><text:bookmark text:name="MJXc-Node-2732"/><text:bookmark text:name="MJXc-Node-2733"/><text:bookmark text:name="MJXc-Node-2734"/><text:span text:style-name="T13">φ</text:span><text:bookmark text:name="MJXc-Node-2735"/><text:span text:style-name="T14">α</text:span><text:bookmark text:name="MJXc-Node-2736"/><text:span text:style-name="T17">(</text:span><text:bookmark text:name="MJXc-Node-2737"/><text:bookmark text:name="MJXc-Node-2738"/><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5"/><text:bookmark text:name="MJXc-Node-2746"/><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athJax-Element-153-Frame"/><text:bookmark text:name="MJXc-Node-2751"/><text:bookmark text:name="MJXc-Node-2752"/><text:bookmark text:name="MJXc-Node-2753"/><text:span text:style-name="T13">α</text:span><text:bookmark text:name="MJXc-Node-2754"/><text:span text:style-name="T17">&lt;</text:span><text:bookmark text:name="MJXc-Node-2755"/><text:span text:style-name="T13">β</text:span><text:span text:style-name="T10">, and </text:span><text:bookmark text:name="MathJax-Element-154-Frame"/><text:bookmark text:name="MJXc-Node-2756"/><text:bookmark text:name="MJXc-Node-2757"/><text:bookmark text:name="MJXc-Node-2758"/><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athJax-Element-155-Frame"/><text:bookmark text:name="MJXc-Node-2769"/><text:bookmark text:name="MJXc-Node-2770"/><text:bookmark text:name="MJXc-Node-2771"/><text:bookmark text:name="MJXc-Node-2772"/><text:span text:style-name="T13">φ</text:span><text:bookmark text:name="MJXc-Node-2773"/><text:bookmark text:name="MJXc-Node-2774"/><text:bookmark text:name="MJXc-Node-2775"/><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0"/><text:bookmark text:name="MJXc-Node-2781"/><text:span text:style-name="T13">φ</text:span><text:bookmark text:name="MJXc-Node-2782"/><text:bookmark text:name="MJXc-Node-2783"/><text:bookmark text:name="MJXc-Node-2784"/><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1"/><text:bookmark text:name="MJXc-Node-2792"/><text:span text:style-name="T13">φ</text:span><text:bookmark text:name="MJXc-Node-2793"/><text:bookmark text:name="MJXc-Node-2794"/><text:bookmark text:name="MJXc-Node-2795"/><text:bookmark text:name="MJXc-Node-2796"/><text:bookmark text:name="MJXc-Node-2797"/><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7"/><text:bookmark text:name="MJXc-Node-2808"/><text:span text:style-name="T13">φ</text:span><text:bookmark text:name="MJXc-Node-2809"/><text:bookmark text:name="MJXc-Node-2810"/><text:bookmark text:name="MJXc-Node-2811"/><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8"/><text:bookmark text:name="MJXc-Node-2819"/><text:span text:style-name="T13">φ</text:span><text:bookmark text:name="MJXc-Node-2820"/><text:bookmark text:name="MJXc-Node-2821"/><text:bookmark text:name="MJXc-Node-2822"/><text:bookmark text:name="MJXc-Node-2823"/><text:bookmark text:name="MJXc-Node-2824"/><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athJax-Element-156-Frame"/><text:bookmark text:name="MJXc-Node-2831"/><text:bookmark text:name="MJXc-Node-2832"/><text:bookmark text:name="MJXc-Node-2833"/><text:bookmark text:name="MJXc-Node-2834"/><text:span text:style-name="T13">φ</text:span><text:bookmark text:name="MJXc-Node-2835"/><text:bookmark text:name="MJXc-Node-2836"/><text:bookmark text:name="MJXc-Node-2837"/><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2"/><text:bookmark text:name="MJXc-Node-2843"/><text:span text:style-name="T13">φ</text:span><text:bookmark text:name="MJXc-Node-2844"/><text:bookmark text:name="MJXc-Node-2845"/><text:bookmark text:name="MJXc-Node-2846"/><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1"/><text:bookmark text:name="MJXc-Node-2852"/><text:span text:style-name="T13">φ</text:span><text:bookmark text:name="MJXc-Node-2853"/><text:bookmark text:name="MJXc-Node-2854"/><text:bookmark text:name="MJXc-Node-2855"/><text:bookmark text:name="MJXc-Node-2856"/><text:bookmark text:name="MJXc-Node-2857"/><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8"/><text:bookmark text:name="MJXc-Node-2869"/><text:span text:style-name="T13">φ</text:span><text:bookmark text:name="MJXc-Node-2870"/><text:bookmark text:name="MJXc-Node-2871"/><text:bookmark text:name="MJXc-Node-2872"/><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7"/><text:bookmark text:name="MJXc-Node-2878"/><text:span text:style-name="T13">φ</text:span><text:bookmark text:name="MJXc-Node-2879"/><text:bookmark text:name="MJXc-Node-2880"/><text:bookmark text:name="MJXc-Node-2881"/><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6"/><text:bookmark text:name="MJXc-Node-2887"/><text:span text:style-name="T13">φ</text:span><text:bookmark text:name="MJXc-Node-2888"/><text:bookmark text:name="MJXc-Node-2889"/><text:bookmark text:name="MJXc-Node-2890"/><text:bookmark text:name="MJXc-Node-2891"/><text:bookmark text:name="MJXc-Node-2892"/><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09"/><text:bookmark text:name="MJXc-Node-2910"/><text:span text:style-name="T13">φ</text:span><text:bookmark text:name="MJXc-Node-2911"/><text:bookmark text:name="MJXc-Node-2912"/><text:bookmark text:name="MJXc-Node-2913"/><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8"/><text:bookmark text:name="MJXc-Node-2919"/><text:span text:style-name="T13">φ</text:span><text:bookmark text:name="MJXc-Node-2920"/><text:bookmark text:name="MJXc-Node-2921"/><text:bookmark text:name="MJXc-Node-2922"/><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7"/><text:bookmark text:name="MJXc-Node-2928"/><text:span text:style-name="T13">φ</text:span><text:bookmark text:name="MJXc-Node-2929"/><text:bookmark text:name="MJXc-Node-2930"/><text:bookmark text:name="MJXc-Node-2931"/><text:bookmark text:name="MJXc-Node-2932"/><text:bookmark text:name="MJXc-Node-2933"/><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4"/><text:bookmark text:name="MJXc-Node-2945"/><text:span text:style-name="T13">φ</text:span><text:bookmark text:name="MJXc-Node-2946"/><text:bookmark text:name="MJXc-Node-2947"/><text:bookmark text:name="MJXc-Node-2948"/><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5"/><text:bookmark text:name="MJXc-Node-2956"/><text:span text:style-name="T13">φ</text:span><text:bookmark text:name="MJXc-Node-2957"/><text:bookmark text:name="MJXc-Node-2958"/><text:bookmark text:name="MJXc-Node-2959"/><text:bookmark text:name="MJXc-Node-2960"/><text:bookmark text:name="MJXc-Node-2961"/><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athJax-Element-157-Frame"/><text:bookmark text:name="MJXc-Node-2974"/><text:bookmark text:name="MJXc-Node-2975"/><text:bookmark text:name="MJXc-Node-2976"/><text:span text:style-name="T13">s</text:span><text:bookmark text:name="MJXc-Node-2977"/><text:span text:style-name="T13">u</text:span><text:bookmark text:name="MJXc-Node-2978"/><text:span text:style-name="T13">p</text:span><text:bookmark text:name="MJXc-Node-2979"/><text:span text:style-name="T17">{</text:span><text:bookmark text:name="MJXc-Node-2980"/><text:bookmark text:name="MJXc-Node-2981"/><text:span text:style-name="T13">φ</text:span><text:bookmark text:name="MJXc-Node-2982"/><text:bookmark text:name="MJXc-Node-2983"/><text:bookmark text:name="MJXc-Node-2984"/><text:bookmark text:name="MJXc-Node-2985"/><text:bookmark text:name="MJXc-Node-2986"/><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1"/><text:bookmark text:name="MJXc-Node-2992"/><text:span text:style-name="T13">φ</text:span><text:bookmark text:name="MJXc-Node-2993"/><text:bookmark text:name="MJXc-Node-2994"/><text:bookmark text:name="MJXc-Node-2995"/><text:bookmark text:name="MJXc-Node-2996"/><text:bookmark text:name="MJXc-Node-2997"/><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4"/><text:bookmark text:name="MJXc-Node-3005"/><text:bookmark text:name="MJXc-Node-3006"/><text:bookmark text:name="MJXc-Node-3007"/><text:span text:style-name="T17">|</text:span><text:bookmark text:name="MJXc-Node-3008"/><text:bookmark text:name="MJXc-Node-3009"/><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4"/><text:bookmark text:name="MJXc-Node-3015"/><text:span text:style-name="T13">φ</text:span><text:bookmark text:name="MJXc-Node-3016"/><text:bookmark text:name="MJXc-Node-3017"/><text:bookmark text:name="MJXc-Node-3018"/><text:bookmark text:name="MJXc-Node-3019"/><text:bookmark text:name="MJXc-Node-3020"/><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5"/><text:bookmark text:name="MJXc-Node-3026"/><text:span text:style-name="T13">φ</text:span><text:bookmark text:name="MJXc-Node-3027"/><text:bookmark text:name="MJXc-Node-3028"/><text:bookmark text:name="MJXc-Node-3029"/><text:bookmark text:name="MJXc-Node-3030"/><text:bookmark text:name="MJXc-Node-3031"/><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1"/><text:bookmark text:name="MJXc-Node-3042"/><text:span text:style-name="T13">φ</text:span><text:bookmark text:name="MJXc-Node-3043"/><text:bookmark text:name="MJXc-Node-3044"/><text:bookmark text:name="MJXc-Node-3045"/><text:bookmark text:name="MJXc-Node-3046"/><text:bookmark text:name="MJXc-Node-3047"/><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2"/><text:bookmark text:name="MJXc-Node-3053"/><text:span text:style-name="T13">φ</text:span><text:bookmark text:name="MJXc-Node-3054"/><text:bookmark text:name="MJXc-Node-3055"/><text:bookmark text:name="MJXc-Node-3056"/><text:bookmark text:name="MJXc-Node-3057"/><text:bookmark text:name="MJXc-Node-3058"/><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4"/><text:bookmark text:name="MJXc-Node-3075"/><text:span text:style-name="T13">φ</text:span><text:bookmark text:name="MJXc-Node-3076"/><text:bookmark text:name="MJXc-Node-3077"/><text:bookmark text:name="MJXc-Node-3078"/><text:bookmark text:name="MJXc-Node-3079"/><text:bookmark text:name="MJXc-Node-3080"/><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5"/><text:bookmark text:name="MJXc-Node-3086"/><text:span text:style-name="T13">φ</text:span><text:bookmark text:name="MJXc-Node-3087"/><text:bookmark text:name="MJXc-Node-3088"/><text:bookmark text:name="MJXc-Node-3089"/><text:bookmark text:name="MJXc-Node-3090"/><text:bookmark text:name="MJXc-Node-3091"/><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1"/><text:bookmark text:name="MJXc-Node-3102"/><text:span text:style-name="T13">φ</text:span><text:bookmark text:name="MJXc-Node-3103"/><text:bookmark text:name="MJXc-Node-3104"/><text:bookmark text:name="MJXc-Node-3105"/><text:bookmark text:name="MJXc-Node-3106"/><text:bookmark text:name="MJXc-Node-3107"/><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4"/><text:bookmark text:name="MJXc-Node-3115"/><text:span text:style-name="T13">φ</text:span><text:bookmark text:name="MJXc-Node-3116"/><text:bookmark text:name="MJXc-Node-3117"/><text:bookmark text:name="MJXc-Node-3118"/><text:bookmark text:name="MJXc-Node-3119"/><text:bookmark text:name="MJXc-Node-3120"/><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8"/><text:bookmark text:name="MJXc-Node-3129"/><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3">φ</text:span><text:bookmark text:name="MJXc-Node-3137"/><text:bookmark text:name="MJXc-Node-3138"/><text:bookmark text:name="MJXc-Node-3139"/><text:bookmark text:name="MJXc-Node-3140"/><text:bookmark text:name="MJXc-Node-3141"/><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8"/><text:bookmark text:name="MJXc-Node-3149"/><text:span text:style-name="T13">φ</text:span><text:bookmark text:name="MJXc-Node-3150"/><text:bookmark text:name="MJXc-Node-3151"/><text:bookmark text:name="MJXc-Node-3152"/><text:bookmark text:name="MJXc-Node-3153"/><text:bookmark text:name="MJXc-Node-3154"/><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87"/>
      <text:p text:style-name="P85"><text:span text:style-name="T10">We can observe that:</text:span><text:line-break/><text:bookmark text:name="MathJax-Element-212-Frame"/><text:bookmark text:name="MJXc-Node-4245"/><text:bookmark text:name="MJXc-Node-4246"/><text:bookmark text:name="MJXc-Node-4247"/><text:span text:style-name="T13">s</text:span><text:bookmark text:name="MJXc-Node-4248"/><text:span text:style-name="T13">u</text:span><text:bookmark text:name="MJXc-Node-4249"/><text:span text:style-name="T13">p</text:span><text:bookmark text:name="MJXc-Node-4250"/><text:span text:style-name="T17">{</text:span><text:bookmark text:name="MJXc-Node-4251"/><text:bookmark text:name="MJXc-Node-4252"/><text:span text:style-name="T13">φ</text:span><text:bookmark text:name="MJXc-Node-4253"/><text:bookmark text:name="MJXc-Node-4254"/><text:bookmark text:name="MJXc-Node-4255"/><text:bookmark text:name="MJXc-Node-4256"/><text:bookmark text:name="MJXc-Node-4257"/><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2"/><text:bookmark text:name="MJXc-Node-4263"/><text:span text:style-name="T13">φ</text:span><text:bookmark text:name="MJXc-Node-4264"/><text:bookmark text:name="MJXc-Node-4265"/><text:bookmark text:name="MJXc-Node-4266"/><text:bookmark text:name="MJXc-Node-4267"/><text:bookmark text:name="MJXc-Node-4268"/><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5"/><text:bookmark text:name="MJXc-Node-4276"/><text:bookmark text:name="MJXc-Node-4277"/><text:bookmark text:name="MJXc-Node-4278"/><text:span text:style-name="T17">|</text:span><text:bookmark text:name="MJXc-Node-4279"/><text:bookmark text:name="MJXc-Node-4280"/><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89"/><text:bookmark text:name="MJXc-Node-4290"/><text:span text:style-name="T13">φ</text:span><text:bookmark text:name="MJXc-Node-4291"/><text:bookmark text:name="MJXc-Node-4292"/><text:bookmark text:name="MJXc-Node-4293"/><text:bookmark text:name="MJXc-Node-4294"/><text:bookmark text:name="MJXc-Node-4295"/><text:span text:style-name="T14">α</text:span><text:bookmark text:name="MJXc-Node-4296"/><text:span text:style-name="T17">(</text:span><text:bookmark text:name="MJXc-Node-4297"/><text:bookmark text:name="MJXc-Node-4298"/><text:span text:style-name="T13">φ</text:span><text:bookmark text:name="MJXc-Node-4299"/><text:bookmark text:name="MJXc-Node-4300"/><text:bookmark text:name="MJXc-Node-4301"/><text:bookmark text:name="MJXc-Node-4302"/><text:bookmark text:name="MJXc-Node-4303"/><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0"/><text:bookmark text:name="MJXc-Node-4311"/><text:bookmark text:name="MJXc-Node-4312"/><text:bookmark text:name="MJXc-Node-4313"/><text:span text:style-name="T17">|</text:span><text:bookmark text:name="MJXc-Node-4314"/><text:bookmark text:name="MJXc-Node-4315"/><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athJax-Element-213-Frame"/><text:bookmark text:name="MJXc-Node-4319"/><text:bookmark text:name="MJXc-Node-4320"/><text:bookmark text:name="MJXc-Node-4321"/><text:span text:style-name="T13">λ</text:span><text:bookmark text:name="MJXc-Node-4322"/><text:span text:style-name="T17">&lt;</text:span><text:bookmark text:name="MJXc-Node-4323"/><text:span text:style-name="T13">β</text:span><text:span text:style-name="T10">. We want to prove that </text:span><text:bookmark text:name="MathJax-Element-214-Frame"/><text:bookmark text:name="MJXc-Node-4324"/><text:bookmark text:name="MJXc-Node-4325"/><text:bookmark text:name="MJXc-Node-4326"/><text:span text:style-name="T13">s</text:span><text:bookmark text:name="MJXc-Node-4327"/><text:span text:style-name="T13">u</text:span><text:bookmark text:name="MJXc-Node-4328"/><text:span text:style-name="T13">p</text:span><text:bookmark text:name="MJXc-Node-4329"/><text:span text:style-name="T17">{</text:span><text:bookmark text:name="MJXc-Node-4330"/><text:bookmark text:name="MJXc-Node-4331"/><text:span text:style-name="T13">φ</text:span><text:bookmark text:name="MJXc-Node-4332"/><text:bookmark text:name="MJXc-Node-4333"/><text:bookmark text:name="MJXc-Node-4334"/><text:bookmark text:name="MJXc-Node-4335"/><text:bookmark text:name="MJXc-Node-4336"/><text:span text:style-name="T14">α</text:span><text:bookmark text:name="MJXc-Node-4337"/><text:span text:style-name="T17">(</text:span><text:bookmark text:name="MJXc-Node-4338"/><text:bookmark text:name="MJXc-Node-4339"/><text:span text:style-name="T13">φ</text:span><text:bookmark text:name="MJXc-Node-4340"/><text:bookmark text:name="MJXc-Node-4341"/><text:bookmark text:name="MJXc-Node-4342"/><text:bookmark text:name="MJXc-Node-4343"/><text:bookmark text:name="MJXc-Node-4344"/><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1"/><text:bookmark text:name="MJXc-Node-4352"/><text:bookmark text:name="MJXc-Node-4353"/><text:bookmark text:name="MJXc-Node-4354"/><text:span text:style-name="T17">|</text:span><text:bookmark text:name="MJXc-Node-4355"/><text:bookmark text:name="MJXc-Node-4356"/><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athJax-Element-215-Frame"/><text:bookmark text:name="MJXc-Node-4360"/><text:bookmark text:name="MJXc-Node-4361"/><text:bookmark text:name="MJXc-Node-4362"/><text:bookmark text:name="MJXc-Node-4363"/><text:span text:style-name="T13">φ</text:span><text:bookmark text:name="MJXc-Node-4364"/><text:bookmark text:name="MJXc-Node-4365"/><text:bookmark text:name="MJXc-Node-4366"/><text:bookmark text:name="MJXc-Node-4367"/><text:bookmark text:name="MJXc-Node-4368"/><text:span text:style-name="T14">λ</text:span><text:span text:style-name="T10">. Alternatively:</text:span><text:line-break/><text:bookmark text:name="MathJax-Element-216-Frame"/><text:bookmark text:name="MJXc-Node-4369"/><text:bookmark text:name="MJXc-Node-4370"/><text:bookmark text:name="MJXc-Node-4371"/><text:span text:style-name="T13">s</text:span><text:bookmark text:name="MJXc-Node-4372"/><text:span text:style-name="T13">u</text:span><text:bookmark text:name="MJXc-Node-4373"/><text:span text:style-name="T13">p</text:span><text:bookmark text:name="MJXc-Node-4374"/><text:span text:style-name="T17">{</text:span><text:bookmark text:name="MJXc-Node-4375"/><text:bookmark text:name="MJXc-Node-4376"/><text:span text:style-name="T13">φ</text:span><text:bookmark text:name="MJXc-Node-4377"/><text:bookmark text:name="MJXc-Node-4378"/><text:bookmark text:name="MJXc-Node-4379"/><text:bookmark text:name="MJXc-Node-4380"/><text:bookmark text:name="MJXc-Node-4381"/><text:span text:style-name="T14">α</text:span><text:bookmark text:name="MJXc-Node-4382"/><text:span text:style-name="T17">(</text:span><text:bookmark text:name="MJXc-Node-4383"/><text:bookmark text:name="MJXc-Node-4384"/><text:span text:style-name="T13">φ</text:span><text:bookmark text:name="MJXc-Node-4385"/><text:bookmark text:name="MJXc-Node-4386"/><text:bookmark text:name="MJXc-Node-4387"/><text:bookmark text:name="MJXc-Node-4388"/><text:bookmark text:name="MJXc-Node-4389"/><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6"/><text:bookmark text:name="MJXc-Node-4397"/><text:bookmark text:name="MJXc-Node-4398"/><text:bookmark text:name="MJXc-Node-4399"/><text:span text:style-name="T17">|</text:span><text:bookmark text:name="MJXc-Node-4400"/><text:bookmark text:name="MJXc-Node-4401"/><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2"/><text:bookmark text:name="MJXc-Node-4413"/><text:span text:style-name="T13">φ</text:span><text:bookmark text:name="MJXc-Node-4414"/><text:bookmark text:name="MJXc-Node-4415"/><text:bookmark text:name="MJXc-Node-4416"/><text:bookmark text:name="MJXc-Node-4417"/><text:bookmark text:name="MJXc-Node-4418"/><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athJax-Element-217-Frame"/><text:bookmark text:name="MJXc-Node-4422"/><text:bookmark text:name="MJXc-Node-4423"/><text:bookmark text:name="MJXc-Node-4424"/><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0"/><text:bookmark text:name="MJXc-Node-4431"/><text:span text:style-name="T13">φ</text:span><text:bookmark text:name="MJXc-Node-4432"/><text:bookmark text:name="MJXc-Node-4433"/><text:bookmark text:name="MJXc-Node-4434"/><text:bookmark text:name="MJXc-Node-4435"/><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5"/><text:bookmark text:name="MJXc-Node-4446"/><text:span text:style-name="T13">φ</text:span><text:bookmark text:name="MJXc-Node-4447"/><text:bookmark text:name="MJXc-Node-4448"/><text:bookmark text:name="MJXc-Node-4449"/><text:bookmark text:name="MJXc-Node-4450"/><text:span text:style-name="T14">α</text:span><text:bookmark text:name="MJXc-Node-4451"/><text:span text:style-name="T19">2</text:span><text:bookmark text:name="MJXc-Node-4452"/><text:span text:style-name="T17">)</text:span><text:span text:style-name="T22"> </text:span><text:span text:style-name="T10">whenever </text:span><text:bookmark text:name="MathJax-Element-218-Frame"/><text:bookmark text:name="MJXc-Node-4453"/><text:bookmark text:name="MJXc-Node-4454"/><text:bookmark text:name="MJXc-Node-4455"/><text:bookmark text:name="MJXc-Node-4456"/><text:span text:style-name="T13">α</text:span><text:bookmark text:name="MJXc-Node-4457"/><text:span text:style-name="T18">1</text:span><text:bookmark text:name="MJXc-Node-4458"/><text:span text:style-name="T17">&lt;</text:span><text:bookmark text:name="MJXc-Node-4459"/><text:bookmark text:name="MJXc-Node-4460"/><text:span text:style-name="T13">α</text:span><text:bookmark text:name="MJXc-Node-4461"/><text:span text:style-name="T18">2</text:span><text:line-break/><text:line-break/><text:span text:style-name="T10">Now indeed there is some </text:span><text:bookmark text:name="MathJax-Element-219-Frame"/><text:bookmark text:name="MJXc-Node-4462"/><text:bookmark text:name="MJXc-Node-4463"/><text:bookmark text:name="MJXc-Node-4464"/><text:span text:style-name="T13">N</text:span><text:bookmark text:name="MJXc-Node-4465"/><text:span text:style-name="T12">∈</text:span><text:bookmark text:name="MJXc-Node-4466"/><text:span text:style-name="T13">ω</text:span><text:span text:style-name="T22"> </text:span><text:span text:style-name="T10">such that:</text:span><text:line-break/><text:bookmark text:name="MathJax-Element-220-Frame"/><text:bookmark text:name="MJXc-Node-4467"/><text:bookmark text:name="MJXc-Node-4468"/><text:bookmark text:name="MJXc-Node-4469"/><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athJax-Element-221-Frame"/><text:bookmark text:name="MJXc-Node-4477"/><text:bookmark text:name="MJXc-Node-4478"/><text:bookmark text:name="MJXc-Node-4479"/><text:span text:style-name="T13">n</text:span><text:bookmark text:name="MJXc-Node-4480"/><text:span text:style-name="T12">≥</text:span><text:bookmark text:name="MJXc-Node-4481"/><text:span text:style-name="T13">N</text:span><text:span text:style-name="T22"> </text:span><text:span text:style-name="T10">(where </text:span><text:bookmark text:name="MathJax-Element-222-Frame"/><text:bookmark text:name="MJXc-Node-4482"/><text:bookmark text:name="MJXc-Node-4483"/><text:bookmark text:name="MJXc-Node-4484"/><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athJax-Element-223-Frame"/><text:bookmark text:name="MJXc-Node-4487"/><text:bookmark text:name="MJXc-Node-4488"/><text:bookmark text:name="MJXc-Node-4489"/><text:span text:style-name="T13">λ</text:span><text:bookmark text:name="MJXc-Node-4490"/><text:span text:style-name="T17">&lt;</text:span><text:bookmark text:name="MJXc-Node-4491"/><text:span text:style-name="T13">β</text:span><text:span text:style-name="T22"> </text:span><text:span text:style-name="T10">and </text:span><text:bookmark text:name="MathJax-Element-224-Frame"/><text:bookmark text:name="MJXc-Node-4492"/><text:bookmark text:name="MJXc-Node-4493"/><text:bookmark text:name="MJXc-Node-4494"/><text:span text:style-name="T13">β</text:span><text:span text:style-name="T22"> </text:span><text:span text:style-name="T10">is a limit, we must have </text:span><text:bookmark text:name="MathJax-Element-225-Frame"/><text:bookmark text:name="MJXc-Node-4495"/><text:bookmark text:name="MJXc-Node-4496"/><text:bookmark text:name="MJXc-Node-4497"/><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athJax-Element-226-Frame"/><text:bookmark text:name="MJXc-Node-4502"/><text:bookmark text:name="MJXc-Node-4503"/><text:bookmark text:name="MJXc-Node-4504"/><text:span text:style-name="T13">s</text:span><text:bookmark text:name="MJXc-Node-4505"/><text:span text:style-name="T13">u</text:span><text:bookmark text:name="MJXc-Node-4506"/><text:span text:style-name="T13">p</text:span><text:bookmark text:name="MJXc-Node-4507"/><text:span text:style-name="T17">{</text:span><text:bookmark text:name="MJXc-Node-4508"/><text:bookmark text:name="MJXc-Node-4509"/><text:span text:style-name="T13">φ</text:span><text:bookmark text:name="MJXc-Node-4510"/><text:bookmark text:name="MJXc-Node-4511"/><text:bookmark text:name="MJXc-Node-4512"/><text:bookmark text:name="MJXc-Node-4513"/><text:bookmark text:name="MJXc-Node-4514"/><text:span text:style-name="T14">α</text:span><text:bookmark text:name="MJXc-Node-4515"/><text:span text:style-name="T17">(</text:span><text:bookmark text:name="MJXc-Node-4516"/><text:bookmark text:name="MJXc-Node-4517"/><text:span text:style-name="T13">φ</text:span><text:bookmark text:name="MJXc-Node-4518"/><text:bookmark text:name="MJXc-Node-4519"/><text:bookmark text:name="MJXc-Node-4520"/><text:bookmark text:name="MJXc-Node-4521"/><text:bookmark text:name="MJXc-Node-4522"/><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29"/><text:bookmark text:name="MJXc-Node-4530"/><text:bookmark text:name="MJXc-Node-4531"/><text:bookmark text:name="MJXc-Node-4532"/><text:span text:style-name="T17">|</text:span><text:bookmark text:name="MJXc-Node-4533"/><text:bookmark text:name="MJXc-Node-4534"/><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3"/><text:bookmark text:name="MJXc-Node-4544"/><text:span text:style-name="T13">φ</text:span><text:bookmark text:name="MJXc-Node-4545"/><text:bookmark text:name="MJXc-Node-4546"/><text:bookmark text:name="MJXc-Node-4547"/><text:bookmark text:name="MJXc-Node-4548"/><text:bookmark text:name="MJXc-Node-4549"/><text:span text:style-name="T14">α</text:span><text:bookmark text:name="MJXc-Node-4550"/><text:span text:style-name="T17">(</text:span><text:bookmark text:name="MJXc-Node-4551"/><text:bookmark text:name="MJXc-Node-4552"/><text:span text:style-name="T13">φ</text:span><text:bookmark text:name="MJXc-Node-4553"/><text:bookmark text:name="MJXc-Node-4554"/><text:bookmark text:name="MJXc-Node-4555"/><text:bookmark text:name="MJXc-Node-4556"/><text:bookmark text:name="MJXc-Node-4557"/><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4"/><text:bookmark text:name="MJXc-Node-4565"/><text:bookmark text:name="MJXc-Node-4566"/><text:bookmark text:name="MJXc-Node-4567"/><text:span text:style-name="T17">|</text:span><text:bookmark text:name="MJXc-Node-4568"/><text:bookmark text:name="MJXc-Node-4569"/><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3"/><text:bookmark text:name="MJXc-Node-4584"/><text:span text:style-name="T13">φ</text:span><text:bookmark text:name="MJXc-Node-4585"/><text:bookmark text:name="MJXc-Node-4586"/><text:bookmark text:name="MJXc-Node-4587"/><text:bookmark text:name="MJXc-Node-4588"/><text:bookmark text:name="MJXc-Node-4589"/><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4"/><text:bookmark text:name="MJXc-Node-4595"/><text:span text:style-name="T13">φ</text:span><text:bookmark text:name="MJXc-Node-4596"/><text:bookmark text:name="MJXc-Node-4597"/><text:bookmark text:name="MJXc-Node-4598"/><text:bookmark text:name="MJXc-Node-4599"/><text:bookmark text:name="MJXc-Node-4600"/><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07"/><text:bookmark text:name="MJXc-Node-4608"/><text:bookmark text:name="MJXc-Node-4609"/><text:bookmark text:name="MJXc-Node-4610"/><text:span text:style-name="T17">|</text:span><text:bookmark text:name="MJXc-Node-4611"/><text:bookmark text:name="MJXc-Node-4612"/><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athJax-Element-227-Frame"/><text:bookmark text:name="MJXc-Node-4618"/><text:bookmark text:name="MJXc-Node-4619"/><text:bookmark text:name="MJXc-Node-4620"/><text:bookmark text:name="MJXc-Node-4621"/><text:span text:style-name="T13">φ</text:span><text:bookmark text:name="MJXc-Node-4622"/><text:bookmark text:name="MJXc-Node-4623"/><text:bookmark text:name="MJXc-Node-4624"/><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29"/><text:bookmark text:name="MJXc-Node-4630"/><text:span text:style-name="T13">φ</text:span><text:bookmark text:name="MJXc-Node-4631"/><text:bookmark text:name="MJXc-Node-4632"/><text:bookmark text:name="MJXc-Node-4633"/><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1"/><text:bookmark text:name="MJXc-Node-4642"/><text:span text:style-name="T13">φ</text:span><text:bookmark text:name="MJXc-Node-4643"/><text:bookmark text:name="MJXc-Node-4644"/><text:bookmark text:name="MJXc-Node-4645"/><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2"/><text:bookmark text:name="MJXc-Node-4653"/><text:span text:style-name="T13">φ</text:span><text:bookmark text:name="MJXc-Node-4654"/><text:bookmark text:name="MJXc-Node-4655"/><text:bookmark text:name="MJXc-Node-4656"/><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4"/><text:bookmark text:name="MJXc-Node-4665"/><text:span text:style-name="T13">φ</text:span><text:bookmark text:name="MJXc-Node-4666"/><text:bookmark text:name="MJXc-Node-4667"/><text:bookmark text:name="MJXc-Node-4668"/><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5"/><text:bookmark text:name="MJXc-Node-4676"/><text:span text:style-name="T13">φ</text:span><text:bookmark text:name="MJXc-Node-4677"/><text:bookmark text:name="MJXc-Node-4678"/><text:bookmark text:name="MJXc-Node-4679"/><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7"/><text:bookmark text:name="MJXc-Node-4688"/><text:span text:style-name="T13">φ</text:span><text:bookmark text:name="MJXc-Node-4689"/><text:bookmark text:name="MJXc-Node-4690"/><text:bookmark text:name="MJXc-Node-4691"/><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8"/><text:bookmark text:name="MJXc-Node-4699"/><text:span text:style-name="T13">φ</text:span><text:bookmark text:name="MJXc-Node-4700"/><text:bookmark text:name="MJXc-Node-4701"/><text:bookmark text:name="MJXc-Node-4702"/><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athJax-Element-228-Frame"/><text:bookmark text:name="MJXc-Node-4716"/><text:bookmark text:name="MJXc-Node-4717"/><text:bookmark text:name="MJXc-Node-4718"/><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4"/><text:bookmark text:name="MJXc-Node-4725"/><text:span text:style-name="T13">φ</text:span><text:bookmark text:name="MJXc-Node-4726"/><text:bookmark text:name="MJXc-Node-4727"/><text:bookmark text:name="MJXc-Node-4728"/><text:bookmark text:name="MJXc-Node-4729"/><text:bookmark text:name="MJXc-Node-4730"/><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athJax-Element-229-Frame"/><text:bookmark text:name="MJXc-Node-4734"/><text:bookmark text:name="MJXc-Node-4735"/><text:bookmark text:name="MJXc-Node-4736"/><text:bookmark text:name="MJXc-Node-4737"/><text:span text:style-name="T13">φ</text:span><text:bookmark text:name="MJXc-Node-4738"/><text:bookmark text:name="MJXc-Node-4739"/><text:bookmark text:name="MJXc-Node-4740"/><text:bookmark text:name="MJXc-Node-4741"/><text:bookmark text:name="MJXc-Node-4742"/><text:span text:style-name="T14">λ</text:span><text:bookmark text:name="MJXc-Node-4743"/><text:span text:style-name="T18">+</text:span><text:bookmark text:name="MJXc-Node-4744"/><text:span text:style-name="T18">1</text:span><text:bookmark text:name="MJXc-Node-4745"/><text:span text:style-name="T17">(</text:span><text:bookmark text:name="MJXc-Node-4746"/><text:bookmark text:name="MJXc-Node-4747"/><text:span text:style-name="T13">a</text:span><text:bookmark text:name="MJXc-Node-4748"/><text:span text:style-name="T18">0</text:span><text:bookmark text:name="MJXc-Node-4749"/><text:span text:style-name="T17">)</text:span><text:bookmark text:name="MJXc-Node-4750"/><text:span text:style-name="T17">=</text:span><text:bookmark text:name="MJXc-Node-4751"/><text:bookmark text:name="MJXc-Node-4752"/><text:span text:style-name="T13">φ</text:span><text:bookmark text:name="MJXc-Node-4753"/><text:bookmark text:name="MJXc-Node-4754"/><text:bookmark text:name="MJXc-Node-4755"/><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0"/><text:bookmark text:name="MJXc-Node-4761"/><text:span text:style-name="T13">φ</text:span><text:bookmark text:name="MJXc-Node-4762"/><text:bookmark text:name="MJXc-Node-4763"/><text:bookmark text:name="MJXc-Node-4764"/><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athJax-Element-230-Frame"/><text:bookmark text:name="MJXc-Node-4771"/><text:bookmark text:name="MJXc-Node-4772"/><text:bookmark text:name="MJXc-Node-4773"/><text:bookmark text:name="MJXc-Node-4774"/><text:span text:style-name="T13">φ</text:span><text:bookmark text:name="MJXc-Node-4775"/><text:bookmark text:name="MJXc-Node-4776"/><text:bookmark text:name="MJXc-Node-4777"/><text:bookmark text:name="MJXc-Node-4778"/><text:bookmark text:name="MJXc-Node-4779"/><text:span text:style-name="T14">λ</text:span><text:bookmark text:name="MJXc-Node-4780"/><text:span text:style-name="T18">+</text:span><text:bookmark text:name="MJXc-Node-4781"/><text:span text:style-name="T18">1</text:span><text:bookmark text:name="MJXc-Node-4782"/><text:span text:style-name="T17">(</text:span><text:bookmark text:name="MJXc-Node-4783"/><text:bookmark text:name="MJXc-Node-4784"/><text:span text:style-name="T13">a</text:span><text:bookmark text:name="MJXc-Node-4785"/><text:span text:style-name="T18">1</text:span><text:bookmark text:name="MJXc-Node-4786"/><text:span text:style-name="T17">)</text:span><text:bookmark text:name="MJXc-Node-4787"/><text:span text:style-name="T17">=</text:span><text:bookmark text:name="MJXc-Node-4788"/><text:bookmark text:name="MJXc-Node-4789"/><text:span text:style-name="T13">φ</text:span><text:bookmark text:name="MJXc-Node-4790"/><text:bookmark text:name="MJXc-Node-4791"/><text:bookmark text:name="MJXc-Node-4792"/><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799"/><text:bookmark text:name="MJXc-Node-4800"/><text:span text:style-name="T13">φ</text:span><text:bookmark text:name="MJXc-Node-4801"/><text:bookmark text:name="MJXc-Node-4802"/><text:bookmark text:name="MJXc-Node-4803"/><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athJax-Element-231-Frame"/><text:bookmark text:name="MJXc-Node-4810"/><text:bookmark text:name="MJXc-Node-4811"/><text:bookmark text:name="MJXc-Node-4812"/><text:bookmark text:name="MJXc-Node-4813"/><text:span text:style-name="T13">φ</text:span><text:bookmark text:name="MJXc-Node-4814"/><text:bookmark text:name="MJXc-Node-4815"/><text:bookmark text:name="MJXc-Node-4816"/><text:bookmark text:name="MJXc-Node-4817"/><text:bookmark text:name="MJXc-Node-4818"/><text:span text:style-name="T14">λ</text:span><text:bookmark text:name="MJXc-Node-4819"/><text:span text:style-name="T18">+</text:span><text:bookmark text:name="MJXc-Node-4820"/><text:span text:style-name="T18">1</text:span><text:bookmark text:name="MJXc-Node-4821"/><text:span text:style-name="T17">(</text:span><text:bookmark text:name="MJXc-Node-4822"/><text:bookmark text:name="MJXc-Node-4823"/><text:span text:style-name="T13">a</text:span><text:bookmark text:name="MJXc-Node-4824"/><text:span text:style-name="T18">2</text:span><text:bookmark text:name="MJXc-Node-4825"/><text:span text:style-name="T17">)</text:span><text:bookmark text:name="MJXc-Node-4826"/><text:span text:style-name="T17">=</text:span><text:bookmark text:name="MJXc-Node-4827"/><text:bookmark text:name="MJXc-Node-4828"/><text:span text:style-name="T13">φ</text:span><text:bookmark text:name="MJXc-Node-4829"/><text:bookmark text:name="MJXc-Node-4830"/><text:bookmark text:name="MJXc-Node-4831"/><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8"/><text:bookmark text:name="MJXc-Node-4839"/><text:span text:style-name="T13">φ</text:span><text:bookmark text:name="MJXc-Node-4840"/><text:bookmark text:name="MJXc-Node-4841"/><text:bookmark text:name="MJXc-Node-4842"/><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athJax-Element-232-Frame"/><text:bookmark text:name="MJXc-Node-4849"/><text:bookmark text:name="MJXc-Node-4850"/><text:bookmark text:name="MJXc-Node-4851"/><text:bookmark text:name="MJXc-Node-4852"/><text:span text:style-name="T13">a</text:span><text:bookmark text:name="MJXc-Node-4853"/><text:span text:style-name="T18">0</text:span><text:bookmark text:name="MJXc-Node-4854"/><text:span text:style-name="T17">,</text:span><text:bookmark text:name="MJXc-Node-4855"/><text:bookmark text:name="MJXc-Node-4856"/><text:span text:style-name="T13">a</text:span><text:bookmark text:name="MJXc-Node-4857"/><text:span text:style-name="T18">1</text:span><text:bookmark text:name="MJXc-Node-4858"/><text:span text:style-name="T17">,</text:span><text:bookmark text:name="MJXc-Node-4859"/><text:bookmark text:name="MJXc-Node-4860"/><text:span text:style-name="T13">a</text:span><text:bookmark text:name="MJXc-Node-4861"/><text:span text:style-name="T18">2</text:span><text:bookmark text:name="MJXc-Node-4862"/><text:span text:style-name="T17">,</text:span><text:bookmark text:name="MJXc-Node-4863"/><text:bookmark text:name="MJXc-Node-4864"/><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athJax-Element-233-Frame"/><text:bookmark text:name="MJXc-Node-4870"/><text:bookmark text:name="MJXc-Node-4871"/><text:bookmark text:name="MJXc-Node-4872"/><text:bookmark text:name="MJXc-Node-4873"/><text:span text:style-name="T13">φ</text:span><text:bookmark text:name="MJXc-Node-4874"/><text:bookmark text:name="MJXc-Node-4875"/><text:bookmark text:name="MJXc-Node-4876"/><text:bookmark text:name="MJXc-Node-4877"/><text:bookmark text:name="MJXc-Node-4878"/><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athJax-Element-234-Frame"/><text:bookmark text:name="MJXc-Node-4881"/><text:bookmark text:name="MJXc-Node-4882"/><text:bookmark text:name="MJXc-Node-4883"/><text:bookmark text:name="MJXc-Node-4884"/><text:span text:style-name="T13">φ</text:span><text:bookmark text:name="MJXc-Node-4885"/><text:bookmark text:name="MJXc-Node-4886"/><text:bookmark text:name="MJXc-Node-4887"/><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2"/><text:bookmark text:name="MJXc-Node-4893"/><text:span text:style-name="T13">φ</text:span><text:bookmark text:name="MJXc-Node-4894"/><text:bookmark text:name="MJXc-Node-4895"/><text:bookmark text:name="MJXc-Node-4896"/><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4"/><text:bookmark text:name="MJXc-Node-4905"/><text:span text:style-name="T13">φ</text:span><text:bookmark text:name="MJXc-Node-4906"/><text:bookmark text:name="MJXc-Node-4907"/><text:bookmark text:name="MJXc-Node-4908"/><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5"/><text:bookmark text:name="MJXc-Node-4916"/><text:span text:style-name="T13">φ</text:span><text:bookmark text:name="MJXc-Node-4917"/><text:bookmark text:name="MJXc-Node-4918"/><text:bookmark text:name="MJXc-Node-4919"/><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7"/><text:bookmark text:name="MJXc-Node-4928"/><text:span text:style-name="T13">φ</text:span><text:bookmark text:name="MJXc-Node-4929"/><text:bookmark text:name="MJXc-Node-4930"/><text:bookmark text:name="MJXc-Node-4931"/><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8"/><text:bookmark text:name="MJXc-Node-4939"/><text:span text:style-name="T13">φ</text:span><text:bookmark text:name="MJXc-Node-4940"/><text:bookmark text:name="MJXc-Node-4941"/><text:bookmark text:name="MJXc-Node-4942"/><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0"/><text:bookmark text:name="MJXc-Node-4951"/><text:span text:style-name="T13">φ</text:span><text:bookmark text:name="MJXc-Node-4952"/><text:bookmark text:name="MJXc-Node-4953"/><text:bookmark text:name="MJXc-Node-4954"/><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1"/><text:bookmark text:name="MJXc-Node-4962"/><text:span text:style-name="T13">φ</text:span><text:bookmark text:name="MJXc-Node-4963"/><text:bookmark text:name="MJXc-Node-4964"/><text:bookmark text:name="MJXc-Node-4965"/><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athJax-Element-235-Frame"/><text:bookmark text:name="MJXc-Node-4979"/><text:bookmark text:name="MJXc-Node-4980"/><text:bookmark text:name="MJXc-Node-4981"/><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7"/><text:bookmark text:name="MJXc-Node-4988"/><text:span text:style-name="T13">φ</text:span><text:bookmark text:name="MJXc-Node-4989"/><text:bookmark text:name="MJXc-Node-4990"/><text:bookmark text:name="MJXc-Node-4991"/><text:bookmark text:name="MJXc-Node-4992"/><text:bookmark text:name="MJXc-Node-4993"/><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athJax-Element-236-Frame"/><text:bookmark text:name="MJXc-Node-4997"/><text:bookmark text:name="MJXc-Node-4998"/><text:bookmark text:name="MJXc-Node-4999"/><text:bookmark text:name="MJXc-Node-5000"/><text:span text:style-name="T13">φ</text:span><text:bookmark text:name="MJXc-Node-5001"/><text:bookmark text:name="MJXc-Node-5002"/><text:bookmark text:name="MJXc-Node-5003"/><text:bookmark text:name="MJXc-Node-5004"/><text:bookmark text:name="MJXc-Node-5005"/><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87"/>
      <text:p text:style-name="P85"><text:span text:style-name="T48">(i) </text:span><text:bookmark text:name="MathJax-Element-159-Frame"/><text:bookmark text:name="MJXc-Node-3161"/><text:bookmark text:name="MJXc-Node-3162"/><text:bookmark text:name="MJXc-Node-3163"/><text:bookmark text:name="MJXc-Node-3164"/><text:span text:style-name="T15">φ</text:span><text:bookmark text:name="MJXc-Node-3165"/><text:bookmark text:name="MJXc-Node-3166"/><text:bookmark text:name="MJXc-Node-3167"/><text:bookmark text:name="MJXc-Node-3168"/><text:bookmark text:name="MJXc-Node-3169"/><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4"/><text:bookmark text:name="MJXc-Node-3175"/><text:span text:style-name="T15">φ</text:span><text:bookmark text:name="MJXc-Node-3176"/><text:bookmark text:name="MJXc-Node-3177"/><text:bookmark text:name="MJXc-Node-3178"/><text:bookmark text:name="MJXc-Node-3179"/><text:bookmark text:name="MJXc-Node-3180"/><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49"> </text:span><text:span text:style-name="T48">is a strictly increasing sequence of values (for increasing n).</text:span></text:p>
      <text:p text:style-name="P87"/>
      <text:p text:style-name="P85"><text:span text:style-name="T10">This follows from the statement described next. When </text:span><text:bookmark text:name="MathJax-Element-160-Frame"/><text:bookmark text:name="MJXc-Node-3187"/><text:bookmark text:name="MJXc-Node-3188"/><text:bookmark text:name="MJXc-Node-3189"/><text:span text:style-name="T13">β</text:span><text:span text:style-name="T22"> </text:span><text:span text:style-name="T10">is a limit:</text:span><text:line-break/><text:span text:style-name="T11">(A)--</text:span><text:span text:style-name="T22"> </text:span><text:bookmark text:name="MathJax-Element-161-Frame"/><text:bookmark text:name="MJXc-Node-3190"/><text:bookmark text:name="MJXc-Node-3191"/><text:bookmark text:name="MJXc-Node-3192"/><text:bookmark text:name="MJXc-Node-3193"/><text:span text:style-name="T13">φ</text:span><text:bookmark text:name="MJXc-Node-3194"/><text:bookmark text:name="MJXc-Node-3195"/><text:bookmark text:name="MJXc-Node-3196"/><text:bookmark text:name="MJXc-Node-3197"/><text:bookmark text:name="MJXc-Node-3198"/><text:bookmark text:name="MJXc-Node-3199"/><text:span text:style-name="T14">α</text:span><text:bookmark text:name="MJXc-Node-3200"/><text:span text:style-name="T19">1</text:span><text:bookmark text:name="MJXc-Node-3201"/><text:span text:style-name="T17">(</text:span><text:bookmark text:name="MJXc-Node-3202"/><text:bookmark text:name="MJXc-Node-3203"/><text:span text:style-name="T13">φ</text:span><text:bookmark text:name="MJXc-Node-3204"/><text:bookmark text:name="MJXc-Node-3205"/><text:bookmark text:name="MJXc-Node-3206"/><text:bookmark text:name="MJXc-Node-3207"/><text:bookmark text:name="MJXc-Node-3208"/><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6"/><text:bookmark text:name="MJXc-Node-3217"/><text:span text:style-name="T13">φ</text:span><text:bookmark text:name="MJXc-Node-3218"/><text:bookmark text:name="MJXc-Node-3219"/><text:bookmark text:name="MJXc-Node-3220"/><text:bookmark text:name="MJXc-Node-3221"/><text:bookmark text:name="MJXc-Node-3222"/><text:bookmark text:name="MJXc-Node-3223"/><text:span text:style-name="T14">α</text:span><text:bookmark text:name="MJXc-Node-3224"/><text:span text:style-name="T19">2</text:span><text:bookmark text:name="MJXc-Node-3225"/><text:span text:style-name="T17">(</text:span><text:bookmark text:name="MJXc-Node-3226"/><text:bookmark text:name="MJXc-Node-3227"/><text:span text:style-name="T13">φ</text:span><text:bookmark text:name="MJXc-Node-3228"/><text:bookmark text:name="MJXc-Node-3229"/><text:bookmark text:name="MJXc-Node-3230"/><text:bookmark text:name="MJXc-Node-3231"/><text:bookmark text:name="MJXc-Node-3232"/><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athJax-Element-162-Frame"/><text:bookmark text:name="MJXc-Node-3239"/><text:bookmark text:name="MJXc-Node-3240"/><text:bookmark text:name="MJXc-Node-3241"/><text:bookmark text:name="MJXc-Node-3242"/><text:span text:style-name="T13">α</text:span><text:bookmark text:name="MJXc-Node-3243"/><text:span text:style-name="T18">1</text:span><text:bookmark text:name="MJXc-Node-3244"/><text:bookmark text:name="MJXc-Node-3245"/><text:span text:style-name="T17">,</text:span><text:bookmark text:name="MJXc-Node-3246"/><text:bookmark text:name="MJXc-Node-3247"/><text:bookmark text:name="MJXc-Node-3248"/><text:span text:style-name="T13">α</text:span><text:bookmark text:name="MJXc-Node-3249"/><text:span text:style-name="T18">2</text:span><text:span text:style-name="T22"> </text:span><text:span text:style-name="T10">where </text:span><text:bookmark text:name="MathJax-Element-163-Frame"/><text:bookmark text:name="MJXc-Node-3250"/><text:bookmark text:name="MJXc-Node-3251"/><text:bookmark text:name="MJXc-Node-3252"/><text:span text:style-name="T13">β</text:span><text:bookmark text:name="MJXc-Node-3253"/><text:span text:style-name="T17">&gt;</text:span><text:bookmark text:name="MJXc-Node-3254"/><text:bookmark text:name="MJXc-Node-3255"/><text:span text:style-name="T13">α</text:span><text:bookmark text:name="MJXc-Node-3256"/><text:span text:style-name="T18">1</text:span><text:bookmark text:name="MJXc-Node-3257"/><text:span text:style-name="T17">&gt;</text:span><text:bookmark text:name="MJXc-Node-3258"/><text:bookmark text:name="MJXc-Node-3259"/><text:span text:style-name="T13">α</text:span><text:bookmark text:name="MJXc-Node-3260"/><text:span text:style-name="T18">2</text:span><text:line-break/><text:line-break/><text:span text:style-name="T10">More specifically if we can prove for all </text:span><text:bookmark text:name="MathJax-Element-164-Frame"/><text:bookmark text:name="MJXc-Node-3261"/><text:bookmark text:name="MJXc-Node-3262"/><text:bookmark text:name="MJXc-Node-3263"/><text:span text:style-name="T13">X</text:span><text:bookmark text:name="MJXc-Node-3264"/><text:span text:style-name="T17">&lt;</text:span><text:bookmark text:name="MJXc-Node-3265"/><text:span text:style-name="T13">β</text:span><text:span text:style-name="T22"> </text:span><text:span text:style-name="T10">that:</text:span><text:line-break/><text:bookmark text:name="MathJax-Element-165-Frame"/><text:bookmark text:name="MJXc-Node-3266"/><text:bookmark text:name="MJXc-Node-3267"/><text:bookmark text:name="MJXc-Node-3268"/><text:bookmark text:name="MJXc-Node-3269"/><text:span text:style-name="T13">φ</text:span><text:bookmark text:name="MJXc-Node-3270"/><text:bookmark text:name="MJXc-Node-3271"/><text:bookmark text:name="MJXc-Node-3272"/><text:bookmark text:name="MJXc-Node-3273"/><text:bookmark text:name="MJXc-Node-3274"/><text:bookmark text:name="MJXc-Node-3275"/><text:span text:style-name="T14">α</text:span><text:bookmark text:name="MJXc-Node-3276"/><text:span text:style-name="T19">1</text:span><text:bookmark text:name="MJXc-Node-3277"/><text:span text:style-name="T17">(</text:span><text:bookmark text:name="MJXc-Node-3278"/><text:bookmark text:name="MJXc-Node-3279"/><text:span text:style-name="T13">φ</text:span><text:bookmark text:name="MJXc-Node-3280"/><text:bookmark text:name="MJXc-Node-3281"/><text:bookmark text:name="MJXc-Node-3282"/><text:bookmark text:name="MJXc-Node-3283"/><text:bookmark text:name="MJXc-Node-3284"/><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2"/><text:bookmark text:name="MJXc-Node-3293"/><text:span text:style-name="T13">φ</text:span><text:bookmark text:name="MJXc-Node-3294"/><text:bookmark text:name="MJXc-Node-3295"/><text:bookmark text:name="MJXc-Node-3296"/><text:bookmark text:name="MJXc-Node-3297"/><text:bookmark text:name="MJXc-Node-3298"/><text:bookmark text:name="MJXc-Node-3299"/><text:span text:style-name="T14">α</text:span><text:bookmark text:name="MJXc-Node-3300"/><text:span text:style-name="T19">2</text:span><text:bookmark text:name="MJXc-Node-3301"/><text:span text:style-name="T17">(</text:span><text:bookmark text:name="MJXc-Node-3302"/><text:bookmark text:name="MJXc-Node-3303"/><text:span text:style-name="T13">φ</text:span><text:bookmark text:name="MJXc-Node-3304"/><text:bookmark text:name="MJXc-Node-3305"/><text:bookmark text:name="MJXc-Node-3306"/><text:bookmark text:name="MJXc-Node-3307"/><text:bookmark text:name="MJXc-Node-3308"/><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athJax-Element-166-Frame"/><text:bookmark text:name="MJXc-Node-3315"/><text:bookmark text:name="MJXc-Node-3316"/><text:bookmark text:name="MJXc-Node-3317"/><text:bookmark text:name="MJXc-Node-3318"/><text:span text:style-name="T13">α</text:span><text:bookmark text:name="MJXc-Node-3319"/><text:span text:style-name="T18">1</text:span><text:bookmark text:name="MJXc-Node-3320"/><text:bookmark text:name="MJXc-Node-3321"/><text:span text:style-name="T17">,</text:span><text:bookmark text:name="MJXc-Node-3322"/><text:bookmark text:name="MJXc-Node-3323"/><text:bookmark text:name="MJXc-Node-3324"/><text:span text:style-name="T13">α</text:span><text:bookmark text:name="MJXc-Node-3325"/><text:span text:style-name="T18">2</text:span><text:span text:style-name="T22"> </text:span><text:span text:style-name="T10">where </text:span><text:bookmark text:name="MathJax-Element-167-Frame"/><text:bookmark text:name="MJXc-Node-3326"/><text:bookmark text:name="MJXc-Node-3327"/><text:bookmark text:name="MJXc-Node-3328"/><text:span text:style-name="T13">X</text:span><text:bookmark text:name="MJXc-Node-3329"/><text:span text:style-name="T12">≥</text:span><text:bookmark text:name="MJXc-Node-3330"/><text:bookmark text:name="MJXc-Node-3331"/><text:span text:style-name="T13">α</text:span><text:bookmark text:name="MJXc-Node-3332"/><text:span text:style-name="T18">1</text:span><text:bookmark text:name="MJXc-Node-3333"/><text:span text:style-name="T17">&gt;</text:span><text:bookmark text:name="MJXc-Node-3334"/><text:bookmark text:name="MJXc-Node-3335"/><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3">φ</text:span><text:bookmark text:name="MJXc-Node-3341"/><text:bookmark text:name="MJXc-Node-3342"/><text:bookmark text:name="MJXc-Node-3343"/><text:span text:style-name="T18">1</text:span><text:bookmark text:name="MJXc-Node-3344"/><text:span text:style-name="T17">(</text:span><text:bookmark text:name="MJXc-Node-3345"/><text:bookmark text:name="MJXc-Node-3346"/><text:span text:style-name="T13">φ</text:span><text:bookmark text:name="MJXc-Node-3347"/><text:bookmark text:name="MJXc-Node-3348"/><text:bookmark text:name="MJXc-Node-3349"/><text:bookmark text:name="MJXc-Node-3350"/><text:bookmark text:name="MJXc-Node-3351"/><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59"/><text:bookmark text:name="MJXc-Node-3360"/><text:span text:style-name="T13">φ</text:span><text:bookmark text:name="MJXc-Node-3361"/><text:bookmark text:name="MJXc-Node-3362"/><text:bookmark text:name="MJXc-Node-3363"/><text:span text:style-name="T18">0</text:span><text:bookmark text:name="MJXc-Node-3364"/><text:span text:style-name="T17">(</text:span><text:bookmark text:name="MJXc-Node-3365"/><text:bookmark text:name="MJXc-Node-3366"/><text:span text:style-name="T13">φ</text:span><text:bookmark text:name="MJXc-Node-3367"/><text:bookmark text:name="MJXc-Node-3368"/><text:bookmark text:name="MJXc-Node-3369"/><text:bookmark text:name="MJXc-Node-3370"/><text:bookmark text:name="MJXc-Node-3371"/><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1"/><text:bookmark text:name="MJXc-Node-3382"/><text:span text:style-name="T13">φ</text:span><text:bookmark text:name="MJXc-Node-3383"/><text:bookmark text:name="MJXc-Node-3384"/><text:bookmark text:name="MJXc-Node-3385"/><text:bookmark text:name="MJXc-Node-3386"/><text:bookmark text:name="MJXc-Node-3387"/><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athJax-Element-169-Frame"/><text:bookmark text:name="MJXc-Node-3393"/><text:bookmark text:name="MJXc-Node-3394"/><text:bookmark text:name="MJXc-Node-3395"/><text:bookmark text:name="MJXc-Node-3396"/><text:span text:style-name="T13">φ</text:span><text:bookmark text:name="MJXc-Node-3397"/><text:bookmark text:name="MJXc-Node-3398"/><text:bookmark text:name="MJXc-Node-3399"/><text:span text:style-name="T18">0</text:span><text:bookmark text:name="MJXc-Node-3400"/><text:span text:style-name="T17">(</text:span><text:bookmark text:name="MJXc-Node-3401"/><text:bookmark text:name="MJXc-Node-3402"/><text:span text:style-name="T13">φ</text:span><text:bookmark text:name="MJXc-Node-3403"/><text:bookmark text:name="MJXc-Node-3404"/><text:bookmark text:name="MJXc-Node-3405"/><text:bookmark text:name="MJXc-Node-3406"/><text:bookmark text:name="MJXc-Node-3407"/><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3"/><text:bookmark text:name="MJXc-Node-3414"/><text:span text:style-name="T13">φ</text:span><text:bookmark text:name="MJXc-Node-3415"/><text:bookmark text:name="MJXc-Node-3416"/><text:bookmark text:name="MJXc-Node-3417"/><text:span text:style-name="T18">1</text:span><text:bookmark text:name="MJXc-Node-3418"/><text:span text:style-name="T17">(</text:span><text:bookmark text:name="MJXc-Node-3419"/><text:bookmark text:name="MJXc-Node-3420"/><text:span text:style-name="T13">φ</text:span><text:bookmark text:name="MJXc-Node-3421"/><text:bookmark text:name="MJXc-Node-3422"/><text:bookmark text:name="MJXc-Node-3423"/><text:bookmark text:name="MJXc-Node-3424"/><text:bookmark text:name="MJXc-Node-3425"/><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1"/><text:bookmark text:name="MJXc-Node-3432"/><text:span text:style-name="T13">φ</text:span><text:bookmark text:name="MJXc-Node-3433"/><text:bookmark text:name="MJXc-Node-3434"/><text:bookmark text:name="MJXc-Node-3435"/><text:bookmark text:name="MJXc-Node-3436"/><text:bookmark text:name="MJXc-Node-3437"/><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athJax-Element-170-Frame"/><text:bookmark text:name="MJXc-Node-3441"/><text:bookmark text:name="MJXc-Node-3442"/><text:bookmark text:name="MJXc-Node-3443"/><text:bookmark text:name="MJXc-Node-3444"/><text:span text:style-name="T13">φ</text:span><text:bookmark text:name="MJXc-Node-3445"/><text:bookmark text:name="MJXc-Node-3446"/><text:bookmark text:name="MJXc-Node-3447"/><text:bookmark text:name="MJXc-Node-3448"/><text:bookmark text:name="MJXc-Node-3449"/><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athJax-Element-171-Frame"/><text:bookmark text:name="MJXc-Node-3455"/><text:bookmark text:name="MJXc-Node-3456"/><text:bookmark text:name="MJXc-Node-3457"/><text:bookmark text:name="MJXc-Node-3458"/><text:span text:style-name="T13">φ</text:span><text:bookmark text:name="MJXc-Node-3459"/><text:bookmark text:name="MJXc-Node-3460"/><text:bookmark text:name="MJXc-Node-3461"/><text:span text:style-name="T18">0</text:span><text:bookmark text:name="MJXc-Node-3462"/><text:span text:style-name="T17">(</text:span><text:bookmark text:name="MJXc-Node-3463"/><text:bookmark text:name="MJXc-Node-3464"/><text:span text:style-name="T13">φ</text:span><text:bookmark text:name="MJXc-Node-3465"/><text:bookmark text:name="MJXc-Node-3466"/><text:bookmark text:name="MJXc-Node-3467"/><text:bookmark text:name="MJXc-Node-3468"/><text:bookmark text:name="MJXc-Node-3469"/><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athJax-Element-172-Frame"/><text:bookmark text:name="MJXc-Node-3476"/><text:bookmark text:name="MJXc-Node-3477"/><text:bookmark text:name="MJXc-Node-3478"/><text:bookmark text:name="MJXc-Node-3479"/><text:span text:style-name="T13">φ</text:span><text:bookmark text:name="MJXc-Node-3480"/><text:bookmark text:name="MJXc-Node-3481"/><text:bookmark text:name="MJXc-Node-3482"/><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athJax-Element-173-Frame"/><text:bookmark text:name="MJXc-Node-3483"/><text:bookmark text:name="MJXc-Node-3484"/><text:bookmark text:name="MJXc-Node-3485"/><text:bookmark text:name="MJXc-Node-3486"/><text:span text:style-name="T13">φ</text:span><text:bookmark text:name="MJXc-Node-3487"/><text:bookmark text:name="MJXc-Node-3488"/><text:bookmark text:name="MJXc-Node-3489"/><text:bookmark text:name="MJXc-Node-3490"/><text:bookmark text:name="MJXc-Node-3491"/><text:bookmark text:name="MJXc-Node-3492"/><text:span text:style-name="T14">α</text:span><text:bookmark text:name="MJXc-Node-3493"/><text:span text:style-name="T19">1</text:span><text:bookmark text:name="MJXc-Node-3494"/><text:span text:style-name="T17">(</text:span><text:bookmark text:name="MJXc-Node-3495"/><text:bookmark text:name="MJXc-Node-3496"/><text:span text:style-name="T13">φ</text:span><text:bookmark text:name="MJXc-Node-3497"/><text:bookmark text:name="MJXc-Node-3498"/><text:bookmark text:name="MJXc-Node-3499"/><text:bookmark text:name="MJXc-Node-3500"/><text:bookmark text:name="MJXc-Node-3501"/><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09"/><text:bookmark text:name="MJXc-Node-3510"/><text:span text:style-name="T13">φ</text:span><text:bookmark text:name="MJXc-Node-3511"/><text:bookmark text:name="MJXc-Node-3512"/><text:bookmark text:name="MJXc-Node-3513"/><text:bookmark text:name="MJXc-Node-3514"/><text:bookmark text:name="MJXc-Node-3515"/><text:bookmark text:name="MJXc-Node-3516"/><text:span text:style-name="T14">α</text:span><text:bookmark text:name="MJXc-Node-3517"/><text:span text:style-name="T19">2</text:span><text:bookmark text:name="MJXc-Node-3518"/><text:span text:style-name="T17">(</text:span><text:bookmark text:name="MJXc-Node-3519"/><text:bookmark text:name="MJXc-Node-3520"/><text:span text:style-name="T13">φ</text:span><text:bookmark text:name="MJXc-Node-3521"/><text:bookmark text:name="MJXc-Node-3522"/><text:bookmark text:name="MJXc-Node-3523"/><text:bookmark text:name="MJXc-Node-3524"/><text:bookmark text:name="MJXc-Node-3525"/><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athJax-Element-174-Frame"/><text:bookmark text:name="MJXc-Node-3532"/><text:bookmark text:name="MJXc-Node-3533"/><text:bookmark text:name="MJXc-Node-3534"/><text:bookmark text:name="MJXc-Node-3535"/><text:span text:style-name="T13">α</text:span><text:bookmark text:name="MJXc-Node-3536"/><text:span text:style-name="T18">1</text:span><text:bookmark text:name="MJXc-Node-3537"/><text:bookmark text:name="MJXc-Node-3538"/><text:span text:style-name="T17">,</text:span><text:bookmark text:name="MJXc-Node-3539"/><text:bookmark text:name="MJXc-Node-3540"/><text:bookmark text:name="MJXc-Node-3541"/><text:span text:style-name="T13">α</text:span><text:bookmark text:name="MJXc-Node-3542"/><text:span text:style-name="T18">2</text:span><text:span text:style-name="T22"> </text:span><text:span text:style-name="T10">where </text:span><text:bookmark text:name="MathJax-Element-175-Frame"/><text:bookmark text:name="MJXc-Node-3543"/><text:bookmark text:name="MJXc-Node-3544"/><text:bookmark text:name="MJXc-Node-3545"/><text:span text:style-name="T13">α</text:span><text:bookmark text:name="MJXc-Node-3546"/><text:span text:style-name="T17">+</text:span><text:bookmark text:name="MJXc-Node-3547"/><text:span text:style-name="T17">1</text:span><text:bookmark text:name="MJXc-Node-3548"/><text:span text:style-name="T12">≥</text:span><text:bookmark text:name="MJXc-Node-3549"/><text:bookmark text:name="MJXc-Node-3550"/><text:span text:style-name="T13">α</text:span><text:bookmark text:name="MJXc-Node-3551"/><text:span text:style-name="T18">1</text:span><text:bookmark text:name="MJXc-Node-3552"/><text:span text:style-name="T17">&gt;</text:span><text:bookmark text:name="MJXc-Node-3553"/><text:bookmark text:name="MJXc-Node-3554"/><text:span text:style-name="T13">α</text:span><text:bookmark text:name="MJXc-Node-3555"/><text:span text:style-name="T18">2</text:span><text:line-break/><text:line-break/><text:span text:style-name="T10">Our inductive assumption is:</text:span><text:line-break/><text:bookmark text:name="MathJax-Element-176-Frame"/><text:bookmark text:name="MJXc-Node-3556"/><text:bookmark text:name="MJXc-Node-3557"/><text:bookmark text:name="MJXc-Node-3558"/><text:bookmark text:name="MJXc-Node-3559"/><text:span text:style-name="T13">φ</text:span><text:bookmark text:name="MJXc-Node-3560"/><text:bookmark text:name="MJXc-Node-3561"/><text:bookmark text:name="MJXc-Node-3562"/><text:bookmark text:name="MJXc-Node-3563"/><text:bookmark text:name="MJXc-Node-3564"/><text:bookmark text:name="MJXc-Node-3565"/><text:span text:style-name="T14">α</text:span><text:bookmark text:name="MJXc-Node-3566"/><text:span text:style-name="T19">1</text:span><text:bookmark text:name="MJXc-Node-3567"/><text:span text:style-name="T17">(</text:span><text:bookmark text:name="MJXc-Node-3568"/><text:bookmark text:name="MJXc-Node-3569"/><text:span text:style-name="T13">φ</text:span><text:bookmark text:name="MJXc-Node-3570"/><text:bookmark text:name="MJXc-Node-3571"/><text:bookmark text:name="MJXc-Node-3572"/><text:bookmark text:name="MJXc-Node-3573"/><text:bookmark text:name="MJXc-Node-3574"/><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2"/><text:bookmark text:name="MJXc-Node-3583"/><text:span text:style-name="T13">φ</text:span><text:bookmark text:name="MJXc-Node-3584"/><text:bookmark text:name="MJXc-Node-3585"/><text:bookmark text:name="MJXc-Node-3586"/><text:bookmark text:name="MJXc-Node-3587"/><text:bookmark text:name="MJXc-Node-3588"/><text:bookmark text:name="MJXc-Node-3589"/><text:span text:style-name="T14">α</text:span><text:bookmark text:name="MJXc-Node-3590"/><text:span text:style-name="T19">2</text:span><text:bookmark text:name="MJXc-Node-3591"/><text:span text:style-name="T17">(</text:span><text:bookmark text:name="MJXc-Node-3592"/><text:bookmark text:name="MJXc-Node-3593"/><text:span text:style-name="T13">φ</text:span><text:bookmark text:name="MJXc-Node-3594"/><text:bookmark text:name="MJXc-Node-3595"/><text:bookmark text:name="MJXc-Node-3596"/><text:bookmark text:name="MJXc-Node-3597"/><text:bookmark text:name="MJXc-Node-3598"/><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athJax-Element-177-Frame"/><text:bookmark text:name="MJXc-Node-3605"/><text:bookmark text:name="MJXc-Node-3606"/><text:bookmark text:name="MJXc-Node-3607"/><text:bookmark text:name="MJXc-Node-3608"/><text:span text:style-name="T13">α</text:span><text:bookmark text:name="MJXc-Node-3609"/><text:span text:style-name="T18">1</text:span><text:bookmark text:name="MJXc-Node-3610"/><text:bookmark text:name="MJXc-Node-3611"/><text:span text:style-name="T17">,</text:span><text:bookmark text:name="MJXc-Node-3612"/><text:bookmark text:name="MJXc-Node-3613"/><text:bookmark text:name="MJXc-Node-3614"/><text:span text:style-name="T13">α</text:span><text:bookmark text:name="MJXc-Node-3615"/><text:span text:style-name="T18">2</text:span><text:span text:style-name="T22"> </text:span><text:span text:style-name="T10">where </text:span><text:bookmark text:name="MathJax-Element-178-Frame"/><text:bookmark text:name="MJXc-Node-3616"/><text:bookmark text:name="MJXc-Node-3617"/><text:bookmark text:name="MJXc-Node-3618"/><text:span text:style-name="T13">α</text:span><text:bookmark text:name="MJXc-Node-3619"/><text:span text:style-name="T12">≥</text:span><text:bookmark text:name="MJXc-Node-3620"/><text:bookmark text:name="MJXc-Node-3621"/><text:span text:style-name="T13">α</text:span><text:bookmark text:name="MJXc-Node-3622"/><text:span text:style-name="T18">1</text:span><text:bookmark text:name="MJXc-Node-3623"/><text:span text:style-name="T17">&gt;</text:span><text:bookmark text:name="MJXc-Node-3624"/><text:bookmark text:name="MJXc-Node-3625"/><text:span text:style-name="T13">α</text:span><text:bookmark text:name="MJXc-Node-3626"/><text:span text:style-name="T18">2</text:span><text:line-break/><text:line-break/><text:span text:style-name="T10">It should suffice to prove that for any </text:span><text:bookmark text:name="MathJax-Element-179-Frame"/><text:bookmark text:name="MJXc-Node-3627"/><text:bookmark text:name="MJXc-Node-3628"/><text:bookmark text:name="MJXc-Node-3629"/><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3">φ</text:span><text:bookmark text:name="MJXc-Node-3636"/><text:bookmark text:name="MJXc-Node-3637"/><text:bookmark text:name="MJXc-Node-3638"/><text:bookmark text:name="MJXc-Node-3639"/><text:bookmark text:name="MJXc-Node-3640"/><text:span text:style-name="T14">α</text:span><text:bookmark text:name="MJXc-Node-3641"/><text:span text:style-name="T18">+</text:span><text:bookmark text:name="MJXc-Node-3642"/><text:span text:style-name="T18">1</text:span><text:bookmark text:name="MJXc-Node-3643"/><text:span text:style-name="T17">(</text:span><text:bookmark text:name="MJXc-Node-3644"/><text:bookmark text:name="MJXc-Node-3645"/><text:span text:style-name="T13">φ</text:span><text:bookmark text:name="MJXc-Node-3646"/><text:bookmark text:name="MJXc-Node-3647"/><text:bookmark text:name="MJXc-Node-3648"/><text:bookmark text:name="MJXc-Node-3649"/><text:bookmark text:name="MJXc-Node-3650"/><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8"/><text:bookmark text:name="MJXc-Node-3659"/><text:span text:style-name="T13">φ</text:span><text:bookmark text:name="MJXc-Node-3660"/><text:bookmark text:name="MJXc-Node-3661"/><text:bookmark text:name="MJXc-Node-3662"/><text:bookmark text:name="MJXc-Node-3663"/><text:bookmark text:name="MJXc-Node-3664"/><text:span text:style-name="T14">α</text:span><text:bookmark text:name="MJXc-Node-3665"/><text:span text:style-name="T17">(</text:span><text:bookmark text:name="MJXc-Node-3666"/><text:bookmark text:name="MJXc-Node-3667"/><text:span text:style-name="T13">φ</text:span><text:bookmark text:name="MJXc-Node-3668"/><text:bookmark text:name="MJXc-Node-3669"/><text:bookmark text:name="MJXc-Node-3670"/><text:bookmark text:name="MJXc-Node-3671"/><text:bookmark text:name="MJXc-Node-3672"/><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athJax-Element-181-Frame"/><text:bookmark text:name="MJXc-Node-3679"/><text:bookmark text:name="MJXc-Node-3680"/><text:bookmark text:name="MJXc-Node-3681"/><text:span text:style-name="T13">x</text:span><text:bookmark text:name="MJXc-Node-3682"/><text:bookmark text:name="MJXc-Node-3683"/><text:span text:style-name="T17">,</text:span><text:bookmark text:name="MJXc-Node-3684"/><text:bookmark text:name="MJXc-Node-3685"/><text:bookmark text:name="MJXc-Node-3686"/><text:span text:style-name="T13">α</text:span><text:bookmark text:name="MJXc-Node-3687"/><text:span text:style-name="T18">1</text:span><text:bookmark text:name="MJXc-Node-3688"/><text:bookmark text:name="MJXc-Node-3689"/><text:span text:style-name="T17">,</text:span><text:bookmark text:name="MJXc-Node-3690"/><text:bookmark text:name="MJXc-Node-3691"/><text:bookmark text:name="MJXc-Node-3692"/><text:span text:style-name="T13">α</text:span><text:bookmark text:name="MJXc-Node-3693"/><text:span text:style-name="T18">2</text:span><text:span text:style-name="T10">:</text:span><text:line-break/><text:bookmark text:name="MathJax-Element-182-Frame"/><text:bookmark text:name="MJXc-Node-3694"/><text:bookmark text:name="MJXc-Node-3695"/><text:bookmark text:name="MJXc-Node-3696"/><text:bookmark text:name="MJXc-Node-3697"/><text:span text:style-name="T13">φ</text:span><text:bookmark text:name="MJXc-Node-3698"/><text:bookmark text:name="MJXc-Node-3699"/><text:bookmark text:name="MJXc-Node-3700"/><text:bookmark text:name="MJXc-Node-3701"/><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7"/><text:bookmark text:name="MJXc-Node-3708"/><text:span text:style-name="T13">φ</text:span><text:bookmark text:name="MJXc-Node-3709"/><text:bookmark text:name="MJXc-Node-3710"/><text:bookmark text:name="MJXc-Node-3711"/><text:bookmark text:name="MJXc-Node-3712"/><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athJax-Element-183-Frame"/><text:bookmark text:name="MJXc-Node-3717"/><text:bookmark text:name="MJXc-Node-3718"/><text:bookmark text:name="MJXc-Node-3719"/><text:bookmark text:name="MJXc-Node-3720"/><text:span text:style-name="T13">α</text:span><text:bookmark text:name="MJXc-Node-3721"/><text:span text:style-name="T18">2</text:span><text:bookmark text:name="MJXc-Node-3722"/><text:span text:style-name="T12">≥</text:span><text:bookmark text:name="MJXc-Node-3723"/><text:bookmark text:name="MJXc-Node-3724"/><text:span text:style-name="T13">α</text:span><text:bookmark text:name="MJXc-Node-3725"/><text:span text:style-name="T18">1</text:span><text:line-break/><text:span text:style-name="T10">More specifically, for our purposes I think we can use:</text:span><text:line-break/><text:bookmark text:name="MathJax-Element-184-Frame"/><text:bookmark text:name="MJXc-Node-3726"/><text:bookmark text:name="MJXc-Node-3727"/><text:bookmark text:name="MJXc-Node-3728"/><text:bookmark text:name="MJXc-Node-3729"/><text:span text:style-name="T13">φ</text:span><text:bookmark text:name="MJXc-Node-3730"/><text:bookmark text:name="MJXc-Node-3731"/><text:bookmark text:name="MJXc-Node-3732"/><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7"/><text:bookmark text:name="MJXc-Node-3738"/><text:span text:style-name="T13">φ</text:span><text:bookmark text:name="MJXc-Node-3739"/><text:bookmark text:name="MJXc-Node-3740"/><text:bookmark text:name="MJXc-Node-3741"/><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athJax-Element-185-Frame"/><text:bookmark text:name="MJXc-Node-3745"/><text:bookmark text:name="MJXc-Node-3746"/><text:bookmark text:name="MJXc-Node-3747"/><text:span text:style-name="T13">λ</text:span><text:span text:style-name="T22"> </text:span><text:span text:style-name="T10">denote some limit value less than </text:span><text:bookmark text:name="MathJax-Element-186-Frame"/><text:bookmark text:name="MJXc-Node-3748"/><text:bookmark text:name="MJXc-Node-3749"/><text:bookmark text:name="MJXc-Node-3750"/><text:span text:style-name="T13">β</text:span><text:span text:style-name="T10">. What we want to prove is:</text:span><text:line-break/><text:bookmark text:name="MathJax-Element-187-Frame"/><text:bookmark text:name="MJXc-Node-3751"/><text:bookmark text:name="MJXc-Node-3752"/><text:bookmark text:name="MJXc-Node-3753"/><text:bookmark text:name="MJXc-Node-3754"/><text:span text:style-name="T13">φ</text:span><text:bookmark text:name="MJXc-Node-3755"/><text:bookmark text:name="MJXc-Node-3756"/><text:bookmark text:name="MJXc-Node-3757"/><text:bookmark text:name="MJXc-Node-3758"/><text:bookmark text:name="MJXc-Node-3759"/><text:bookmark text:name="MJXc-Node-3760"/><text:span text:style-name="T14">α</text:span><text:bookmark text:name="MJXc-Node-3761"/><text:span text:style-name="T19">1</text:span><text:bookmark text:name="MJXc-Node-3762"/><text:span text:style-name="T17">(</text:span><text:bookmark text:name="MJXc-Node-3763"/><text:bookmark text:name="MJXc-Node-3764"/><text:span text:style-name="T13">φ</text:span><text:bookmark text:name="MJXc-Node-3765"/><text:bookmark text:name="MJXc-Node-3766"/><text:bookmark text:name="MJXc-Node-3767"/><text:bookmark text:name="MJXc-Node-3768"/><text:bookmark text:name="MJXc-Node-3769"/><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7"/><text:bookmark text:name="MJXc-Node-3778"/><text:span text:style-name="T13">φ</text:span><text:bookmark text:name="MJXc-Node-3779"/><text:bookmark text:name="MJXc-Node-3780"/><text:bookmark text:name="MJXc-Node-3781"/><text:bookmark text:name="MJXc-Node-3782"/><text:bookmark text:name="MJXc-Node-3783"/><text:bookmark text:name="MJXc-Node-3784"/><text:span text:style-name="T14">α</text:span><text:bookmark text:name="MJXc-Node-3785"/><text:span text:style-name="T19">2</text:span><text:bookmark text:name="MJXc-Node-3786"/><text:span text:style-name="T17">(</text:span><text:bookmark text:name="MJXc-Node-3787"/><text:bookmark text:name="MJXc-Node-3788"/><text:span text:style-name="T13">φ</text:span><text:bookmark text:name="MJXc-Node-3789"/><text:bookmark text:name="MJXc-Node-3790"/><text:bookmark text:name="MJXc-Node-3791"/><text:bookmark text:name="MJXc-Node-3792"/><text:bookmark text:name="MJXc-Node-3793"/><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athJax-Element-188-Frame"/><text:bookmark text:name="MJXc-Node-3800"/><text:bookmark text:name="MJXc-Node-3801"/><text:bookmark text:name="MJXc-Node-3802"/><text:bookmark text:name="MJXc-Node-3803"/><text:span text:style-name="T13">α</text:span><text:bookmark text:name="MJXc-Node-3804"/><text:span text:style-name="T18">1</text:span><text:bookmark text:name="MJXc-Node-3805"/><text:bookmark text:name="MJXc-Node-3806"/><text:span text:style-name="T17">,</text:span><text:bookmark text:name="MJXc-Node-3807"/><text:bookmark text:name="MJXc-Node-3808"/><text:bookmark text:name="MJXc-Node-3809"/><text:span text:style-name="T13">α</text:span><text:bookmark text:name="MJXc-Node-3810"/><text:span text:style-name="T18">2</text:span><text:span text:style-name="T22"> </text:span><text:span text:style-name="T10">where </text:span><text:bookmark text:name="MathJax-Element-189-Frame"/><text:bookmark text:name="MJXc-Node-3811"/><text:bookmark text:name="MJXc-Node-3812"/><text:bookmark text:name="MJXc-Node-3813"/><text:span text:style-name="T13">λ</text:span><text:bookmark text:name="MJXc-Node-3814"/><text:span text:style-name="T12">≥</text:span><text:bookmark text:name="MJXc-Node-3815"/><text:bookmark text:name="MJXc-Node-3816"/><text:span text:style-name="T13">α</text:span><text:bookmark text:name="MJXc-Node-3817"/><text:span text:style-name="T18">1</text:span><text:bookmark text:name="MJXc-Node-3818"/><text:span text:style-name="T17">&gt;</text:span><text:bookmark text:name="MJXc-Node-3819"/><text:bookmark text:name="MJXc-Node-3820"/><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3">φ</text:span><text:bookmark text:name="MJXc-Node-3826"/><text:bookmark text:name="MJXc-Node-3827"/><text:bookmark text:name="MJXc-Node-3828"/><text:bookmark text:name="MJXc-Node-3829"/><text:bookmark text:name="MJXc-Node-3830"/><text:span text:style-name="T14">λ</text:span><text:bookmark text:name="MJXc-Node-3831"/><text:span text:style-name="T17">(</text:span><text:bookmark text:name="MJXc-Node-3832"/><text:bookmark text:name="MJXc-Node-3833"/><text:span text:style-name="T13">φ</text:span><text:bookmark text:name="MJXc-Node-3834"/><text:bookmark text:name="MJXc-Node-3835"/><text:bookmark text:name="MJXc-Node-3836"/><text:bookmark text:name="MJXc-Node-3837"/><text:bookmark text:name="MJXc-Node-3838"/><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6"/><text:bookmark text:name="MJXc-Node-3847"/><text:span text:style-name="T13">φ</text:span><text:bookmark text:name="MJXc-Node-3848"/><text:bookmark text:name="MJXc-Node-3849"/><text:bookmark text:name="MJXc-Node-3850"/><text:bookmark text:name="MJXc-Node-3851"/><text:bookmark text:name="MJXc-Node-3852"/><text:span text:style-name="T14">α</text:span><text:bookmark text:name="MJXc-Node-3853"/><text:span text:style-name="T17">(</text:span><text:bookmark text:name="MJXc-Node-3854"/><text:bookmark text:name="MJXc-Node-3855"/><text:span text:style-name="T13">φ</text:span><text:bookmark text:name="MJXc-Node-3856"/><text:bookmark text:name="MJXc-Node-3857"/><text:bookmark text:name="MJXc-Node-3858"/><text:bookmark text:name="MJXc-Node-3859"/><text:bookmark text:name="MJXc-Node-3860"/><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athJax-Element-191-Frame"/><text:bookmark text:name="MJXc-Node-3867"/><text:bookmark text:name="MJXc-Node-3868"/><text:bookmark text:name="MJXc-Node-3869"/><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athJax-Element-192-Frame"/><text:bookmark text:name="MJXc-Node-3872"/><text:bookmark text:name="MJXc-Node-3873"/><text:bookmark text:name="MJXc-Node-3874"/><text:bookmark text:name="MJXc-Node-3875"/><text:span text:style-name="T13">φ</text:span><text:bookmark text:name="MJXc-Node-3876"/><text:bookmark text:name="MJXc-Node-3877"/><text:bookmark text:name="MJXc-Node-3878"/><text:bookmark text:name="MJXc-Node-3879"/><text:bookmark text:name="MJXc-Node-3880"/><text:span text:style-name="T14">λ</text:span><text:bookmark text:name="MJXc-Node-3881"/><text:span text:style-name="T17">(</text:span><text:bookmark text:name="MJXc-Node-3882"/><text:bookmark text:name="MJXc-Node-3883"/><text:span text:style-name="T13">φ</text:span><text:bookmark text:name="MJXc-Node-3884"/><text:bookmark text:name="MJXc-Node-3885"/><text:bookmark text:name="MJXc-Node-3886"/><text:bookmark text:name="MJXc-Node-3887"/><text:bookmark text:name="MJXc-Node-3888"/><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6"/><text:bookmark text:name="MJXc-Node-3897"/><text:span text:style-name="T13">φ</text:span><text:bookmark text:name="MJXc-Node-3898"/><text:bookmark text:name="MJXc-Node-3899"/><text:bookmark text:name="MJXc-Node-3900"/><text:bookmark text:name="MJXc-Node-3901"/><text:bookmark text:name="MJXc-Node-3902"/><text:span text:style-name="T14">α</text:span><text:bookmark text:name="MJXc-Node-3903"/><text:span text:style-name="T17">(</text:span><text:bookmark text:name="MJXc-Node-3904"/><text:bookmark text:name="MJXc-Node-3905"/><text:span text:style-name="T13">φ</text:span><text:bookmark text:name="MJXc-Node-3906"/><text:bookmark text:name="MJXc-Node-3907"/><text:bookmark text:name="MJXc-Node-3908"/><text:bookmark text:name="MJXc-Node-3909"/><text:bookmark text:name="MJXc-Node-3910"/><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athJax-Element-193-Frame"/><text:bookmark text:name="MJXc-Node-3917"/><text:bookmark text:name="MJXc-Node-3918"/><text:bookmark text:name="MJXc-Node-3919"/><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athJax-Element-194-Frame"/><text:bookmark text:name="MJXc-Node-3922"/><text:bookmark text:name="MJXc-Node-3923"/><text:bookmark text:name="MJXc-Node-3924"/><text:bookmark text:name="MJXc-Node-3925"/><text:span text:style-name="T13">φ</text:span><text:bookmark text:name="MJXc-Node-3926"/><text:bookmark text:name="MJXc-Node-3927"/><text:bookmark text:name="MJXc-Node-3928"/><text:bookmark text:name="MJXc-Node-3929"/><text:bookmark text:name="MJXc-Node-3930"/><text:span text:style-name="T14">α</text:span><text:bookmark text:name="MJXc-Node-3931"/><text:span text:style-name="T18">+</text:span><text:bookmark text:name="MJXc-Node-3932"/><text:span text:style-name="T18">1</text:span><text:bookmark text:name="MJXc-Node-3933"/><text:span text:style-name="T17">(</text:span><text:bookmark text:name="MJXc-Node-3934"/><text:bookmark text:name="MJXc-Node-3935"/><text:span text:style-name="T13">φ</text:span><text:bookmark text:name="MJXc-Node-3936"/><text:bookmark text:name="MJXc-Node-3937"/><text:bookmark text:name="MJXc-Node-3938"/><text:bookmark text:name="MJXc-Node-3939"/><text:bookmark text:name="MJXc-Node-3940"/><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8"/><text:bookmark text:name="MJXc-Node-3949"/><text:span text:style-name="T13">φ</text:span><text:bookmark text:name="MJXc-Node-3950"/><text:bookmark text:name="MJXc-Node-3951"/><text:bookmark text:name="MJXc-Node-3952"/><text:bookmark text:name="MJXc-Node-3953"/><text:bookmark text:name="MJXc-Node-3954"/><text:span text:style-name="T14">α</text:span><text:bookmark text:name="MJXc-Node-3955"/><text:span text:style-name="T17">(</text:span><text:bookmark text:name="MJXc-Node-3956"/><text:bookmark text:name="MJXc-Node-3957"/><text:span text:style-name="T13">φ</text:span><text:bookmark text:name="MJXc-Node-3958"/><text:bookmark text:name="MJXc-Node-3959"/><text:bookmark text:name="MJXc-Node-3960"/><text:bookmark text:name="MJXc-Node-3961"/><text:bookmark text:name="MJXc-Node-3962"/><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athJax-Element-195-Frame"/><text:bookmark text:name="MJXc-Node-3969"/><text:bookmark text:name="MJXc-Node-3970"/><text:bookmark text:name="MJXc-Node-3971"/><text:bookmark text:name="MJXc-Node-3972"/><text:span text:style-name="T13">φ</text:span><text:bookmark text:name="MJXc-Node-3973"/><text:bookmark text:name="MJXc-Node-3974"/><text:bookmark text:name="MJXc-Node-3975"/><text:span text:style-name="T14">λ</text:span><text:bookmark text:name="MJXc-Node-3976"/><text:span text:style-name="T17">(</text:span><text:bookmark text:name="MJXc-Node-3977"/><text:bookmark text:name="MJXc-Node-3978"/><text:span text:style-name="T13">φ</text:span><text:bookmark text:name="MJXc-Node-3979"/><text:bookmark text:name="MJXc-Node-3980"/><text:bookmark text:name="MJXc-Node-3981"/><text:bookmark text:name="MJXc-Node-3982"/><text:bookmark text:name="MJXc-Node-3983"/><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89"/><text:bookmark text:name="MJXc-Node-3990"/><text:span text:style-name="T13">φ</text:span><text:bookmark text:name="MJXc-Node-3991"/><text:bookmark text:name="MJXc-Node-3992"/><text:bookmark text:name="MJXc-Node-3993"/><text:span text:style-name="T14">α</text:span><text:bookmark text:name="MJXc-Node-3994"/><text:span text:style-name="T17">(</text:span><text:bookmark text:name="MJXc-Node-3995"/><text:bookmark text:name="MJXc-Node-3996"/><text:span text:style-name="T13">φ</text:span><text:bookmark text:name="MJXc-Node-3997"/><text:bookmark text:name="MJXc-Node-3998"/><text:bookmark text:name="MJXc-Node-3999"/><text:bookmark text:name="MJXc-Node-4000"/><text:bookmark text:name="MJXc-Node-4001"/><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7"/><text:bookmark text:name="MJXc-Node-4008"/><text:span text:style-name="T13">φ</text:span><text:bookmark text:name="MJXc-Node-4009"/><text:bookmark text:name="MJXc-Node-4010"/><text:bookmark text:name="MJXc-Node-4011"/><text:span text:style-name="T14">α</text:span><text:bookmark text:name="MJXc-Node-4012"/><text:span text:style-name="T18">+</text:span><text:bookmark text:name="MJXc-Node-4013"/><text:span text:style-name="T18">1</text:span><text:bookmark text:name="MJXc-Node-4014"/><text:span text:style-name="T17">(</text:span><text:bookmark text:name="MJXc-Node-4015"/><text:bookmark text:name="MJXc-Node-4016"/><text:span text:style-name="T13">φ</text:span><text:bookmark text:name="MJXc-Node-4017"/><text:bookmark text:name="MJXc-Node-4018"/><text:bookmark text:name="MJXc-Node-4019"/><text:bookmark text:name="MJXc-Node-4020"/><text:bookmark text:name="MJXc-Node-4021"/><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7"/><text:bookmark text:name="MJXc-Node-4028"/><text:span text:style-name="T13">φ</text:span><text:bookmark text:name="MJXc-Node-4029"/><text:bookmark text:name="MJXc-Node-4030"/><text:bookmark text:name="MJXc-Node-4031"/><text:bookmark text:name="MJXc-Node-4032"/><text:bookmark text:name="MJXc-Node-4033"/><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athJax-Element-196-Frame"/><text:bookmark text:name="MJXc-Node-4037"/><text:bookmark text:name="MJXc-Node-4038"/><text:bookmark text:name="MJXc-Node-4039"/><text:bookmark text:name="MJXc-Node-4040"/><text:span text:style-name="T13">φ</text:span><text:bookmark text:name="MJXc-Node-4041"/><text:bookmark text:name="MJXc-Node-4042"/><text:bookmark text:name="MJXc-Node-4043"/><text:bookmark text:name="MJXc-Node-4044"/><text:bookmark text:name="MJXc-Node-4045"/><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athJax-Element-197-Frame"/><text:bookmark text:name="MJXc-Node-4049"/><text:bookmark text:name="MJXc-Node-4050"/><text:bookmark text:name="MJXc-Node-4051"/><text:bookmark text:name="MJXc-Node-4052"/><text:span text:style-name="T13">φ</text:span><text:bookmark text:name="MJXc-Node-4053"/><text:bookmark text:name="MJXc-Node-4054"/><text:bookmark text:name="MJXc-Node-4055"/><text:span text:style-name="T14">α</text:span><text:span text:style-name="T22"> </text:span><text:span text:style-name="T10">must occur after </text:span><text:bookmark text:name="MathJax-Element-198-Frame"/><text:bookmark text:name="MJXc-Node-4056"/><text:bookmark text:name="MJXc-Node-4057"/><text:bookmark text:name="MJXc-Node-4058"/><text:bookmark text:name="MJXc-Node-4059"/><text:span text:style-name="T13">φ</text:span><text:bookmark text:name="MJXc-Node-4060"/><text:bookmark text:name="MJXc-Node-4061"/><text:bookmark text:name="MJXc-Node-4062"/><text:bookmark text:name="MJXc-Node-4063"/><text:bookmark text:name="MJXc-Node-4064"/><text:span text:style-name="T14">α</text:span><text:bookmark text:name="MJXc-Node-4065"/><text:span text:style-name="T17">(</text:span><text:bookmark text:name="MJXc-Node-4066"/><text:bookmark text:name="MJXc-Node-4067"/><text:span text:style-name="T13">φ</text:span><text:bookmark text:name="MJXc-Node-4068"/><text:bookmark text:name="MJXc-Node-4069"/><text:bookmark text:name="MJXc-Node-4070"/><text:bookmark text:name="MJXc-Node-4071"/><text:bookmark text:name="MJXc-Node-4072"/><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3">φ</text:span><text:bookmark text:name="MJXc-Node-4083"/><text:bookmark text:name="MJXc-Node-4084"/><text:bookmark text:name="MJXc-Node-4085"/><text:span text:style-name="T14">λ</text:span><text:span text:style-name="T22"> </text:span><text:span text:style-name="T10">must be a fixed point of ALL </text:span><text:bookmark text:name="MathJax-Element-200-Frame"/><text:bookmark text:name="MJXc-Node-4086"/><text:bookmark text:name="MJXc-Node-4087"/><text:bookmark text:name="MJXc-Node-4088"/><text:bookmark text:name="MJXc-Node-4089"/><text:span text:style-name="T13">φ</text:span><text:bookmark text:name="MJXc-Node-4090"/><text:bookmark text:name="MJXc-Node-4091"/><text:bookmark text:name="MJXc-Node-4092"/><text:span text:style-name="T14">X</text:span><text:span text:style-name="T10">'s (with </text:span><text:bookmark text:name="MathJax-Element-201-Frame"/><text:bookmark text:name="MJXc-Node-4093"/><text:bookmark text:name="MJXc-Node-4094"/><text:bookmark text:name="MJXc-Node-4095"/><text:span text:style-name="T13">X</text:span><text:bookmark text:name="MJXc-Node-4096"/><text:span text:style-name="T17">&lt;</text:span><text:bookmark text:name="MJXc-Node-4097"/><text:span text:style-name="T13">λ</text:span><text:span text:style-name="T10">). And yet the value </text:span><text:bookmark text:name="MathJax-Element-202-Frame"/><text:bookmark text:name="MJXc-Node-4098"/><text:bookmark text:name="MJXc-Node-4099"/><text:bookmark text:name="MJXc-Node-4100"/><text:bookmark text:name="MJXc-Node-4101"/><text:span text:style-name="T13">φ</text:span><text:bookmark text:name="MJXc-Node-4102"/><text:bookmark text:name="MJXc-Node-4103"/><text:bookmark text:name="MJXc-Node-4104"/><text:bookmark text:name="MJXc-Node-4105"/><text:bookmark text:name="MJXc-Node-4106"/><text:span text:style-name="T14">λ</text:span><text:bookmark text:name="MJXc-Node-4107"/><text:span text:style-name="T17">(</text:span><text:bookmark text:name="MJXc-Node-4108"/><text:bookmark text:name="MJXc-Node-4109"/><text:span text:style-name="T13">φ</text:span><text:bookmark text:name="MJXc-Node-4110"/><text:bookmark text:name="MJXc-Node-4111"/><text:bookmark text:name="MJXc-Node-4112"/><text:bookmark text:name="MJXc-Node-4113"/><text:bookmark text:name="MJXc-Node-4114"/><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athJax-Element-203-Frame"/><text:bookmark text:name="MJXc-Node-4121"/><text:bookmark text:name="MJXc-Node-4122"/><text:bookmark text:name="MJXc-Node-4123"/><text:bookmark text:name="MJXc-Node-4124"/><text:span text:style-name="T13">φ</text:span><text:bookmark text:name="MJXc-Node-4125"/><text:bookmark text:name="MJXc-Node-4126"/><text:bookmark text:name="MJXc-Node-4127"/><text:span text:style-name="T14">α</text:span><text:span text:style-name="T10">. Hence our conclusion follows.</text:span></text:p>
      <text:p text:style-name="P87"><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90" text:outline-level="4">Ordinal Gamma0 in Coq</text:h>
      <text:p text:style-name="P89">Inductive ordinal : Type :=</text:p>
      <text:p text:style-name="P69"><text:s/><text:span text:style-name="T66">| Zero : ordinal</text:span></text:p>
      <text:p text:style-name="P69"><text:s/><text:span text:style-name="T66">| Succ : ordinal -&gt; ordinal</text:span></text:p>
      <text:p text:style-name="P69"><text:s/><text:span text:style-name="T66">| Limit : (nat -&gt; ordinal) -&gt; ordinal.</text:span></text:p>
      <text:p text:style-name="P78"/>
      <text:p text:style-name="P71">Fixpoint iter (a:Type) (f:a-&gt;a) (n:nat) (x:a) : a :=</text:p>
      <text:p text:style-name="P69"><text:s/><text:span text:style-name="T66">match n with</text:span></text:p>
      <text:p text:style-name="P69"><text:s text:c="2"/><text:span text:style-name="T66">| O =&gt; x</text:span></text:p>
      <text:p text:style-name="P69"><text:s text:c="2"/><text:span text:style-name="T66">| S p =&gt; iter a f p (f x)</text:span></text:p>
      <text:p text:style-name="P69"><text:s/><text:span text:style-name="T66">end.</text:span></text:p>
      <text:p text:style-name="P78"/>
      <text:p text:style-name="P71">Definition OpLim (F:nat-&gt;ordinal-&gt;ordinal) (a:ordinal) : ordinal :=</text:p>
      <text:p text:style-name="P69"><text:s/><text:span text:style-name="T66">Limit (fun n =&gt; F n a).</text:span></text:p>
      <text:p text:style-name="P69"><text:s/></text:p>
      <text:p text:style-name="P71">Definition OpItw (f:ordinal-&gt;ordinal) : ordinal-&gt;ordinal :=</text:p>
      <text:p text:style-name="P69"><text:s/><text:span text:style-name="T66">OpLim (iter _ f).</text:span></text:p>
      <text:p text:style-name="P78"/>
      <text:p text:style-name="P71">Fixpoint cantor (a:ordinal) (c:ordinal) : ordinal :=</text:p>
      <text:p text:style-name="P69"><text:s/><text:span text:style-name="T66">match c with</text:span></text:p>
      <text:p text:style-name="P69"><text:s text:c="2"/><text:span text:style-name="T66">| Zero =&gt; Succ a</text:span></text:p>
      <text:p text:style-name="P69"><text:s text:c="2"/><text:span text:style-name="T66">| Succ b =&gt; OpItw (fun x =&gt; cantor x b) a</text:span></text:p>
      <text:p text:style-name="P69"><text:s text:c="2"/><text:span text:style-name="T66">| Limit f =&gt; Limit (fun n =&gt; cantor a (f n))</text:span></text:p>
      <text:p text:style-name="P69"><text:s/><text:span text:style-name="T66">end.</text:span></text:p>
      <text:p text:style-name="P78"/>
      <text:p text:style-name="P71">Fixpoint Nabla (f:ordinal-&gt;ordinal) (b:ordinal) : ordinal :=</text:p>
      <text:p text:style-name="P69"><text:s/><text:span text:style-name="T66">match b with</text:span></text:p>
      <text:p text:style-name="P69"><text:s text:c="2"/><text:span text:style-name="T66">| Zero =&gt; f Zero</text:span></text:p>
      <text:p text:style-name="P69"><text:s text:c="2"/><text:span text:style-name="T66">| Succ a =&gt; f (Succ (Nabla f a))</text:span></text:p>
      <text:p text:style-name="P69"><text:s text:c="2"/><text:span text:style-name="T66">| Limit h =&gt; Limit (fun n =&gt; Nabla f (h n))</text:span></text:p>
      <text:p text:style-name="P69"><text:s/><text:span text:style-name="T66">end.</text:span></text:p>
      <text:p text:style-name="P78"/>
      <text:p text:style-name="P71">Definition deriv (f:ordinal-&gt;ordinal) : ordinal-&gt;ordinal :=</text:p>
      <text:p text:style-name="P69"><text:s/><text:span text:style-name="T66">Nabla (OpItw f).</text:span></text:p>
      <text:p text:style-name="P78"><text:soft-page-break/></text:p>
      <text:p text:style-name="P71">Fixpoint veblen (b:ordinal) : ordinal-&gt;ordinal :=</text:p>
      <text:p text:style-name="P69"><text:s/><text:span text:style-name="T66">match b with</text:span></text:p>
      <text:p text:style-name="P69"><text:s text:c="2"/><text:span text:style-name="T66">| Zero =&gt; Nabla (OpLim (iter _ (cantor Zero)))</text:span></text:p>
      <text:p text:style-name="P69"><text:s text:c="2"/><text:span text:style-name="T66">| Succ a =&gt; Nabla (OpLim (iter _ (veblen a)))</text:span></text:p>
      <text:p text:style-name="P69"><text:s text:c="2"/><text:span text:style-name="T66">| Limit f =&gt; Nabla (OpLim (fun n =&gt; veblen (f n)))</text:span></text:p>
      <text:p text:style-name="P69"><text:s/><text:span text:style-name="T66">end.</text:span></text:p>
      <text:p text:style-name="P78"/>
      <text:p text:style-name="P71">Definition veb (a:ordinal) : ordinal := veblen a Zero.</text:p>
      <text:p text:style-name="P78"/>
      <text:p text:style-name="P71">Definition epsilon0 : ordinal := veb Zero. </text:p>
      <text:p text:style-name="P78"/>
      <text:p text:style-name="P71">Definition Gamma0 : ordinal := Limit (fun n =&gt; iter _ veb n Zero).</text:p>
      <text:p text:style-name="P78"/>
      <text:p text:style-name="P71">Check epsilon0.</text:p>
      <text:p text:style-name="P246">Check Gamma0.</text:p>
      <text:p text:style-name="P152"><text:line-break/></text:p>
      <text:p text:style-name="P152"/>
      <text:p text:style-name="P152"/>
      <text:p text:style-name="P152"/>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42"><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90">(* <text:s/>Title: <text:s text:c="5"/>HOL/Induct/Ordinals.thy</text:p>
      <text:p text:style-name="P283"><text:s text:c="4"/><text:span text:style-name="T72">Author: <text:s text:c="4"/>Stefan Berghofer and Markus Wenzel, TU Muenchen</text:span></text:p>
      <text:p text:style-name="P284">*)</text:p>
      <text:p text:style-name="P289"/>
      <text:p text:style-name="P285"><text:span text:style-name="T73">section</text:span> <text:span text:style-name="T74">‹Ordinals›</text:span></text:p>
      <text:p text:style-name="P289"/>
      <text:p text:style-name="P285"><text:span text:style-name="T73">theory</text:span> Ordinals</text:p>
      <text:p text:style-name="P285"><text:span text:style-name="T75">imports</text:span> Main</text:p>
      <text:p text:style-name="P287">begin</text:p>
      <text:p text:style-name="P289"/>
      <text:p text:style-name="P285"><text:span text:style-name="T73">text</text:span> <text:span text:style-name="T74">‹</text:span></text:p>
      <text:p text:style-name="P288"><text:s text:c="2"/><text:span text:style-name="T72">Some basic definitions of ordinal numbers. <text:s/>Draws an Agda</text:span></text:p>
      <text:p text:style-name="P288"><text:s text:c="2"/><text:span text:style-name="T72">development (in Martin-L\"of type theory) by Peter Hancock (see</text:span></text:p>
      <text:p text:style-name="P288"><text:s text:c="2"/><text:span text:style-name="T72">?â¹http://www.dcs.ed.ac.uk/home/pgh/chat.html›).</text:span></text:p>
      <text:p text:style-name="P288">›</text:p>
      <text:p text:style-name="P289"/>
      <text:p text:style-name="P285"><text:span text:style-name="T73">datatype</text:span> ordinal =</text:p>
      <text:p text:style-name="P286"><text:s text:c="4"/><text:span text:style-name="T72">Zero</text:span></text:p>
      <text:p text:style-name="P286"><text:s text:c="2"/><text:span text:style-name="T72">| Succ ordinal</text:span></text:p>
      <text:p text:style-name="P286"><text:s text:c="2"/><text:span text:style-name="T72">| Limit </text:span><text:span text:style-name="T78">"nat ⇒ ordinal"</text:span></text:p>
      <text:p text:style-name="P289"/>
      <text:p text:style-name="P285"><text:span text:style-name="T73">primrec</text:span> pred :: <text:span text:style-name="T77">"ordinal ⇒ nat ⇒ ordinal option"</text:span></text:p>
      <text:p text:style-name="P287">where</text:p>
      <text:p text:style-name="P286"><text:s text:c="2"/><text:span text:style-name="T78">"pred Zero n = None"</text:span></text:p>
      <text:p text:style-name="P285">| <text:span text:style-name="T77">"pred (Succ a) n = Some a"</text:span></text:p>
      <text:p text:style-name="P285">| <text:span text:style-name="T77">"pred (Limit f) n = Some (f n)"</text:span></text:p>
      <text:p text:style-name="P289"/>
      <text:p text:style-name="P285"><text:span text:style-name="T73">abbreviation</text:span> (input) iter :: <text:span text:style-name="T77">"('a ⇒ 'a) ⇒ nat ⇒ ('a ⇒ 'a)"</text:span></text:p>
      <text:p text:style-name="P286"><text:s text:c="2"/><text:span text:style-name="T76">where</text:span><text:span text:style-name="T72"> </text:span><text:span text:style-name="T78">"iter f n ≡ f ^^ n"</text:span></text:p>
      <text:p text:style-name="P289"/>
      <text:p text:style-name="P285"><text:span text:style-name="T73">definition</text:span> OpLim :: <text:span text:style-name="T77">"(nat ⇒ (ordinal ⇒ ordinal)) ⇒ (ordinal ⇒ ordinal)"</text:span></text:p>
      <text:p text:style-name="P286"><text:s text:c="2"/><text:span text:style-name="T76">where</text:span><text:span text:style-name="T72"> </text:span><text:span text:style-name="T78">"OpLim F a = Limit (λn. F n a)"</text:span></text:p>
      <text:p text:style-name="P289"/>
      <text:p text:style-name="P285"><text:span text:style-name="T73">definition</text:span> OpItw :: <text:span text:style-name="T77">"(ordinal ⇒ ordinal) ⇒ (ordinal ⇒ ordinal)"</text:span> <text:s/>(<text:span text:style-name="T77">"⨆"</text:span>)</text:p>
      <text:p text:style-name="P286"><text:s text:c="2"/><text:span text:style-name="T76">where</text:span><text:span text:style-name="T72"> </text:span><text:span text:style-name="T78">"⨆f = OpLim (iter f)"</text:span></text:p>
      <text:p text:style-name="P289"/>
      <text:p text:style-name="P285"><text:span text:style-name="T73">primrec</text:span> cantor :: <text:span text:style-name="T77">"ordinal ⇒ ordinal ⇒ ordinal"</text:span></text:p>
      <text:p text:style-name="P287">where</text:p>
      <text:p text:style-name="P286"><text:s text:c="2"/><text:span text:style-name="T78">"cantor a Zero = Succ a"</text:span></text:p>
      <text:p text:style-name="P285">| <text:span text:style-name="T77">"cantor a (Succ b) = ⨆(λx. cantor x b) a"</text:span></text:p>
      <text:p text:style-name="P285"><text:soft-page-break/>| <text:span text:style-name="T77">"cantor a (Limit f) = Limit (λn. cantor a (f n))"</text:span></text:p>
      <text:p text:style-name="P289"/>
      <text:p text:style-name="P285"><text:span text:style-name="T73">primrec</text:span> Nabla :: <text:span text:style-name="T77">"(ordinal ⇒ ordinal) ⇒ (ordinal ⇒ ordinal)"</text:span> <text:s/>(<text:span text:style-name="T77">"∇"</text:span>)</text:p>
      <text:p text:style-name="P287">where</text:p>
      <text:p text:style-name="P286"><text:s text:c="2"/><text:span text:style-name="T78">"∇f Zero = f Zero"</text:span></text:p>
      <text:p text:style-name="P285">| <text:span text:style-name="T77">"∇f (Succ a) = f (Succ (∇f a))"</text:span></text:p>
      <text:p text:style-name="P285">| <text:span text:style-name="T77">"∇f (Limit h) = Limit (λn. ∇f (h n))"</text:span></text:p>
      <text:p text:style-name="P289"/>
      <text:p text:style-name="P285"><text:span text:style-name="T73">definition</text:span> deriv :: <text:span text:style-name="T77">"(ordinal ⇒ ordinal) ⇒ (ordinal ⇒ ordinal)"</text:span></text:p>
      <text:p text:style-name="P286"><text:s text:c="2"/><text:span text:style-name="T76">where</text:span><text:span text:style-name="T72"> </text:span><text:span text:style-name="T78">"deriv f = ∇(⨆f)"</text:span></text:p>
      <text:p text:style-name="P289"/>
      <text:p text:style-name="P285"><text:span text:style-name="T73">primrec</text:span> veblen :: <text:span text:style-name="T77">"ordinal ⇒ ordinal ⇒ ordinal"</text:span></text:p>
      <text:p text:style-name="P287">where</text:p>
      <text:p text:style-name="P286"><text:s text:c="2"/><text:span text:style-name="T78">"veblen Zero = ∇(OpLim (iter (cantor Zero)))"</text:span></text:p>
      <text:p text:style-name="P285">| <text:span text:style-name="T77">"veblen (Succ a) = ∇(OpLim (iter (veblen a)))"</text:span></text:p>
      <text:p text:style-name="P285">| <text:span text:style-name="T77">"veblen (Limit f) = ∇(OpLim (λn. veblen (f n)))"</text:span></text:p>
      <text:p text:style-name="P289"/>
      <text:p text:style-name="P285"><text:span text:style-name="T73">definition</text:span> <text:span text:style-name="T77">"veb a = veblen a Zero"</text:span></text:p>
      <text:p text:style-name="P285"><text:span text:style-name="T73">definition</text:span> <text:span text:style-name="T77">"ε⇩</text:span><text:span text:style-name="T79">0</text:span><text:span text:style-name="T77"> = veb Zero"</text:span></text:p>
      <text:p text:style-name="P285"><text:span text:style-name="T73">definition</text:span> <text:span text:style-name="T77">"Γ⇩</text:span><text:span text:style-name="T79">0</text:span><text:span text:style-name="T77"> = Limit (λn. iter veb n Zero)"</text:span></text:p>
      <text:p text:style-name="P289"/>
      <text:p text:style-name="P278">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73">--#include "amenities.agda"</text:p>
      <text:p text:style-name="P71">--#include "naturals.agda"</text:p>
      <text:p text:style-name="P78"/>
      <text:p text:style-name="P71">{- This package assembles together things that</text:p>
      <text:p text:style-name="P69"><text:s text:c="3"/><text:span text:style-name="T66">are connected with the Gentzen lens, for</text:span></text:p>
      <text:p text:style-name="P69"><text:s text:c="3"/><text:span text:style-name="T66">the datatype of formal ordinals -}</text:span></text:p>
      <text:p text:style-name="P78"/>
      <text:p text:style-name="P71">package Ordinals where</text:p>
      <text:p text:style-name="P78"/>
      <text:p text:style-name="P69"><text:s text:c="2"/><text:span text:style-name="T66">open Amenities use </text:span></text:p>
      <text:p text:style-name="P69"><text:s text:c="5"/><text:span text:style-name="T66">Pi, implies , and, </text:span></text:p>
      <text:p text:style-name="P69"><text:s text:c="5"/><text:span text:style-name="T66">N1, N0</text:span></text:p>
      <text:p text:style-name="P78"/>
      <text:p text:style-name="P69"><text:s text:c="2"/><text:span text:style-name="T66">open Naturals use </text:span></text:p>
      <text:p text:style-name="P69"><text:s text:c="5"/><text:span text:style-name="T66">Nat, It, Rec, Seq</text:span></text:p>
      <text:p text:style-name="P78"/>
      <text:p text:style-name="P69"><text:s text:c="2"/><text:span text:style-name="T66">Ord :: Set = data O </text:span></text:p>
      <text:p text:style-name="P69"><text:s text:c="18"/><text:span text:style-name="T66">| S (a :: Ord) </text:span></text:p>
      <text:p text:style-name="P69"><text:s text:c="18"/><text:span text:style-name="T66">| L (ls :: (n :: Nat)-&gt;Ord)</text:span></text:p>
      <text:p text:style-name="P78"/>
      <text:p text:style-name="P69"><text:s text:c="2"/><text:span text:style-name="T66">{- Some less barbarous notation -} <text:s/></text:span></text:p>
      <text:p text:style-name="P69"><text:s text:c="2"/><text:span text:style-name="T66">zero <text:s/>:: Ord <text:s text:c="7"/>= O@Ord</text:span></text:p>
      <text:p text:style-name="P69"><text:s text:c="2"/><text:span text:style-name="T66">succ <text:s/>:: Ord -&gt; Ord = S@Ord</text:span></text:p>
      <text:p text:style-name="P69"><text:s text:c="2"/><text:span text:style-name="T66">limit :: (Nat -&gt; Ord) -&gt; Ord = L@Ord</text:span></text:p>
      <text:p text:style-name="P78"/>
      <text:p text:style-name="P69"><text:s text:c="2"/><text:span text:style-name="T66">{------ The transition structure on Ord ---}</text:span></text:p>
      <text:p text:style-name="P78"/>
      <text:p text:style-name="P69"><text:s text:c="2"/><text:span text:style-name="T66">{- Cofinality -}</text:span></text:p>
      <text:p text:style-name="P69"><text:s text:c="2"/><text:span text:style-name="T66">C (a :: Ord) :: Set</text:span></text:p>
      <text:p text:style-name="P69"><text:s text:c="4"/><text:span text:style-name="T66">= case a of </text:span></text:p>
      <text:p text:style-name="P69"><text:s text:c="8"/><text:span text:style-name="T66">(O) <text:s text:c="3"/>-&gt; N0</text:span></text:p>
      <text:p text:style-name="P69"><text:s text:c="8"/><text:span text:style-name="T66">(S a') -&gt; N1</text:span></text:p>
      <text:p text:style-name="P69"><text:s text:c="8"/><text:span text:style-name="T66">(L ls) -&gt; Nat</text:span></text:p>
      <text:p text:style-name="P69"><text:s text:c="2"/></text:p>
      <text:p text:style-name="P69"><text:s text:c="2"/><text:span text:style-name="T66">{- Predecessor -}</text:span></text:p>
      <text:p text:style-name="P69"><text:s text:c="2"/><text:span text:style-name="T66">pd (a :: Ord) (t :: C a) :: Ord</text:span></text:p>
      <text:p text:style-name="P69"><text:s text:c="4"/><text:span text:style-name="T66">= case a of </text:span></text:p>
      <text:p text:style-name="P69"><text:s text:c="8"/><text:span text:style-name="T66">(O) <text:s text:c="3"/>-&gt; case t of { }</text:span></text:p>
      <text:p text:style-name="P69"><text:s text:c="8"/><text:span text:style-name="T66">(S a') -&gt; a'</text:span></text:p>
      <text:p text:style-name="P69"><text:s text:c="8"/><text:span text:style-name="T66">(L ls) -&gt; ls t</text:span></text:p>
      <text:p text:style-name="P78"/>
      <text:p text:style-name="P69"><text:s text:c="2"/><text:span text:style-name="T66">{--------- operations from Ords to Ords ------------}</text:span></text:p>
      <text:p text:style-name="P69"><text:s text:c="2"/></text:p>
      <text:p text:style-name="P69"><text:s text:c="2"/><text:span text:style-name="T66">Op :: Set = Ord -&gt; Ord </text:span></text:p>
      <text:p text:style-name="P78"/>
      <text:p text:style-name="P69"><text:s text:c="2"/><text:span text:style-name="T66">{- Composing operations -} <text:s/></text:span></text:p>
      <text:p text:style-name="P69"><text:s text:c="2"/><text:span text:style-name="T66">Comp :: Op -&gt; Op -&gt; Op</text:span></text:p>
      <text:p text:style-name="P69"><text:s text:c="5"/><text:span text:style-name="T66">= \(f :: Op) -&gt; \(g :: Op) -&gt; \(a :: Ord) -&gt; </text:span></text:p>
      <text:p text:style-name="P69"><text:s text:c="7"/><text:span text:style-name="T66">f (g a)</text:span></text:p>
      <text:p text:style-name="P78"/>
      <text:p text:style-name="P69"><text:s text:c="2"/><text:span text:style-name="T66">{- Iterating operations, to get a sequence -}</text:span></text:p>
      <text:p text:style-name="P69"><text:s text:c="2"/><text:span text:style-name="T66">OpIt :: Op -&gt; Seq Op</text:span></text:p>
      <text:p text:style-name="P69"><text:s text:c="5"/><text:span text:style-name="T66">= It Ord </text:span></text:p>
      <text:p text:style-name="P78"/>
      <text:p text:style-name="P69"><text:s text:c="2"/><text:span text:style-name="T66">{- pointwise limit of a seuence of operations -}</text:span></text:p>
      <text:p text:style-name="P69"><text:soft-page-break/><text:s text:c="2"/><text:span text:style-name="T66">OpLim :: Seq Op -&gt; Op</text:span></text:p>
      <text:p text:style-name="P69"><text:s text:c="5"/><text:span text:style-name="T66">= \(fs :: Nat -&gt; Op) -&gt; \(a :: Ord) -&gt; </text:span></text:p>
      <text:p text:style-name="P69"><text:s text:c="7"/><text:span text:style-name="T66">limit (\(n :: Nat) -&gt; fs n a) <text:s/></text:span></text:p>
      <text:p text:style-name="P78"/>
      <text:p text:style-name="P69"><text:s text:c="2"/><text:span text:style-name="T66">{- omega iterating an operation -}</text:span></text:p>
      <text:p text:style-name="P69"><text:s text:c="2"/><text:span text:style-name="T66">OpItw :: Op -&gt; Op</text:span></text:p>
      <text:p text:style-name="P69"><text:s text:c="5"/><text:span text:style-name="T66">= \(f :: Op) -&gt; OpLim (OpIt f)</text:span></text:p>
      <text:p text:style-name="P78"/>
      <text:p text:style-name="P69"><text:s text:c="2"/><text:span text:style-name="T66">{------------ Cantor hierarchy -------------------}</text:span></text:p>
      <text:p text:style-name="P78"/>
      <text:p text:style-name="P69"><text:s text:c="2"/><text:span text:style-name="T66">{- recursive (in second argument). -}</text:span></text:p>
      <text:p text:style-name="P69"><text:s text:c="2"/><text:span text:style-name="T66">w :: Ord -&gt; Ord -&gt; Ord</text:span></text:p>
      <text:p text:style-name="P69"><text:s text:c="5"/><text:span text:style-name="T66">= \(a :: Ord) -&gt; </text:span></text:p>
      <text:p text:style-name="P69"><text:s text:c="7"/><text:span text:style-name="T66">\(b :: Ord) -&gt; </text:span></text:p>
      <text:p text:style-name="P69"><text:s text:c="8"/><text:span text:style-name="T66">case b of </text:span></text:p>
      <text:p text:style-name="P69"><text:s text:c="10"/><text:span text:style-name="T66">(O) <text:s text:c="3"/>-&gt; succ a</text:span></text:p>
      <text:p text:style-name="P69"><text:s text:c="10"/><text:span text:style-name="T66">(S b') -&gt; OpItw (\(x :: Ord) -&gt; x `w` b') a</text:span></text:p>
      <text:p text:style-name="P69"><text:s text:c="10"/><text:span text:style-name="T66">(L ls) -&gt; limit (\(n :: Nat) -&gt; a `w` (ls n))</text:span></text:p>
      <text:p text:style-name="P78"/>
      <text:p text:style-name="P69"><text:s text:c="2"/><text:span text:style-name="T66">{- The function a |-&gt; w^a -}</text:span></text:p>
      <text:p text:style-name="P69"><text:s text:c="2"/><text:span text:style-name="T66">wexp :: Op = w zero</text:span></text:p>
      <text:p text:style-name="P78"/>
      <text:p text:style-name="P69"><text:s text:c="2"/><text:span text:style-name="T66">{-------- Things related to the Veblen hierarchy --------}</text:span></text:p>
      <text:p text:style-name="P78"/>
      <text:p text:style-name="P69"><text:s text:c="2"/><text:span text:style-name="T66">{- \a -&gt; (f.(+1))^a (f 0) : an essential part of derivative -} </text:span></text:p>
      <text:p text:style-name="P69"><text:s text:c="2"/><text:span text:style-name="T66">{- recursive. -}</text:span></text:p>
      <text:p text:style-name="P69"><text:s text:c="2"/><text:span text:style-name="T66">Nabla :: Op -&gt; Op</text:span></text:p>
      <text:p text:style-name="P69"><text:s text:c="5"/><text:span text:style-name="T66">= \(f :: Op) -&gt; \(a :: Ord) -&gt; </text:span></text:p>
      <text:p text:style-name="P69"><text:s text:c="7"/><text:span text:style-name="T66">case a of </text:span></text:p>
      <text:p text:style-name="P69"><text:s text:c="9"/><text:span text:style-name="T66">(O) <text:s text:c="3"/>-&gt; f zero</text:span></text:p>
      <text:p text:style-name="P69"><text:s text:c="9"/><text:span text:style-name="T66">(S a') -&gt; f (succ (Nabla f a'))</text:span></text:p>
      <text:p text:style-name="P69"><text:s text:c="9"/><text:span text:style-name="T66">(L ls) -&gt; limit (\(n :: Nat) -&gt; Nabla f (ls n))</text:span></text:p>
      <text:p text:style-name="P78"/>
      <text:p text:style-name="P69"><text:s text:c="2"/><text:span text:style-name="T66">{- derivative of a normal function -}</text:span></text:p>
      <text:p text:style-name="P69"><text:s text:c="2"/><text:span text:style-name="T66">deriv :: Op -&gt; Op</text:span></text:p>
      <text:p text:style-name="P69"><text:s text:c="5"/><text:span text:style-name="T66">= \(f :: Op) -&gt; Nabla (OpItw f) </text:span></text:p>
      <text:p text:style-name="P78"/>
      <text:p text:style-name="P69"><text:s text:c="2"/><text:span text:style-name="T66">{- derivative of a sequence of normal function -}</text:span></text:p>
      <text:p text:style-name="P69"><text:s text:c="2"/><text:span text:style-name="T66">derivl :: (Nat -&gt; Op) -&gt; Op</text:span></text:p>
      <text:p text:style-name="P69"><text:s text:c="5"/><text:span text:style-name="T66">= \(sf :: Nat -&gt; Op) -&gt; Nabla (OpLim sf) </text:span></text:p>
      <text:p text:style-name="P78"/>
      <text:p text:style-name="P69"><text:s text:c="2"/><text:span text:style-name="T66">{- Veblen hierarchy -}</text:span></text:p>
      <text:p text:style-name="P69"><text:s text:c="2"/><text:span text:style-name="T66">{- recursive -}</text:span></text:p>
      <text:p text:style-name="P69"><text:s text:c="2"/><text:span text:style-name="T66">v :: Ord -&gt; Ord -&gt; Ord</text:span></text:p>
      <text:p text:style-name="P69"><text:s text:c="5"/><text:span text:style-name="T66">= \(a :: Ord) -&gt; </text:span></text:p>
      <text:p text:style-name="P69"><text:s text:c="8"/><text:span text:style-name="T66">let { pds :: Seq Op = </text:span></text:p>
      <text:p text:style-name="P69"><text:s text:c="17"/><text:span text:style-name="T66">case a of </text:span></text:p>
      <text:p text:style-name="P69"><text:s text:c="19"/><text:span text:style-name="T66">(O) <text:s text:c="3"/>-&gt; OpIt (w a) </text:span></text:p>
      <text:p text:style-name="P69"><text:s text:c="19"/><text:span text:style-name="T66">(S a') -&gt; OpIt (v a')</text:span></text:p>
      <text:p text:style-name="P69"><text:s text:c="19"/><text:span text:style-name="T66">(L ls) -&gt; \(n :: Nat) -&gt; v (ls n)</text:span></text:p>
      <text:p text:style-name="P69"><text:s text:c="8"/><text:span text:style-name="T66">} in Nabla (OpLim pds)</text:span></text:p>
      <text:p text:style-name="P78"/>
      <text:p text:style-name="P69"><text:s text:c="2"/><text:span text:style-name="T66">veb :: Op </text:span></text:p>
      <text:p text:style-name="P69"><text:s text:c="4"/><text:span text:style-name="T66">= \(a :: Ord) -&gt; v a zero</text:span></text:p>
      <text:p text:style-name="P78"/>
      <text:p text:style-name="P69"><text:s text:c="2"/><text:span text:style-name="T66">{-------- The landmark ordinals ------------}</text:span></text:p>
      <text:p text:style-name="P78"/>
      <text:p text:style-name="P69"><text:s text:c="2"/><text:span text:style-name="T66">epsilon0 :: Ord = veb zero</text:span></text:p>
      <text:p text:style-name="P78"/>
      <text:p text:style-name="P69"><text:s text:c="2"/><text:span text:style-name="T66">Gamma0 :: Ord = limit (\ (n :: Nat) -&gt; </text:span></text:p>
      <text:p text:style-name="P274"><text:s text:c="6"/><text:span text:style-name="T66">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91"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45"><text:s/>Gamma0 = Limit (\n -&gt; iter _ veb n Zero) </text:p>
      <text:p text:style-name="P13"/>
      <text:p text:style-name="P79">iter a f n x = f^n(x)</text:p>
      <text:p text:style-name="P79"/>
      <text:p text:style-name="P79">OpLim = Lim1</text:p>
      <text:p text:style-name="P79"/>
      <text:p text:style-name="P79">OpItw = H</text:p>
      <text:p text:style-name="P79"/>
      <text:p text:style-name="P79">cantor a b = a + w^b</text:p>
      <text:p text:style-name="P79"/>
      <text:p text:style-name="P79">Nabla f n = (f o suc)^n(f(0))</text:p>
      <text:p text:style-name="P79"/>
      <text:p text:style-name="P79">deriv f n = Nabla (H f) n = ((H f) o suc)^n (H f 0)</text:p>
      <text:p text:style-name="P79">deriv f énumère les points fixes de f</text:p>
      <text:p text:style-name="P79"/>
      <text:p text:style-name="P80">veblen a b = phi(<text:span text:style-name="T80">1+a</text:span>,b)</text:p>
      <text:p text:style-name="P80"/>
      <text:p text:style-name="P81">veblen 0 n </text:p>
      <text:p text:style-name="P81"><text:s/>= Nabla (OpLim (iter _ [w^*]))</text:p>
      <text:p text:style-name="P81"><text:s/>= ((OpLim (iter _ [w^*])) o suc)^n (OpLim (iter _ [w^*]) 0)</text:p>
      <text:p text:style-name="P81"><text:s/>= ((OpLim (iter _ [w^*])) o suc)^n (Lim \p. iter _ [w^*] p 0)</text:p>
      <text:p text:style-name="P81"><text:s/>= ((OpLim (iter _ [w^*])) o suc)^n (Lim \p. [w^*]^p 0)</text:p>
      <text:p text:style-name="P81"><text:s/>= ((OpLim (iter _ [w^*])) o suc)^n (H [w^*] 0)</text:p>
      <text:p text:style-name="P81"><text:s/>= ((OpLim (iter _ [w^*])) o suc)^n (epsilon 0)</text:p>
      <text:p text:style-name="P81">n = 0 : epsilon 0</text:p>
      <text:p text:style-name="P81">n = 1 : OpLim (iter _ [w^*]) (epsilon 0 + 1)</text:p>
      <text:p text:style-name="P81"><text:s/>= Lim \p. iter _ [w^*] p (epsilon 0 + 1)</text:p>
      <text:p text:style-name="P81"><text:s/>= H [w^*] (epsilon 0 + 1)</text:p>
      <text:p text:style-name="P81"><text:s/>= epsilon 1</text:p>
      <text:p text:style-name="P81">veblen 0 a = epsilon a</text:p>
      <text:p text:style-name="P81"/>
      <text:p text:style-name="P81">veblen 1 n </text:p>
      <text:p text:style-name="P81"><text:s/>= Nabla (OpLim (iter _ (veblen 0)))</text:p>
      <text:p text:style-name="P81"><text:s/>= Nabla (OpLim (iter _ [epsilon *]))</text:p>
      <text:p text:style-name="P81"><text:s/>= Nabla (OpLim (iter _ epsilon))</text:p>
      <text:p text:style-name="P81">veblen 1 0 = H epsilon 0 = zeta 0</text:p>
      <text:p text:style-name="P81">veblen 1 = zeta</text:p>
      <text:p text:style-name="P81"/>
      <text:p text:style-name="P81">veblen w 0 = phi(w,0) </text:p>
      <text:p text:style-name="P81"><text:s/>= Nabla (OpLim [veblen *]) 0</text:p>
      <text:p text:style-name="P81"><text:s/>= Nabla (OpLim veblen) 0</text:p>
      <text:p text:style-name="P81"><text:s/>= OpLim veblen 0</text:p>
      <text:p text:style-name="P81"><text:s/>= <text:span text:style-name="T81">l</text:span>im \n. veblen n 0</text:p>
      <text:p text:style-name="P81">veblen w 1 </text:p>
      <text:p text:style-name="P81"><text:s/>= Nabla (OpLim veblen) 1</text:p>
      <text:p text:style-name="P81"><text:s/>= OpLim veblen (suc (lim \n. veblen n 0))</text:p>
      <text:p text:style-name="P81"><text:s/>= OpLim veblen (phi(w,0)+1)</text:p>
      <text:p text:style-name="P81"><text:s/>= <text:span text:style-name="T81">l</text:span>im \n. veblen n (phi(w,0)+1)</text:p>
      <text:p text:style-name="P81"/>
      <text:p text:style-name="P82">cf <text:a xlink:type="simple" xlink:href="https://en.wikipedia.org/wiki/Veblen_function" text:style-name="Internet_20_link" text:visited-style-name="Visited_20_Internet_20_Link">https://en.wikipedia.org/wiki/Veblen_function</text:a> :</text:p>
      <text:p text:style-name="P82"/>
      <text:p text:style-name="P82">Now suppose b that b is a limit :</text:p>
      <text:p text:style-name="P82">(…)</text:p>
      <text:p text:style-name="P82">For phi_b(c+1), use phi_b(c+1)[n] = phi_b[n](phi_b(c)+1)</text:p>
      <text:p text:style-name="P82"/>
      <text:p text:style-name="P83">phi (lim f) (b+1) = lim \n phi (f n) (phi (lim f) b + 1)</text:p>
      <text:p text:style-name="P84">avec f = I et b = 0 :</text:p>
      <text:p text:style-name="P84">phi w 1 = lim \n. phi n (phi w 0 + 1)</text:p>
      <text:p text:style-name="P84"/>
      <text:p text:style-name="P13"/>
      <text:p text:style-name="P14"/>
      <text:p text:style-name="P14">Generalisation de phi(a,b) :</text:p>
      <text:p text:style-name="P14"><text:s/>- <text:span text:style-name="T61">nombre fini de variables : </text:span>phi (an, …, a1, a0) = phi (n:an, …, 1:a1, 0:a0)</text:p>
      <text:p text:style-name="P14"><text:s/>- <text:span text:style-name="T61">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39"><text:span text:style-name="T50"><text:s text:c="6"/>A.</text:span> <text:bookmark text:name="MathJax-Element-17-Frame"/><text:bookmark text:name="MathJax-Span-75"/><text:bookmark text:name="MathJax-Span-76"/><text:bookmark text:name="MathJax-Span-77"/><text:span text:style-name="T52">φ</text:span><text:bookmark text:name="MathJax-Span-78"/><text:span text:style-name="T51">(</text:span><text:bookmark text:name="MathJax-Span-79"/><text:bookmark text:name="MathJax-Span-80"/><text:span text:style-name="T51">0</text:span><text:bookmark text:name="MathJax-Span-81"/><text:span text:style-name="T53">0</text:span><text:bookmark text:name="MathJax-Span-82"/><text:span text:style-name="T51">,</text:span><text:bookmark text:name="MathJax-Span-83"/><text:bookmark text:name="MathJax-Span-84"/><text:span text:style-name="T51">0</text:span><text:bookmark text:name="MathJax-Span-85"/><text:span text:style-name="T53">1</text:span><text:bookmark text:name="MathJax-Span-86"/><text:span text:style-name="T51">,</text:span><text:bookmark text:name="MathJax-Span-87"/><text:span text:style-name="T57">…</text:span><text:bookmark text:name="MathJax-Span-88"/><text:span text:style-name="T51">,</text:span><text:bookmark text:name="MathJax-Span-89"/><text:bookmark text:name="MathJax-Span-90"/><text:span text:style-name="T51">1</text:span><text:bookmark text:name="MathJax-Span-91"/><text:bookmark text:name="MathJax-Span-92"/><text:bookmark text:name="MathJax-Span-93"/><text:span text:style-name="T54">α</text:span><text:bookmark text:name="MathJax-Span-94"/><text:span text:style-name="T53">+</text:span><text:bookmark text:name="MathJax-Span-95"/><text:span text:style-name="T53">1</text:span><text:bookmark text:name="MathJax-Span-96"/><text:span text:style-name="T51">)</text:span><text:bookmark text:name="MathJax-Span-97"/><text:span text:style-name="T51">=</text:span><text:bookmark text:name="MathJax-Span-98"/><text:bookmark text:name="MathJax-Span-99"/><text:span text:style-name="T51">sup</text:span><text:bookmark text:name="MathJax-Span-100"/><text:span text:style-name="T57">≺</text:span><text:bookmark text:name="MathJax-Span-101"/><text:span text:style-name="T51">{</text:span><text:bookmark text:name="MathJax-Span-102"/><text:span text:style-name="T52">φ</text:span><text:bookmark text:name="MathJax-Span-103"/><text:span text:style-name="T51">(</text:span><text:bookmark text:name="MathJax-Span-104"/><text:bookmark text:name="MathJax-Span-105"/><text:span text:style-name="T51">0</text:span><text:bookmark text:name="MathJax-Span-106"/><text:span text:style-name="T53">0</text:span><text:bookmark text:name="MathJax-Span-107"/><text:span text:style-name="T51">,</text:span><text:bookmark text:name="MathJax-Span-108"/><text:bookmark text:name="MathJax-Span-109"/><text:span text:style-name="T51">0</text:span><text:bookmark text:name="MathJax-Span-110"/><text:span text:style-name="T53">1</text:span><text:bookmark text:name="MathJax-Span-111"/><text:span text:style-name="T51">,</text:span><text:bookmark text:name="MathJax-Span-112"/><text:span text:style-name="T57">…</text:span><text:bookmark text:name="MathJax-Span-113"/><text:span text:style-name="T51">,</text:span><text:bookmark text:name="MathJax-Span-114"/><text:bookmark text:name="MathJax-Span-115"/><text:span text:style-name="T52">x</text:span><text:bookmark text:name="MathJax-Span-116"/><text:span text:style-name="T54">α</text:span><text:bookmark text:name="MathJax-Span-117"/><text:span text:style-name="T51">)</text:span><text:bookmark text:name="MathJax-Span-118"/><text:span text:style-name="T51">:</text:span><text:bookmark text:name="MathJax-Span-119"/><text:span text:style-name="T52">x</text:span><text:bookmark text:name="MathJax-Span-120"/><text:span text:style-name="T57">∈</text:span><text:bookmark text:name="MathJax-Span-121"/><text:span text:style-name="T51">On</text:span><text:bookmark text:name="MathJax-Span-122"/><text:span text:style-name="T51">}</text:span>.</text:p>
      <text:p text:style-name="P140"><text:span text:style-name="T50">B.</text:span> <text:bookmark text:name="MathJax-Element-18-Frame"/><text:bookmark text:name="MathJax-Span-123"/><text:bookmark text:name="MathJax-Span-124"/><text:bookmark text:name="MathJax-Span-125"/><text:span text:style-name="T52">φ</text:span><text:bookmark text:name="MathJax-Span-126"/><text:span text:style-name="T51">(</text:span><text:bookmark text:name="MathJax-Span-127"/><text:bookmark text:name="MathJax-Span-128"/><text:span text:style-name="T51">0</text:span><text:bookmark text:name="MathJax-Span-129"/><text:span text:style-name="T53">0</text:span><text:bookmark text:name="MathJax-Span-130"/><text:span text:style-name="T51">,</text:span><text:bookmark text:name="MathJax-Span-131"/><text:bookmark text:name="MathJax-Span-132"/><text:span text:style-name="T51">0</text:span><text:bookmark text:name="MathJax-Span-133"/><text:span text:style-name="T53">1</text:span><text:bookmark text:name="MathJax-Span-134"/><text:span text:style-name="T51">,</text:span><text:bookmark text:name="MathJax-Span-135"/><text:span text:style-name="T57">…</text:span><text:bookmark text:name="MathJax-Span-136"/><text:span text:style-name="T51">,</text:span><text:bookmark text:name="MathJax-Span-137"/><text:bookmark text:name="MathJax-Span-138"/><text:span text:style-name="T51">1</text:span><text:bookmark text:name="MathJax-Span-139"/><text:span text:style-name="T54">α</text:span><text:bookmark text:name="MathJax-Span-140"/><text:span text:style-name="T51">)</text:span><text:bookmark text:name="MathJax-Span-141"/><text:span text:style-name="T51">=</text:span><text:bookmark text:name="MathJax-Span-142"/><text:bookmark text:name="MathJax-Span-143"/><text:span text:style-name="T51">sup</text:span><text:bookmark text:name="MathJax-Span-144"/><text:span text:style-name="T57">≺</text:span><text:bookmark text:name="MathJax-Span-145"/><text:span text:style-name="T51">{</text:span><text:bookmark text:name="MathJax-Span-146"/><text:span text:style-name="T52">φ</text:span><text:bookmark text:name="MathJax-Span-147"/><text:span text:style-name="T51">(</text:span><text:bookmark text:name="MathJax-Span-148"/><text:bookmark text:name="MathJax-Span-149"/><text:span text:style-name="T51">0</text:span><text:bookmark text:name="MathJax-Span-150"/><text:span text:style-name="T53">0</text:span><text:bookmark text:name="MathJax-Span-151"/><text:span text:style-name="T51">,</text:span><text:bookmark text:name="MathJax-Span-152"/><text:bookmark text:name="MathJax-Span-153"/><text:span text:style-name="T51">0</text:span><text:bookmark text:name="MathJax-Span-154"/><text:span text:style-name="T53">1</text:span><text:bookmark text:name="MathJax-Span-155"/><text:span text:style-name="T51">,</text:span><text:bookmark text:name="MathJax-Span-156"/><text:span text:style-name="T57">…</text:span><text:bookmark text:name="MathJax-Span-157"/><text:span text:style-name="T51">,</text:span><text:bookmark text:name="MathJax-Span-158"/><text:bookmark text:name="MathJax-Span-159"/><text:span text:style-name="T51">1</text:span><text:bookmark text:name="MathJax-Span-160"/><text:span text:style-name="T54">β</text:span><text:bookmark text:name="MathJax-Span-161"/><text:span text:style-name="T51">)</text:span><text:bookmark text:name="MathJax-Span-162"/><text:span text:style-name="T51">:</text:span><text:bookmark text:name="MathJax-Span-163"/><text:span text:style-name="T52">β</text:span><text:bookmark text:name="MathJax-Span-164"/><text:span text:style-name="T51">&lt;</text:span><text:bookmark text:name="MathJax-Span-165"/><text:span text:style-name="T52">α</text:span><text:bookmark text:name="MathJax-Span-166"/><text:span text:style-name="T51">}</text:span> where <text:bookmark text:name="MathJax-Element-19-Frame"/><text:bookmark text:name="MathJax-Span-167"/><text:bookmark text:name="MathJax-Span-168"/><text:bookmark text:name="MathJax-Span-169"/><text:span text:style-name="T52">α</text:span><text:bookmark text:name="MathJax-Span-170"/><text:span text:style-name="T57">∈</text:span><text:bookmark text:name="MathJax-Span-171"/><text:span text:style-name="T51">Lim</text:span></text:p>
      <text:p text:style-name="P140"><text:span text:style-name="T50">C.</text:span> <text:bookmark text:name="MathJax-Element-20-Frame"/><text:bookmark text:name="MathJax-Span-172"/><text:bookmark text:name="MathJax-Span-173"/><text:bookmark text:name="MathJax-Span-174"/><text:span text:style-name="T52">φ</text:span><text:bookmark text:name="MathJax-Span-175"/><text:span text:style-name="T51">(</text:span><text:bookmark text:name="MathJax-Span-176"/><text:span text:style-name="T51">(</text:span><text:bookmark text:name="MathJax-Span-177"/><text:span text:style-name="T52">x</text:span><text:bookmark text:name="MathJax-Span-178"/><text:span text:style-name="T51">+</text:span><text:bookmark text:name="MathJax-Span-179"/><text:span text:style-name="T51">1</text:span><text:bookmark text:name="MathJax-Span-180"/><text:bookmark text:name="MathJax-Span-181"/><text:span text:style-name="T51">)</text:span><text:bookmark text:name="MathJax-Span-182"/><text:span text:style-name="T53">0</text:span><text:bookmark text:name="MathJax-Span-183"/><text:span text:style-name="T51">,</text:span><text:bookmark text:name="MathJax-Span-184"/><text:bookmark text:name="MathJax-Span-185"/><text:span text:style-name="T52">y</text:span><text:bookmark text:name="MathJax-Span-186"/><text:span text:style-name="T53">1</text:span><text:bookmark text:name="MathJax-Span-187"/><text:span text:style-name="T51">,</text:span><text:bookmark text:name="MathJax-Span-188"/><text:span text:style-name="T57">…</text:span><text:bookmark text:name="MathJax-Span-189"/><text:span text:style-name="T51">,</text:span><text:bookmark text:name="MathJax-Span-190"/><text:bookmark text:name="MathJax-Span-191"/><text:span text:style-name="T52">z</text:span><text:bookmark text:name="MathJax-Span-192"/><text:span text:style-name="T54">β</text:span><text:bookmark text:name="MathJax-Span-193"/><text:span text:style-name="T51">)</text:span><text:bookmark text:name="MathJax-Span-194"/><text:span text:style-name="T57">≻</text:span><text:bookmark text:name="MathJax-Span-195"/><text:span text:style-name="T52">φ</text:span><text:bookmark text:name="MathJax-Span-196"/><text:span text:style-name="T51">(</text:span><text:bookmark text:name="MathJax-Span-197"/><text:bookmark text:name="MathJax-Span-198"/><text:span text:style-name="T52">x</text:span><text:bookmark text:name="MathJax-Span-199"/><text:span text:style-name="T53">0</text:span><text:bookmark text:name="MathJax-Span-200"/><text:span text:style-name="T51">,</text:span><text:bookmark text:name="MathJax-Span-201"/><text:span text:style-name="T57">…</text:span><text:bookmark text:name="MathJax-Span-202"/><text:span text:style-name="T51">,</text:span><text:bookmark text:name="MathJax-Span-203"/><text:bookmark text:name="MathJax-Span-204"/><text:span text:style-name="T52">z</text:span><text:bookmark text:name="MathJax-Span-205"/><text:span text:style-name="T54">β</text:span><text:bookmark text:name="MathJax-Span-206"/><text:span text:style-name="T51">)</text:span>, and there is no array between them</text:p>
      <text:p text:style-name="P140"><text:span text:style-name="T50">D.</text:span> <text:bookmark text:name="MathJax-Element-21-Frame"/><text:bookmark text:name="MathJax-Span-207"/><text:bookmark text:name="MathJax-Span-208"/><text:bookmark text:name="MathJax-Span-209"/><text:span text:style-name="T52">φ</text:span><text:bookmark text:name="MathJax-Span-210"/><text:span text:style-name="T51">(</text:span><text:bookmark text:name="MathJax-Span-211"/><text:bookmark text:name="MathJax-Span-212"/><text:span text:style-name="T51">0</text:span><text:bookmark text:name="MathJax-Span-213"/><text:span text:style-name="T53">0</text:span><text:bookmark text:name="MathJax-Span-214"/><text:span text:style-name="T51">,</text:span><text:bookmark text:name="MathJax-Span-215"/><text:span text:style-name="T57">…</text:span><text:bookmark text:name="MathJax-Span-216"/><text:span text:style-name="T51">,</text:span><text:bookmark text:name="MathJax-Span-217"/><text:span text:style-name="T51">(</text:span><text:bookmark text:name="MathJax-Span-218"/><text:span text:style-name="T52">x</text:span><text:bookmark text:name="MathJax-Span-219"/><text:span text:style-name="T51">+</text:span><text:bookmark text:name="MathJax-Span-220"/><text:span text:style-name="T51">1</text:span><text:bookmark text:name="MathJax-Span-221"/><text:bookmark text:name="MathJax-Span-222"/><text:span text:style-name="T51">)</text:span><text:bookmark text:name="MathJax-Span-223"/><text:bookmark text:name="MathJax-Span-224"/><text:bookmark text:name="MathJax-Span-225"/><text:span text:style-name="T54">α</text:span><text:bookmark text:name="MathJax-Span-226"/><text:span text:style-name="T53">+</text:span><text:bookmark text:name="MathJax-Span-227"/><text:span text:style-name="T53">1</text:span><text:bookmark text:name="MathJax-Span-228"/><text:span text:style-name="T51">,</text:span><text:bookmark text:name="MathJax-Span-229"/><text:span text:style-name="T57">…</text:span><text:bookmark text:name="MathJax-Span-230"/><text:span text:style-name="T51">,</text:span><text:bookmark text:name="MathJax-Span-231"/><text:bookmark text:name="MathJax-Span-232"/><text:span text:style-name="T52">y</text:span><text:bookmark text:name="MathJax-Span-233"/><text:span text:style-name="T54">β</text:span><text:bookmark text:name="MathJax-Span-234"/><text:span text:style-name="T51">)</text:span><text:bookmark text:name="MathJax-Span-235"/><text:span text:style-name="T51">=</text:span><text:bookmark text:name="MathJax-Span-236"/><text:bookmark text:name="MathJax-Span-237"/><text:span text:style-name="T51">sup</text:span><text:bookmark text:name="MathJax-Span-238"/><text:span text:style-name="T57">≺</text:span><text:bookmark text:name="MathJax-Span-239"/><text:span text:style-name="T51">{</text:span><text:bookmark text:name="MathJax-Span-240"/><text:span text:style-name="T52">φ</text:span><text:bookmark text:name="MathJax-Span-241"/><text:span text:style-name="T51">(</text:span><text:bookmark text:name="MathJax-Span-242"/><text:bookmark text:name="MathJax-Span-243"/><text:span text:style-name="T51">0</text:span><text:bookmark text:name="MathJax-Span-244"/><text:span text:style-name="T53">0</text:span><text:bookmark text:name="MathJax-Span-245"/><text:span text:style-name="T51">,</text:span><text:bookmark text:name="MathJax-Span-246"/><text:span text:style-name="T57">…</text:span><text:bookmark text:name="MathJax-Span-247"/><text:span text:style-name="T51">,</text:span><text:bookmark text:name="MathJax-Span-248"/><text:span text:style-name="T51">(</text:span><text:bookmark text:name="MathJax-Span-249"/><text:span text:style-name="T52">x</text:span><text:bookmark text:name="MathJax-Span-250"/><text:span text:style-name="T51">+</text:span><text:bookmark text:name="MathJax-Span-251"/><text:span text:style-name="T51">1</text:span><text:bookmark text:name="MathJax-Span-252"/><text:bookmark text:name="MathJax-Span-253"/><text:span text:style-name="T51">)</text:span><text:bookmark text:name="MathJax-Span-254"/><text:span text:style-name="T54">α</text:span><text:bookmark text:name="MathJax-Span-255"/><text:span text:style-name="T51">,</text:span><text:bookmark text:name="MathJax-Span-256"/><text:bookmark text:name="MathJax-Span-257"/><text:span text:style-name="T52">x</text:span><text:bookmark text:name="MathJax-Span-258"/><text:bookmark text:name="MathJax-Span-259"/><text:bookmark text:name="MathJax-Span-260"/><text:span text:style-name="T54">α</text:span><text:bookmark text:name="MathJax-Span-261"/><text:span text:style-name="T53">+</text:span><text:bookmark text:name="MathJax-Span-262"/><text:span text:style-name="T53">1</text:span><text:bookmark text:name="MathJax-Span-263"/><text:span text:style-name="T51">,</text:span><text:bookmark text:name="MathJax-Span-264"/><text:span text:style-name="T57">…</text:span><text:bookmark text:name="MathJax-Span-265"/><text:span text:style-name="T51">,</text:span><text:bookmark text:name="MathJax-Span-266"/><text:bookmark text:name="MathJax-Span-267"/><text:span text:style-name="T52">y</text:span><text:bookmark text:name="MathJax-Span-268"/><text:span text:style-name="T54">β</text:span><text:bookmark text:name="MathJax-Span-269"/><text:span text:style-name="T51">)</text:span><text:bookmark text:name="MathJax-Span-270"/><text:span text:style-name="T51">}</text:span></text:p>
      <text:p text:style-name="P140"><text:span text:style-name="T50">E.</text:span> <text:bookmark text:name="MathJax-Element-22-Frame"/><text:bookmark text:name="MathJax-Span-271"/><text:bookmark text:name="MathJax-Span-272"/><text:bookmark text:name="MathJax-Span-273"/><text:span text:style-name="T52">φ</text:span><text:bookmark text:name="MathJax-Span-274"/><text:span text:style-name="T51">(</text:span><text:bookmark text:name="MathJax-Span-275"/><text:bookmark text:name="MathJax-Span-276"/><text:span text:style-name="T51">0</text:span><text:bookmark text:name="MathJax-Span-277"/><text:span text:style-name="T53">0</text:span><text:bookmark text:name="MathJax-Span-278"/><text:span text:style-name="T51">,</text:span><text:bookmark text:name="MathJax-Span-279"/><text:span text:style-name="T57">…</text:span><text:bookmark text:name="MathJax-Span-280"/><text:span text:style-name="T51">,</text:span><text:bookmark text:name="MathJax-Span-281"/><text:bookmark text:name="MathJax-Span-282"/><text:span text:style-name="T52">x</text:span><text:bookmark text:name="MathJax-Span-283"/><text:bookmark text:name="MathJax-Span-284"/><text:bookmark text:name="MathJax-Span-285"/><text:span text:style-name="T54">α</text:span><text:bookmark text:name="MathJax-Span-286"/><text:span text:style-name="T53">+</text:span><text:bookmark text:name="MathJax-Span-287"/><text:span text:style-name="T53">1</text:span><text:bookmark text:name="MathJax-Span-288"/><text:span text:style-name="T51">,</text:span><text:bookmark text:name="MathJax-Span-289"/><text:bookmark text:name="MathJax-Span-290"/><text:span text:style-name="T52">y</text:span><text:bookmark text:name="MathJax-Span-291"/><text:bookmark text:name="MathJax-Span-292"/><text:bookmark text:name="MathJax-Span-293"/><text:span text:style-name="T54">α</text:span><text:bookmark text:name="MathJax-Span-294"/><text:span text:style-name="T53">+</text:span><text:bookmark text:name="MathJax-Span-295"/><text:span text:style-name="T53">2</text:span><text:bookmark text:name="MathJax-Span-296"/><text:span text:style-name="T51">,</text:span><text:bookmark text:name="MathJax-Span-297"/><text:span text:style-name="T57">…</text:span><text:bookmark text:name="MathJax-Span-298"/><text:span text:style-name="T51">,</text:span><text:bookmark text:name="MathJax-Span-299"/><text:bookmark text:name="MathJax-Span-300"/><text:span text:style-name="T52">z</text:span><text:bookmark text:name="MathJax-Span-301"/><text:span text:style-name="T54">β</text:span><text:bookmark text:name="MathJax-Span-302"/><text:span text:style-name="T51">)</text:span><text:bookmark text:name="MathJax-Span-303"/><text:span text:style-name="T51">=</text:span><text:bookmark text:name="MathJax-Span-304"/><text:bookmark text:name="MathJax-Span-305"/><text:span text:style-name="T51">sup</text:span><text:bookmark text:name="MathJax-Span-306"/><text:span text:style-name="T57">≺</text:span><text:bookmark text:name="MathJax-Span-307"/><text:span text:style-name="T51">{</text:span><text:bookmark text:name="MathJax-Span-308"/><text:span text:style-name="T52">φ</text:span><text:bookmark text:name="MathJax-Span-309"/><text:span text:style-name="T51">(</text:span><text:bookmark text:name="MathJax-Span-310"/><text:bookmark text:name="MathJax-Span-311"/><text:span text:style-name="T51">0</text:span><text:bookmark text:name="MathJax-Span-312"/><text:span text:style-name="T53">0</text:span><text:bookmark text:name="MathJax-Span-313"/><text:span text:style-name="T51">,</text:span><text:bookmark text:name="MathJax-Span-314"/><text:span text:style-name="T57">…</text:span><text:bookmark text:name="MathJax-Span-315"/><text:span text:style-name="T51">,</text:span><text:bookmark text:name="MathJax-Span-316"/><text:bookmark text:name="MathJax-Span-317"/><text:span text:style-name="T52">w</text:span><text:bookmark text:name="MathJax-Span-318"/><text:bookmark text:name="MathJax-Span-319"/><text:bookmark text:name="MathJax-Span-320"/><text:span text:style-name="T54">α</text:span><text:bookmark text:name="MathJax-Span-321"/><text:span text:style-name="T53">+</text:span><text:bookmark text:name="MathJax-Span-322"/><text:span text:style-name="T53">1</text:span><text:bookmark text:name="MathJax-Span-323"/><text:span text:style-name="T51">,</text:span><text:bookmark text:name="MathJax-Span-324"/><text:bookmark text:name="MathJax-Span-325"/><text:span text:style-name="T52">y</text:span><text:bookmark text:name="MathJax-Span-326"/><text:bookmark text:name="MathJax-Span-327"/><text:bookmark text:name="MathJax-Span-328"/><text:span text:style-name="T54">α</text:span><text:bookmark text:name="MathJax-Span-329"/><text:span text:style-name="T53">+</text:span><text:bookmark text:name="MathJax-Span-330"/><text:span text:style-name="T53">2</text:span><text:bookmark text:name="MathJax-Span-331"/><text:span text:style-name="T51">,</text:span><text:bookmark text:name="MathJax-Span-332"/><text:span text:style-name="T57">…</text:span><text:bookmark text:name="MathJax-Span-333"/><text:span text:style-name="T51">,</text:span><text:bookmark text:name="MathJax-Span-334"/><text:bookmark text:name="MathJax-Span-335"/><text:span text:style-name="T52">z</text:span><text:bookmark text:name="MathJax-Span-336"/><text:span text:style-name="T54">β</text:span><text:bookmark text:name="MathJax-Span-337"/><text:span text:style-name="T51">)</text:span><text:bookmark text:name="MathJax-Span-338"/><text:span text:style-name="T51">:</text:span><text:bookmark text:name="MathJax-Span-339"/><text:span text:style-name="T52">w</text:span><text:bookmark text:name="MathJax-Span-340"/><text:span text:style-name="T51">&lt;</text:span><text:bookmark text:name="MathJax-Span-341"/><text:span text:style-name="T52">x</text:span><text:bookmark text:name="MathJax-Span-342"/><text:span text:style-name="T51">}</text:span> where <text:bookmark text:name="MathJax-Element-23-Frame"/><text:bookmark text:name="MathJax-Span-343"/><text:bookmark text:name="MathJax-Span-344"/><text:bookmark text:name="MathJax-Span-345"/><text:span text:style-name="T52">x</text:span><text:bookmark text:name="MathJax-Span-346"/><text:span text:style-name="T57">∈</text:span><text:bookmark text:name="MathJax-Span-347"/><text:span text:style-name="T51">Lim</text:span></text:p>
      <text:p text:style-name="P140"><text:span text:style-name="T50">F.</text:span> <text:bookmark text:name="MathJax-Element-24-Frame"/><text:bookmark text:name="MathJax-Span-348"/><text:bookmark text:name="MathJax-Span-349"/><text:bookmark text:name="MathJax-Span-350"/><text:span text:style-name="T52">φ</text:span><text:bookmark text:name="MathJax-Span-351"/><text:span text:style-name="T51">(</text:span><text:bookmark text:name="MathJax-Span-352"/><text:bookmark text:name="MathJax-Span-353"/><text:span text:style-name="T51">0</text:span><text:bookmark text:name="MathJax-Span-354"/><text:span text:style-name="T53">0</text:span><text:bookmark text:name="MathJax-Span-355"/><text:span text:style-name="T51">,</text:span><text:bookmark text:name="MathJax-Span-356"/><text:span text:style-name="T57">…</text:span><text:bookmark text:name="MathJax-Span-357"/><text:span text:style-name="T51">,</text:span><text:bookmark text:name="MathJax-Span-358"/><text:span text:style-name="T51">(</text:span><text:bookmark text:name="MathJax-Span-359"/><text:span text:style-name="T52">x</text:span><text:bookmark text:name="MathJax-Span-360"/><text:span text:style-name="T51">+</text:span><text:bookmark text:name="MathJax-Span-361"/><text:span text:style-name="T51">1</text:span><text:bookmark text:name="MathJax-Span-362"/><text:bookmark text:name="MathJax-Span-363"/><text:span text:style-name="T51">)</text:span><text:bookmark text:name="MathJax-Span-364"/><text:span text:style-name="T54">α</text:span><text:bookmark text:name="MathJax-Span-365"/><text:span text:style-name="T51">,</text:span><text:bookmark text:name="MathJax-Span-366"/><text:span text:style-name="T57">…</text:span><text:bookmark text:name="MathJax-Span-367"/><text:span text:style-name="T51">,</text:span><text:bookmark text:name="MathJax-Span-368"/><text:bookmark text:name="MathJax-Span-369"/><text:span text:style-name="T52">y</text:span><text:bookmark text:name="MathJax-Span-370"/><text:span text:style-name="T54">β</text:span><text:bookmark text:name="MathJax-Span-371"/><text:span text:style-name="T51">)</text:span><text:bookmark text:name="MathJax-Span-372"/><text:span text:style-name="T51">=</text:span><text:bookmark text:name="MathJax-Span-373"/><text:bookmark text:name="MathJax-Span-374"/><text:span text:style-name="T51">sup</text:span><text:bookmark text:name="MathJax-Span-375"/><text:span text:style-name="T57">≺</text:span><text:bookmark text:name="MathJax-Span-376"/><text:span text:style-name="T51">{</text:span><text:bookmark text:name="MathJax-Span-377"/><text:span text:style-name="T52">φ</text:span><text:bookmark text:name="MathJax-Span-378"/><text:span text:style-name="T51">(</text:span><text:bookmark text:name="MathJax-Span-379"/><text:bookmark text:name="MathJax-Span-380"/><text:span text:style-name="T51">0</text:span><text:bookmark text:name="MathJax-Span-381"/><text:span text:style-name="T53">0</text:span><text:bookmark text:name="MathJax-Span-382"/><text:span text:style-name="T51">,</text:span><text:bookmark text:name="MathJax-Span-383"/><text:span text:style-name="T57">…</text:span><text:bookmark text:name="MathJax-Span-384"/><text:span text:style-name="T51">,</text:span><text:bookmark text:name="MathJax-Span-385"/><text:bookmark text:name="MathJax-Span-386"/><text:span text:style-name="T51">1</text:span><text:bookmark text:name="MathJax-Span-387"/><text:span text:style-name="T54">γ</text:span><text:bookmark text:name="MathJax-Span-388"/><text:span text:style-name="T51">,</text:span><text:bookmark text:name="MathJax-Span-389"/><text:span text:style-name="T57">…</text:span><text:bookmark text:name="MathJax-Span-390"/><text:span text:style-name="T51">,</text:span><text:bookmark text:name="MathJax-Span-391"/><text:bookmark text:name="MathJax-Span-392"/><text:span text:style-name="T52">x</text:span><text:bookmark text:name="MathJax-Span-393"/><text:span text:style-name="T54">α</text:span><text:bookmark text:name="MathJax-Span-394"/><text:span text:style-name="T51">,</text:span><text:bookmark text:name="MathJax-Span-395"/><text:span text:style-name="T57">…</text:span><text:bookmark text:name="MathJax-Span-396"/><text:span text:style-name="T51">,</text:span><text:bookmark text:name="MathJax-Span-397"/><text:bookmark text:name="MathJax-Span-398"/><text:span text:style-name="T52">y</text:span><text:bookmark text:name="MathJax-Span-399"/><text:span text:style-name="T54">β</text:span><text:bookmark text:name="MathJax-Span-400"/><text:span text:style-name="T51">)</text:span><text:bookmark text:name="MathJax-Span-401"/><text:span text:style-name="T51">:</text:span><text:bookmark text:name="MathJax-Span-402"/><text:span text:style-name="T52">γ</text:span><text:bookmark text:name="MathJax-Span-403"/><text:span text:style-name="T51">&lt;</text:span><text:bookmark text:name="MathJax-Span-404"/><text:span text:style-name="T52">α</text:span><text:bookmark text:name="MathJax-Span-405"/><text:span text:style-name="T51">}</text:span> where <text:bookmark text:name="MathJax-Element-25-Frame"/><text:bookmark text:name="MathJax-Span-406"/><text:bookmark text:name="MathJax-Span-407"/><text:bookmark text:name="MathJax-Span-408"/><text:span text:style-name="T52">α</text:span><text:bookmark text:name="MathJax-Span-409"/><text:span text:style-name="T57">∈</text:span><text:bookmark text:name="MathJax-Span-410"/><text:span text:style-name="T51">Lim</text:span></text:p>
      <text:p text:style-name="P141"><text:span text:style-name="T32">G.</text:span><text:span text:style-name="T31"> </text:span><text:bookmark text:name="MathJax-Element-26-Frame"/><text:bookmark text:name="MathJax-Span-411"/><text:bookmark text:name="MathJax-Span-412"/><text:bookmark text:name="MathJax-Span-413"/><text:span text:style-name="T28">φ</text:span><text:bookmark text:name="MathJax-Span-414"/><text:span text:style-name="T27">(</text:span><text:bookmark text:name="MathJax-Span-415"/><text:bookmark text:name="MathJax-Span-416"/><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1"/><text:bookmark text:name="MathJax-Span-422"/><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7"/><text:bookmark text:name="MathJax-Span-428"/><text:span text:style-name="T28">y</text:span><text:bookmark text:name="MathJax-Span-429"/><text:span text:style-name="T30">β</text:span><text:bookmark text:name="MathJax-Span-430"/><text:span text:style-name="T27">)</text:span><text:bookmark text:name="MathJax-Span-431"/><text:span text:style-name="T27">=</text:span><text:bookmark text:name="MathJax-Span-432"/><text:bookmark text:name="MathJax-Span-433"/><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8"/><text:bookmark text:name="MathJax-Span-439"/><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4"/><text:bookmark text:name="MathJax-Span-445"/><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0"/><text:bookmark text:name="MathJax-Span-451"/><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Element-27-Frame"/><text:bookmark text:name="MathJax-Span-459"/><text:bookmark text:name="MathJax-Span-460"/><text:bookmark text:name="MathJax-Span-461"/><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43">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α,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α<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44">- <text:bookmark text:name="MathJax-Element-349-Frame3741"/><text:bookmark text:name="MJXc-Node-338535953740"/><text:bookmark text:name="MJXc-Node-338635943739"/><text:bookmark text:name="MJXc-Node-338735933738"/><text:bookmark text:name="MJXc-Node-338835923737"/>φ<text:bookmark text:name="MJXc-Node-339035903743"/><text:span text:style-name="T82">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44">- <text:bookmark text:name="MathJax-Element-350-Frame3750"/><text:bookmark text:name="MJXc-Node-339835813749"/><text:bookmark text:name="MJXc-Node-339935803748"/><text:bookmark text:name="MJXc-Node-340035793747"/><text:bookmark text:name="MJXc-Node-340135783746"/>φ<text:bookmark text:name="MJXc-Node-340335773751"/>′<text:span text:style-name="T83">0</text:span>(<text:bookmark text:name="MJXc-Node-340535743753"/>α<text:bookmark text:name="MJXc-Node-340635733754"/>)<text:bookmark text:name="MJXc-Node-340735723755"/>=φ<text:span text:style-name="T83">(1_α)</text:span><text:line-break/>- <text:bookmark text:name="MathJax-Element-350-Frame"/><text:bookmark text:name="MJXc-Node-33983581"/><text:bookmark text:name="MJXc-Node-33993580"/><text:bookmark text:name="MJXc-Node-34003579"/><text:bookmark text:name="MJXc-Node-34013578"/>φ<text:bookmark text:name="MJXc-Node-34033577"/>′<text:bookmark text:name="MJXc-Node-34043575"/><text:span text:style-name="T83">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bookmark text:name="MJXc-Node-34183560"/><text:span text:style-name="T83">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bookmark text:name="MJXc-Node-34323545"/><text:span text:style-name="T83">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 <text:bookmark text:name="MathJax-Element-361-Frame"/><text:bookmark text:name="MJXc-Node-35173451"/><text:bookmark text:name="MJXc-Node-35183450"/><text:bookmark text:name="MJXc-Node-35193449"/><text:bookmark text:name="MJXc-Node-35203448"/>φ<text:bookmark text:name="MJXc-Node-35213447"/>′′′′,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45">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x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soft-pag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ξ,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bookmark text:name="MJXc-Node-1226"/>_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ξ,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2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2">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3">x</text:span>.w^<text:span text:style-name="T63">x</text:span></text:p>
      <text:p text:style-name="P27"><text:s/><text:span text:style-name="T63">incord 0 x = w^x</text:span></text:p>
      <text:p text:style-name="P27">phi = Phi0 = Phiord 0 = Phiinc inc0</text:p>
      <text:p text:style-name="P27">inc1 = incord 1 = alvph phi</text:p>
      <text:p text:style-name="P28"><text:s/><text:span text:style-name="T63">inc1 x = incord 1 x = alvph phi x = alvph (Phiinc increase) x</text:span></text:p>
      <text:p text:style-name="P31"><text:s text:c="2"/>= alv0 x = Phi1(x) = Phi1(0:x) </text:p>
      <text:p text:style-name="P28"><text:s text:c="2"/><text:span text:style-name="T64">=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5">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0=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0↦ζ,ι↦ξ] meaning that for the smallest index ι0 such that αι0 is nonzero the latter has been replaced by some value ζ&lt;αι0 and that for some smaller index ι&lt;ι0,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1 → rpt n1 (λ a1 → Suc a1)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46"/>
      <text:p text:style-name="P86"><text:a xlink:type="simple" xlink:href="http://staff.cs.manchester.ac.uk/~hsimmons/" text:style-name="Internet_20_link" text:visited-style-name="Visited_20_Internet_20_Link"><text:span text:style-name="T37">http://staff.cs.manchester.ac.uk/~hsimmons/</text:span></text:a></text:p>
      <text:p text:style-name="P86"><text:a xlink:type="simple" xlink:href="http://www.cs.man.ac.uk/~hsimmons/DOCUMENTS/papersandnotes.html" text:style-name="Internet_20_link" text:visited-style-name="Visited_20_Internet_20_Link"><text:span text:style-name="T37">http://www.cs.man.ac.uk/~hsimmons/DOCUMENTS/papersandnotes.html</text:span></text:a></text:p>
      <text:p text:style-name="P86"><text:a xlink:type="simple" xlink:href="http://www.cs.man.ac.uk/~hsimmons/TEMP/OrdNotes.pdf" text:style-name="Internet_20_link" text:visited-style-name="Visited_20_Internet_20_Link"><text:span text:style-name="T37">http://www.cs.man.ac.uk/~hsimmons/TEMP/OrdNotes.pdf</text:span></text:a></text:p>
      <text:p text:style-name="P86"><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86"><text:a xlink:type="simple" xlink:href="http://www.cs.man.ac.uk/~hsimmons/ORDINAL-NOTATIONS/Fruitful.pdf" text:style-name="Internet_20_link" text:visited-style-name="Visited_20_Internet_20_Link"><text:span text:style-name="T37">http://www.cs.man.ac.uk/~hsimmons/ORDINAL-NOTATIONS/Fruitful.pdf</text:span></text:a></text:p>
      <text:p text:style-name="P86"><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86"><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86"><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86"><text:a xlink:type="simple" xlink:href="http://www.cs.man.ac.uk/~hsimmons/TEMP/TieringNotes.pdf" text:style-name="Internet_20_link" text:visited-style-name="Visited_20_Internet_20_Link"><text:span text:style-name="T37">http://www.cs.man.ac.uk/~hsimmons/TEMP/TieringNotes.pdf</text:span></text:a></text:p>
      <text:p text:style-name="P86"><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86"><text:a xlink:type="simple" xlink:href="https://plato.stanford.edu/" text:style-name="Internet_20_link" text:visited-style-name="Visited_20_Internet_20_Link"><text:span text:style-name="T37">https://plato.stanford.edu/</text:span></text:a></text:p>
      <text:p text:style-name="P86"/>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5">phi(0,a) = w^a = epsilon0</text:span></text:p>
      <text:p text:style-name="P54">a = phi(W) = phi(1,0)</text:p>
      <text:p text:style-name="P54">Taranovsky :</text:p>
      <text:p text:style-name="P54">w^a = C(a,0) = 0+w^a</text:p>
      <text:p text:style-name="P54">a = w^a = epsilon0 = C(W,0)</text:p>
      <text:p text:style-name="P51"/>
      <text:p text:style-name="P51"/>
      <text:p text:style-name="P52"><text:soft-page-break/>Large Veblen ordinal in Agda</text:p>
      <text:p text:style-name="P52"/>
      <text:p text:style-name="P74">module LargeVeblen where</text:p>
      <text:p text:style-name="P77"/>
      <text:p text:style-name="P68"><text:s/><text:span text:style-name="T66">data Nat : Set where</text:span></text:p>
      <text:p text:style-name="P68"><text:s text:c="2"/><text:span text:style-name="T66">O : Nat</text:span></text:p>
      <text:p text:style-name="P68"><text:s text:c="2"/><text:span text:style-name="T66">1+ : Nat -&gt; Nat</text:span></text:p>
      <text:p text:style-name="P77"/>
      <text:p text:style-name="P68"><text:s/><text:span text:style-name="T66">data Ord : Set where</text:span></text:p>
      <text:p text:style-name="P68"><text:s text:c="2"/><text:span text:style-name="T66">Zero : Ord</text:span></text:p>
      <text:p text:style-name="P68"><text:s text:c="2"/><text:span text:style-name="T66">Suc : Ord -&gt; Ord</text:span></text:p>
      <text:p text:style-name="P68"><text:s text:c="2"/><text:span text:style-name="T66">Lim : (Nat -&gt; Ord) -&gt; Ord</text:span></text:p>
      <text:p text:style-name="P77"/>
      <text:p text:style-name="P68"><text:s/><text:span text:style-name="T66">-- rpt n f x = f^n(x)</text:span></text:p>
      <text:p text:style-name="P68"><text:s/><text:span text:style-name="T66">rpt : {t : Set} -&gt; Nat -&gt; (t -&gt; t) -&gt; t -&gt; t</text:span></text:p>
      <text:p text:style-name="P68"><text:s/><text:span text:style-name="T66">rpt O f x = x</text:span></text:p>
      <text:p text:style-name="P68"><text:s/><text:span text:style-name="T66">rpt (1+ n) f x = rpt n f (f x)</text:span></text:p>
      <text:p text:style-name="P77"/>
      <text:p text:style-name="P68"><text:s/><text:span text:style-name="T66">-- smallest fixed point of f greater than x, limit of x, f x, f (f x), ...</text:span></text:p>
      <text:p text:style-name="P68"><text:s/><text:span text:style-name="T66">fix : (Ord -&gt; Ord) -&gt; Ord -&gt; Ord</text:span></text:p>
      <text:p text:style-name="P68"><text:s/><text:span text:style-name="T66">fix f x = Lim (\n -&gt; rpt n f x)</text:span></text:p>
      <text:p text:style-name="P77"/>
      <text:p text:style-name="P68"><text:s/><text:span text:style-name="T66">w = fix Suc Zero -- not a fixed point in this case !</text:span></text:p>
      <text:p text:style-name="P77"/>
      <text:p text:style-name="P68"><text:s/><text:span text:style-name="T66">-- cantor a b = b + w^a</text:span></text:p>
      <text:p text:style-name="P68"><text:s/><text:span text:style-name="T66">cantor : Ord -&gt; Ord -&gt; Ord</text:span></text:p>
      <text:p text:style-name="P68"><text:s/><text:span text:style-name="T66">cantor Zero a = Suc a</text:span></text:p>
      <text:p text:style-name="P68"><text:s/><text:span text:style-name="T66">cantor (Suc b) a = fix (cantor b) a</text:span></text:p>
      <text:p text:style-name="P68"><text:s/><text:span text:style-name="T66">cantor (Lim f) a = Lim (\n -&gt; cantor (f n) a)</text:span></text:p>
      <text:p text:style-name="P77"/>
      <text:p text:style-name="P68"><text:s/><text:span text:style-name="T66">-- phi0 a = w^a</text:span></text:p>
      <text:p text:style-name="P68"><text:s/><text:span text:style-name="T66">phi0 : Ord -&gt; Ord</text:span></text:p>
      <text:p text:style-name="P68"><text:s/><text:span text:style-name="T66">phi0 a = cantor a Zero</text:span></text:p>
      <text:p text:style-name="P77"/>
      <text:p text:style-name="P68"><text:s/><text:span text:style-name="T66">-- Another possibility is to use phi'0 instead of phi0 in the definition of phi,</text:span></text:p>
      <text:p text:style-name="P68"><text:s/><text:span text:style-name="T66">-- this gives a phi function which grows slower</text:span></text:p>
      <text:p text:style-name="P68"><text:s/><text:span text:style-name="T66">phi'0 : Ord -&gt; Ord</text:span></text:p>
      <text:p text:style-name="P68"><text:s/><text:span text:style-name="T66">phi'0 Zero = Suc Zero</text:span></text:p>
      <text:p text:style-name="P68"><text:s/><text:span text:style-name="T66">phi'0 (Suc a) = Suc (phi'0 a)</text:span></text:p>
      <text:p text:style-name="P68"><text:s/><text:span text:style-name="T66">phi'0 (Lim f) = Lim (\n -&gt; phi'0 (f n))</text:span></text:p>
      <text:p text:style-name="P77"/>
      <text:p text:style-name="P68"><text:s/><text:span text:style-name="T66">-- Associative list of ordinals</text:span></text:p>
      <text:p text:style-name="P68"><text:s/><text:span text:style-name="T66">infixr 40 _=&gt;_&amp;_</text:span></text:p>
      <text:p text:style-name="P68"><text:s/><text:span text:style-name="T66">data OrdAList : Set where</text:span></text:p>
      <text:p text:style-name="P68"><text:s text:c="2"/><text:span text:style-name="T66">Zeros : OrdAList</text:span></text:p>
      <text:p text:style-name="P68"><text:s text:c="2"/><text:span text:style-name="T66">_=&gt;_&amp;_ : Ord -&gt; Ord -&gt; OrdAList -&gt; OrdAList</text:span></text:p>
      <text:p text:style-name="P77"/>
      <text:p text:style-name="P68"><text:s/><text:span text:style-name="T66">-- Usage : phi al, where al is the associative list of couples index =&gt; value ordered by increasing values,</text:span></text:p>
      <text:p text:style-name="P68"><text:s/><text:span text:style-name="T66">-- absent indexes corresponding to Zero values</text:span></text:p>
      <text:p text:style-name="P77"/>
      <text:p text:style-name="P68"><text:s/><text:span text:style-name="T66">phi : OrdAList -&gt; Ord </text:span></text:p>
      <text:p text:style-name="P68"><text:s/><text:span text:style-name="T66">phi <text:s text:c="13"/>Zeros <text:s/>= phi0 Zero -- (1) phi(0) = w**0 = 1 </text:span></text:p>
      <text:p text:style-name="P68"><text:s/><text:span text:style-name="T66">phi (Zero =&gt; a &amp; Zeros) = phi0 a <text:s text:c="3"/>-- (1) phi(a) = w**a</text:span></text:p>
      <text:p text:style-name="P68"><text:s/><text:span text:style-name="T66">phi ( <text:s text:c="11"/>k =&gt; Zero &amp; al) = phi al -- eliminate unnecessary Zero value</text:span></text:p>
      <text:p text:style-name="P68"><text:s/><text:span text:style-name="T66">phi (Zero =&gt; a &amp; k =&gt; Zero &amp; al) = phi (Zero =&gt; a &amp; al) -- idem</text:span></text:p>
      <text:p text:style-name="P68"><text:s/><text:span text:style-name="T66">phi (Zero =&gt; a &amp; Zero =&gt; b &amp; al) = phi (Zero =&gt; a &amp; al) -- should not appear but necessary for completeness</text:span></text:p>
      <text:p text:style-name="P68"><text:s/><text:span text:style-name="T66">phi (Zero =&gt; Lim f &amp; al) = Lim (\n -&gt; phi (Zero =&gt; f n &amp; al)) -- canonical treatment of limit</text:span></text:p>
      <text:p text:style-name="P68"><text:s/><text:span text:style-name="T66">phi ( <text:s text:c="15"/>Suc k =&gt; Suc b &amp; al) = fix (\x -&gt; phi (k =&gt; x &amp; Suc k =&gt; b &amp; al)) Zero -- (3) least fixed point</text:span></text:p>
      <text:p text:style-name="P68"><text:s/><text:span text:style-name="T66">phi (Zero =&gt; Suc a &amp; Suc k =&gt; Suc b &amp; al) = fix (\x -&gt; phi (k =&gt; x &amp; Suc k =&gt; b &amp; al)) (Suc (phi (Zero =&gt; a &amp; Suc k =&gt; Suc b &amp; al))) -- (3) following fixed points</text:span></text:p>
      <text:p text:style-name="P68"><text:s/><text:span text:style-name="T66">phi ( <text:s text:c="15"/>Suc k =&gt; Lim f &amp; al) = Lim (\n -&gt; phi (Suc k =&gt; f n &amp; al)) -- idem </text:span></text:p>
      <text:p text:style-name="P68"><text:s/><text:span text:style-name="T66">phi (Zero =&gt; Suc a &amp; Suc k =&gt; Lim f &amp; al) = Lim (\n -&gt; phi (k =&gt; Suc (phi (Zero =&gt; a &amp; Suc k =&gt; Lim f &amp; al)) &amp; Suc k =&gt; f n &amp; al)) -- idem </text:span></text:p>
      <text:p text:style-name="P68"><text:s/><text:span text:style-name="T66">phi ( <text:s text:c="15"/>Lim f =&gt; Suc b &amp; al) = Lim (\n -&gt; fix (\x -&gt; phi (f n =&gt; x &amp; Lim f =&gt; b &amp; al)) Zero) -- (4) least fixed point</text:span></text:p>
      <text:p text:style-name="P68"><text:s/><text:span text:style-name="T66">phi (Zero =&gt; Suc a &amp; Lim f =&gt; Suc b &amp; al) = Lim (\n -&gt; fix (\x -&gt; phi (f n =&gt; x &amp; Lim f =&gt; b &amp; al)) (Suc (phi (Zero =&gt; a &amp; Lim f =&gt; Suc b &amp; al)))) -- (4) following fixed points </text:span></text:p>
      <text:p text:style-name="P68"><text:s/><text:span text:style-name="T66">phi ( <text:s text:c="15"/>Lim f =&gt; Lim g &amp; al) = Lim (\n -&gt; phi (Lim f =&gt; g n &amp; al))</text:span></text:p>
      <text:p text:style-name="P68"><text:s/><text:span text:style-name="T66">phi (Zero =&gt; Suc a &amp; Lim f =&gt; Lim g &amp; al) = Lim (\n -&gt; phi (f n =&gt; phi (Zero =&gt; a &amp; Lim f =&gt; Lim g &amp; al) &amp; Lim f =&gt; g n &amp; al)) </text:span></text:p>
      <text:p text:style-name="P77"/>
      <text:p text:style-name="P68"><text:s/><text:span text:style-name="T66">SmallVeblen = phi (w =&gt; Suc Zero &amp; Zeros)</text:span></text:p>
      <text:p text:style-name="P77"/>
      <text:p text:style-name="P273"><text:s/><text:span text:style-name="T66">LargeVeblen = fix (\x -&gt; phi (x =&gt; Suc Zero &amp; Zeros)) (Suc Zero)</text:span></text:p>
      <text:p text:style-name="P153"><text:line-break/><text:span text:style-name="T84">comparaison avec suites fondamentales </text:span><text:a xlink:type="simple" xlink:href="https://en.wikipedia.org/wiki/Veblen_function" text:style-name="Internet_20_link" text:visited-style-name="Visited_20_Internet_20_Link"><text:span text:style-name="T84">https://en.wikipedia.org/wiki/Veblen_function</text:span></text:a></text:p>
      <text:p text:style-name="P153"/>
      <text:p text:style-name="P154">&lt;br&gt;</text:p>
      <text:p text:style-name="P154">&lt;br&gt;&lt;span style="font-weight: bold;"&gt;Taranovsky's C&lt;/span&gt;</text:p>
      <text:p text:style-name="P154">&lt;p&gt;</text:p>
      <text:p text:style-name="P154">C(a,b) is the least element above b that has degree &gt;= a.</text:p>
      <text:p text:style-name="P154">&lt;p&gt;</text:p>
      <text:p text:style-name="P154">Definition: A degree for a well-ordered set S is a binary relation on S such that</text:p>
      <text:p text:style-name="P154">&lt;ul&gt;</text:p>
      <text:p text:style-name="P154"><text:soft-page-break/>&lt;li&gt; Every element c∈S has degree 0S (the least element of S). 0S only has degree 0S.</text:p>
      <text:p text:style-name="P154"><text:s/>&lt;li&gt; For a limit a, c has degree a iff it has every degree less than a.</text:p>
      <text:p text:style-name="P154"><text:s/>&lt;li&gt; For a successor a'=a+1, either of the following holds:</text:p>
      <text:p text:style-name="P154"><text:s text:c="2"/>&lt;ul&gt;</text:p>
      <text:p text:style-name="P154"><text:s text:c="3"/>&lt;li&gt; An element has degree a' iff it is a limit of elements of degree a.</text:p>
      <text:p text:style-name="P154"><text:s text:c="3"/>&lt;li&gt; There is a limit element d ≤ a such that for every c in S, c has degree a' iff it has degree a and either c ≤ d or c is a limit of elements of degree a (or both).</text:p>
      <text:p text:style-name="P154"><text:s text:c="2"/>&lt;/ul&gt;</text:p>
      <text:p text:style-name="P154">&lt;/ul&gt;</text:p>
      <text:p text:style-name="P154">Note: The third condition can be equivalently written as ∀a (Ca+1 = lim(Ca) ∨ ∃d ∈ lim(S)∩(a+1) Ca+1 = lim(Ca) ∪ (Ca∩(d+1))), where S is identified with an ordinal (so a+1 consists of ordinals ≤a), Ca is the set of elements that have degree a, and lim is limit points.</text:p>
      <text:p text:style-name="P154">&lt;p&gt;</text:p>
      <text:p text:style-name="P154">In other terms : Let ηη be an ordinal, and let 0S and let Ld(a,b) be the statement that aa is a limit of ordinals c such that (c,b)∈D. Let D be the following binary relation over η:</text:p>
      <text:p text:style-name="P154">&lt;ul&gt;</text:p>
      <text:p text:style-name="P154">&lt;li&gt; ∀a&lt;η:(a,0)∈D</text:p>
      <text:p text:style-name="P154">&lt;li&gt; ∀a&lt;η:a≠0⇒(0,a)∉D</text:p>
      <text:p text:style-name="P154">&lt;li&gt; ∀b∈Lim∪η:(a,b)∈D⇔∀c&amp;lt;b:(a,c)∈D.</text:p>
      <text:p text:style-name="P154">&lt;li&gt; ∀b:(a,b)∈D⇔Ld(a,b+1)∀b:(a,b)∈D⇔Ld(a,b+1)</text:p>
      <text:p text:style-name="P154">&lt;li&gt; ∀b:∃d∈Lim∪η:d≤b⇒∀c:(c,a+1)∈D⇔(c≤d∨Ld(c,b))</text:p>
      <text:p text:style-name="P154">&lt;li&gt; Then C(a,b)=min{c:c∈η∧c&gt;b∧(c,a)∈D}.</text:p>
      <text:p text:style-name="P154">&lt;/ul&gt;</text:p>
      <text:p text:style-name="P154">C(a, b) = b+ω^a iff C(a, b) ≥ a.</text:p>
      <text:p text:style-name="P154">&lt;p&gt;</text:p>
      <text:p text:style-name="P154">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54">&lt;p&gt;</text:p>
      <text:p text:style-name="P154">Examples of representations of some ordinals :</text:p>
      <text:p text:style-name="P154">&lt;ul&gt;</text:p>
      <text:p text:style-name="P154">&lt;li&gt; 0 = 0</text:p>
      <text:p text:style-name="P154">&lt;li&gt; 1 = C(0,0) = 0+w^0</text:p>
      <text:p text:style-name="P154">&lt;li&gt; 2 = C(0,1) = C(0,C(0,0)) = 1 + w^0</text:p>
      <text:p text:style-name="P154">&lt;li&gt; w = C(1,0) = 0+w^1</text:p>
      <text:p text:style-name="P154">&lt;li&gt; w+1 = C(0,w) = w+w^0</text:p>
      <text:p text:style-name="P154">&lt;li&gt; w*2 = C(1,w) = w+w^1</text:p>
      <text:p text:style-name="P154">&lt;li&gt; w^2 = C(2,0) = 0+w^2</text:p>
      <text:p text:style-name="P154">&lt;li&gt; w^w = C(w,0) = 0+w^w</text:p>
      <text:p text:style-name="P154">&lt;li&gt; w^w^w = C(w^w,0) = 0+w^w^w</text:p>
      <text:p text:style-name="P154">&lt;li&gt; epsilon_0 = phi(1,0) = C(W,0)</text:p>
      <text:p text:style-name="P154">&lt;li&gt; epsilon_1 = phi(1,1) = C(W,C(W,0))</text:p>
      <text:p text:style-name="P154">&lt;li&gt; zeta_0 = phi(2,0) = C(C(W,W),0) = C(W*2,0) with W*2 = C(W,W)</text:p>
      <text:p text:style-name="P154">&lt;li&gt; zeta_1 = phi(2,1) = C(W*2,C(W*2,0))</text:p>
      <text:p text:style-name="P154">&lt;li&gt; eta_0 = phi(3,0) = C(W*3,0) with W*3 = C(W,C(W,W))</text:p>
      <text:p text:style-name="P154">&lt;li&gt; Gamma_0 = phi(1,0,0) = C(C(W*2,W),0) = C(W^2,0) with W^2 = C(W*2,W)</text:p>
      <text:p text:style-name="P154">&lt;/ul&gt;</text:p>
      <text:p text:style-name="P154"/>
      <text:p text:style-name="P51"/>
      <text:p text:style-name="P51"><text:soft-page-break/></text:p>
      <text:p text:style-name="P75">module LargeVeblen where</text:p>
      <text:p text:style-name="P77"/>
      <text:p text:style-name="P68"><text:s/><text:span text:style-name="T66">data Nat : Set where</text:span></text:p>
      <text:p text:style-name="P68"><text:s text:c="2"/><text:span text:style-name="T66">O : Nat</text:span></text:p>
      <text:p text:style-name="P68"><text:s text:c="2"/><text:span text:style-name="T66">1+ : Nat -&gt; Nat</text:span></text:p>
      <text:p text:style-name="P77"/>
      <text:p text:style-name="P68"><text:s/><text:span text:style-name="T66">data Ord : Set where</text:span></text:p>
      <text:p text:style-name="P68"><text:s text:c="2"/><text:span text:style-name="T66">Zero : Ord</text:span></text:p>
      <text:p text:style-name="P68"><text:s text:c="2"/><text:span text:style-name="T66">Suc : Ord -&gt; Ord</text:span></text:p>
      <text:p text:style-name="P68"><text:s text:c="2"/><text:span text:style-name="T66">Lim : (Nat -&gt; Ord) -&gt; Ord</text:span></text:p>
      <text:p text:style-name="P77"/>
      <text:p text:style-name="P68"><text:s/><text:span text:style-name="T66">-- rpt n f x = f^n(x)</text:span></text:p>
      <text:p text:style-name="P68"><text:s/><text:span text:style-name="T66">rpt : {t : Set} -&gt; Nat -&gt; (t -&gt; t) -&gt; t -&gt; t</text:span></text:p>
      <text:p text:style-name="P68"><text:s/><text:span text:style-name="T66">rpt O f x = x</text:span></text:p>
      <text:p text:style-name="P68"><text:s/><text:span text:style-name="T66">rpt (1+ n) f x = rpt n f (f x)</text:span></text:p>
      <text:p text:style-name="P77"/>
      <text:p text:style-name="P68"><text:s/><text:span text:style-name="T66">-- smallest fixed point of f greater than x, limit of x, f x, f (f x), ...</text:span></text:p>
      <text:p text:style-name="P68"><text:s/><text:span text:style-name="T66">fix : (Ord -&gt; Ord) -&gt; Ord -&gt; Ord</text:span></text:p>
      <text:p text:style-name="P68"><text:s/><text:span text:style-name="T66">fix f x = Lim (\n -&gt; rpt n f x)</text:span></text:p>
      <text:p text:style-name="P77"/>
      <text:p text:style-name="P68"><text:s/><text:span text:style-name="T66">w = fix Suc Zero -- not a fixed point in this case !</text:span></text:p>
      <text:p text:style-name="P77"/>
      <text:p text:style-name="P68"><text:s/><text:span text:style-name="T66">-- cantor a b = b + w^a</text:span></text:p>
      <text:p text:style-name="P68"><text:s/><text:span text:style-name="T66">cantor : Ord -&gt; Ord -&gt; Ord</text:span></text:p>
      <text:p text:style-name="P68"><text:s/><text:span text:style-name="T66">cantor Zero a = Suc a</text:span></text:p>
      <text:p text:style-name="P68"><text:s/><text:span text:style-name="T66">cantor (Suc b) a = fix (cantor b) a</text:span></text:p>
      <text:p text:style-name="P68"><text:s/><text:span text:style-name="T66">cantor (Lim f) a = Lim (\n -&gt; cantor (f n) a)</text:span></text:p>
      <text:p text:style-name="P77"/>
      <text:p text:style-name="P68"><text:s/><text:span text:style-name="T66">-- phi0 a = w^a</text:span></text:p>
      <text:p text:style-name="P68"><text:s/><text:span text:style-name="T66">phi0 : Ord -&gt; Ord</text:span></text:p>
      <text:p text:style-name="P68"><text:s/><text:span text:style-name="T66">phi0 a = cantor a Zero</text:span></text:p>
      <text:p text:style-name="P77"/>
      <text:p text:style-name="P68"><text:s/><text:span text:style-name="T66">-- Another possibility is to use phi'0 instead of phi0 in the definition of phi,</text:span></text:p>
      <text:p text:style-name="P68"><text:s/><text:span text:style-name="T66">-- this gives a phi function which grows slower</text:span></text:p>
      <text:p text:style-name="P68"><text:s/><text:span text:style-name="T66">phi'0 : Ord -&gt; Ord</text:span></text:p>
      <text:p text:style-name="P68"><text:s/><text:span text:style-name="T66">phi'0 Zero = Suc Zero</text:span></text:p>
      <text:p text:style-name="P68"><text:s/><text:span text:style-name="T66">phi'0 (Suc a) = Suc (phi'0 a)</text:span></text:p>
      <text:p text:style-name="P68"><text:s/><text:span text:style-name="T66">phi'0 (Lim f) = Lim (\n -&gt; phi'0 (f n))</text:span></text:p>
      <text:p text:style-name="P77"/>
      <text:p text:style-name="P68"><text:s/><text:span text:style-name="T66">-- Associative list of ordinals</text:span></text:p>
      <text:p text:style-name="P68"><text:s/><text:span text:style-name="T66">infixr 40 _=&gt;_&amp;_</text:span></text:p>
      <text:p text:style-name="P68"><text:s/><text:span text:style-name="T66">data OrdAList : Set where</text:span></text:p>
      <text:p text:style-name="P68"><text:s text:c="2"/><text:span text:style-name="T66">Zeros : OrdAList</text:span></text:p>
      <text:p text:style-name="P68"><text:s text:c="2"/><text:span text:style-name="T66">_=&gt;_&amp;_ : Ord -&gt; Ord -&gt; OrdAList -&gt; OrdAList</text:span></text:p>
      <text:p text:style-name="P77"/>
      <text:p text:style-name="P68"><text:s/><text:span text:style-name="T66">-- Usage : phi al, where al is the associative list of couples index =&gt; value ordered by increasing values,</text:span></text:p>
      <text:p text:style-name="P68"><text:s/><text:span text:style-name="T66">-- absent indexes corresponding to Zero values</text:span></text:p>
      <text:p text:style-name="P77"/>
      <text:p text:style-name="P68"><text:s/><text:span text:style-name="T66">phi : OrdAList -&gt; Ord </text:span></text:p>
      <text:p text:style-name="P68"><text:s/><text:span text:style-name="T66">phi <text:s text:c="13"/>Zeros <text:s/>= phi0 Zero -- (1) phi(0) = w**0 = 1 </text:span></text:p>
      <text:p text:style-name="P68"><text:s/><text:span text:style-name="T66">phi (Zero =&gt; a &amp; Zeros) = phi0 a <text:s text:c="3"/>-- (1) phi(a) = w**a</text:span></text:p>
      <text:p text:style-name="P68"><text:s/><text:span text:style-name="T66">phi ( <text:s text:c="11"/>k =&gt; Zero &amp; al) = phi al -- eliminate unnecessary Zero value</text:span></text:p>
      <text:p text:style-name="P68"><text:s/><text:span text:style-name="T66">phi (Zero =&gt; a &amp; k =&gt; Zero &amp; al) = phi (Zero =&gt; a &amp; al) -- idem</text:span></text:p>
      <text:p text:style-name="P68"><text:s/><text:span text:style-name="T66">phi (Zero =&gt; a &amp; Zero =&gt; b &amp; al) = phi (Zero =&gt; a &amp; al) -- should not appear but necessary for completeness</text:span></text:p>
      <text:p text:style-name="P68"><text:s/><text:span text:style-name="T66">phi (Zero =&gt; Lim f &amp; al) = Lim (\n -&gt; phi (Zero =&gt; f n &amp; al)) -- canonical treatment of limit</text:span></text:p>
      <text:p text:style-name="P68"><text:s/><text:span text:style-name="T66">phi ( <text:s text:c="15"/>Suc k =&gt; Suc b &amp; al) = fix (\x -&gt; phi (k =&gt; x &amp; Suc k =&gt; b &amp; al)) Zero -- (3) least fixed point</text:span></text:p>
      <text:p text:style-name="P68"><text:s/><text:span text:style-name="T66">phi (Zero =&gt; Suc a &amp; Suc k =&gt; Suc b &amp; al) = fix (\x -&gt; phi (k =&gt; x &amp; Suc k =&gt; b &amp; al)) (Suc (phi (Zero =&gt; a &amp; Suc k =&gt; Suc b &amp; al))) -- (3) following fixed points</text:span></text:p>
      <text:p text:style-name="P68"><text:s/><text:span text:style-name="T66">phi ( <text:s text:c="15"/>Suc k =&gt; Lim f &amp; al) = Lim (\n -&gt; phi (Suc k =&gt; f n &amp; al)) -- idem </text:span></text:p>
      <text:p text:style-name="P68"><text:s/><text:span text:style-name="T66">phi (Zero =&gt; Suc a &amp; Suc k =&gt; Lim f &amp; al) = Lim (\n -&gt; phi (k =&gt; Suc (phi (Zero =&gt; a &amp; Suc k =&gt; Lim f &amp; al)) &amp; Suc k =&gt; f n &amp; al)) -- idem </text:span></text:p>
      <text:p text:style-name="P68"><text:s/><text:span text:style-name="T66">phi ( <text:s text:c="15"/>Lim f =&gt; Suc b &amp; al) = Lim (\n -&gt; fix (\x -&gt; phi (f n =&gt; x &amp; Lim f =&gt; b &amp; al)) Zero) -- (4) least fixed point</text:span></text:p>
      <text:p text:style-name="P68"><text:s/><text:span text:style-name="T66">phi (Zero =&gt; Suc a &amp; Lim f =&gt; Suc b &amp; al) = Lim (\n -&gt; fix (\x -&gt; phi (f n =&gt; x &amp; Lim f =&gt; b &amp; al)) (Suc (phi (Zero =&gt; a &amp; Lim f =&gt; Suc b &amp; al)))) -- (4) following fixed points </text:span></text:p>
      <text:p text:style-name="P68"><text:s/><text:span text:style-name="T66">phi ( <text:s text:c="15"/>Lim f =&gt; Lim g &amp; al) = Lim (\n -&gt; phi (Lim f =&gt; g n &amp; al))</text:span></text:p>
      <text:p text:style-name="P68"><text:s/><text:span text:style-name="T66">phi (Zero =&gt; Suc a &amp; Lim f =&gt; Lim g &amp; al) = Lim (\n -&gt; phi (f n =&gt; phi (Zero =&gt; a &amp; Lim f =&gt; Lim g &amp; al) &amp; Lim f =&gt; g n &amp; al)) </text:span></text:p>
      <text:p text:style-name="P77"/>
      <text:p text:style-name="P68"><text:s/><text:span text:style-name="T66">SmallVeblen = phi (w =&gt; Suc Zero &amp; Zeros)</text:span></text:p>
      <text:p text:style-name="P77"/>
      <text:p text:style-name="P273"><text:s/><text:span text:style-name="T66">LargeVeblen = fix (\x -&gt; phi (x =&gt; Suc Zero &amp; Zeros)) (Suc Zero)</text:span></text:p>
      <text:p text:style-name="P277"/>
      <text:p text:style-name="P277"/>
      <text:p text:style-name="P277">data Xord </text:p>
      <text:p text:style-name="P277"><text:s/>= Zero</text:p>
      <text:p text:style-name="P277"><text:s/>| Suc Xord</text:p>
      <text:p text:style-name="P277"><text:s/>| Lim (Nat → Xord)</text:p>
      <text:p text:style-name="P277"><text:s/>| Ass Xord Xord Xord</text:p>
      <text:p text:style-name="P277">phi (Ass a b c)</text:p>
      <text:p text:style-name="P277">abc:numéros lignes code, p = traité partiellement, + = ajouter ligne</text:p>
      <text:p text:style-name="P247"><text:soft-page-break/>000:1,2</text:p>
      <text:p text:style-name="P247">00S:2</text:p>
      <text:p text:style-name="P247">00L:2</text:p>
      <text:p text:style-name="P247">00A:2,3p,4p</text:p>
      <text:p text:style-name="P247">0S0:1</text:p>
      <text:p text:style-name="P247">0SS</text:p>
      <text:p text:style-name="P247">0SL</text:p>
      <text:p text:style-name="P247">0SA:3p,4p,7p,9p,11p,13p</text:p>
      <text:p text:style-name="P247">0L0:1,5</text:p>
      <text:p text:style-name="P247">0LS:5</text:p>
      <text:p text:style-name="P247">0LL:5</text:p>
      <text:p text:style-name="P247">0LA:3p,4p,5</text:p>
      <text:p text:style-name="P247">0A0:1</text:p>
      <text:p text:style-name="P247">0AS:+</text:p>
      <text:p text:style-name="P247">0AL:+</text:p>
      <text:p text:style-name="P247">0AA:3p,4p</text:p>
      <text:p text:style-name="P247">S00:2</text:p>
      <text:p text:style-name="P247">S0S:2</text:p>
      <text:p text:style-name="P247">S0L:2</text:p>
      <text:p text:style-name="P247">S0A:2</text:p>
      <text:p text:style-name="P247">SS0:6</text:p>
      <text:p text:style-name="P247">SSS:6</text:p>
      <text:p text:style-name="P247">SSL:6</text:p>
      <text:p text:style-name="P247">SSA:6</text:p>
      <text:p text:style-name="P247">SL0:8</text:p>
      <text:p text:style-name="P247">SLS:8</text:p>
      <text:p text:style-name="P247">SLA:8</text:p>
      <text:p text:style-name="P247">SA0:+</text:p>
      <text:p text:style-name="P247">SAS:+</text:p>
      <text:p text:style-name="P247">SAL:+</text:p>
      <text:p text:style-name="P247">SAA:+</text:p>
      <text:p text:style-name="P247">L00:2</text:p>
      <text:p text:style-name="P247">L0S:2</text:p>
      <text:p text:style-name="P247">L0L:2</text:p>
      <text:p text:style-name="P247">L0A:2</text:p>
      <text:p text:style-name="P247">LS0:10</text:p>
      <text:p text:style-name="P247">LSS:10</text:p>
      <text:p text:style-name="P247">LSL:10</text:p>
      <text:p text:style-name="P247">LSA:10</text:p>
      <text:p text:style-name="P247">LLO:12</text:p>
      <text:p text:style-name="P247">LLS:12</text:p>
      <text:p text:style-name="P247">LLL:12</text:p>
      <text:p text:style-name="P247"><text:soft-page-break/>LLA:12</text:p>
      <text:p text:style-name="P247">LA0:+</text:p>
      <text:p text:style-name="P247">LAS:+</text:p>
      <text:p text:style-name="P247">LAL:+</text:p>
      <text:p text:style-name="P247">LAA:+</text:p>
      <text:p text:style-name="P247">A00:2</text:p>
      <text:p text:style-name="P247">AOS:2</text:p>
      <text:p text:style-name="P247">A0L:2</text:p>
      <text:p text:style-name="P248">A0A:2<text:line-break/></text:p>
      <text:p text:style-name="P249">AS0:+</text:p>
      <text:p text:style-name="P249">ASS:+</text:p>
      <text:p text:style-name="P249">ASL:+</text:p>
      <text:p text:style-name="P249">ASA:+</text:p>
      <text:p text:style-name="P249">AL0:+</text:p>
      <text:p text:style-name="P249">ALS:+</text:p>
      <text:p text:style-name="P249">ALL:+</text:p>
      <text:p text:style-name="P249">ALA:+</text:p>
      <text:p text:style-name="P249">AA0:+</text:p>
      <text:p text:style-name="P249">AAS:+</text:p>
      <text:p text:style-name="P249">AAL:+</text:p>
      <text:p text:style-name="P249">AAA:+</text:p>
      <text:p text:style-name="P249"/>
      <text:p text:style-name="Text_20_body"><text:line-break/><text:span text:style-name="T33">Correspondence between Veblen functions and Madore's ψ (psi) collapsing function</text:span></text:p>
      <text:p text:style-name="P88">To distinguish between the different Veblen functions, let us call φF the Veblen function with finitely many variables, and φT the Veblen function with transfinitely many variables.</text:p>
      <text:p text:style-name="P88">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88">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88">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50"><text:s/>Ass a b c = c,a:b</text:p>
      <text:p text:style-name="P250"><text:s/>phi (0) = w^0 = 1</text:p>
      <text:p text:style-name="P250"><text:s/>phi (0:a) = w^a</text:p>
      <text:p text:style-name="P250"><text:s/>phi (al, k:0) = phi(al)</text:p>
      <text:p text:style-name="P250"><text:soft-page-break/><text:s/>phi (al, k:0, 0:a) = phi (al, 0:a)</text:p>
      <text:p text:style-name="P250"><text:s/>phi (al, 0:b, 0:a) = phi (al, 0:a)</text:p>
      <text:p text:style-name="P250"><text:s/>phi (al, 0:lim s) = lim n → phi (al, 0:s n)</text:p>
      <text:p text:style-name="P250">+phi (al, 0:(al1,x:y)) = ?</text:p>
      <text:p text:style-name="P275"><text:span text:style-name="T66"><text:s/></text:span><text:span text:style-name="T67">phi (al, k+1:b+1) = fix (x → phi (al, k+1:b, k:x)) 0</text:span></text:p>
      <text:p text:style-name="P251"><text:s/>phi (al, k+1:b+1, 0:a+1) = fix (x → phi (al, k+1:b, k:x)) (phi (al, k+1:b+1, 0:a) + 1)</text:p>
      <text:p text:style-name="P251"><text:s/>phi (al, k+1:lim s) = lim n → phi (al, k+1:s n)</text:p>
      <text:p text:style-name="P251"><text:s/>phi (al, k+1:lim s, 0:a+1) = lim n → phi (al, k+1:s n, k:phi(al,k+1:lim s,0:a)+1)</text:p>
      <text:p text:style-name="P252">+phi (al, k+1:(al1,x:y)) = ?</text:p>
      <text:p text:style-name="P252">+phi (al, k+1:(al1,x:y)) = ?</text:p>
      <text:p text:style-name="P276"><text:span text:style-name="T68"><text:s/></text:span><text:span text:style-name="T69">phi (al, lim s:b+1) = lim n → fix (x → phi (al, lim s:b, s n:x) 0)</text:span></text:p>
      <text:p text:style-name="P253"><text:s/>phi (al, lim s:b+1, 0:a+1) = lim n → fix (x → phi (al, lim s:b, s n:x) (phi (al, lim s:b+1, 0:a) + 1)</text:p>
      <text:p text:style-name="P253"><text:s/>phi (al, lim s:lim t) = lim n → phi (al, lim s:t n)</text:p>
      <text:p text:style-name="P253"><text:s/>phi (al, lim s:lim t, 0:a+1) = lim n → phi (al, lim s:t n, f n:phi(al,lim s:lim t,0:a))</text:p>
      <text:p text:style-name="P255">+phi (al, (al1,x:y):b+1) = ?</text:p>
      <text:p text:style-name="P255">+phi (al, (al1,x:y):b+1, 0:a+1) = ?</text:p>
      <text:p text:style-name="P255">+phi (al, (al1,x:y):lim t) = ?</text:p>
      <text:p text:style-name="P255">+phi (al, (al1,x:y):lim t, 0:a+1) = ?</text:p>
      <text:p text:style-name="P255">+phi (al, (al1,x:y):(al2,u:v)) = ?</text:p>
      <text:p text:style-name="P255">+phi (al, (al1,x:y):(al2,u:v), 0:a+1) = ?</text:p>
      <text:p text:style-name="P255"/>
      <text:p text:style-name="P256"><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56">correction phi : </text:p>
      <text:p text:style-name="P279"><text:s/>phi (al, lim s:b+1) = lim n → fix (x → phi (al, lim s:b, s n:x) 0)</text:p>
      <text:p text:style-name="P254"><text:s/>phi (al, lim s:b+1, 0:a+1) = lim n → fix (x → phi (al, lim s:b, s n:x) (phi (al, lim s:b+1, 0:a) + 1)</text:p>
      <text:p text:style-name="P256">remplacé par</text:p>
      <text:p text:style-name="P256"><text:s/>phi (al, lim s:b+1) = lim n → phi (lim s:b, s n:1)</text:p>
      <text:p text:style-name="P256"><text:s/>phi (al, lim s:b+1, 0:a+1) = lim n → phi (al, lim s:b, s n:phi(al,lim s:b+1,0:a))</text:p>
      <text:p text:style-name="P256"/>
      <text:p text:style-name="P256"><text:s/><text:span text:style-name="T87">ancienne version</text:span></text:p>
      <text:p text:style-name="P256"><text:s/><text:span text:style-name="T89">nouvelle version</text:span></text:p>
      <text:p text:style-name="P256"/>
      <text:p text:style-name="P256"/>
      <text:p text:style-name="P68"><text:s/><text:span text:style-name="T66">phi : OrdAList -&gt; Ord </text:span></text:p>
      <text:p text:style-name="P68"><text:s/><text:span text:style-name="T66">phi <text:s text:c="13"/>Zeros <text:s/>= phi0 Zero -- (1) phi(0) = w**0 = 1 </text:span></text:p>
      <text:p text:style-name="P68"><text:s/><text:span text:style-name="T66">phi (Zero =&gt; a &amp; Zeros) = phi0 a <text:s text:c="3"/>-- (1) phi(a) = w**a</text:span></text:p>
      <text:p text:style-name="P68"><text:s/><text:span text:style-name="T66">phi ( <text:s text:c="11"/>k =&gt; Zero &amp; al) = phi al -- eliminate unnecessary Zero value</text:span></text:p>
      <text:p text:style-name="P68"><text:s/><text:span text:style-name="T66">phi (Zero =&gt; a &amp; k =&gt; Zero &amp; al) = phi (Zero =&gt; a &amp; al) -- idem</text:span></text:p>
      <text:p text:style-name="P68"><text:s/><text:span text:style-name="T66">phi (Zero =&gt; a &amp; Zero =&gt; b &amp; al) = phi (Zero =&gt; a &amp; al) -- should not appear but necessary for completeness</text:span></text:p>
      <text:p text:style-name="P68"><text:s/><text:span text:style-name="T66">phi (Zero =&gt; Lim f &amp; al) = Lim (\n -&gt; phi (Zero =&gt; f n &amp; al)) -- canonical treatment of limit</text:span></text:p>
      <text:p text:style-name="P68"><text:s/><text:span text:style-name="T66">phi ( <text:s text:c="15"/>Suc k =&gt; Suc b &amp; al) = fix (\x -&gt; phi (k =&gt; x &amp; Suc k =&gt; b &amp; al)) Zero -- (3) least fixed point</text:span></text:p>
      <text:p text:style-name="P68"><text:s/><text:span text:style-name="T66">phi (Zero =&gt; Suc a &amp; Suc k =&gt; Suc b &amp; al) = fix (\x -&gt; phi (k =&gt; x &amp; Suc k =&gt; b &amp; al)) (Suc (phi (Zero =&gt; a &amp; Suc k =&gt; Suc b &amp; al))) -- (3) following fixed points</text:span></text:p>
      <text:p text:style-name="P68"><text:s/><text:span text:style-name="T66">phi ( <text:s text:c="15"/>Suc k =&gt; Lim f &amp; al) = Lim (\n -&gt; phi (Suc k =&gt; f n &amp; al)) -- idem </text:span></text:p>
      <text:p text:style-name="P70"><text:s/><text:span text:style-name="T66">phi (Zero =&gt; Suc a &amp; Suc k =&gt; Lim f &amp; al) = Lim (\n -&gt; phi (k =&gt; Suc (phi (Zero =&gt; a &amp; Suc k =&gt; Lim f &amp; al)) &amp; Suc k =&gt; f n &amp; al)) -- idem </text:span></text:p>
      <text:p text:style-name="P72"><text:s/>phi ( <text:s text:c="15"/>Lim f =&gt; Suc b &amp; al) = Lim (\n -&gt; fix (\x -&gt; phi (f n =&gt; x &amp; Lim f =&gt; b &amp; al)) Zero) -- (4) least fixed point</text:p>
      <text:p text:style-name="P70"><text:s/><text:span text:style-name="T88">phi ( <text:s text:c="15"/>Lim f =&gt; Suc b &amp; al) = Lim (\n → phi (f n =&gt; </text:span><text:span text:style-name="T90">(Suc Zero)</text:span><text:span text:style-name="T88"> &amp; </text:span><text:span text:style-name="T90">L</text:span><text:span text:style-name="T88">im f =&gt; b &amp; al))</text:span></text:p>
      <text:p text:style-name="P70"><text:span text:style-name="T66"><text:s/></text:span><text:span text:style-name="T70">phi (Zero =&gt; Suc a &amp; Lim f =&gt; Suc b &amp; al) = Lim (\n -&gt; fix (\x -&gt; phi (f n =&gt; x &amp; Lim f =&gt; b &amp; al)) (Suc (phi (Zero =&gt; a &amp; Lim f =&gt; Suc b &amp; al)))) -- (4) following fixed points</text:span><text:span text:style-name="T66"> </text:span></text:p>
      <text:p text:style-name="P70"><text:span text:style-name="T66"><text:s/></text:span><text:span text:style-name="T71">phi (Zero =&gt; Suc a &amp; Lim f =&gt; Suc b &amp; al) = Lim (\n → phi (f n =&gt; phi (Zero =&gt; a &amp; Lim f =&gt; Suc b &amp; al) &amp; Lim f =&gt; b &amp; al))</text:span></text:p>
      <text:p text:style-name="P68"><text:soft-page-break/><text:s/><text:span text:style-name="T66">phi ( <text:s text:c="15"/>Lim f =&gt; Lim g &amp; al) = Lim (\n -&gt; phi (Lim f =&gt; g n &amp; al))</text:span></text:p>
      <text:p text:style-name="P273"><text:s/><text:span text:style-name="T66">phi (Zero =&gt; Suc a &amp; Lim f =&gt; Lim g &amp; al) = Lim (\n -&gt; phi (f n =&gt; phi (Zero =&gt; a &amp; Lim f =&gt; Lim g &amp; al) &amp; Lim f =&gt; g n &amp; al)) </text:span></text:p>
      <text:p text:style-name="P258"><text:s/>phi Zeros = increase Zero</text:p>
      <text:p text:style-name="P259"><text:s/>phi (Ass Zero a Zeros) = increase a</text:p>
      <text:p text:style-name="P259"><text:s/>phi (Ass k Zero al) = phi al</text:p>
      <text:p text:style-name="P259"><text:s/>phi (Ass Zero a (Ass k Zero al)) = phi (Ass Zero a al)</text:p>
      <text:p text:style-name="P259"><text:s/>phi (Ass Zero a (Ass Zero b al)) = phi (Ass Zero a al)</text:p>
      <text:p text:style-name="P259"><text:s/>phi (Ass Zero (Lim f) al) = Lim $ \n -&gt; phi $ Ass Zero (f n) al</text:p>
      <text:p text:style-name="P259"><text:s/>phi (Ass (Suc k) (Suc b) al) = fix (\x -&gt; phi $ Ass k x $ Ass (Suc k) b al) Zero</text:p>
      <text:p text:style-name="P259"><text:s/>phi (Ass Zero (Suc a) (Ass (Suc k) (Suc b) al)) = fix (\x -&gt; phi $ Ass k x $ Ass (Suc k) b al) (Suc $ phi $ Ass Zero a $ Ass (Suc k) (Suc b) al)</text:p>
      <text:p text:style-name="P258"><text:s/>phi (Ass (Suc k) (Lim f) al) = Lim $ \n -&gt; phi $ Ass (Suc k) (f n) al</text:p>
      <text:p text:style-name="P258"><text:s/>phi (Ass Zero (Suc a) (Ass (Suc k) (Lim f) al)) = Lim $ \n -&gt; phi $ Ass k (Suc $ phi $ Ass Zero a $ Ass (Suc k) (Lim f) al) $ Ass (Suc k) (f n) al</text:p>
      <text:p text:style-name="P258"><text:s/><text:span text:style-name="T86">phi (Ass (Lim f) (Suc b) al) = Lim $ \n -&gt; fix (\x -&gt; phi $ Ass (f n) x $ Ass (Lim f) b al) Zero</text:span></text:p>
      <text:p text:style-name="P260">phi (Ass (Lim f) (Suc b) al) = Lim $ \n -&gt; phi $ Ass (f n) (Suc Zero) $ Ass (Lim f) b al</text:p>
      <text:p text:style-name="P258"/>
      <text:p text:style-name="P258"><text:s/><text:span text:style-name="T86">phi (Ass Zero (Suc a) (Ass (Lim f) (Suc b) al)) = Lim $ \n -&gt; fix (\x -&gt; phi $ Ass (f n) x $ Ass (Lim f) b al) (Suc $ phi $ Ass Zero a $ Ass (Lim f) (Suc b) al)</text:span></text:p>
      <text:p text:style-name="P261"><text:s/>phi (Ass Zero (Suc a) (Ass (Lim f) (Suc b) al)) = Lim $ \n -&gt; phi $ Ass (f n) (phi $ Ass Zero a $ Ass (Lim f) (Suc b) al) $ Ass (Lim f) b al</text:p>
      <text:p text:style-name="P258"><text:s/>phi (Ass (Lim f) (Lim g) al) = Lim $ \n -&gt; phi $ Ass (Lim f) (g n) al</text:p>
      <text:p text:style-name="P257"><text:s/>phi (Ass Zero (Suc a) (Ass (Lim f) (Lim g) al)) = Lim $ \n -&gt; phi $ Ass (f n) (phi $ Ass Zero a $ Ass (Lim f) (Lim g) al) $ Ass (Lim f) (g n) al</text:p>
      <text:p text:style-name="P256"/>
      <text:p text:style-name="P262">correspondance notation combinatoire : autre possibilité :</text:p>
      <text:p text:style-name="P262">Gamma_0^...^Gamma0 = R1 (R1;1 H) suc 0 = epsilon_(Gamma_0+1) = phi(1,Gamma_0+1)</text:p>
      <text:p text:style-name="P262">zeta_(Gamma_0+1) = R1 R1;1 H suc 0</text:p>
      <text:p text:style-name="P262">Gamma1 = H [R *-&gt;2 R1;1 H suc 0] 0</text:p>
      <text:p text:style-name="P262"><text:s/>= R1;2 R1;1 H suc 0</text:p>
      <text:p text:style-name="P262"><text:s/>= R1;2-&gt;1 H suc 0</text:p>
      <text:p text:style-name="P262">Gamma_a = phi(1,0,a) = R1;a-&gt;1 H suc 0</text:p>
      <text:p text:style-name="P262">phi(1,1,0) = H [R1 ;*-&gt;1 H suc 0] 0 = R2;1 H suc 0</text:p>
      <text:p text:style-name="P262">phi(2,0,0) = H [R*;1 H suc 0] 0 = R1,0;1 H suc 0</text:p>
      <text:p text:style-name="P262">phi(3,0,0) = R1,0,0;1 H suc 0 ou R2,0;1 H suc 0 ?</text:p>
      <text:p text:style-name="P262">SVO = Rw:1;1 H suc 0</text:p>
      <text:p text:style-name="P262">LVO = RW:1;1 H suc 0 = R(1,0):1;1 H suc 0 = R1:1:1;1 H suc 0</text:p>
      <text:p text:style-name="P262">BHO = R1:…:1;1 H suc 0</text:p>
      <text:p text:style-name="P262"/>
      <text:p text:style-name="P280">Correspondence between Veblen functions and Madore's ψ (psi) collapsing function</text:p>
      <text:p text:style-name="P155">To distinguish between the different Veblen functions, let us call φF the Veblen function with finitely many variables, and φT the Veblen function with transfinitely many variables.</text:p>
      <text:p text:style-name="P155">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55">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55">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88">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4">Basic notation</text:p>
          </table:table-cell>
          <table:table-cell table:style-name="Table1.B1" office:value-type="string">
            <text:p text:style-name="P94">Formula</text:p>
          </table:table-cell>
          <table:table-cell table:style-name="Table1.B1" office:value-type="string">
            <text:p text:style-name="P94">Limit</text:p>
          </table:table-cell>
          <table:table-cell table:style-name="Table1.B1" office:value-type="string">
            <text:p text:style-name="P94">Extension</text:p>
          </table:table-cell>
          <table:table-cell table:style-name="Table1.B1" office:value-type="string">
            <text:p text:style-name="P94">Correspondence with basic notation</text:p>
          </table:table-cell>
          <table:table-cell table:style-name="Table1.F1" office:value-type="string">
            <text:p text:style-name="P94">Crossing beyond limit</text:p>
          </table:table-cell>
        </table:table-row>
        <table:table-row>
          <table:table-cell table:style-name="Table1.A2" office:value-type="string">
            <text:p text:style-name="P94">Cantor</text:p>
          </table:table-cell>
          <table:table-cell table:style-name="Table1.B2" office:value-type="string">
            <text:p text:style-name="P94">cantor(a,b)=b+w^a</text:p>
          </table:table-cell>
          <table:table-cell table:style-name="Table1.B2" office:value-type="string">
            <text:p text:style-name="P94">least a = cantor(a,0) = w^a = epsilon_0</text:p>
          </table:table-cell>
          <table:table-cell table:style-name="Table1.B2" office:value-type="string">
            <text:p text:style-name="P94">Taranovsky</text:p>
          </table:table-cell>
          <table:table-cell table:style-name="Table1.B2" office:value-type="string">
            <text:p text:style-name="P94">C(a,b) = b+w^a iff C(a,b) &gt;= a</text:p>
          </table:table-cell>
          <table:table-cell table:style-name="Table1.F2" office:value-type="string">
            <text:p text:style-name="P94">C(W,0) = epsilon_0</text:p>
          </table:table-cell>
        </table:table-row>
        <table:table-row>
          <table:table-cell table:style-name="Table1.A2" office:value-type="string">
            <text:p text:style-name="P94">Epsilon</text:p>
          </table:table-cell>
          <table:table-cell table:style-name="Table1.B2" office:value-type="string">
            <text:p text:style-name="P94">epsilon_a</text:p>
          </table:table-cell>
          <table:table-cell table:style-name="Table1.B2" office:value-type="string">
            <text:p text:style-name="P94">least a = epsilon_a = zeta_0</text:p>
          </table:table-cell>
          <table:table-cell table:style-name="Table1.B2" office:value-type="string">
            <text:p text:style-name="P94">Madore's psi</text:p>
          </table:table-cell>
          <table:table-cell table:style-name="Table1.B2" office:value-type="string">
            <text:p text:style-name="P94">psi(a) = epsilon_a for all a &lt; zeta_0</text:p>
          </table:table-cell>
          <table:table-cell table:style-name="Table1.F2" office:value-type="string">
            <text:p text:style-name="P94">psi(W) = zeta_0</text:p>
          </table:table-cell>
        </table:table-row>
        <table:table-row>
          <table:table-cell table:style-name="Table1.A4" office:value-type="string">
            <text:p text:style-name="P94">Binary Veblen</text:p>
          </table:table-cell>
          <table:table-cell table:style-name="Table1.B4" office:value-type="string">
            <text:p text:style-name="P94">phi_a(b) or phi(a,b)</text:p>
          </table:table-cell>
          <table:table-cell table:style-name="Table1.B4" office:value-type="string">
            <text:p text:style-name="P94">least a = phi(a,0) = Gamma_0</text:p>
          </table:table-cell>
          <table:table-cell table:style-name="Table1.B4" office:value-type="string">
            <text:p text:style-name="P94">theta</text:p>
          </table:table-cell>
          <table:table-cell table:style-name="Table1.B4" office:value-type="string">
            <text:p text:style-name="P94">theta(a,b) = phi(a,b) below Gamma_0</text:p>
          </table:table-cell>
          <table:table-cell table:style-name="Table1.F4" office:value-type="string">
            <text:p text:style-name="P292">theta(W,0) = Gamma_0</text:p>
          </table:table-cell>
        </table:table-row>
      </table:table>
      <text:p text:style-name="P156"><text:line-break/><text:span text:style-name="T94">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4">Name</text:p>
          </table:table-cell>
          <table:table-cell table:style-name="Table2.B1" office:value-type="string">
            <text:p text:style-name="P94">limit of Veblen</text:p>
          </table:table-cell>
          <table:table-cell table:style-name="Table2.B1" office:value-type="string">
            <text:p text:style-name="P94">Simmons</text:p>
          </table:table-cell>
          <table:table-cell table:style-name="Table2.B1" office:value-type="string">
            <text:p text:style-name="P94">Madore's psi</text:p>
          </table:table-cell>
          <table:table-cell table:style-name="Table2.B1" office:value-type="string">
            <text:p text:style-name="P94">theta</text:p>
          </table:table-cell>
          <table:table-cell table:style-name="Table2.F1" office:value-type="string">
            <text:p text:style-name="P94">Taranovsky</text:p>
          </table:table-cell>
        </table:table-row>
        <table:table-row>
          <table:table-cell table:style-name="Table2.A2" office:value-type="string">
            <text:p text:style-name="P94">Gamma_0</text:p>
          </table:table-cell>
          <table:table-cell table:style-name="Table2.B2" office:value-type="string">
            <text:p text:style-name="P94">phi_a(b) or phi(a,b)</text:p>
          </table:table-cell>
          <table:table-cell table:style-name="Table2.B2" office:value-type="string">
            <text:p text:style-name="P94">[1] [0] Next w</text:p>
          </table:table-cell>
          <table:table-cell table:style-name="Table2.B2" office:value-type="string">
            <text:p text:style-name="P94">psi(W^W)</text:p>
          </table:table-cell>
          <table:table-cell table:style-name="Table2.B2" office:value-type="string">
            <text:p text:style-name="P94">theta(W,0)</text:p>
          </table:table-cell>
          <table:table-cell table:style-name="Table2.F2" office:value-type="string">
            <text:p text:style-name="P94">C(W^2,0)</text:p>
          </table:table-cell>
        </table:table-row>
        <table:table-row>
          <table:table-cell table:style-name="Table2.A2" office:value-type="string">
            <text:p text:style-name="P94">Small Veblen</text:p>
          </table:table-cell>
          <table:table-cell table:style-name="Table2.B2" office:value-type="string">
            <text:p text:style-name="P94">finitely many variables phi(a_n,...,a_0)</text:p>
          </table:table-cell>
          <table:table-cell table:style-name="Table2.B2" office:value-type="string">
            <text:p text:style-name="P99"/>
          </table:table-cell>
          <table:table-cell table:style-name="Table2.B2" office:value-type="string">
            <text:p text:style-name="P94">psi(W^W^w)</text:p>
          </table:table-cell>
          <table:table-cell table:style-name="Table2.B2" office:value-type="string">
            <text:p text:style-name="P94">theta(W^w,0)</text:p>
          </table:table-cell>
          <table:table-cell table:style-name="Table2.F2" office:value-type="string">
            <text:p text:style-name="P94">C(W^w,0)</text:p>
          </table:table-cell>
        </table:table-row>
        <table:table-row>
          <table:table-cell table:style-name="Table2.A2" office:value-type="string">
            <text:p text:style-name="P94">Large Veblen</text:p>
          </table:table-cell>
          <table:table-cell table:style-name="Table2.B2" office:value-type="string">
            <text:p text:style-name="P94">transfinitely many variables phi</text:p>
          </table:table-cell>
          <table:table-cell table:style-name="Table2.B2" office:value-type="string">
            <text:p text:style-name="P94">[2] [1] [0] Next w</text:p>
          </table:table-cell>
          <table:table-cell table:style-name="Table2.B2" office:value-type="string">
            <text:p text:style-name="P94">psi(W^W^W)</text:p>
          </table:table-cell>
          <table:table-cell table:style-name="Table2.B2" office:value-type="string">
            <text:p text:style-name="P94">theta(W^W,0)</text:p>
          </table:table-cell>
          <table:table-cell table:style-name="Table2.F2" office:value-type="string">
            <text:p text:style-name="P94">C(W^W,0)</text:p>
          </table:table-cell>
        </table:table-row>
        <table:table-row>
          <table:table-cell table:style-name="Table2.A5" office:value-type="string">
            <text:p text:style-name="P94">Bachmann Howard</text:p>
          </table:table-cell>
          <table:table-cell table:style-name="Table2.B5" office:value-type="string">
            <text:p text:style-name="P94">extension of phi : T = T -&gt; W phi(a1:...:an,b1:...:bn,...)</text:p>
          </table:table-cell>
          <table:table-cell table:style-name="Table2.B5" office:value-type="string">
            <text:p text:style-name="P94">limit of ... [3] [2] [1] [0] Next w</text:p>
          </table:table-cell>
          <table:table-cell table:style-name="Table2.B5" office:value-type="string">
            <text:p text:style-name="P94">psi(epsilon_(W+1)) = limit of psi(W^W^...^W)</text:p>
          </table:table-cell>
          <table:table-cell table:style-name="Table2.B5" office:value-type="string">
            <text:p text:style-name="P94">theta(epsilon_(W+1),0)</text:p>
          </table:table-cell>
          <table:table-cell table:style-name="Table2.F5" office:value-type="string">
            <text:p text:style-name="P292">C(C(W_2,W),0)<text:line-break/></text:p>
          </table:table-cell>
        </table:table-row>
      </table:table>
      <text:p text:style-name="Text_20_body"><text:line-break/></text:p>
      <text:p text:style-name="P263">Taranovsky</text:p>
      <text:p text:style-name="P263"/>
      <text:p text:style-name="P263">module Taranovsky where</text:p>
      <text:p text:style-name="P263"/>
      <text:p text:style-name="P263"><text:s/>-- Natural numbers</text:p>
      <text:p text:style-name="P263"><text:s/>data Nat </text:p>
      <text:p text:style-name="P263"><text:s text:c="2"/>= ZeroN</text:p>
      <text:p text:style-name="P263"><text:s text:c="2"/>| SucN Nat</text:p>
      <text:p text:style-name="P263"/>
      <text:p text:style-name="P263"><text:s/>-- Ordinals</text:p>
      <text:p text:style-name="P263"><text:s/>data Ord </text:p>
      <text:p text:style-name="P263"><text:s text:c="2"/>= Zero</text:p>
      <text:p text:style-name="P263"><text:s text:c="2"/>| Suc Ord</text:p>
      <text:p text:style-name="P263"><text:s text:c="2"/>| Lim (Nat -&gt; Ord)</text:p>
      <text:p text:style-name="P263"><text:s text:c="2"/>| Ext (Ord -&gt; Ord)</text:p>
      <text:p text:style-name="P263"/>
      <text:p text:style-name="P263"><text:s/>-- Ordinals</text:p>
      <text:p text:style-name="P263"><text:s/>--data Xord</text:p>
      <text:p text:style-name="P263"><text:s/>-- = Cnt Ord</text:p>
      <text:p text:style-name="P263"><text:soft-page-break/><text:s/>-- | Ext (Ord -&gt; Xord)</text:p>
      <text:p text:style-name="P263"/>
      <text:p text:style-name="P263"><text:s/>-- Ordinal corresponding to a given natural</text:p>
      <text:p text:style-name="P263"><text:s/>ordOfNat ZeroN = Zero</text:p>
      <text:p text:style-name="P263"><text:s/>ordOfNat (SucN n) = Suc (ordOfNat n)</text:p>
      <text:p text:style-name="P263"/>
      <text:p text:style-name="P263"><text:s/>-- omega</text:p>
      <text:p text:style-name="P263"><text:s/>w = Lim ordOfNat</text:p>
      <text:p text:style-name="P263"/>
      <text:p text:style-name="P263"><text:s/>-- plus a b = b + a</text:p>
      <text:p text:style-name="P263"><text:s/>plus Zero b = b</text:p>
      <text:p text:style-name="P263"><text:s/>plus (Suc a) b = Suc (plus a b)</text:p>
      <text:p text:style-name="P263"><text:s/>plus (Lim s) b = Lim (\n -&gt; plus (s n) b)</text:p>
      <text:p text:style-name="P263"><text:s/>plus (Ext f) b = Ext (\x -&gt; plus (f x) b)</text:p>
      <text:p text:style-name="P263"/>
      <text:p text:style-name="P263"><text:s/>lim0 s = Lim s</text:p>
      <text:p text:style-name="P263"/>
      <text:p text:style-name="P263">{-</text:p>
      <text:p text:style-name="P263"><text:s/>fpower l f Zero x = x</text:p>
      <text:p text:style-name="P263"><text:s/>fpower l f (Suc a) x = f (fpower l f a x)</text:p>
      <text:p text:style-name="P263"><text:s/>fpower l f (Lim s) x = l (\n -&gt; fpower l f (s n) x)</text:p>
      <text:p text:style-name="P263"/>
      <text:p text:style-name="P263"><text:s/>-- fix f z = least fixed point of f which is &gt; z</text:p>
      <text:p text:style-name="P263"><text:s/>fix f z = fpower lim0 f w (Suc z) -- Lim (\n -&gt; fpower0 f (ordOfNat n) (Suc z))</text:p>
      <text:p text:style-name="P263">-}</text:p>
      <text:p text:style-name="P263"/>
      <text:p text:style-name="P263"><text:s/>iter f ZeroN a = a</text:p>
      <text:p text:style-name="P263"><text:s/>iter f (SucN p) a = iter f p (f a)</text:p>
      <text:p text:style-name="P263"/>
      <text:p text:style-name="P263"><text:s/>opLim f a = Lim (\n -&gt; f n a)</text:p>
      <text:p text:style-name="P263"/>
      <text:p text:style-name="P263"><text:s/>opItw f = opLim (iter f)</text:p>
      <text:p text:style-name="P263"/>
      <text:p text:style-name="P263"><text:s/>-- cantor a b = a + w^b -&gt; C(b,a)</text:p>
      <text:p text:style-name="P263"><text:s/>cantor a Zero = Suc a</text:p>
      <text:p text:style-name="P263"><text:s/>cantor a (Suc b) = opItw (\x -&gt; cantor x b) a</text:p>
      <text:p text:style-name="P263"><text:s/>cantor a (Lim s) = Lim (\n -&gt; cantor a (s n))</text:p>
      <text:p text:style-name="P263"><text:s/>-- cantor a (Ext f) = Ext (\x -&gt; cantor a (f x))</text:p>
      <text:p text:style-name="P263"><text:s/>cantor a (Ext f) = opItw (\x -&gt; cantor a (f x)) Zero</text:p>
      <text:p text:style-name="P263"><text:s/>-- cantor a (Ext f) = cantor a (opItw (\x -&gt; f (cantor a x)) Zero)</text:p>
      <text:p text:style-name="P263"/>
      <text:p text:style-name="P266">or</text:p>
      <text:p text:style-name="P266"><text:soft-page-break/></text:p>
      <text:p text:style-name="P266">- Taranovsky's C(b,a) = generalization of a + w^b</text:p>
      <text:p text:style-name="P266"><text:s/>tc Zero a = Suc a</text:p>
      <text:p text:style-name="P266"><text:s/>tc (Suc b) a = opItw (tc b) a</text:p>
      <text:p text:style-name="P266"><text:s/>tc (Lim s) a = Lim (\n -&gt; tc (s n) a)</text:p>
      <text:p text:style-name="P266"><text:s/>-- tc (Ext f) a = Ext (\x -&gt; tc (f x) a)</text:p>
      <text:p text:style-name="P266"><text:s/>tc (Ext f) a = opItw (\x -&gt; tc (f x) a) Zero </text:p>
      <text:p text:style-name="P266"><text:s/>-- tc (Ext f) a = tc (opItw (\x -&gt; f (tc x a)) Zero) a</text:p>
      <text:p text:style-name="P266"/>
      <text:p text:style-name="P266">Exemple :</text:p>
      <text:p text:style-name="P266">C(W,0) = C(Ext I, 0) = H [C(*,0)] 0 </text:p>
      <text:p text:style-name="P266"><text:s/>= lim 0, C(0,0)=0+w^0=1, C(1,0)=0+w^1=w, C(w,0)=0+w^w=w^w, …</text:p>
      <text:p text:style-name="P266"><text:s/>= epsilon0</text:p>
      <text:p text:style-name="P266"/>
      <text:p text:style-name="P264"><text:a xlink:type="simple" xlink:href="https://stepstowardinfinity.wordpress.com/2015/06/22/ordinal3/" text:style-name="Internet_20_link" text:visited-style-name="Visited_20_Internet_20_Link">https://stepstowardinfinity.wordpress.com/2015/06/22/ordinal3/</text:a></text:p>
      <text:p text:style-name="P264"/>
      <text:p text:style-name="P281"><draw:frame draw:style-name="fr6" draw:name="Image1" text:anchor-type="as-char" svg:width="4.71cm" svg:height="0.741cm" draw:z-index="111"><draw:image xlink:href="Pictures/10000000000000B20000001CD555D9B2.png" xlink:type="simple" xlink:show="embed" xlink:actuate="onLoad"/></draw:frame><text:span text:style-name="T91"><text:line-break/></text:span><text:span text:style-name="T91"><draw:frame draw:style-name="fr6" draw:name="Image2" text:anchor-type="as-char" svg:width="5.001cm" svg:height="0.82cm" draw:z-index="112"><draw:image xlink:href="Pictures/10000000000000BD0000001FEDED83CD.png" xlink:type="simple" xlink:show="embed" xlink:actuate="onLoad"/></draw:frame></text:span><text:span text:style-name="T91"><text:line-break/></text:span><text:span text:style-name="T91"><draw:frame draw:style-name="fr6" draw:name="Image3" text:anchor-type="as-char" svg:width="5.45cm" svg:height="1.03cm" draw:z-index="113"><draw:image xlink:href="Pictures/10000000000000CE000000276062D175.png" xlink:type="simple" xlink:show="embed" xlink:actuate="onLoad"/></draw:frame></text:span></text:p>
      <text:p text:style-name="P93">It seems that the Ω<text:span text:style-name="T92">1</text:span> in C function works very similar to the Ω in θ function. And they are also very similar to my EAN: Ω<text:span text:style-name="T92">1</text:span> or Ω expands into “ω layers of” the C or θ where they are, and the results are the supremum of any finite layers of the C or θ where the Ω<text:span text:style-name="T92">1</text:span> or Ω is.</text:p>
      <text:p text:style-name="P93">The 1st system only handles ordinals up to the Bachmann-Howard ordinal. So we need 2nd system now. In 2nd system, Ω<text:span text:style-name="T92">1</text:span> = C(Ω<text:span text:style-name="T92">2</text:span>,0), and the Bachmann-Howard ordinal is the supremum of all the C(C(Ω<text:span text:style-name="T92">2</text:span>,0),0), C(C(C(Ω<text:span text:style-name="T92">2</text:span>,0),C(Ω<text:span text:style-name="T92">2</text:span>,0)),0), C(C(C(C(Ω<text:span text:style-name="T92">2</text:span>,0),C(Ω<text:span text:style-name="T92">2</text:span>,0)),C(Ω<text:span text:style-name="T92">2</text:span>,0)),0), C(C(C(C(C(Ω<text:span text:style-name="T92">2</text:span>,0),C(Ω<text:span text:style-name="T92">2</text:span>,0)),C(Ω<text:span text:style-name="T92">2</text:span>,0)),C(Ω<text:span text:style-name="T92">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91"><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64">W1 = C(W2,0) = w^W2</text:p>
      <text:p text:style-name="P264">BHO = lim C(W1,0), C(C(W1,W1),0), …</text:p>
      <text:p text:style-name="P264">= C (H [C(*,W1)] W1, 0)</text:p>
      <text:p text:style-name="P264">H [C(*,W1)] W1 = H (C(*,W1)] 0 ? = C(W2,W1)</text:p>
      <text:p text:style-name="P264">= C (Ext [C(*,W1)], W1) ?</text:p>
      <text:p text:style-name="P264">= C (Ext (x → C(x,W1)), W1) ?</text:p>
      <text:p text:style-name="P262">O<text:span text:style-name="T93">u plutôt : </text:span></text:p>
      <text:p text:style-name="P264">= C (Ext I, W1) = C (Ext (x → x), W1)</text:p>
      <text:p text:style-name="P262"/>
      <text:p text:style-name="P268">BHO = C(W^...^W,0)</text:p>
      <text:p text:style-name="P268"/>
      <text:p text:style-name="P267">C(W,W) = W*2</text:p>
      <text:p text:style-name="P267">C(C(W,W),W) = W²</text:p>
      <text:p text:style-name="P267">C(C(C(W,W),W),W) = W^W</text:p>
      <text:p text:style-name="P267">C(C(C(C(W,W),W),W),W) = W^W^W</text:p>
      <text:p text:style-name="P267"><text:soft-page-break/></text:p>
      <text:p text:style-name="P267">C(0,W) = W+1</text:p>
      <text:p text:style-name="P267">C(C(0,W),W) = W*w</text:p>
      <text:p text:style-name="P267">C(C(C(0,W),W),W) = W^w</text:p>
      <text:p text:style-name="P267">C(C(C(C(0,W),W),W),W) = W^W^w</text:p>
      <text:p text:style-name="P267"/>
      <text:p text:style-name="P267">W^...^W^w = W^...^W ?</text:p>
      <text:p text:style-name="P267">W^...^W = H [C(.,W)] 0 = C (Ext I, W) = C (Ext I, Ext I)</text:p>
      <text:p text:style-name="P267">ou remplacer Ext f par Ext f z</text:p>
      <text:p text:style-name="P267">avec tc (Ext f z) a = opItw (\x → tc (f x) a) z</text:p>
      <text:p text:style-name="P267">C (Ext I W, W) avec W = Ext I 0 → C (Ext I (Exi I 0), Ext I 0)</text:p>
      <text:p text:style-name="P269"/>
      <text:p text:style-name="P269">W^...^W = C (Ext I W, W) avec W = Ext I 0</text:p>
      <text:p text:style-name="P269">C(W,W) = W*2</text:p>
      <text:p text:style-name="P269">C(W,0) = H [C(*,0)] 0</text:p>
      <text:p text:style-name="P269"><text:s/>= lim 0, C(0,0)=0+w^0=1, C(1,0)=0+w^1=w, C(w,0)=0+w^w=w^w, …</text:p>
      <text:p text:style-name="P269"><text:s/>= w^...^w = epsilon0 = phi(1,0)</text:p>
      <text:p text:style-name="P269">C(W,W) = H [C(*,W)] 0</text:p>
      <text:p text:style-name="P269"><text:s/>= lim 0,</text:p>
      <text:p text:style-name="P269"><text:tab/>C(0,W) = W+1, </text:p>
      <text:p text:style-name="P269"><text:tab/>C(W+1,<text:span text:style-name="T96">W</text:span>) = H [C(W,*)] W = W+w^(W+1) = W+w^W*w = W+epsilon_0*w </text:p>
      <text:p text:style-name="P269"><text:tab/> = lim W, C(W,W), … ? (boucle infinie) </text:p>
      <text:p text:style-name="P267"/>
      <text:p text:style-name="P267"/>
      <text:p text:style-name="P262"/>
      <text:p text:style-name="P265">Countable and extended (uncountable) ordinals :</text:p>
      <text:p text:style-name="P265"/>
      <text:p text:style-name="P265">module Cord_and_ord where</text:p>
      <text:p text:style-name="P265"/>
      <text:p text:style-name="P265"><text:s/>-- Natural numbers</text:p>
      <text:p text:style-name="P265"><text:s/>data Nat </text:p>
      <text:p text:style-name="P265"><text:s text:c="2"/>= ZeroN</text:p>
      <text:p text:style-name="P265"><text:s text:c="2"/>| SucN Nat</text:p>
      <text:p text:style-name="P265"/>
      <text:p text:style-name="P265"><text:s/>-- Countable ordinals</text:p>
      <text:p text:style-name="P265"><text:s/>data Cord</text:p>
      <text:p text:style-name="P265"><text:s text:c="2"/>= ZeroC</text:p>
      <text:p text:style-name="P265"><text:s text:c="2"/>| SucC Cord</text:p>
      <text:p text:style-name="P265"><text:s text:c="2"/>| LimC (Nat -&gt; Cord)</text:p>
      <text:p text:style-name="P265"/>
      <text:p text:style-name="P265"><text:s/>-- Ordinals</text:p>
      <text:p text:style-name="P265"><text:s/>data Ord </text:p>
      <text:p text:style-name="P265"><text:soft-page-break/><text:s text:c="2"/>= Zero</text:p>
      <text:p text:style-name="P265"><text:s text:c="2"/>| Suc Ord</text:p>
      <text:p text:style-name="P265"><text:s text:c="2"/>| Lim (Nat -&gt; Ord)</text:p>
      <text:p text:style-name="P265"><text:s text:c="2"/>| Ext (Ord -&gt; Ord)</text:p>
      <text:p text:style-name="P265"/>
      <text:p text:style-name="P265"><text:s/>ordOfCord ZeroC = Zero</text:p>
      <text:p text:style-name="P265"><text:s/>ordOfCord (SucC a) = Suc (ordOfCord a)</text:p>
      <text:p text:style-name="P265"><text:s/>ordOfCord (LimC s) = Lim (\n -&gt; ordOfCord (s n))</text:p>
      <text:p text:style-name="P265"/>
      <text:p text:style-name="P265"><text:s/>cordOfOrd Zero = ZeroC</text:p>
      <text:p text:style-name="P265"><text:s/>cordOfOrd (Suc a) = SucC (cordOfOrd a)</text:p>
      <text:p text:style-name="P265"><text:s/>cordOfOrd (Lim s) = LimC (\n -&gt; cordOfOrd (s n))</text:p>
      <text:p text:style-name="P265"><text:s/>cordOfOrd (Ext f) = cordOfOrd (f Zero)</text:p>
      <text:p text:style-name="P265"/>
      <text:p text:style-name="P270">ordinaux dénombrables : 0 | Suc Ord | Lim (Nat → Ord)</text:p>
      <text:p text:style-name="P270">ordinaux non dénombrables : 0 | Suc Ord | Lim (Nat → Ord) | Ext (Ord → Ord)</text:p>
      <text:p text:style-name="P270"><text:tab/><text:tab/><text:tab/><text:tab/> <text:s text:c="3"/>0 | Suc Ord | LimC (Nat → Ord) | LimU (Ord → Ord)</text:p>
      <text:p text:style-name="P272">généralisation : LimX ((Ord → Ord) → Ord) ...</text:p>
      <text:p text:style-name="P270">suite fondamentale transfinie <text:span text:style-name="T97">a[n] avec n ordinal</text:span></text:p>
      <text:p text:style-name="P271">exemple Buchholz : </text:p>
      <text:p text:style-name="P271">http://googology.wikia.com/wiki/List_of_systems_of_fundamental_sequences</text:p>
      <text:p text:style-name="P282">If <text:bookmark text:name="MathJax-Element-110-Frame1"/><text:bookmark text:name="MathJax-Span-1490"/><text:bookmark text:name="MathJax-Span-1491"/><text:bookmark text:name="MathJax-Span-1492"/><text:span text:style-name="T52">α</text:span><text:bookmark text:name="MathJax-Span-1493"/><text:span text:style-name="T51">=</text:span><text:bookmark text:name="MathJax-Span-1494"/><text:bookmark text:name="MathJax-Span-1495"/><text:span text:style-name="T52">ψ</text:span><text:bookmark text:name="MathJax-Span-1496"/><text:bookmark text:name="MathJax-Span-1497"/><text:bookmark text:name="MathJax-Span-1498"/><text:bookmark text:name="MathJax-Span-1499"/><text:span text:style-name="T54">ν</text:span><text:bookmark text:name="MathJax-Span-1500"/><text:span text:style-name="T55">1</text:span><text:bookmark text:name="MathJax-Span-1501"/><text:span text:style-name="T51">(</text:span><text:bookmark text:name="MathJax-Span-1502"/><text:bookmark text:name="MathJax-Span-1503"/><text:span text:style-name="T52">β</text:span><text:bookmark text:name="MathJax-Span-1504"/><text:span text:style-name="T53">1</text:span><text:bookmark text:name="MathJax-Span-1505"/><text:span text:style-name="T51">)</text:span><text:bookmark text:name="MathJax-Span-1506"/><text:span text:style-name="T51">+</text:span><text:bookmark text:name="MathJax-Span-1507"/><text:bookmark text:name="MathJax-Span-1508"/><text:span text:style-name="T52">ψ</text:span><text:bookmark text:name="MathJax-Span-1509"/><text:bookmark text:name="MathJax-Span-1510"/><text:bookmark text:name="MathJax-Span-1511"/><text:bookmark text:name="MathJax-Span-1512"/><text:span text:style-name="T54">ν</text:span><text:bookmark text:name="MathJax-Span-1513"/><text:span text:style-name="T55">2</text:span><text:bookmark text:name="MathJax-Span-1514"/><text:span text:style-name="T51">(</text:span><text:bookmark text:name="MathJax-Span-1515"/><text:bookmark text:name="MathJax-Span-1516"/><text:span text:style-name="T52">β</text:span><text:bookmark text:name="MathJax-Span-1517"/><text:span text:style-name="T53">2</text:span><text:bookmark text:name="MathJax-Span-1518"/><text:span text:style-name="T51">)</text:span><text:bookmark text:name="MathJax-Span-1519"/><text:span text:style-name="T51">+</text:span><text:bookmark text:name="MathJax-Span-1520"/><text:span text:style-name="T57">⋯</text:span><text:bookmark text:name="MathJax-Span-1521"/><text:span text:style-name="T51">+</text:span><text:bookmark text:name="MathJax-Span-1522"/><text:bookmark text:name="MathJax-Span-1523"/><text:span text:style-name="T52">ψ</text:span><text:bookmark text:name="MathJax-Span-1524"/><text:bookmark text:name="MathJax-Span-1525"/><text:bookmark text:name="MathJax-Span-1526"/><text:bookmark text:name="MathJax-Span-1527"/><text:span text:style-name="T54">ν</text:span><text:bookmark text:name="MathJax-Span-1528"/><text:span text:style-name="T56">k</text:span><text:bookmark text:name="MathJax-Span-1529"/><text:span text:style-name="T51">(</text:span><text:bookmark text:name="MathJax-Span-1530"/><text:bookmark text:name="MathJax-Span-1531"/><text:span text:style-name="T52">β</text:span><text:bookmark text:name="MathJax-Span-1532"/><text:span text:style-name="T54">k</text:span><text:bookmark text:name="MathJax-Span-1533"/><text:span text:style-name="T51">)</text:span> where <text:bookmark text:name="MathJax-Element-111-Frame1"/><text:bookmark text:name="MathJax-Span-1534"/><text:bookmark text:name="MathJax-Span-1535"/><text:bookmark text:name="MathJax-Span-1536"/><text:span text:style-name="T52">k</text:span><text:bookmark text:name="MathJax-Span-1537"/><text:span text:style-name="T57">≥</text:span><text:bookmark text:name="MathJax-Span-1538"/><text:span text:style-name="T51">2</text:span> then <text:bookmark text:name="MathJax-Element-112-Frame1"/><text:bookmark text:name="MathJax-Span-1539"/><text:bookmark text:name="MathJax-Span-1540"/><text:bookmark text:name="MathJax-Span-1541"/><text:span text:style-name="T51">cof</text:span><text:bookmark text:name="MathJax-Span-1542"/><text:span text:style-name="T51">(</text:span><text:bookmark text:name="MathJax-Span-1543"/><text:span text:style-name="T52">α</text:span><text:bookmark text:name="MathJax-Span-1544"/><text:span text:style-name="T51">)</text:span><text:bookmark text:name="MathJax-Span-1545"/><text:span text:style-name="T51">=</text:span><text:bookmark text:name="MathJax-Span-1546"/><text:span text:style-name="T51">cof</text:span><text:bookmark text:name="MathJax-Span-1547"/><text:span text:style-name="T51">(</text:span><text:bookmark text:name="MathJax-Span-1548"/><text:bookmark text:name="MathJax-Span-1549"/><text:span text:style-name="T52">ψ</text:span><text:bookmark text:name="MathJax-Span-1550"/><text:bookmark text:name="MathJax-Span-1551"/><text:bookmark text:name="MathJax-Span-1552"/><text:bookmark text:name="MathJax-Span-1553"/><text:span text:style-name="T54">ν</text:span><text:bookmark text:name="MathJax-Span-1554"/><text:span text:style-name="T56">k</text:span><text:bookmark text:name="MathJax-Span-1555"/><text:span text:style-name="T51">(</text:span><text:bookmark text:name="MathJax-Span-1556"/><text:bookmark text:name="MathJax-Span-1557"/><text:span text:style-name="T52">β</text:span><text:bookmark text:name="MathJax-Span-1558"/><text:span text:style-name="T54">k</text:span><text:bookmark text:name="MathJax-Span-1559"/><text:span text:style-name="T51">)</text:span><text:bookmark text:name="MathJax-Span-1560"/><text:span text:style-name="T51">)</text:span> and <text:bookmark text:name="MathJax-Element-113-Frame1"/><text:bookmark text:name="MathJax-Span-1561"/><text:bookmark text:name="MathJax-Span-1562"/><text:bookmark text:name="MathJax-Span-1563"/><text:span text:style-name="T52">α</text:span><text:bookmark text:name="MathJax-Span-1564"/><text:span text:style-name="T51">[</text:span><text:bookmark text:name="MathJax-Span-1565"/><text:span text:style-name="T52">η</text:span><text:bookmark text:name="MathJax-Span-1566"/><text:span text:style-name="T51">]</text:span><text:bookmark text:name="MathJax-Span-1567"/><text:span text:style-name="T51">=</text:span><text:bookmark text:name="MathJax-Span-1568"/><text:bookmark text:name="MathJax-Span-1569"/><text:span text:style-name="T52">ψ</text:span><text:bookmark text:name="MathJax-Span-1570"/><text:bookmark text:name="MathJax-Span-1571"/><text:bookmark text:name="MathJax-Span-1572"/><text:bookmark text:name="MathJax-Span-1573"/><text:span text:style-name="T54">ν</text:span><text:bookmark text:name="MathJax-Span-1574"/><text:span text:style-name="T55">1</text:span><text:bookmark text:name="MathJax-Span-1575"/><text:span text:style-name="T51">(</text:span><text:bookmark text:name="MathJax-Span-1576"/><text:bookmark text:name="MathJax-Span-1577"/><text:span text:style-name="T52">β</text:span><text:bookmark text:name="MathJax-Span-1578"/><text:span text:style-name="T53">1</text:span><text:bookmark text:name="MathJax-Span-1579"/><text:span text:style-name="T51">)</text:span><text:bookmark text:name="MathJax-Span-1580"/><text:span text:style-name="T51">+</text:span><text:bookmark text:name="MathJax-Span-1581"/><text:span text:style-name="T57">⋯</text:span><text:bookmark text:name="MathJax-Span-1582"/><text:span text:style-name="T51">+</text:span><text:bookmark text:name="MathJax-Span-1583"/><text:bookmark text:name="MathJax-Span-1584"/><text:span text:style-name="T52">ψ</text:span><text:bookmark text:name="MathJax-Span-1585"/><text:bookmark text:name="MathJax-Span-1586"/><text:bookmark text:name="MathJax-Span-1587"/><text:bookmark text:name="MathJax-Span-1588"/><text:span text:style-name="T54">ν</text:span><text:bookmark text:name="MathJax-Span-1589"/><text:bookmark text:name="MathJax-Span-1590"/><text:bookmark text:name="MathJax-Span-1591"/><text:span text:style-name="T56">k</text:span><text:bookmark text:name="MathJax-Span-1592"/><text:span text:style-name="T57">−</text:span><text:bookmark text:name="MathJax-Span-1593"/><text:span text:style-name="T55">1</text:span><text:bookmark text:name="MathJax-Span-1594"/><text:span text:style-name="T51">(</text:span><text:bookmark text:name="MathJax-Span-1595"/><text:bookmark text:name="MathJax-Span-1596"/><text:span text:style-name="T52">β</text:span><text:bookmark text:name="MathJax-Span-1597"/><text:bookmark text:name="MathJax-Span-1598"/><text:bookmark text:name="MathJax-Span-1599"/><text:span text:style-name="T54">k</text:span><text:bookmark text:name="MathJax-Span-1600"/><text:span text:style-name="T57">−</text:span><text:bookmark text:name="MathJax-Span-1601"/><text:span text:style-name="T53">1</text:span><text:bookmark text:name="MathJax-Span-1602"/><text:span text:style-name="T51">)</text:span><text:bookmark text:name="MathJax-Span-1603"/><text:span text:style-name="T51">+</text:span><text:bookmark text:name="MathJax-Span-1604"/><text:span text:style-name="T51">(</text:span><text:bookmark text:name="MathJax-Span-1605"/><text:bookmark text:name="MathJax-Span-1606"/><text:span text:style-name="T52">ψ</text:span><text:bookmark text:name="MathJax-Span-1607"/><text:bookmark text:name="MathJax-Span-1608"/><text:bookmark text:name="MathJax-Span-1609"/><text:bookmark text:name="MathJax-Span-1610"/><text:span text:style-name="T54">ν</text:span><text:bookmark text:name="MathJax-Span-1611"/><text:span text:style-name="T56">k</text:span><text:bookmark text:name="MathJax-Span-1612"/><text:span text:style-name="T51">(</text:span><text:bookmark text:name="MathJax-Span-1613"/><text:bookmark text:name="MathJax-Span-1614"/><text:span text:style-name="T52">β</text:span><text:bookmark text:name="MathJax-Span-1615"/><text:span text:style-name="T54">k</text:span><text:bookmark text:name="MathJax-Span-1616"/><text:span text:style-name="T51">)</text:span><text:bookmark text:name="MathJax-Span-1617"/><text:span text:style-name="T51">[</text:span><text:bookmark text:name="MathJax-Span-1618"/><text:span text:style-name="T52">η</text:span><text:bookmark text:name="MathJax-Span-1619"/><text:span text:style-name="T51">]</text:span><text:bookmark text:name="MathJax-Span-1620"/><text:span text:style-name="T51">)</text:span>,</text:p>
      <text:list xml:id="list7502804061005463379" text:style-name="L1">
        <text:list-item>
          <text:p text:style-name="P298">If <text:bookmark text:name="MathJax-Element-114-Frame1"/><text:bookmark text:name="MathJax-Span-1621"/><text:bookmark text:name="MathJax-Span-1622"/><text:bookmark text:name="MathJax-Span-1623"/><text:span text:style-name="T52">α</text:span><text:bookmark text:name="MathJax-Span-1624"/><text:span text:style-name="T51">=</text:span><text:bookmark text:name="MathJax-Span-1625"/><text:bookmark text:name="MathJax-Span-1626"/><text:span text:style-name="T52">ψ</text:span><text:bookmark text:name="MathJax-Span-1627"/><text:bookmark text:name="MathJax-Span-1628"/><text:bookmark text:name="MathJax-Span-1629"/><text:span text:style-name="T53">0</text:span><text:bookmark text:name="MathJax-Span-1630"/><text:span text:style-name="T51">(</text:span><text:bookmark text:name="MathJax-Span-1631"/><text:span text:style-name="T51">0</text:span><text:bookmark text:name="MathJax-Span-1632"/><text:span text:style-name="T51">)</text:span><text:bookmark text:name="MathJax-Span-1633"/><text:span text:style-name="T51">=</text:span><text:bookmark text:name="MathJax-Span-1634"/><text:span text:style-name="T51">1</text:span>, then <text:bookmark text:name="MathJax-Element-115-Frame1"/><text:bookmark text:name="MathJax-Span-1635"/><text:bookmark text:name="MathJax-Span-1636"/><text:bookmark text:name="MathJax-Span-1637"/><text:span text:style-name="T51">cof</text:span><text:bookmark text:name="MathJax-Span-1638"/><text:span text:style-name="T51">(</text:span><text:bookmark text:name="MathJax-Span-1639"/><text:span text:style-name="T52">α</text:span><text:bookmark text:name="MathJax-Span-1640"/><text:span text:style-name="T51">)</text:span><text:bookmark text:name="MathJax-Span-1641"/><text:span text:style-name="T51">=</text:span><text:bookmark text:name="MathJax-Span-1642"/><text:span text:style-name="T51">1</text:span> and <text:bookmark text:name="MathJax-Element-116-Frame1"/><text:bookmark text:name="MathJax-Span-1643"/><text:bookmark text:name="MathJax-Span-1644"/><text:bookmark text:name="MathJax-Span-1645"/><text:span text:style-name="T52">α</text:span><text:bookmark text:name="MathJax-Span-1646"/><text:span text:style-name="T51">[</text:span><text:bookmark text:name="MathJax-Span-1647"/><text:span text:style-name="T51">0</text:span><text:bookmark text:name="MathJax-Span-1648"/><text:span text:style-name="T51">]</text:span><text:bookmark text:name="MathJax-Span-1649"/><text:span text:style-name="T51">=</text:span><text:bookmark text:name="MathJax-Span-1650"/><text:span text:style-name="T51">0</text:span>,</text:p>
        </text:list-item>
        <text:list-item>
          <text:p text:style-name="P298">If <text:bookmark text:name="MathJax-Element-117-Frame1"/><text:bookmark text:name="MathJax-Span-1651"/><text:bookmark text:name="MathJax-Span-1652"/><text:bookmark text:name="MathJax-Span-1653"/><text:span text:style-name="T52">α</text:span><text:bookmark text:name="MathJax-Span-1654"/><text:span text:style-name="T51">=</text:span><text:bookmark text:name="MathJax-Span-1655"/><text:bookmark text:name="MathJax-Span-1656"/><text:span text:style-name="T52">ψ</text:span><text:bookmark text:name="MathJax-Span-1657"/><text:bookmark text:name="MathJax-Span-1658"/><text:bookmark text:name="MathJax-Span-1659"/><text:span text:style-name="T54">ν</text:span><text:bookmark text:name="MathJax-Span-1660"/><text:span text:style-name="T53">+</text:span><text:bookmark text:name="MathJax-Span-1661"/><text:span text:style-name="T53">1</text:span><text:bookmark text:name="MathJax-Span-1662"/><text:span text:style-name="T51">(</text:span><text:bookmark text:name="MathJax-Span-1663"/><text:span text:style-name="T51">0</text:span><text:bookmark text:name="MathJax-Span-1664"/><text:span text:style-name="T51">)</text:span>, then <text:bookmark text:name="MathJax-Element-118-Frame1"/><text:bookmark text:name="MathJax-Span-1665"/><text:bookmark text:name="MathJax-Span-1666"/><text:bookmark text:name="MathJax-Span-1667"/><text:span text:style-name="T51">cof</text:span><text:bookmark text:name="MathJax-Span-1668"/><text:span text:style-name="T51">(</text:span><text:bookmark text:name="MathJax-Span-1669"/><text:span text:style-name="T52">α</text:span><text:bookmark text:name="MathJax-Span-1670"/><text:span text:style-name="T51">)</text:span><text:bookmark text:name="MathJax-Span-1671"/><text:span text:style-name="T51">=</text:span><text:bookmark text:name="MathJax-Span-1672"/><text:bookmark text:name="MathJax-Span-1673"/><text:span text:style-name="T51">Ω</text:span><text:bookmark text:name="MathJax-Span-1674"/><text:bookmark text:name="MathJax-Span-1675"/><text:bookmark text:name="MathJax-Span-1676"/><text:span text:style-name="T54">ν</text:span><text:bookmark text:name="MathJax-Span-1677"/><text:span text:style-name="T53">+</text:span><text:bookmark text:name="MathJax-Span-1678"/><text:span text:style-name="T53">1</text:span> and <text:bookmark text:name="MathJax-Element-119-Frame1"/><text:bookmark text:name="MathJax-Span-1679"/><text:bookmark text:name="MathJax-Span-1680"/><text:bookmark text:name="MathJax-Span-1681"/><text:span text:style-name="T52">α</text:span><text:bookmark text:name="MathJax-Span-1682"/><text:span text:style-name="T51">[</text:span><text:bookmark text:name="MathJax-Span-1683"/><text:span text:style-name="T52">η</text:span><text:bookmark text:name="MathJax-Span-1684"/><text:span text:style-name="T51">]</text:span><text:bookmark text:name="MathJax-Span-1685"/><text:span text:style-name="T51">=</text:span><text:bookmark text:name="MathJax-Span-1686"/><text:bookmark text:name="MathJax-Span-1687"/><text:span text:style-name="T51">Ω</text:span><text:bookmark text:name="MathJax-Span-1688"/><text:bookmark text:name="MathJax-Span-1689"/><text:bookmark text:name="MathJax-Span-1690"/><text:span text:style-name="T54">ν</text:span><text:bookmark text:name="MathJax-Span-1691"/><text:span text:style-name="T53">+</text:span><text:bookmark text:name="MathJax-Span-1692"/><text:span text:style-name="T53">1</text:span><text:bookmark text:name="MathJax-Span-1693"/><text:span text:style-name="T51">[</text:span><text:bookmark text:name="MathJax-Span-1694"/><text:span text:style-name="T52">η</text:span><text:bookmark text:name="MathJax-Span-1695"/><text:span text:style-name="T51">]</text:span><text:bookmark text:name="MathJax-Span-1696"/><text:span text:style-name="T51">=</text:span><text:bookmark text:name="MathJax-Span-1697"/><text:span text:style-name="T52">η</text:span>,</text:p>
        </text:list-item>
        <text:list-item>
          <text:p text:style-name="P298">If <text:bookmark text:name="MathJax-Element-120-Frame1"/><text:bookmark text:name="MathJax-Span-1698"/><text:bookmark text:name="MathJax-Span-1699"/><text:bookmark text:name="MathJax-Span-1700"/><text:span text:style-name="T52">α</text:span><text:bookmark text:name="MathJax-Span-1701"/><text:span text:style-name="T51">=</text:span><text:bookmark text:name="MathJax-Span-1702"/><text:bookmark text:name="MathJax-Span-1703"/><text:span text:style-name="T52">ψ</text:span><text:bookmark text:name="MathJax-Span-1704"/><text:bookmark text:name="MathJax-Span-1705"/><text:bookmark text:name="MathJax-Span-1706"/><text:span text:style-name="T54">ν</text:span><text:bookmark text:name="MathJax-Span-1707"/><text:span text:style-name="T51">(</text:span><text:bookmark text:name="MathJax-Span-1708"/><text:span text:style-name="T51">0</text:span><text:bookmark text:name="MathJax-Span-1709"/><text:span text:style-name="T51">)</text:span> and <text:bookmark text:name="MathJax-Element-121-Frame1"/><text:bookmark text:name="MathJax-Span-1710"/><text:bookmark text:name="MathJax-Span-1711"/><text:bookmark text:name="MathJax-Span-1712"/><text:span text:style-name="T51">cof</text:span><text:bookmark text:name="MathJax-Span-1713"/><text:span text:style-name="T51">(</text:span><text:bookmark text:name="MathJax-Span-1714"/><text:span text:style-name="T52">ν</text:span><text:bookmark text:name="MathJax-Span-1715"/><text:span text:style-name="T51">)</text:span><text:bookmark text:name="MathJax-Span-1716"/><text:span text:style-name="T57">∈</text:span><text:bookmark text:name="MathJax-Span-1717"/><text:span text:style-name="T51">{</text:span><text:bookmark text:name="MathJax-Span-1718"/><text:span text:style-name="T52">ω</text:span><text:bookmark text:name="MathJax-Span-1719"/><text:span text:style-name="T51">}</text:span><text:bookmark text:name="MathJax-Span-1720"/><text:span text:style-name="T57">∪</text:span><text:bookmark text:name="MathJax-Span-1721"/><text:span text:style-name="T51">{</text:span><text:bookmark text:name="MathJax-Span-1722"/><text:bookmark text:name="MathJax-Span-1723"/><text:span text:style-name="T51">Ω</text:span><text:bookmark text:name="MathJax-Span-1724"/><text:bookmark text:name="MathJax-Span-1725"/><text:bookmark text:name="MathJax-Span-1726"/><text:span text:style-name="T54">μ</text:span><text:bookmark text:name="MathJax-Span-1727"/><text:span text:style-name="T53">+</text:span><text:bookmark text:name="MathJax-Span-1728"/><text:span text:style-name="T53">1</text:span><text:bookmark text:name="MathJax-Span-1729"/><text:bookmark text:name="MathJax-Span-1730"/><text:bookmark text:name="MathJax-Span-1731"/><text:span text:style-name="T58">|</text:span><text:bookmark text:name="MathJax-Span-1732"/><text:span text:style-name="T52">μ</text:span><text:bookmark text:name="MathJax-Span-1733"/><text:span text:style-name="T57">≥</text:span><text:bookmark text:name="MathJax-Span-1734"/><text:span text:style-name="T51">0</text:span><text:bookmark text:name="MathJax-Span-1735"/><text:span text:style-name="T51">}</text:span>, then <text:bookmark text:name="MathJax-Element-122-Frame1"/><text:bookmark text:name="MathJax-Span-1736"/><text:bookmark text:name="MathJax-Span-1737"/><text:bookmark text:name="MathJax-Span-1738"/><text:span text:style-name="T51">cof</text:span><text:bookmark text:name="MathJax-Span-1739"/><text:span text:style-name="T51">(</text:span><text:bookmark text:name="MathJax-Span-1740"/><text:span text:style-name="T52">α</text:span><text:bookmark text:name="MathJax-Span-1741"/><text:span text:style-name="T51">)</text:span><text:bookmark text:name="MathJax-Span-1742"/><text:span text:style-name="T51">=</text:span><text:bookmark text:name="MathJax-Span-1743"/><text:span text:style-name="T51">cof</text:span><text:bookmark text:name="MathJax-Span-1744"/><text:span text:style-name="T51">(</text:span><text:bookmark text:name="MathJax-Span-1745"/><text:span text:style-name="T52">ν</text:span><text:bookmark text:name="MathJax-Span-1746"/><text:span text:style-name="T51">)</text:span> and <text:bookmark text:name="MathJax-Element-123-Frame1"/><text:bookmark text:name="MathJax-Span-1747"/><text:bookmark text:name="MathJax-Span-1748"/><text:bookmark text:name="MathJax-Span-1749"/><text:span text:style-name="T52">α</text:span><text:bookmark text:name="MathJax-Span-1750"/><text:span text:style-name="T51">[</text:span><text:bookmark text:name="MathJax-Span-1751"/><text:span text:style-name="T52">η</text:span><text:bookmark text:name="MathJax-Span-1752"/><text:span text:style-name="T51">]</text:span><text:bookmark text:name="MathJax-Span-1753"/><text:span text:style-name="T51">=</text:span><text:bookmark text:name="MathJax-Span-1754"/><text:bookmark text:name="MathJax-Span-1755"/><text:span text:style-name="T52">ψ</text:span><text:bookmark text:name="MathJax-Span-1756"/><text:bookmark text:name="MathJax-Span-1757"/><text:bookmark text:name="MathJax-Span-1758"/><text:span text:style-name="T54">ν</text:span><text:bookmark text:name="MathJax-Span-1759"/><text:span text:style-name="T53">[</text:span><text:bookmark text:name="MathJax-Span-1760"/><text:span text:style-name="T54">η</text:span><text:bookmark text:name="MathJax-Span-1761"/><text:span text:style-name="T53">]</text:span><text:bookmark text:name="MathJax-Span-1762"/><text:span text:style-name="T51">(</text:span><text:bookmark text:name="MathJax-Span-1763"/><text:span text:style-name="T51">0</text:span><text:bookmark text:name="MathJax-Span-1764"/><text:span text:style-name="T51">)</text:span><text:bookmark text:name="MathJax-Span-1765"/><text:span text:style-name="T51">=</text:span><text:bookmark text:name="MathJax-Span-1766"/><text:bookmark text:name="MathJax-Span-1767"/><text:span text:style-name="T51">Ω</text:span><text:bookmark text:name="MathJax-Span-1768"/><text:bookmark text:name="MathJax-Span-1769"/><text:bookmark text:name="MathJax-Span-1770"/><text:span text:style-name="T54">ν</text:span><text:bookmark text:name="MathJax-Span-1771"/><text:span text:style-name="T53">[</text:span><text:bookmark text:name="MathJax-Span-1772"/><text:span text:style-name="T54">η</text:span><text:bookmark text:name="MathJax-Span-1773"/><text:span text:style-name="T53">]</text:span>,</text:p>
        </text:list-item>
        <text:list-item>
          <text:p text:style-name="P298">If <text:bookmark text:name="MathJax-Element-124-Frame1"/><text:bookmark text:name="MathJax-Span-1774"/><text:bookmark text:name="MathJax-Span-1775"/><text:bookmark text:name="MathJax-Span-1776"/><text:span text:style-name="T52">α</text:span><text:bookmark text:name="MathJax-Span-1777"/><text:span text:style-name="T51">=</text:span><text:bookmark text:name="MathJax-Span-1778"/><text:bookmark text:name="MathJax-Span-1779"/><text:span text:style-name="T52">ψ</text:span><text:bookmark text:name="MathJax-Span-1780"/><text:bookmark text:name="MathJax-Span-1781"/><text:bookmark text:name="MathJax-Span-1782"/><text:span text:style-name="T54">ν</text:span><text:bookmark text:name="MathJax-Span-1783"/><text:span text:style-name="T51">(</text:span><text:bookmark text:name="MathJax-Span-1784"/><text:span text:style-name="T52">β</text:span><text:bookmark text:name="MathJax-Span-1785"/><text:span text:style-name="T51">+</text:span><text:bookmark text:name="MathJax-Span-1786"/><text:span text:style-name="T51">1</text:span><text:bookmark text:name="MathJax-Span-1787"/><text:span text:style-name="T51">)</text:span> then <text:bookmark text:name="MathJax-Element-125-Frame1"/><text:bookmark text:name="MathJax-Span-1788"/><text:bookmark text:name="MathJax-Span-1789"/><text:bookmark text:name="MathJax-Span-1790"/><text:span text:style-name="T51">cof</text:span><text:bookmark text:name="MathJax-Span-1791"/><text:span text:style-name="T51">(</text:span><text:bookmark text:name="MathJax-Span-1792"/><text:span text:style-name="T52">α</text:span><text:bookmark text:name="MathJax-Span-1793"/><text:span text:style-name="T51">)</text:span><text:bookmark text:name="MathJax-Span-1794"/><text:span text:style-name="T51">=</text:span><text:bookmark text:name="MathJax-Span-1795"/><text:span text:style-name="T52">ω</text:span> and <text:bookmark text:name="MathJax-Element-126-Frame1"/><text:bookmark text:name="MathJax-Span-1796"/><text:bookmark text:name="MathJax-Span-1797"/><text:bookmark text:name="MathJax-Span-1798"/><text:span text:style-name="T52">α</text:span><text:bookmark text:name="MathJax-Span-1799"/><text:span text:style-name="T51">[</text:span><text:bookmark text:name="MathJax-Span-1800"/><text:span text:style-name="T52">η</text:span><text:bookmark text:name="MathJax-Span-1801"/><text:span text:style-name="T51">]</text:span><text:bookmark text:name="MathJax-Span-1802"/><text:span text:style-name="T51">=</text:span><text:bookmark text:name="MathJax-Span-1803"/><text:bookmark text:name="MathJax-Span-1804"/><text:span text:style-name="T52">ψ</text:span><text:bookmark text:name="MathJax-Span-1805"/><text:bookmark text:name="MathJax-Span-1806"/><text:bookmark text:name="MathJax-Span-1807"/><text:span text:style-name="T54">ν</text:span><text:bookmark text:name="MathJax-Span-1808"/><text:span text:style-name="T51">(</text:span><text:bookmark text:name="MathJax-Span-1809"/><text:span text:style-name="T52">β</text:span><text:bookmark text:name="MathJax-Span-1810"/><text:span text:style-name="T51">)</text:span><text:bookmark text:name="MathJax-Span-1811"/><text:span text:style-name="T57">⋅</text:span><text:bookmark text:name="MathJax-Span-1812"/><text:span text:style-name="T52">η</text:span> (and note: <text:bookmark text:name="MathJax-Element-127-Frame1"/><text:bookmark text:name="MathJax-Span-1813"/><text:bookmark text:name="MathJax-Span-1814"/><text:bookmark text:name="MathJax-Span-1815"/><text:bookmark text:name="MathJax-Span-1816"/><text:span text:style-name="T52">ψ</text:span><text:bookmark text:name="MathJax-Span-1817"/><text:span text:style-name="T54">ν</text:span><text:bookmark text:name="MathJax-Span-1818"/><text:span text:style-name="T51">(</text:span><text:bookmark text:name="MathJax-Span-1819"/><text:span text:style-name="T51">0</text:span><text:bookmark text:name="MathJax-Span-1820"/><text:span text:style-name="T51">)</text:span><text:bookmark text:name="MathJax-Span-1821"/><text:span text:style-name="T51">=</text:span><text:bookmark text:name="MathJax-Span-1822"/><text:bookmark text:name="MathJax-Span-1823"/><text:span text:style-name="T51">Ω</text:span><text:bookmark text:name="MathJax-Span-1824"/><text:span text:style-name="T54">ν</text:span>),</text:p>
        </text:list-item>
        <text:list-item>
          <text:p text:style-name="P298">If <text:bookmark text:name="MathJax-Element-128-Frame1"/><text:bookmark text:name="MathJax-Span-1825"/><text:bookmark text:name="MathJax-Span-1826"/><text:bookmark text:name="MathJax-Span-1827"/><text:span text:style-name="T52">α</text:span><text:bookmark text:name="MathJax-Span-1828"/><text:span text:style-name="T51">=</text:span><text:bookmark text:name="MathJax-Span-1829"/><text:bookmark text:name="MathJax-Span-1830"/><text:span text:style-name="T52">ψ</text:span><text:bookmark text:name="MathJax-Span-1831"/><text:bookmark text:name="MathJax-Span-1832"/><text:bookmark text:name="MathJax-Span-1833"/><text:span text:style-name="T54">ν</text:span><text:bookmark text:name="MathJax-Span-1834"/><text:span text:style-name="T51">(</text:span><text:bookmark text:name="MathJax-Span-1835"/><text:span text:style-name="T52">β</text:span><text:bookmark text:name="MathJax-Span-1836"/><text:span text:style-name="T51">)</text:span> and <text:bookmark text:name="MathJax-Element-129-Frame1"/><text:bookmark text:name="MathJax-Span-1837"/><text:bookmark text:name="MathJax-Span-1838"/><text:bookmark text:name="MathJax-Span-1839"/><text:span text:style-name="T51">cof</text:span><text:bookmark text:name="MathJax-Span-1840"/><text:span text:style-name="T51">(</text:span><text:bookmark text:name="MathJax-Span-1841"/><text:span text:style-name="T52">β</text:span><text:bookmark text:name="MathJax-Span-1842"/><text:span text:style-name="T51">)</text:span><text:bookmark text:name="MathJax-Span-1843"/><text:span text:style-name="T57">∈</text:span><text:bookmark text:name="MathJax-Span-1844"/><text:span text:style-name="T51">{</text:span><text:bookmark text:name="MathJax-Span-1845"/><text:span text:style-name="T52">ω</text:span><text:bookmark text:name="MathJax-Span-1846"/><text:span text:style-name="T51">}</text:span><text:bookmark text:name="MathJax-Span-1847"/><text:span text:style-name="T57">∪</text:span><text:bookmark text:name="MathJax-Span-1848"/><text:span text:style-name="T51">{</text:span><text:bookmark text:name="MathJax-Span-1849"/><text:bookmark text:name="MathJax-Span-1850"/><text:span text:style-name="T51">Ω</text:span><text:bookmark text:name="MathJax-Span-1851"/><text:bookmark text:name="MathJax-Span-1852"/><text:bookmark text:name="MathJax-Span-1853"/><text:span text:style-name="T54">μ</text:span><text:bookmark text:name="MathJax-Span-1854"/><text:span text:style-name="T53">+</text:span><text:bookmark text:name="MathJax-Span-1855"/><text:span text:style-name="T53">1</text:span><text:bookmark text:name="MathJax-Span-1856"/><text:bookmark text:name="MathJax-Span-1857"/><text:bookmark text:name="MathJax-Span-1858"/><text:span text:style-name="T58">|</text:span><text:bookmark text:name="MathJax-Span-1859"/><text:span text:style-name="T52">μ</text:span><text:bookmark text:name="MathJax-Span-1860"/><text:span text:style-name="T51">&lt;</text:span><text:bookmark text:name="MathJax-Span-1861"/><text:span text:style-name="T52">ν</text:span><text:bookmark text:name="MathJax-Span-1862"/><text:span text:style-name="T51">}</text:span> then <text:bookmark text:name="MathJax-Element-130-Frame1"/><text:bookmark text:name="MathJax-Span-1863"/><text:bookmark text:name="MathJax-Span-1864"/><text:bookmark text:name="MathJax-Span-1865"/><text:span text:style-name="T51">cof</text:span><text:bookmark text:name="MathJax-Span-1866"/><text:span text:style-name="T51">(</text:span><text:bookmark text:name="MathJax-Span-1867"/><text:span text:style-name="T52">α</text:span><text:bookmark text:name="MathJax-Span-1868"/><text:span text:style-name="T51">)</text:span><text:bookmark text:name="MathJax-Span-1869"/><text:span text:style-name="T51">=</text:span><text:bookmark text:name="MathJax-Span-1870"/><text:span text:style-name="T51">cof</text:span><text:bookmark text:name="MathJax-Span-1871"/><text:span text:style-name="T51">(</text:span><text:bookmark text:name="MathJax-Span-1872"/><text:span text:style-name="T52">β</text:span><text:bookmark text:name="MathJax-Span-1873"/><text:span text:style-name="T51">)</text:span> and <text:bookmark text:name="MathJax-Element-131-Frame1"/><text:bookmark text:name="MathJax-Span-1874"/><text:bookmark text:name="MathJax-Span-1875"/><text:bookmark text:name="MathJax-Span-1876"/><text:span text:style-name="T52">α</text:span><text:bookmark text:name="MathJax-Span-1877"/><text:span text:style-name="T51">[</text:span><text:bookmark text:name="MathJax-Span-1878"/><text:span text:style-name="T52">η</text:span><text:bookmark text:name="MathJax-Span-1879"/><text:span text:style-name="T51">]</text:span><text:bookmark text:name="MathJax-Span-1880"/><text:span text:style-name="T51">=</text:span><text:bookmark text:name="MathJax-Span-1881"/><text:bookmark text:name="MathJax-Span-1882"/><text:span text:style-name="T52">ψ</text:span><text:bookmark text:name="MathJax-Span-1883"/><text:bookmark text:name="MathJax-Span-1884"/><text:bookmark text:name="MathJax-Span-1885"/><text:span text:style-name="T54">ν</text:span><text:bookmark text:name="MathJax-Span-1886"/><text:span text:style-name="T51">(</text:span><text:bookmark text:name="MathJax-Span-1887"/><text:span text:style-name="T52">β</text:span><text:bookmark text:name="MathJax-Span-1888"/><text:span text:style-name="T51">[</text:span><text:bookmark text:name="MathJax-Span-1889"/><text:span text:style-name="T52">η</text:span><text:bookmark text:name="MathJax-Span-1890"/><text:span text:style-name="T51">]</text:span><text:bookmark text:name="MathJax-Span-1891"/><text:span text:style-name="T51">)</text:span>,</text:p>
        </text:list-item>
        <text:list-item>
          <text:p text:style-name="P299">If <text:bookmark text:name="MathJax-Element-132-Frame1"/><text:bookmark text:name="MathJax-Span-1892"/><text:bookmark text:name="MathJax-Span-1893"/><text:bookmark text:name="MathJax-Span-1894"/><text:span text:style-name="T52">α</text:span><text:bookmark text:name="MathJax-Span-1895"/><text:span text:style-name="T51">=</text:span><text:bookmark text:name="MathJax-Span-1896"/><text:bookmark text:name="MathJax-Span-1897"/><text:span text:style-name="T52">ψ</text:span><text:bookmark text:name="MathJax-Span-1898"/><text:bookmark text:name="MathJax-Span-1899"/><text:bookmark text:name="MathJax-Span-1900"/><text:span text:style-name="T54">ν</text:span><text:bookmark text:name="MathJax-Span-1901"/><text:span text:style-name="T51">(</text:span><text:bookmark text:name="MathJax-Span-1902"/><text:span text:style-name="T52">β</text:span><text:bookmark text:name="MathJax-Span-1903"/><text:span text:style-name="T51">)</text:span> and <text:bookmark text:name="MathJax-Element-133-Frame1"/><text:bookmark text:name="MathJax-Span-1904"/><text:bookmark text:name="MathJax-Span-1905"/><text:bookmark text:name="MathJax-Span-1906"/><text:span text:style-name="T51">cof</text:span><text:bookmark text:name="MathJax-Span-1907"/><text:span text:style-name="T51">(</text:span><text:bookmark text:name="MathJax-Span-1908"/><text:span text:style-name="T52">β</text:span><text:bookmark text:name="MathJax-Span-1909"/><text:span text:style-name="T51">)</text:span><text:bookmark text:name="MathJax-Span-1910"/><text:span text:style-name="T57">∈</text:span><text:bookmark text:name="MathJax-Span-1911"/><text:span text:style-name="T51">{</text:span><text:bookmark text:name="MathJax-Span-1912"/><text:bookmark text:name="MathJax-Span-1913"/><text:span text:style-name="T51">Ω</text:span><text:bookmark text:name="MathJax-Span-1914"/><text:bookmark text:name="MathJax-Span-1915"/><text:bookmark text:name="MathJax-Span-1916"/><text:span text:style-name="T54">μ</text:span><text:bookmark text:name="MathJax-Span-1917"/><text:span text:style-name="T53">+</text:span><text:bookmark text:name="MathJax-Span-1918"/><text:span text:style-name="T53">1</text:span><text:bookmark text:name="MathJax-Span-1919"/><text:bookmark text:name="MathJax-Span-1920"/><text:bookmark text:name="MathJax-Span-1921"/><text:span text:style-name="T58">|</text:span><text:bookmark text:name="MathJax-Span-1922"/><text:span text:style-name="T52">μ</text:span><text:bookmark text:name="MathJax-Span-1923"/><text:span text:style-name="T57">≥</text:span><text:bookmark text:name="MathJax-Span-1924"/><text:span text:style-name="T52">ν</text:span><text:bookmark text:name="MathJax-Span-1925"/><text:span text:style-name="T51">}</text:span> then <text:bookmark text:name="MathJax-Element-134-Frame1"/><text:bookmark text:name="MathJax-Span-1926"/><text:bookmark text:name="MathJax-Span-1927"/><text:bookmark text:name="MathJax-Span-1928"/><text:span text:style-name="T51">cof</text:span><text:bookmark text:name="MathJax-Span-1929"/><text:span text:style-name="T51">(</text:span><text:bookmark text:name="MathJax-Span-1930"/><text:span text:style-name="T52">α</text:span><text:bookmark text:name="MathJax-Span-1931"/><text:span text:style-name="T51">)</text:span><text:bookmark text:name="MathJax-Span-1932"/><text:span text:style-name="T51">=</text:span><text:bookmark text:name="MathJax-Span-1933"/><text:span text:style-name="T52">ω</text:span> and <text:bookmark text:name="MathJax-Element-135-Frame1"/><text:bookmark text:name="MathJax-Span-1934"/><text:bookmark text:name="MathJax-Span-1935"/><text:bookmark text:name="MathJax-Span-1936"/><text:span text:style-name="T52">α</text:span><text:bookmark text:name="MathJax-Span-1937"/><text:span text:style-name="T51">[</text:span><text:bookmark text:name="MathJax-Span-1938"/><text:span text:style-name="T52">η</text:span><text:bookmark text:name="MathJax-Span-1939"/><text:span text:style-name="T51">]</text:span><text:bookmark text:name="MathJax-Span-1940"/><text:span text:style-name="T51">=</text:span><text:bookmark text:name="MathJax-Span-1941"/><text:bookmark text:name="MathJax-Span-1942"/><text:span text:style-name="T52">ψ</text:span><text:bookmark text:name="MathJax-Span-1943"/><text:bookmark text:name="MathJax-Span-1944"/><text:bookmark text:name="MathJax-Span-1945"/><text:span text:style-name="T54">ν</text:span><text:bookmark text:name="MathJax-Span-1946"/><text:span text:style-name="T51">(</text:span><text:bookmark text:name="MathJax-Span-1947"/><text:span text:style-name="T52">β</text:span><text:bookmark text:name="MathJax-Span-1948"/><text:span text:style-name="T51">[</text:span><text:bookmark text:name="MathJax-Span-1949"/><text:span text:style-name="T52">γ</text:span><text:bookmark text:name="MathJax-Span-1950"/><text:span text:style-name="T51">[</text:span><text:bookmark text:name="MathJax-Span-1951"/><text:span text:style-name="T52">η</text:span><text:bookmark text:name="MathJax-Span-1952"/><text:span text:style-name="T51">]</text:span><text:bookmark text:name="MathJax-Span-1953"/><text:span text:style-name="T51">]</text:span><text:bookmark text:name="MathJax-Span-1954"/><text:span text:style-name="T51">)</text:span> where </text:p>
        </text:list-item>
        <text:list-item>
          <text:p text:style-name="P299"><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59">{</text:span><text:span text:style-name="T52">γ</text:span><text:bookmark text:name="MathJax-Span-1963"/><text:span text:style-name="T51">[</text:span><text:bookmark text:name="MathJax-Span-1964"/><text:span text:style-name="T51">0</text:span><text:bookmark text:name="MathJax-Span-1965"/><text:span text:style-name="T51">]</text:span><text:bookmark text:name="MathJax-Span-1966"/><text:span text:style-name="T51">=</text:span><text:bookmark text:name="MathJax-Span-1967"/><text:bookmark text:name="MathJax-Span-1968"/><text:span text:style-name="T51">Ω</text:span><text:bookmark text:name="MathJax-Span-1969"/><text:span text:style-name="T54">μ</text:span><text:bookmark text:name="MathJax-Span-1970"/><text:bookmark text:name="MathJax-Span-1971"/><text:bookmark text:name="MathJax-Span-1972"/><text:span text:style-name="T54"> <text:s text:c="2"/></text:span><text:span text:style-name="T52">γ</text:span><text:bookmark text:name="MathJax-Span-1973"/><text:span text:style-name="T51">[</text:span><text:bookmark text:name="MathJax-Span-1974"/><text:span text:style-name="T52">η</text:span><text:bookmark text:name="MathJax-Span-1975"/><text:span text:style-name="T51">+</text:span><text:bookmark text:name="MathJax-Span-1976"/><text:span text:style-name="T51">1</text:span><text:bookmark text:name="MathJax-Span-1977"/><text:span text:style-name="T51">]</text:span><text:bookmark text:name="MathJax-Span-1978"/><text:span text:style-name="T51">=</text:span><text:bookmark text:name="MathJax-Span-1979"/><text:bookmark text:name="MathJax-Span-1980"/><text:span text:style-name="T52">ψ</text:span><text:bookmark text:name="MathJax-Span-1981"/><text:span text:style-name="T54">μ</text:span><text:bookmark text:name="MathJax-Span-1982"/><text:span text:style-name="T51">(</text:span><text:bookmark text:name="MathJax-Span-1983"/><text:span text:style-name="T52">β</text:span><text:bookmark text:name="MathJax-Span-1984"/><text:span text:style-name="T51">[</text:span><text:bookmark text:name="MathJax-Span-1985"/><text:span text:style-name="T52">γ</text:span><text:bookmark text:name="MathJax-Span-1986"/><text:span text:style-name="T51">[</text:span><text:bookmark text:name="MathJax-Span-1987"/><text:span text:style-name="T52">η</text:span><text:bookmark text:name="MathJax-Span-1988"/><text:span text:style-name="T51">]</text:span><text:bookmark text:name="MathJax-Span-1989"/><text:span text:style-name="T51">]</text:span><text:bookmark text:name="MathJax-Span-1990"/><text:span text:style-name="T51">)</text:span><text:bookmark text:name="MathJax-Span-1991"/>.</text:p>
        </text:list-item>
      </text:list>
      <text:p text:style-name="Text_20_body"/>
      <text:p text:style-name="P241"><text:a xlink:type="simple" xlink:href="http://forums.xkcd.com/viewtopic.php?f=14&amp;t=7469&amp;start=600" text:style-name="Internet_20_link" text:visited-style-name="Visited_20_Internet_20_Link">http://forums.xkcd.com/viewtopic.php?f=14&amp;t=7469&amp;start=600</text:a></text:p>
      <text:p text:style-name="P241"/>
      <text:p text:style-name="P149">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3">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41"/>
      <text:p text:style-name="Text_20_body"/>
      <text:p text:style-name="P235"><text:a xlink:type="simple" xlink:href="http://forums.xkcd.com/viewtopic.php?f=14&amp;t=7469&amp;start=640" text:style-name="Internet_20_link" text:visited-style-name="Visited_20_Internet_20_Link"><text:span text:style-name="T98">http://forums.xkcd.com/viewtopic.php?f=14&amp;t=7469&amp;start=640</text:span></text:a></text:p>
      <text:p text:style-name="P236"><text:span text:style-name="T38">Every ordinal less than the Large Veblen Ordinal can be found at some value of </text:span><text:span text:style-name="T41">[imath]ψ(Ω^{Ω^{a}b+Ω^{c}d+..+Ωn}k+Ω^{Ω^{r}s+..+Ωx}y+..+z)[/imath]</text:span><text:span text:style-name="T38">, and the Large Veblen Ordinal itself becomes usable at </text:span><text:span text:style-name="T41">[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8">). We have φ(0/1) = </text:span><text:span text:style-name="T41">[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9">this</text:span><text:span text:style-name="T43"> </text:span><text:span text:style-name="T38">sequence as the number of lines reach ω is ψ(ε</text:span><text:span text:style-name="T42">Ω+1</text:span><text:span text:style-name="T38">).</text:span></text:p>
      <text:p text:style-name="P237"><text:a xlink:type="simple" xlink:href="http://forums.xkcd.com/viewtopic.php?f=14&amp;t=7469&amp;start=680" text:style-name="Internet_20_link" text:visited-style-name="Visited_20_Internet_20_Link">http://forums.xkcd.com/viewtopic.php?f=14&amp;t=7469&amp;start=680</text:a></text:p>
      <text:p text:style-name="P237"/>
      <text:p text:style-name="P148"><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4">Top</text:span></text:a></text:p></draw:text-box></draw:frame><draw:frame draw:style-name="fr3" draw:name="Frame102" text:anchor-type="paragraph" svg:width="22.754cm" draw:z-index="107"><draw:text-box fo:min-height="0.041cm"><text:section text:style-name="Sect1" text:name="post_content2030231"><text:p text:style-name="P96">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2">1</text:span> = the limit of "[ω], [0, ω], [0, 0, ω], [0, 0, 0, ω], ..."<text:line-break/>[ω, 1]<text:span text:style-name="T92">1</text:span> = the limit of "[ω]<text:span text:style-name="T92">1</text:span>, [[ω]<text:span text:style-name="T92">1</text:span>]<text:span text:style-name="T92">1</text:span>, [[[ω]<text:span text:style-name="T92">1</text:span>]<text:span text:style-name="T92">1</text:span>]<text:span text:style-name="T92">1</text:span>, [[[[ω]<text:span text:style-name="T92">1</text:span>]<text:span text:style-name="T92">1</text:span>]<text:span text:style-name="T92">1</text:span>]<text:span text:style-name="T92">1</text:span>, ..."<text:line-break/>[ω, 2]<text:span text:style-name="T92">1</text:span> = the limit of "[ω, 1]<text:span text:style-name="T92">1</text:span>, [[ω, 1]<text:span text:style-name="T92">1</text:span>, 1]<text:span text:style-name="T92">1</text:span>, [[[ω, 1]<text:span text:style-name="T92">1</text:span>, 1]<text:span text:style-name="T92">1</text:span>, 1]<text:span text:style-name="T92">1</text:span>, ..."<text:line-break/>etc.<text:line-break/><text:line-break/>[ω]<text:span text:style-name="T92">2</text:span> = the limit of "[ω]<text:span text:style-name="T92">1</text:span>, [0, ω]<text:span text:style-name="T92">1</text:span>, [0, 0, ω]<text:span text:style-name="T92">1</text:span>, [0, 0, 0, ω]<text:span text:style-name="T92">1</text:span>, ..."<text:line-break/><text:line-break/>[ω]<text:span text:style-name="T92">ω</text:span> = the limit of "[ω]<text:span text:style-name="T92">1</text:span>, [ω]<text:span text:style-name="T92">2</text:span>, [ω]<text:span text:style-name="T92">3</text:span>, ..."<text:line-break/><text:line-break/>f<text:span text:style-name="T92">O(x)</text:span>(n) = [imath]f_{[ω]_{[ω]_{..._{[ω]_ω}}}}(n)[/imath] with x layers of subscripts.<text:line-break/><text:line-break/>1.) Which of these is equal to the LVO?<text:line-break/>2.) Which of these, if any, is equal to the Bachman-Howard Ordinal?<text:line-break/>3.) What is the growth rate of f<text:span text:style-name="T92">O(ω)</text:span>(n)?</text:p><text:section text:style-name="Sect1" text:name="sig2030231"><text:p text:style-name="P293"><text:span text:style-name="Citation"><text:span text:style-name="T46">KrazyerKate wrote:</text:span></text:span><text:span text:style-name="T92">While it's probably the strangest sounding advice I will ever give, we need to stay focused on Hardcore Pornography in order to be successful.</text:span></text:p><text:p text:style-name="P95"><text:span text:style-name="T101"><text:line-break/><text:line-break/>I have a </text:span><text:a xlink:type="simple" xlink:href="http://www.greatplay.net/" text:style-name="Internet_20_link" text:visited-style-name="Visited_20_Internet_20_Link"><text:span text:style-name="T103">Blog</text:span></text:a><text:span text:style-name="T101"> and I make </text:span><text:a xlink:type="simple" xlink:href="http://www.greatplay.net/?page_id=204" text:style-name="Internet_20_link" text:visited-style-name="Visited_20_Internet_20_Link"><text:span text:style-name="T103">Games</text:span></text:a><text:span text:style-name="T101">. I also have a big multiplayer game in the works (coming soonish!).</text:span></text:p><text:p text:style-name="P97"/><text:p text:style-name="P97"/><text:p text:style-name="P98">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97"/><text:p text:style-name="P97"/></text:section></text:section></draw:text-box></draw:frame><text:soft-page-break/></text:p>
      <text:section text:style-name="Sect2" text:name="p2030272">
        <text:p text:style-name="P87"><draw:frame draw:style-name="fr4" draw:name="profile2030272" text:anchor-type="paragraph" svg:width="6.588cm" draw:z-index="103"><draw:text-box fo:min-height="0.041cm"><text:p text:style-name="P296"><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5">WarDaft</text:span></text:a></text:p><text:p text:style-name="P294"><text:span text:style-name="Strong_20_Emphasis"><text:span text:style-name="T95">Posts:</text:span></text:span><text:span text:style-name="T108"> </text:span><text:a xlink:type="simple" xlink:href="http://forums.xkcd.com/search.php?author_id=57747&amp;sr=posts" text:style-name="Internet_20_link" text:visited-style-name="Visited_20_Internet_20_Link"><text:span text:style-name="T106">1583</text:span></text:a></text:p><text:p text:style-name="P295"><text:span text:style-name="Strong_20_Emphasis"><text:span text:style-name="T95">Joined:</text:span></text:span><text:span text:style-name="T108"> Thu Jul 30, 2009 3:16 pm UTC</text:span></text:p></draw:text-box></draw:frame><draw:frame draw:style-name="fr3" draw:name="Frame104" text:anchor-type="paragraph" svg:width="22.754cm" draw:z-index="105"><draw:text-box fo:min-height="0.041cm"><text:section text:style-name="Sect1" text:name="post_content2030272"><text:h text:style-name="P297" text:outline-level="3"><text:a xlink:type="simple" xlink:href="http://forums.xkcd.com/viewtopic.php?f=14&amp;t=7469&amp;start=680#p2030272" text:style-name="Internet_20_link" text:visited-style-name="Visited_20_Internet_20_Link"><text:span text:style-name="T105">Re: My number is bigger!</text:span></text:a></text:h><text:list xml:id="list3952466018139072744" text:style-name="L2"><text:list-item><text:p text:style-name="P300"><draw:frame draw:style-name="fr5" draw:name="Frame105" text:anchor-type="char" svg:width="0.041cm" draw:z-index="106"><draw:text-box fo:min-height="0.041cm"><text:p text:style-name="Text_20_body"/></draw:text-box></draw:frame></text:p></text:list-item></text:list><text:p text:style-name="P92"><text:a xlink:type="simple" xlink:href="http://forums.xkcd.com/viewtopic.php?p=2030272#p2030272" text:style-name="Internet_20_link" text:visited-style-name="Visited_20_Internet_20_Link"><text:span text:style-name="T107">Post</text:span></text:a><text:span text:style-name="T100">by </text:span><text:a xlink:type="simple" xlink:href="http://forums.xkcd.com/memberlist.php?mode=viewprofile&amp;u=57747" text:style-name="Internet_20_link" text:visited-style-name="Visited_20_Internet_20_Link"><text:span text:style-name="Strong_20_Emphasis"><text:span text:style-name="T105">WarDaft</text:span></text:span></text:a><text:span text:style-name="T100"> » </text:span><text:span text:style-name="T102">Mon Mar 01, 2010 2:37 am UTC</text:span></text:p><text:p text:style-name="P96">[ω,1]<text:span text:style-name="T92">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2">C(0)+1</text:span>)n]<text:line-break/><text:line-break/>Note that this is roughly the amount of recursive definition it would require to reach [imath]f_{ε_{0}}(n)[/imath] using strictly finite recursive functions</text:p></text:section></draw:text-box></draw:frame></text:p>
      </text:section>
      <text:p text:style-name="P236"/>
      <text:p text:style-name="P238"><text:a xlink:type="simple" xlink:href="http://forums.xkcd.com/viewtopic.php?f=14&amp;t=7469&amp;start=720" text:style-name="Internet_20_link" text:visited-style-name="Visited_20_Internet_20_Link"/></text:p>
      <text:p text:style-name="P238"><text:a xlink:type="simple" xlink:href="http://forums.xkcd.com/viewtopic.php?f=14&amp;t=7469&amp;start=720" text:style-name="Internet_20_link" text:visited-style-name="Visited_20_Internet_20_Link"/></text:p>
      <text:p text:style-name="P238"><text:a xlink:type="simple" xlink:href="http://forums.xkcd.com/viewtopic.php?f=14&amp;t=7469&amp;start=720" text:style-name="Internet_20_link" text:visited-style-name="Visited_20_Internet_20_Link">http://forums.xkcd.com/viewtopic.php?f=14&amp;t=7469&amp;start=720</text:a></text:p>
      <text:p text:style-name="P243">(p 19)</text:p>
      <text:p text:style-name="P243">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43"/>
      <text:p text:style-name="P243"/>
      <text:p text:style-name="P242"><text:span text:style-name="T38">M(n) is a set containing 0, 1, and every ω</text:span><text:span text:style-name="T42">α</text:span><text:span text:style-name="T43"> </text:span><text:span text:style-name="T38">from ω</text:span><text:span text:style-name="T42">0</text:span><text:span text:style-name="T43"> </text:span><text:span text:style-name="T38">to ω</text:span><text:span text:style-name="T42">1+n</text:span><text:span text:style-name="T38">.</text:span><text:line-break/><text:line-break/><text:span text:style-name="T38">and C(n, 0, 0) = M(n)</text:span><text:line-break/><text:line-break/><text:span text:style-name="T38">and C(n, k, s+1) = C(n, k, s) ∪ {a+b, ab, a</text:span><text:span text:style-name="T42">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2">ω</text:span><text:span text:style-name="T38">), and X(ε</text:span><text:span text:style-name="T42">0</text:span><text:span text:style-name="T38">)? Would we able to find an X(ω</text:span><text:span text:style-name="T42">1</text:span><text:span text:style-name="T38">)?</text:span><text:line-break/><text:line-break/><text:span text:style-name="T38">Would X(X(X(ω))) have any merit? X</text:span><text:span text:style-name="T42">ω</text:span><text:span text:style-name="T38">(ω)? [imath]X^{ε_0}(ω)[/imath]?</text:span><text:line-break/><text:line-break/><text:span text:style-name="T38">If Λ</text:span><text:span text:style-name="T42">0</text:span><text:span text:style-name="T43"> </text:span><text:span text:style-name="T38">was the smallest a such that a = ω</text:span><text:span text:style-name="T42">a</text:span><text:span text:style-name="T38">, would X(Λ</text:span><text:span text:style-name="T42">0</text:span><text:span text:style-name="T38">) be anything?</text:span><text:line-break/><text:line-break/><text:span text:style-name="T38">How large would </text:span><text:span text:style-name="T40">[imath]f_{X(Λ_0)}(4209)[/imath]</text:span><text:span text:style-name="T43"> </text:span><text:span text:style-name="T38">be?</text:span><text:line-break/><text:line-break/><text:span text:style-name="T38">Or </text:span><text:span text:style-name="T40">[imath]f_{X(ω)}(4209)[/imath]</text:span><text:span text:style-name="T43"> </text:span><text:span text:style-name="T38">for that matter?</text:span></text:p>
      <text:p text:style-name="P168"/>
      <text:p text:style-name="P242"><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68"/>
      <text:p text:style-name="P244"><text:a xlink:type="simple" xlink:href="http://forums.xkcd.com/viewtopic.php?f=14&amp;t=7469&amp;start=800" text:style-name="Internet_20_link" text:visited-style-name="Visited_20_Internet_20_Link"><text:span text:style-name="T39">http://forums.xkcd.com/viewtopic.php?f=14&amp;t=7469&amp;start=800</text:span></text:a></text:p>
      <text:p text:style-name="P169"/>
      <text:p text:style-name="P150">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3">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69"/>
      <text:p text:style-name="P244"><text:line-break/></text:p>
      <text:p text:style-name="P239"><text:a xlink:type="simple" xlink:href="http://forums.xkcd.com/viewtopic.php?f=14&amp;t=7469&amp;start=840" text:style-name="Internet_20_link" text:visited-style-name="Visited_20_Internet_20_Link">http://forums.xkcd.com/viewtopic.php?f=14&amp;t=7469&amp;start=840</text:a> p 22</text:p>
      <text:p text:style-name="P239">Okay, let’s define a monstrously large recursive ordinal! (and a large finite</text:p>
      <text:p text:style-name="P239">number)</text:p>
      <text:p text:style-name="P239">When last we left, we defined a transfinite hierarchy over Q and theta,</text:p>
      <text:p text:style-name="P239">indexed by a large ordinal xi. We want to define larger and larger powers of xi.</text:p>
      <text:p text:style-name="P239">We will write Q(a)(b) and theta0 (a) instead of Qa(b) and thetaa. Also, replace</text:p>
      <text:p text:style-name="P239">xi with theta1(0).</text:p>
      <text:p text:style-name="P239">As before, we define an inaccessible hierarchy above xi, by I(1)(0)(a1@b1,</text:p>
      <text:p text:style-name="P239">a2@b2, ... an@bn). We then define Q(1)(0) and theta0(1)(0) so that</text:p>
      <text:p text:style-name="P239">Q(1)(0)(θ 0 (1)(0) a 1 b 1 +θ 0 (1)(0) a 2 b 2 +...θ 0 (1)(0) a n b n ) = I(1)(0)(b 1 @a 1 , b 2 @a 2 , ...b n @a n ).</text:p>
      <text:p text:style-name="P239">We can then extend this by defining Q(1)(1) and theta0 (1)(1), Q(1)(alpha)</text:p>
      <text:p text:style-name="P239">and theta 0(1)(alpha) for arbitrary ordinals alpha, and then a transfinite hier-</text:p>
      <text:p text:style-name="P239">archy Q(1)(a1@b1, ... ,an@bn) and theta0(1)(a1@b1, ... ,an@bn). Next, we</text:p>
      <text:p text:style-name="P239">define a new large ordinal theta1(1) (we can take this to be the second weakly</text:p>
      <text:p text:style-name="P239">compact cardinal), to diagonlize over the transfinite hiearachy, and we define</text:p>
      <text:p text:style-name="P239">Q(1)(θ 1 (1) a 1 b 1 +θ 1 (1) a 2 b 2 +...θ 1 (1) a n b n )(c) = Q(1)(b 1 @a 1 , b 2 @a 2 , ..., b n @a n )(c)</text:p>
      <text:p text:style-name="P239">θ 0 (1)(θ 1 (1) a 1 b 1 + θ 1 (1) a 2 b 2 + ...θ 1 (1) a n b n ) = θ 0 (1)(b 1 @a 1 , b 2 @a 2 , ..., b n @a n ).</text:p>
      <text:p text:style-name="P239">Continuing the entire procedure above, we can define Q(a)(b)(c), theta0(a)(b)</text:p>
      <text:p text:style-name="P239">and theta1(a) for arbitrary ordinals a,b,c. Again, we can extend this to trans-</text:p>
      <text:p text:style-name="P239">finite hierarchies Q(a1@b1, ... ,an@bn) (b)(c), theta0(a1@b1, ... ,an@bn) (b)</text:p>
      <text:p text:style-name="P239">and theta1(a1@b1, ... ,an@bn). Now we define a large ordinal theta2(0) (let’s</text:p>
      <text:p text:style-name="P239">take this to be the smallest 1-indescribable ordinal) to index these transfinite</text:p>
      <text:p text:style-name="P239">hierarchies.</text:p>
      <text:p text:style-name="P239">Q(θ 2 (0) a 1 b 1 +θ 2 (0) a 2 b 2 +...θ 2 (0) a n b n )(c)(d) = Q(b 1 @a 1 , b 2 @a 2 , ..., b n @a n )(c)(d)</text:p>
      <text:p text:style-name="P239">θ 0 (θ 2 (0) a 1 b 1 +θ 2 (0) a 2 b 2 +...θ 2 (0) a n b n )(c) = θ 0 (b 1 @a 1 , b 2 @a 2 , ..., b n @a n )(c) θ 1 (θ 2 (0) a 1 b 1 +</text:p>
      <text:p text:style-name="P239">θ 2 (0) a 2 b 2 + ...θ 2 (0) a n b n ) = θ 1 (b 1 @a 1 , b 2 @a 2 , ..., b n @a n )</text:p>
      <text:p text:style-name="P239">So we can define our notation by</text:p>
      <text:p text:style-name="P239">C 0 (α, β) = β ∪ {0, θ 2 (0)}</text:p>
      <text:p text:style-name="P239">C n+1 (α, β) = {γ+δ, γδ, γ δ , φ(γ, δ), Q(γ, δ, #), θ 0 (γ, δ), θ 1 (γ)|γ, δ, # ∈ C n (α, β)}</text:p>
      <text:p text:style-name="P239">∪C m (γ, δ|γ, δ, m ∈ C n (α, β), m &lt; ω ∪{ψ γ (δ)|γ, δ ∈ C n (α, β), δ &lt; α, γ a regular</text:p>
      <text:p text:style-name="P239">cardinal} ∪{τ (γ,</text:p>
      <text:p text:style-name="P239">S δ)|γ, δ ∈ C n (α, β), γ &lt; α}</text:p>
      <text:p text:style-name="P239">C(α, β) = C n (α, β)</text:p>
      <text:p text:style-name="P239">ψ α (β) = min{γ : α ∈ C(β, γ) ∧ C(β, γ) ∩ α ⊆ γ}</text:p>
      <text:p text:style-name="P239">τ (α, β) = the βth ordinal γ such that γ ∈</text:p>
      <text:p text:style-name="P239">/ C(α, γ)</text:p>
      <text:p text:style-name="P239">Okay, let’s keep going. theta2(0) can be extended by an inaccessible hiear-</text:p>
      <text:p text:style-name="P239">achy Q(1)(0)(0)(a) and theta0(1)(0)(0). We proceed on, extending our notations</text:p>
      <text:p text:style-name="P239"><text:soft-page-break/>in the usual manner, defining Q(1)(a)(b)(c), theta0(1)(a)(b), and theta1(1)(a).</text:p>
      <text:p text:style-name="P239">We extend the variable a into a transfinite hierarchy, e.g. Q(1)(a1@b1, ...</text:p>
      <text:p text:style-name="P239">,an@bn)(c)(d), and then define theta2(1) (as the second smallest 1-indescribable</text:p>
      <text:p text:style-name="P239">cardinal) to index our new transfinite heirarchy. So</text:p>
      <text:p text:style-name="P239">Q(1)(θ 2 (1) a 1 b 1 +θ 2 (1) a 2 b 2 +...θ 2 (1) a n b n )(c)(d) = Q(1)(b 1 @a 1 , b 2 @a 2 , ..., b n @a n )(c)(d)</text:p>
      <text:p text:style-name="P239">θ 0 (1)(θ 2 (1) a 1 b 1 +θ 2 (1) a 2 b 2 +...θ 2 (1) a n b n )(c) = θ 0 (1)(b 1 @a 1 , b 2 @a 2 , ..., b n @a n )(c)</text:p>
      <text:p text:style-name="P239">θ 1 (1)(θ 2 (1) a 1 b 1 + θ 2 (1) a 2 b 2 + ...θ 2 (1) a n b n ) = θ 1 (1)(b 1 @a 1 , b 2 @a 2 , ..., b n @a n ).</text:p>
      <text:p text:style-name="P239">This extends upwards for all ordinals, so that we have Q(a)(b)(c)(d), theta0(a)(b)(c),</text:p>
      <text:p text:style-name="P239">theta1(a)(b), and theta2(a) defijned for all a. We extend to a transfinite hi-</text:p>
      <text:p text:style-name="P239">erarchy again, and next define a large ordinal theta3(0) (call it the smallest</text:p>
      <text:p text:style-name="P239">2-indescribable cardinal) to index over it.</text:p>
      <text:p text:style-name="P239">1I think you can see how to proceed from here. We get longer and longer</text:p>
      <text:p text:style-name="P239">functions with more and more parameters. Eventually we can define Q for</text:p>
      <text:p text:style-name="P239">an arbitrary number of parameters, and define thetan for an arbitrary natural</text:p>
      <text:p text:style-name="P239">number n and an arbitrary number of parameters.</text:p>
      <text:p text:style-name="P239">For convenience, we represent Q(a1@b1)(a2@b2)...(an)(bn) to indicate an</text:p>
      <text:p text:style-name="P239">a1 in the b1 place, an a2 in the b2 place, etc. We can then define</text:p>
      <text:p text:style-name="P239">C 0 (α, β) = β ∪ {0}</text:p>
      <text:p text:style-name="P239">C n+1 (α, β) = {γ+δ, γδ, γ δ , φ(γ, δ), Q(γ 1 @δ 1 )(γ 2 @δ 2 )...(γ m @δ m ), θ k (γ 1 @δ 1 )(γ 2 @δ 2 )...(γ m @δ m )|γ, δ, #, γ i ,</text:p>
      <text:p text:style-name="P239">C n (α, β), δ i , m, k &lt; ω} ∪C m (γ, δ|γ, δ, m ∈ C n (α, β), m &lt; ω ∪{ψ γ (δ)|γ, δ ∈</text:p>
      <text:p text:style-name="P239">C n (α, β), δ &lt; α,</text:p>
      <text:p text:style-name="P239">S γ a regular cardinal} ∪{τ (γ, δ)|γ, δ ∈ C n (α, β), γ &lt; α}</text:p>
      <text:p text:style-name="P239">C(α, β) = C n (α, β)</text:p>
      <text:p text:style-name="P239">ψ α (β) = min{γ : α ∈ C(β, γ) ∧ C(β, γ) ∩ α ⊆ γ}</text:p>
      <text:p text:style-name="P239">τ (α, β) = the βth ordinal γ such that γ ∈</text:p>
      <text:p text:style-name="P239">/ C(α, γ)</text:p>
      <text:p text:style-name="P239">Next, we want to define Q and theta for transfinite parameters. I’m having</text:p>
      <text:p text:style-name="P239">a bit of trouble with this, so I’ll continue in a later post.</text:p>
      <text:p text:style-name="P239">2</text:p>
      <text:p text:style-name="P236"/>
      <text:p text:style-name="P240"><text:a xlink:type="simple" xlink:href="http://forums.xkcd.com/viewtopic.php?f=14&amp;t=7469&amp;start=920" text:style-name="Internet_20_link" text:visited-style-name="Visited_20_Internet_20_Link">http://forums.xkcd.com/viewtopic.php?f=14&amp;t=7469&amp;start=920</text:a> p 24</text:p>
      <text:p text:style-name="P240"/>
      <text:p text:style-name="P236"><text:span text:style-name="T38">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2">3</text:span><text:line-break/><text:span text:style-name="T38">q[0](a@</text:span><text:span text:style-name="T42">c</text:span><text:span text:style-name="T38">b) = θ(a@</text:span><text:span text:style-name="T42">c</text:span><text:span text:style-name="T38">b)</text:span><text:line-break/><text:span text:style-name="T38">q[1](a@</text:span><text:span text:style-name="T42">c</text:span><text:span text:style-name="T38">b) = λ(a@</text:span><text:span text:style-name="T42">c</text:span><text:span text:style-name="T38">b)</text:span><text:line-break/><text:span text:style-name="T38">q[0](q[1]) = θ(λ) = θ(1@@1)</text:span><text:line-break/><text:span text:style-name="T38">q[0](q[0](q[1])</text:span><text:span text:style-name="T42">b</text:span><text:span text:style-name="T38">a) = q[0](a@b) = θ(a@b)</text:span><text:line-break/><text:line-break/><text:span text:style-name="T38">~</text:span><text:line-break/><text:line-break/><text:span text:style-name="T38">Define a transfinite heirarchy of transfinite heirarchies in the form of I(a@</text:span><text:span text:style-name="T42">c</text:span><text:span text:style-name="T38">b)</text:span><text:line-break/><text:line-break/><text:span text:style-name="T38">I(a@</text:span><text:span text:style-name="T42">0</text:span><text:span text:style-name="T38">b) = I(a@b)</text:span><text:line-break/><text:span text:style-name="T38">I(a@</text:span><text:span text:style-name="T42">3</text:span><text:span text:style-name="T38">b) = I(a@@@@b)</text:span><text:line-break/><text:line-break/><text:soft-page-break/><text:span text:style-name="T38">q[c] can be used to index I(a@</text:span><text:span text:style-name="T42">c</text:span><text:span text:style-name="T38">b)</text:span><text:line-break/><text:line-break/><text:span text:style-name="T38">Q(q[c]</text:span><text:span text:style-name="T42">b</text:span><text:span text:style-name="T38">a) = I(a@</text:span><text:span text:style-name="T42">c</text:span><text:span text:style-name="T38">b)</text:span><text:line-break/><text:span text:style-name="T38">Q(q[3]</text:span><text:span text:style-name="T42">b</text:span><text:span text:style-name="T38">a + q[2]</text:span><text:span text:style-name="T42">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2">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2">th</text:span><text:span text:style-name="T43"> </text:span><text:span text:style-name="T38">ordinal a such that a ∉ C(y,a,ω)</text:span><text:line-break/><text:line-break/><text:span text:style-name="T38">~</text:span><text:line-break/><text:line-break/><text:span text:style-name="T38">Define our arbitrarily large number: C(Q(q[Γ</text:span><text:span text:style-name="T42">4</text:span><text:span text:style-name="T38">]</text:span><text:span text:style-name="T42">20</text:span><text:span text:style-name="T38">9), g</text:span><text:span text:style-name="T42">4209</text:span><text:span text:style-name="T38">, g</text:span><text:span text:style-name="T42">4209</text:span><text:span text:style-name="T38">)</text:span></text:p>
      <text:p text:style-name="P157"/>
      <text:p text:style-name="P165"><text:a xlink:type="simple" xlink:href="http://forums.xkcd.com/viewtopic.php?f=14&amp;t=7469&amp;start=1040" text:style-name="Internet_20_link" text:visited-style-name="Visited_20_Internet_20_Link">http://forums.xkcd.com/viewtopic.php?f=14&amp;t=7469&amp;start=1040</text:a></text:p>
      <text:p text:style-name="P165"/>
      <text:p text:style-name="P147">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65"/>
      <text:p text:style-name="P167"><text:a xlink:type="simple" xlink:href="http://forums.xkcd.com/viewtopic.php?f=14&amp;t=7469&amp;start=1120" text:style-name="Internet_20_link" text:visited-style-name="Visited_20_Internet_20_Link">http://forums.xkcd.com/viewtopic.php?f=14&amp;t=7469&amp;start=1120</text:a></text:p>
      <text:p text:style-name="P166"/>
      <text:p text:style-name="P165">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3">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65"/>
      <text:p text:style-name="P157"/>
      <text:p text:style-name="P158">w^a = [suc→H,0→suc] a 0</text:p>
      <text:p text:style-name="P158">epsilon0 = R1 H suc 0 = H &lt;H&gt; I suc 0</text:p>
      <text:p text:style-name="P158">w^epsilon0 = R1 H H suc 0 = R1 H suc 0</text:p>
      <text:p text:style-name="P158">point fixe suivant : </text:p>
      <text:p text:style-name="P158">lim epsilon0+1, w^(epsilon_0+1), w^w^(epsilon_0+1), …</text:p>
      <text:p text:style-name="P158">w^(epsilon0+1) = w^epsilon0 * w = <text:s/>epsilon0 * w </text:p>
      <text:p text:style-name="P158"><text:s/>= [suc→H,0→suc] (suc (R1 H suc 0)) 0 = H (R1 H H suc) 0 = H (R1 H suc) 0</text:p>
      <text:p text:style-name="P158">w^w^(epsilon_0+1) = epsilon0^w</text:p>
      <text:p text:style-name="P158"><text:s/>= H (R1 H H) suc 0 = H (R1 H) suc 0</text:p>
      <text:p text:style-name="P158">w^w^w^(epsilon_0+1) </text:p>
      <text:p text:style-name="P158"><text:s/>= H (R1 H) H suc 0</text:p>
      <text:p text:style-name="P158">w^w^w^(epsilon_0+1) </text:p>
      <text:p text:style-name="P158"><text:s/>= H (R1 H) H H suc 0</text:p>
      <text:p text:style-name="P158">epsilon1 = w^...^w^(epsilon_0+1) = H &lt;H&gt; (H (R1 H)) suc 0 = H &lt;H&gt; (H (H &lt;H&gt; I)) suc 0</text:p>
      <text:p text:style-name="P158"/>
      <text:p text:style-name="P158">epsilon0 = R1 H suc 0</text:p>
      <text:p text:style-name="P158"><text:soft-page-break/>epsilon0 * 2 = R1 H suc (R1 H suc 0)</text:p>
      <text:p text:style-name="P158">epsilon0 * w = H (R1 H suc) 0</text:p>
      <text:p text:style-name="P158">epsilon0 ² = R1 H (R1 H suc) 0</text:p>
      <text:p text:style-name="P158">epsilon0 ^ w = H (R1 H) suc 0</text:p>
      <text:p text:style-name="P158">epsilon0 ^ epsilon0 = R1 H (R1 H) suc 0</text:p>
      <text:p text:style-name="P158">epsilon1 = epsilon0 ^ … ^ epsilon0 = R1 (R1 H) suc 0 = H &lt;H &lt;H&gt; I&gt; suc 0</text:p>
      <text:p text:style-name="P158"/>
      <text:p text:style-name="P158">fonction<text:tab/><text:tab/>plus petit point fixe</text:p>
      <text:p text:style-name="P158">a → 1+a<text:tab/><text:tab/>w</text:p>
      <text:p text:style-name="P158">a → w+A<text:tab/><text:tab/>w²</text:p>
      <text:p text:style-name="P158">a → w+A<text:tab/><text:tab/>w^w</text:p>
      <text:p text:style-name="P158">a → w^a <text:tab/><text:tab/>epsilon0</text:p>
      <text:p text:style-name="P158">a→epsilon_a=phi(1,a)<text:tab/>zeta0 = phi(2,0)</text:p>
      <text:p text:style-name="P158">a→zeta_a=phi(2,a)<text:tab/>eta0 = phi(3,0)</text:p>
      <text:p text:style-name="P158">a → phi(b,a)<text:tab/><text:tab/>phi(b+1,0)</text:p>
      <text:p text:style-name="P158">a → phi(a,0)<text:tab/><text:tab/>phi(1,0,0)</text:p>
      <text:p text:style-name="P158"/>
      <text:p text:style-name="P158">Phi f = énumération points fixes de f</text:p>
      <text:p text:style-name="P158">Phi [1+*] = [w+*]</text:p>
      <text:p text:style-name="P158">Phi [w+*] = [w² + *] = Phi² [1 + *]</text:p>
      <text:p text:style-name="P158">Phi [w.*] = [w^w.(1+*)]</text:p>
      <text:p text:style-name="P159">Phi [w^*] = [epsilon_*]</text:p>
      <text:p text:style-name="P159">Phi [phi(a,*)] = [Phi(a+1,*)]</text:p>
      <text:p text:style-name="P159">Phi [phi(*,0)] = [phi(1,0,*)]</text:p>
      <text:p text:style-name="P159"/>
      <text:p text:style-name="P160">Simmons</text:p>
      <text:p text:style-name="P160">Fix f z = f^w (z+1) = H f (suc z)</text:p>
      <text:p text:style-name="P160">Next = Fix [w^*]</text:p>
      <text:p text:style-name="P160">Next 0 = epsilon0 </text:p>
      <text:p text:style-name="P160">Next^(1+a) 0 = epsilon_a</text:p>
      <text:p text:style-name="P160">[0] h = Fix [h^* 0]</text:p>
      <text:p text:style-name="P160">[0] Next 0 = Fix [Next^* 0] 0</text:p>
      <text:p text:style-name="P160">= lim </text:p>
      <text:p text:style-name="P160"><text:tab/>1</text:p>
      <text:p text:style-name="P160"><text:tab/>Next 0 = epsilon0</text:p>
      <text:p text:style-name="P160"><text:tab/>Next^epsilon0 0 = epsilon_epsilon0 </text:p>
      <text:p text:style-name="P160"><text:tab/>…</text:p>
      <text:p text:style-name="P160">= epsilon_..._epsilon0</text:p>
      <text:p text:style-name="P160">= zeta0</text:p>
      <text:p text:style-name="P161">[0]² Next 0 = [0] ([0] Next) 0 = Fix ([0] Next)^* 0] 0</text:p>
      <text:p text:style-name="P161">= lim </text:p>
      <text:p text:style-name="P161"><text:tab/>1</text:p>
      <text:p text:style-name="P161"><text:tab/>[0] Next 0 = zeta0 </text:p>
      <text:p text:style-name="P161"><text:tab/>([0] Next)^zeta0 0 = zeta_zeta0</text:p>
      <text:p text:style-name="P161">= zeta_..._zeta0 = eta0 = phi(3,0)</text:p>
      <text:p text:style-name="P161">[0]^a Next 0 = phi(1+a,0)</text:p>
      <text:p text:style-name="P161">[1] [0] Next 0 = Fix [[0]^* Next 0] 0</text:p>
      <text:p text:style-name="P161">= lim</text:p>
      <text:p text:style-name="P161"><text:tab/>1 = phi(0,0)</text:p>
      <text:p text:style-name="P161"><text:tab/>[0] Next 0 = zeta0 = phi(2,0)</text:p>
      <text:p text:style-name="P161"><text:tab/>[0]^zeta0 Next 0 = phi(phi(2,0),0)</text:p>
      <text:p text:style-name="P161"><text:tab/>… = phi(phi(phi(2,0),0),0)</text:p>
      <text:p text:style-name="P161">= phi(1,0,0)</text:p>
      <text:p text:style-name="P162"><text:soft-page-break/>[2] [1] [0] Next 0 = Fix [[1]^* [0] Next 0] 0 <text:span text:style-name="T114">= LVO ?</text:span></text:p>
      <text:p text:style-name="P162">= lim</text:p>
      <text:p text:style-name="P162"><text:tab/>1</text:p>
      <text:p text:style-name="P162"><text:tab/>[1] [0] Next 0 = phi(1,0,0) = Gamma0</text:p>
      <text:p text:style-name="P162"><text:tab/>[1]^Gamma0 [0] Next 0</text:p>
      <text:p text:style-name="P162"><text:tab/><text:tab/>[1]^0 [0] Next 0 = [0] Next 0 = zeta0 = phi(2,0)</text:p>
      <text:p text:style-name="P162"><text:tab/><text:tab/>[1]¹ [0] Next 0 = [1] [0] Next 0 = Gamma0 = phi(1,0,0)</text:p>
      <text:p text:style-name="P162"><text:tab/><text:tab/>[1]² [0] Next 0 = [1] ([1] [0]) Next 0 = Fix [([1] [0])^* Next 0] 0 <text:span text:style-name="T114">= SVO ?</text:span></text:p>
      <text:p text:style-name="P162"><text:tab/><text:tab/>= lim </text:p>
      <text:p text:style-name="P162"><text:tab/><text:tab/><text:tab/>1</text:p>
      <text:p text:style-name="P162"><text:tab/><text:tab/><text:tab/>[1] [0] Next 0 = Gamma0 = phi(1,0,0)</text:p>
      <text:p text:style-name="P162"><text:tab/><text:tab/><text:tab/>([1] [0])^Gamma0 Next 0</text:p>
      <text:p text:style-name="P162"><text:tab/><text:tab/><text:tab/><text:tab/>([1] [0])^a Next 0 = ?</text:p>
      <text:p text:style-name="P162"><text:tab/><text:tab/><text:tab/><text:tab/><text:span text:style-name="T109">([1] [0])^0 Next 0 = Next 0 = epsilon0 = phi(1,0)</text:span></text:p>
      <text:p text:style-name="P162"><text:tab/><text:tab/><text:tab/><text:tab/><text:span text:style-name="T109">([1] [0])¹ Next 0 = [1] [0] Next 0 = zeta0 = phi(2,0)</text:span></text:p>
      <text:p text:style-name="P162"><text:tab/><text:tab/><text:tab/><text:tab/><text:span text:style-name="T109">([1] [0])² Next 0 = [1] [0] ([1] [0] Next) 0 = Fix [[0]^* ([1] [0] Next) 0] 0 = phi(1,2,0)</text:span></text:p>
      <text:p text:style-name="P162"><text:tab/><text:tab/><text:tab/><text:tab/><text:span text:style-name="T114">([1] [0])^(1+a) Next 0 = phi(a,2,0) ?</text:span></text:p>
      <text:p text:style-name="P162"><text:tab/><text:tab/><text:tab/><text:tab/><text:span text:style-name="T110">= lim</text:span></text:p>
      <text:p text:style-name="P162"><text:tab/><text:tab/><text:tab/><text:tab/><text:tab/><text:span text:style-name="T110">1</text:span></text:p>
      <text:p text:style-name="P162"><text:tab/><text:tab/><text:tab/><text:tab/><text:tab/><text:span text:style-name="T110">[0] ([1] [0] Next) 0 = Fix [([1] [0] Next)^* 0] 0</text:span></text:p>
      <text:p text:style-name="P162"><text:tab/><text:tab/><text:tab/><text:tab/><text:tab/><text:span text:style-name="T110">= lim</text:span></text:p>
      <text:p text:style-name="P162"><text:tab/><text:tab/><text:tab/><text:tab/><text:tab/><text:tab/><text:span text:style-name="T110">1</text:span></text:p>
      <text:p text:style-name="P162"><text:tab/><text:tab/><text:tab/><text:tab/><text:tab/><text:tab/><text:span text:style-name="T110">[1] [0] Next 0 = Gamma0 = phi(1,0,0)</text:span></text:p>
      <text:p text:style-name="P162"><text:tab/><text:tab/><text:tab/><text:tab/><text:tab/><text:tab/><text:span text:style-name="T110">([1] [0] Next)^Gamma0 0 = phi(1,0,Gamma0)</text:span></text:p>
      <text:p text:style-name="P162"><text:tab/><text:tab/><text:tab/><text:tab/><text:tab/><text:tab/><text:span text:style-name="T110">phi(1,0,phi(1,0,Gamma0))</text:span></text:p>
      <text:p text:style-name="P162"><text:tab/><text:tab/><text:tab/><text:tab/><text:tab/><text:tab/>…</text:p>
      <text:p text:style-name="P162"><text:tab/><text:tab/><text:tab/><text:tab/><text:tab/><text:span text:style-name="T110">= phi(1,1,0)</text:span></text:p>
      <text:p text:style-name="P162"><text:tab/><text:tab/><text:tab/><text:tab/><text:tab/><text:span text:style-name="T111">[0]^phi(1,1,0) ([1] [0] Next) 0 = phi(1,1,phi(1,1,a))</text:span></text:p>
      <text:p text:style-name="P162"><text:tab/><text:tab/><text:tab/><text:tab/><text:span text:style-name="T113">= phi(1,2,0)</text:span></text:p>
      <text:p text:style-name="P162"><text:tab/><text:tab/><text:tab/><text:span text:style-name="T114">([1] [0])^Gamma0 Next 0 = phi(phi(1,0,0),2,0) ?</text:span></text:p>
      <text:p text:style-name="P162"><text:tab/><text:tab/><text:span text:style-name="T114">= SVO ?</text:span></text:p>
      <text:p text:style-name="P162"/>
      <text:p text:style-name="P162"/>
      <text:p text:style-name="P162"><text:tab/><text:tab/><text:tab/><text:tab/><text:tab/><text:span text:style-name="T112">[0]^a ([1] [0] Next) 0 = ?</text:span></text:p>
      <text:p text:style-name="P162"><text:tab/><text:tab/><text:tab/><text:tab/><text:tab/><text:span text:style-name="T112">[0]^0 ([1] [0] Next) 0 = [1] [0] Next 0 = Gamma0 = phi(1,0,0)</text:span></text:p>
      <text:p text:style-name="P162"><text:tab/><text:tab/><text:tab/><text:tab/><text:tab/><text:span text:style-name="T112">[0]¹ ([1] [0] Next) 0 = [0] ([1] [0] Next) 0 = phi(1,1,0)</text:span></text:p>
      <text:p text:style-name="P162"><text:tab/><text:tab/><text:tab/><text:tab/><text:tab/><text:span text:style-name="T112">[0]² ([1] [0] Next) 0 = [0] ([0] ([1] [0] Next)) 0 = Fix [([0] ([1] [0] Next))^* 0] 0</text:span></text:p>
      <text:p text:style-name="P162"><text:tab/><text:tab/><text:tab/><text:tab/><text:tab/><text:span text:style-name="T112">= lim </text:span></text:p>
      <text:p text:style-name="P162"><text:tab/><text:tab/><text:tab/><text:tab/><text:tab/><text:tab/><text:span text:style-name="T112">1</text:span></text:p>
      <text:p text:style-name="P162"><text:tab/><text:tab/><text:tab/><text:tab/><text:tab/><text:tab/><text:span text:style-name="T112">[0] ([1] [0] Next) 0 = phi(1,1,0)</text:span></text:p>
      <text:p text:style-name="P162"><text:tab/><text:tab/><text:tab/><text:tab/><text:tab/><text:tab/><text:span text:style-name="T112">([0] ([1] [0] Next))^phi(1,1,0) 0</text:span></text:p>
      <text:p text:style-name="P162"><text:tab/><text:tab/><text:tab/><text:tab/><text:tab/><text:tab/><text:span text:style-name="T113">([0] ([1] [0] Next))^a 0 = ?</text:span></text:p>
      <text:p text:style-name="P162"><text:tab/><text:tab/><text:tab/><text:tab/><text:tab/><text:tab/><text:span text:style-name="T113">([0] ([1] [0] Next))^0 0 = 0</text:span></text:p>
      <text:p text:style-name="P162"><text:tab/><text:tab/><text:tab/><text:tab/><text:tab/><text:tab/><text:span text:style-name="T113">[0] ([1] [0] Next) 0 = phi(1,1,0)</text:span></text:p>
      <text:p text:style-name="P162"><text:tab/><text:tab/><text:tab/><text:tab/><text:tab/><text:tab/><text:span text:style-name="T113">[0] ([1] [0] Next) ([0] ([1] [0] Next) 0) = [0] ([1] [0] Next) phi(1,1,0)</text:span></text:p>
      <text:p text:style-name="P162"><text:tab/><text:tab/><text:tab/><text:tab/><text:tab/><text:tab/><text:tab/><text:span text:style-name="T113">= point fixe suivant = phi(1,1,1)</text:span></text:p>
      <text:p text:style-name="P162"><text:tab/><text:tab/><text:tab/><text:tab/><text:tab/><text:span text:style-name="T113">[0]^(1+a) ([1] [0] Next) 0 = phi(1,1,a)</text:span></text:p>
      <text:p text:style-name="P162"/>
      <text:p text:style-name="P162"/>
      <text:p text:style-name="P162"/>
      <text:p text:style-name="P162"/>
      <text:p text:style-name="P162"><text:tab/><text:tab/><text:tab/><text:tab/><text:tab/><text:span text:style-name="T112">[0]^a f x = ?</text:span></text:p>
      <text:p text:style-name="P162"><text:tab/><text:tab/><text:tab/><text:tab/><text:tab/><text:span text:style-name="T112">[0]^0 f 0 = f 0</text:span></text:p>
      <text:p text:style-name="P164"><text:soft-page-break/><text:tab/><text:tab/><text:tab/><text:tab/><text:tab/><text:span text:style-name="T112">[0]¹ f x0 = [0] f 0 = Fix [f^* 0] 0 = lim 1, f 0, f^(f 0) 0, …</text:span></text:p>
      <text:p text:style-name="P170"><text:s/></text:p>
      <text:p text:style-name="P163"><text:tab/><text:tab/><text:tab/><text:tab/><text:tab/><text:tab/><text:span text:style-name="T110">([1] [0] Next)^a 0 = ? → ([1] [0] Next)^(1+a) 0 = phi(1,0,a)</text:span></text:p>
      <text:p text:style-name="P162"><text:tab/><text:tab/><text:tab/><text:tab/><text:tab/><text:tab/><text:span text:style-name="T110">([1] [0] Next)^0 0 = 0</text:span></text:p>
      <text:p text:style-name="P162"><text:tab/><text:tab/><text:tab/><text:tab/><text:tab/><text:tab/><text:span text:style-name="T110">([1] [0] Next)¹ 0 = [1] [0] Next 0 = Gamma0 = phi(1,0,0)</text:span></text:p>
      <text:p text:style-name="P100"><text:tab/><text:tab/><text:tab/><text:tab/><text:tab/><text:tab/><text:span text:style-name="T110">([1] [0] Next)² 0 = [1] [0] Next ([1] [0] Next 0) = [1] [0] Next Gamma0 </text:span></text:p>
      <text:p text:style-name="P101"><text:tab/><text:tab/><text:tab/><text:tab/><text:tab/><text:tab/><text:span text:style-name="T110">= Fix [[0]* Next 0] Gamma0 </text:span></text:p>
      <text:p text:style-name="P101"><text:tab/><text:tab/><text:tab/><text:tab/><text:tab/><text:tab/><text:span text:style-name="T110">= lim</text:span></text:p>
      <text:p text:style-name="P101"><text:tab/><text:tab/><text:tab/><text:tab/><text:tab/><text:tab/><text:tab/><text:span text:style-name="T110">Gamma0 + 1</text:span></text:p>
      <text:p text:style-name="P101"><text:tab/><text:tab/><text:tab/><text:tab/><text:tab/><text:tab/><text:tab/><text:span text:style-name="T110">[0]^(Gamma0+1) Next 0 = phi(Gamma0+1,0)</text:span></text:p>
      <text:p text:style-name="P101"><text:tab/><text:tab/><text:tab/><text:tab/><text:tab/><text:tab/><text:span text:style-name="T110">= deuxième point fixe de a → phi(a,0)</text:span></text:p>
      <text:p text:style-name="P101"><text:tab/><text:tab/><text:tab/><text:tab/><text:tab/><text:tab/><text:span text:style-name="T110">[1] [0] Next = Gamma suivant</text:span></text:p>
      <text:p text:style-name="P102"><text:tab/><text:tab/><text:tab/><text:tab/><text:tab/><text:tab/><text:span text:style-name="T110">([1] [0] Next)² 0 = phi(1,0,1)</text:span></text:p>
      <text:p text:style-name="P102"><text:tab/><text:tab/><text:tab/><text:tab/><text:tab/><text:tab/><text:span text:style-name="T110">([1] [0] Next)³ 0 = [1] [0] Next ([1] [0] Next ([1] [0] Next 0)) = [1] [0] Next phi(1,0,1)</text:span></text:p>
      <text:p text:style-name="P102"><text:tab/><text:tab/><text:tab/><text:tab/><text:tab/><text:tab/><text:tab/><text:span text:style-name="T110">= phi(1,0,2)</text:span></text:p>
      <text:p text:style-name="P102"><text:tab/><text:tab/><text:tab/><text:tab/><text:tab/><text:tab/><text:span text:style-name="T110">([1] [0] Next)^(1+a) 0 = phi(1,0,a)</text:span></text:p>
      <text:p text:style-name="P102"/>
      <text:p text:style-name="P103">Fix f z = f^w (z+1) = H f (suc z)</text:p>
      <text:p text:style-name="P104">Next = Fix [w^*]</text:p>
      <text:p text:style-name="P104">epsilon_a = phi(1,a) = Next^(1+a) 0</text:p>
      <text:p text:style-name="P104">[0] h = Fix [h^* 0]</text:p>
      <text:p text:style-name="P104">zeta0 = phi(2,0) = least fixed point of [epsilon_*] = Fix [epsilon_*] 0 = Fix [Next^(1+*) 0] 0 = Fix [Next^* 0] 0 = [0] Next 0</text:p>
      <text:p text:style-name="P104">Fix [Next^* 0] 0 = lim 1, Next 0 = epsilon0, Next^epsilon0 0 =Next^(1+epsilon0) 0 = epsilon_epsilon0, … = epsilon_..._epsilon0 = zeta0</text:p>
      <text:p text:style-name="P104">Fix [Next^(1+*) 0] 0 = lim 1, Next² 0 = Next (Next 0) = epsilon1, … epsilon_..._epsilon1 = zeta0 </text:p>
      <text:p text:style-name="P104">zeta1 = phi(2,1) = second fixed point of [epsilon_*] = Fix [epsilon_*] (zeta0 + 1) = Fix [Next^(1+*) 0] ([0] Next 0) = Fix [Next^* 0] ([0] Next 0)</text:p>
      <text:p text:style-name="P104"><text:s/>= [0] Next ([0] Next 0)</text:p>
      <text:p text:style-name="P104">zeta_a = phi(2,a) = ([0] Next)^(1+a) 0</text:p>
      <text:p text:style-name="P104">eta0 = phi(3,0) = least fixed point of [zeta_*] = Fix [zeta_*] 0 = Fix [([0] Next)^(1+*) 0] 0 = Fix [([0] Next)^* 0] 0 = [0] ([0] Next) 0 = [0]² Next 0</text:p>
      <text:p text:style-name="P104">eta1 = phi(3,1) = next fixed point = Fix [zeta_*] ([0]² Next 0) = Fix [([0] Next)^(1+*) 0] ([0]² Next 0) = Fix [([0] Next)^* 0] ([0]² Next 0)</text:p>
      <text:p text:style-name="P104"><text:s/>= [0] ([0] Next) ([0]² Next 0) = [0]² Next ([0]² Next 0) = ([0]² Next)² 0</text:p>
      <text:p text:style-name="P104">eta_a = phi(3,a) = ([0]² Next)^(1+a) 0</text:p>
      <text:p text:style-name="P105"/>
      <text:p text:style-name="P105">phi(1,a) = Next^(1+a) 0</text:p>
      <text:p text:style-name="P105">phi(2,a) = ([0] Next)^(1+a) 0</text:p>
      <text:p text:style-name="P105">phi(3,a) = ([0]² Next)^(1+a) 0</text:p>
      <text:p text:style-name="P105">phi(<text:span text:style-name="T115">1+</text:span>b,a) = ([0]^b Next)^(1+a) 0</text:p>
      <text:p text:style-name="P105"/>
      <text:p text:style-name="P106">Gamma0 = phi(1,0,0) = least fixed point of [phi(*,0)] = least fixed point of [phi(1+*,0)] </text:p>
      <text:p text:style-name="P106"><text:s/>= Fix [phi(1+*,0)] 0</text:p>
      <text:p text:style-name="P106"><text:s/>= Fix [[0]^* Next 0] 0</text:p>
      <text:p text:style-name="P106"><text:s/>= [1] [0] Next 0</text:p>
      <text:p text:style-name="P106">with [1] h g = Fix [h^* g 0]</text:p>
      <text:p text:style-name="P106">phi(1,0,1) = next fixed point = Fix [[0]^* Next 0] ([1] [0] Next 0) = [1] [0] Next ([1] [0] Next 0) = ([1] [0] Next)² 0</text:p>
      <text:p text:style-name="P106">phi(1,0,a) = ([1] [0] Next)^(1+a) 0</text:p>
      <text:p text:style-name="P106">phi(1,1,0) = least fixed point of [phi(1,0,*)] = Fix [phi(1,0,*)] 0 = Fix [([1] [0] Next)^(1+*) 0] 0 = Fix [([1] [0] Next)^* 0] 0 = [0] ([1] [0] Next) 0</text:p>
      <text:p text:style-name="P106">phi(1,1,1) = next fixed point = Fix [([1] [0] Next)^* 0] ([0] ([1] [0] Next) 0) = [0] ([1] [0] Next) ([0] ([1] [0] Next) 0) = ([0] ([1] [0] Next))² 0</text:p>
      <text:p text:style-name="P106">phi(1,1,a) = ([0] ([1] [0] Next))^(1+a) 0</text:p>
      <text:p text:style-name="P106">phi(1,2,0) = least fixed point of [phi(1,1,*)] = Fix [([0] ([1] [0] Next))^(1+*) 0] 0 = Fix [([0] ([1] [0] Next))^* 0] 0 = [0] ([0] ([1] [0] Next)) 0 </text:p>
      <text:p text:style-name="P106"><text:s/>= [0]² <text:span text:style-name="T116">([1] [0] Next) 0</text:span></text:p>
      <text:p text:style-name="P108">phi(1,2,1) = next fixed point ...</text:p>
      <text:p text:style-name="P108">phi(1,2,a) = ([0]² ([1] [0] Next))^(1+a) 0</text:p>
      <text:p text:style-name="P108"/>
      <text:p text:style-name="P107">phi(1,0,a) = ([1] [0] Next)^(1+a) 0</text:p>
      <text:p text:style-name="P107"><text:soft-page-break/>phi(1,1,a) = ([0] ([1] [0] Next))^(1+a) 0</text:p>
      <text:p text:style-name="P108">phi(1,2,a) = ([0]² ([1] [0] Next))^(1+a) 0</text:p>
      <text:p text:style-name="P108">phi(1,b,a) = ([0]^b ([1] [0] Next))^(1+a) 0</text:p>
      <text:p text:style-name="P108"/>
      <text:p text:style-name="P108">phi(2,0,0) = least fixed point of [phi(1,*,0)] = Fix [phi(1,*,0)] 0 = Fix [[0]^* ([1] [0] Next) 0] 0 = [1] [0] ([1] [0] Next) 0) = ([1] [0])² Next 0</text:p>
      <text:p text:style-name="P108">phi(2,0,a) = (([1] [0])² Next)^(1+a) 0</text:p>
      <text:p text:style-name="P108">phi(2,1,0) = least fixed point of [phi(2,1,*)] = Fix [phi(2,1,*)] 0 = Fix [(([1] [0])² Next)^* 0] 0 = [0] (([1] [0])² Next) 0</text:p>
      <text:p text:style-name="P108">phi(2,1,a) = ([0] (([1] [0])² Next))^(1+a) 0</text:p>
      <text:p text:style-name="P108">phi(2,b,a) = ([0]^b (([1] [0])² Next))^(1+a) 0</text:p>
      <text:p text:style-name="P108">phi(c,b,a) = ([0]^b (([1] [0])^c Next))^(1+a) 0</text:p>
      <text:p text:style-name="P108"/>
      <text:p text:style-name="P109">phi(1,0,0,0) = least fixed point of [phi(*,0,0)] = Fix [phi(*,0,0)] 0 = Fix [([1] [0])^* Next 0] 0 = [1] ([1] [0]) Next 0 <text:span text:style-name="T117">= [1]² [0] Next 0</text:span></text:p>
      <text:p text:style-name="P110">phi(1,0,0,a) = ([1]² [0] <text:span text:style-name="T118">Next</text:span>)^(1+a) 0</text:p>
      <text:p text:style-name="P110">phi(1,0,1,0) = Fix [([1]² [0] <text:span text:style-name="T118">Next</text:span>)^* 0] 0 = [0] ([1]² [0]) 0</text:p>
      <text:p text:style-name="P110">phi (1,0,1,a) = ([0] ([1]² [0] <text:span text:style-name="T118">Next</text:span>))^(1+a) 0</text:p>
      <text:p text:style-name="P110">phi(1,0,b,a) = ([0]^b ([1]² [0] <text:span text:style-name="T118">Next</text:span>))^(1+a) 0</text:p>
      <text:p text:style-name="P110">phi(1,1,0,0) = Fix [phi(1,0,*,0)] 0 = Fix [[0]^* ([1]² [0] <text:span text:style-name="T118">Next</text:span>) 0] 0 = [1] [0] ([1]² [0] <text:span text:style-name="T118">Next</text:span>) 0</text:p>
      <text:p text:style-name="P110">phi(1,1,0,a) = ([1] [0] ([1]² [0] <text:span text:style-name="T118">Next</text:span>))^(1+a) 0</text:p>
      <text:p text:style-name="P110">phi(1,1,1,0) = Fix [phi(1,1,0,*)] 0 = Fix [([1] [0] ([1]² [0] <text:span text:style-name="T118">Next</text:span>))^* 0] 0 = [0] ([1] [0] ([1]² [0] <text:span text:style-name="T118">Next</text:span>)) 0</text:p>
      <text:p text:style-name="P110">phi(1,1,1,a) = ([0] ([1] [0] ([1]² [0] <text:span text:style-name="T118">next</text:span>)))^(1+a) 0</text:p>
      <text:p text:style-name="P110">phi(1,1,b,a) = ([0]^b ([1] [0] ([1]² [0] <text:span text:style-name="T118">Next</text:span>)))^(1+a) 0</text:p>
      <text:p text:style-name="P110">phi(1,2,0,0) = Fix [phi(1,1,*,0)] 0 = Fix [[0]^* ([1] [0] ([1]² [0] <text:span text:style-name="T118">next</text:span>)) 0] 0 = [1] [0] ([1] [0] ([1]² [0] <text:span text:style-name="T118">Next</text:span>)) 0 = ([1] [0])² ([1]² [0] <text:span text:style-name="T118">Next</text:span>) 0</text:p>
      <text:p text:style-name="P111"/>
      <text:p text:style-name="P111">phi(1,0,0,0) = [1]² [0] Next 0</text:p>
      <text:p text:style-name="P111">phi(1,1,0,0) = [1] [0] ([1]² [0] Next) 0</text:p>
      <text:p text:style-name="P111">phi(1,2,0,0) = ([1] [0])² ([1]² [0] Next) 0</text:p>
      <text:p text:style-name="P111">phi(1,c,0,0) = ([1] [0])^c ([1]² [0] Next) 0</text:p>
      <text:p text:style-name="P111">phi(1,c,b,a) = ([0]^b (([1] [0])^c ([1]² [0] Next)))^(1+a) 0</text:p>
      <text:p text:style-name="P111">phi(2,0,0,0) = Fix [phi(1,*,0,0)] 0 = Fix [([1] [0])^* ([1]² [0] Next) 0] 0 = [1] ([1] [0]) ([1]² [0] Next) 0 = [1]² [0] ([1]² [0] Next) 0 = ([1]² [0])² Next 0</text:p>
      <text:p text:style-name="P111">phi(d,0,0,0) = ([1]² [0])^d Next 0</text:p>
      <text:p text:style-name="P111">phi(d,c,b,a) = ([0]^b (([1] [0])^c (([1]² [0])^d Next)))^(1+a) <text:span text:style-name="T119">0 = (([1]^0 [0])^b (([1]¹ [0])^c (([1]² [0])^d Next)))^(1+a) 0</text:span></text:p>
      <text:p text:style-name="P110"/>
      <text:p text:style-name="P112">phi(1,0) = Next 0</text:p>
      <text:p text:style-name="P112">phi(1,0,0) = [1] [0] Next 0</text:p>
      <text:p text:style-name="P112">phi(1,0,0,0) = [1]² [0] Next 0</text:p>
      <text:p text:style-name="P112">…</text:p>
      <text:p text:style-name="P112">SVO = [1]^w [0] Next 0</text:p>
      <text:p text:style-name="P112">LVO = [2] [1] [0] Next 0 <text:span text:style-name="T120">= [2...0] Next 0</text:span></text:p>
      <text:p text:style-name="P113">BHO = [w...0] Next 0</text:p>
      <text:p text:style-name="P113">[1] [w..0] Next 0 = [w+1...0] Next 0</text:p>
      <text:p text:style-name="P113">Fix [[*...0] Next 0] 0</text:p>
      <text:p text:style-name="P113"/>
      <text:p text:style-name="P114">Fix f = f^w (z+1) = H f (suc z)</text:p>
      <text:p text:style-name="P114">N = Fix suc</text:p>
      <text:p text:style-name="P114">[0] h = Fix [h^* 0]</text:p>
      <text:p text:style-name="P114">[1] h g = Fix [h^* g 0]</text:p>
      <text:p text:style-name="P114">…</text:p>
      <text:p text:style-name="P114">… [3] [2] [1] [0] N 0 ?</text:p>
      <text:p text:style-name="P115">[0] N 0 = Fix [N^* 0] 0 = lim 1, N¹ 0 = w, N^w 0 = w.w = w², N^w² 0 = w.w² = w³, … = w^w </text:p>
      <text:p text:style-name="P115">[0]² N 0 = [0] ([0] N) 0 = Fix [([0] N)^* 0] 0 </text:p>
      <text:p text:style-name="P115"><text:s/>= lim </text:p>
      <text:p text:style-name="P115"><text:tab/>1</text:p>
      <text:p text:style-name="P115"><text:tab/>[0] N 0 = w^w </text:p>
      <text:p text:style-name="P115"><text:soft-page-break/><text:tab/>([0] N)^w^w 0 = <text:span text:style-name="T121">w^w . w^w = </text:span>(w^w)² = w^(w.2)</text:p>
      <text:p text:style-name="P115"><text:tab/>([0] N)² 0 = [0] N ([0] N 0) = w^w . 2 </text:p>
      <text:p text:style-name="P115"><text:tab/>[0] N a = Fix [N^* 0] a = lim a+1, a+1+w = a+w, a+w², … = a+w^w</text:p>
      <text:p text:style-name="P115"><text:tab/>([0] N)^a 0 = w^w . a</text:p>
      <text:p text:style-name="P115"><text:s/>= w^w²</text:p>
      <text:p text:style-name="P115">[0]^a N 0 = w^w^a</text:p>
      <text:p text:style-name="P116">[1] h g = Fix [h^* g 0]</text:p>
      <text:p text:style-name="P116">[1] [0] N a = Fix [[0]^* N 0] a</text:p>
      <text:p text:style-name="P116"><text:s/>= lim<text:tab/></text:p>
      <text:p text:style-name="P116"><text:tab/>a+1</text:p>
      <text:p text:style-name="P116"><text:tab/>[0]^(a+1) N 0 = w^w^(a+1)</text:p>
      <text:p text:style-name="P116"><text:tab/>[0]^(w^w^(a+1)) N 0 = w^w^w^w^(a+1)</text:p>
      <text:p text:style-name="P116"><text:s/>= Next a</text:p>
      <text:p text:style-name="P116">[<text:span text:style-name="T122">1</text:span>] [<text:span text:style-name="T122">0</text:span>] N = Next</text:p>
      <text:p text:style-name="P116"/>
      <text:p text:style-name="P117">([0]^b ([1] [0] N))^(1+a) = phi(1+b,a)</text:p>
      <text:p text:style-name="P117"/>
      <text:p text:style-name="P118"><text:a xlink:type="simple" xlink:href="https://core.ac.uk/download/pdf/33091421.pdf" text:style-name="Internet_20_link" text:visited-style-name="Visited_20_Internet_20_Link">https://core.ac.uk/download/pdf/33091421.pdf</text:a></text:p>
      <text:p text:style-name="P118">Veblen function and klammersymbols</text:p>
      <text:p text:style-name="P137"><text:span text:style-name="T45">p</text:span><text:span text:style-name="T44">age 25</text:span></text:p>
      <text:p text:style-name="P136"><text:span text:style-name="T45">We introduce now the concept of </text:span>Klammersymbols</text:p>
      <text:p text:style-name="P136">which are a generalization of the finitary Veblen functions to the transfinite by</text:p>
      <text:p text:style-name="P136">allowing arguments to be indexed by ordinals and which were introduced</text:p>
      <text:p text:style-name="P151">by K. Schütte in [Sch54].</text:p>
      <text:p text:style-name="P118"/>
      <text:p text:style-name="P118">page 27</text:p>
      <text:p text:style-name="P118">phi(x) = phi1(x) = w^x</text:p>
      <text:p text:style-name="P118">phi1 xn … x0 = phi1 ( x0 … xn )</text:p>
      <text:p text:style-name="P118"><text:s text:c="33"/>( 0 <text:s/>… <text:s/>n )</text:p>
      <text:p text:style-name="P118"/>
      <text:p text:style-name="P118">LVO = min a : a = phi1 ( 1 ) = phi (a → 1)</text:p>
      <text:p text:style-name="P118"><text:s text:c="37"/>( a ) </text:p>
      <text:p text:style-name="P118"/>
      <text:p text:style-name="P118">SVO = phi1 ( 1 ) = phi ( w → 1 )</text:p>
      <text:p text:style-name="P118"><text:s text:c="19"/>( w ) </text:p>
      <text:p text:style-name="P118"/>
      <text:p text:style-name="P121">page 29</text:p>
      <text:p text:style-name="P121">phi_(n+1)(a1,…,a_(n+1)) = phi_1(a_(n+1) <text:s/>a_n <text:s/>… <text:s/>a1 )</text:p>
      <text:p text:style-name="P121"><text:s text:c="53"/>( 0 <text:s text:c="11"/>1 <text:s text:c="4"/>… <text:s/>n <text:s/>)</text:p>
      <text:p text:style-name="P121"><text:s text:c="17"/></text:p>
      <text:p text:style-name="P118">Simmons</text:p>
      <text:p text:style-name="P118"><text:a xlink:type="simple" xlink:href="http://www.cs.man.ac.uk/~hsimmons/DOCUMENTS/PAPERSandNOTES/FruitHelp.pdf" text:style-name="Internet_20_link" text:visited-style-name="Visited_20_Internet_20_Link">http://www.cs.man.ac.uk/~hsimmons/DOCUMENTS/PAPERSandNOTES/FruitHelp.pdf</text:a></text:p>
      <text:p text:style-name="P118">( z <text:s/>1+a(1) <text:s/>… <text:s/>1+a(s) ) f = ( ( Nabla [ a(1)+1 ] o [0] o … o Nabla [ a(s)+1 ] o [0]) (Fix f))⁽1+z) 0</text:p>
      <text:p text:style-name="P118">( 0 1+i(1) <text:s text:c="3"/>… <text:s/>1+i(s) ) <text:s text:c="21"/>[ i(1)+1 ] <text:s text:c="30"/>[ i(s)+1 ]</text:p>
      <text:p text:style-name="P118"/>
      <text:p text:style-name="P118">Nabla [ a+1 ] = ([1]^i [0])⁽1+a)</text:p>
      <text:p text:style-name="P118"><text:s text:c="9"/>[ i+1 ]</text:p>
      <text:p text:style-name="P122">not quite right when i=1 and a finite</text:p>
      <text:p text:style-name="P122"/>
      <text:p text:style-name="P122"><text:a xlink:type="simple" xlink:href="http://www.cs.man.ac.uk/~hsimmons/ORDINAL-NOTATIONS/FromBelow.pdf" text:style-name="Internet_20_link" text:visited-style-name="Visited_20_Internet_20_Link">http://www.cs.man.ac.uk/~hsimmons/ORDINAL-NOTATIONS/FromBelow.pdf</text:a></text:p>
      <text:p text:style-name="P122">Nabla [ a+1 ] = { ([1]^i [0])^(1+a) if i!=0</text:p>
      <text:p text:style-name="P122"><text:s text:c="10"/>[ i+1 ] <text:s text:c="5"/>{ <text:s/>[0]^a if i=0 </text:p>
      <text:p text:style-name="P118"/>
      <text:p text:style-name="P119"><text:soft-page-break/></text:p>
      <text:p text:style-name="P118"><text:a xlink:type="simple" xlink:href="http://www.cs.man.ac.uk/~hsimmons/ORDINAL-NOTATIONS/LambdaH.pdf" text:style-name="Internet_20_link" text:visited-style-name="Visited_20_Internet_20_Link">http://www.cs.man.ac.uk/~hsimmons/ORDINAL-NOTATIONS/LambdaH.pdf</text:a></text:p>
      <text:p text:style-name="P119">S [ a+1 ] f z = (([1]^i [0])^(1+a) (Fix f))^(1+z) 0</text:p>
      <text:p text:style-name="P119"><text:s text:c="3"/>[ i+1 ]</text:p>
      <text:p text:style-name="P119"/>
      <text:p text:style-name="P119">f ( z <text:s/>1+a(1) <text:s/>… <text:s/>1+a(s) ) = ((S[a(1)+1] o … o S[a(s)+1] f) z</text:p>
      <text:p text:style-name="P119"><text:s text:c="2"/>( r <text:s/>1+i(1) <text:s text:c="2"/>… <text:s text:c="2"/>1+i(s) ) <text:s text:c="9"/>[i(1)+1] <text:s text:c="13"/>[i(s)+1] <text:s text:c="2"/>r</text:p>
      <text:p text:style-name="P118"/>
      <text:p text:style-name="P118"/>
      <text:p text:style-name="P119">phi(1+a,b) = ([0]^a Next)^(1+b) 0</text:p>
      <text:p text:style-name="P120">= ( b <text:s/>1+a ) [w^*] = ((Nabla[a+1] o [0]) Next)^(1+b) 0</text:p>
      <text:p text:style-name="P120"><text:s text:c="4"/>( 0 <text:s text:c="3"/>1 <text:s text:c="2"/>) <text:s text:c="26"/>[1]</text:p>
      <text:p text:style-name="P119"/>
      <text:p text:style-name="P120">= ((([1]^0 [0])^(1+a) o [0]) Next)^(1+b) 0</text:p>
      <text:p text:style-name="P120">= (([0]^(1+a) o [0]) Next)^(1+b) 0</text:p>
      <text:p text:style-name="P120">= ( [0]^(2+a) Next)^(1+b) 0 ?</text:p>
      <text:p text:style-name="P120"/>
      <text:p text:style-name="P120">phi(1,0) = epsilon0 = Next 0 = [0]^0 Next 0</text:p>
      <text:p text:style-name="P120">( 0 1 ) = ([1]^0 [0])¹ ([0] Next) 0 = [0]² Next 0 ?</text:p>
      <text:p text:style-name="P120">( 0 1 )</text:p>
      <text:p text:style-name="P120"/>
      <text:p text:style-name="P120">phi(a,b,c) = ([0]^b (([1] [0])^a Next))^(1+c) 0</text:p>
      <text:p text:style-name="P120">phi(a,b,c,d) = ([0]^c (([1][0])^b (([1]² [0])^a Next)))^(1+d) 0</text:p>
      <text:p text:style-name="P120">ou</text:p>
      <text:p text:style-name="P120">phi(1+a,1+b ,1+c,d) = ([0]^c (([1][0])^b (([1]² [0])^a Next)))^(1+d) 0 ?</text:p>
      <text:p text:style-name="P120"/>
      <text:p text:style-name="P124"><text:a xlink:type="simple" xlink:href="http://www.cs.man.ac.uk/~hsimmons/ORDINAL-NOTATIONS/FromBelow.pdf" text:style-name="Internet_20_link" text:visited-style-name="Visited_20_Internet_20_Link">http://www.cs.man.ac.uk/~hsimmons/ORDINAL-NOTATIONS/FromBelow.pdf</text:a> </text:p>
      <text:p text:style-name="P124">semble plus correct que les autres articles </text:p>
      <text:p text:style-name="P124">p 32</text:p>
      <text:p text:style-name="P123">Nabla [ a+1 ] = { ([1]^i [0])^(1+a) if i!=0</text:p>
      <text:p text:style-name="P123"><text:s text:c="10"/>[ i+1 ] <text:s text:c="5"/>{ <text:s/>[0]^a if i=0 </text:p>
      <text:p text:style-name="P124">p 33</text:p>
      <text:p text:style-name="P124">Nabla [ a+1 <text:s/>… b+1 ] = Nabla [ a+1 ] o [0] o … o [0] o Nabla [ b+1 ]</text:p>
      <text:p text:style-name="P124"><text:s text:c="10"/>[ i+1 <text:s text:c="2"/>… <text:s/>j+1 ] <text:s text:c="14"/>[ i+1 ] <text:s text:c="38"/>[ j+1 ]</text:p>
      <text:p text:style-name="P124">sans o [0] à la fin</text:p>
      <text:p text:style-name="P124">epsilon0 = Next 0</text:p>
      <text:p text:style-name="P124">phi(1+a,b) = ([0]^a Next)^(1+b) 0</text:p>
      <text:p text:style-name="P124">= ( b <text:s/>1+a ) [w^*] = ( <text:span text:style-name="T124">Nabla [ a+1 ] Next)^(1+b) 0 = ([0]^a Next)^(1+b) 0</text:span></text:p>
      <text:p text:style-name="P124"><text:s text:c="4"/>( 0 <text:s text:c="3"/>1 <text:s text:c="2"/>) <text:s text:c="26"/><text:span text:style-name="T124">[ <text:s text:c="3"/>1 <text:s text:c="2"/>]</text:span></text:p>
      <text:p text:style-name="P125">phi(a,b,c) = ([0]^b (([1] [0])^a Next))^(1+c) 0 si a&gt;0</text:p>
      <text:p text:style-name="P125">ou</text:p>
      <text:p text:style-name="P125">phi(1+a,b,c) = ([0]^b (([1][0])^(1+a) Next))^(1+c) 0</text:p>
      <text:p text:style-name="P125">phi(1+a,1+b,c) = ( c <text:s/>1+b <text:s/>1+a ) [w^*] </text:p>
      <text:p text:style-name="P125"><text:s text:c="29"/>( 0 <text:s text:c="3"/>1 <text:s text:c="6"/>2 <text:s text:c="2"/>) </text:p>
      <text:p text:style-name="P125">= ((Nabla [ b+1 ] o [0] o Nabla [ a+1 ]) Next)^(1+c) 0</text:p>
      <text:p text:style-name="P125">= ([0]^b ([0] ([1] [0])^(1+a) Next))^(1+c) 0</text:p>
      <text:p text:style-name="P125">= ([0]^(1+b) (([1] [0])^(1+a) Next))^(1+c) 0</text:p>
      <text:p text:style-name="P126">aller-retour 1+a → a+1 → 1+a</text:p>
      <text:p text:style-name="P126"/>
      <text:p text:style-name="P126">phi(1+a,0,c) = (([1] [0])^(1+a) Next)^(1+c) 0</text:p>
      <text:p text:style-name="P126">= ( c <text:s/>1+a ) [w^*] = ( Nabla [ a+1 ] Next )^(1+c) 0</text:p>
      <text:p text:style-name="P126"><text:s text:c="4"/>( 0 <text:s text:c="3"/>2 <text:s text:c="2"/>) <text:s text:c="26"/>[ <text:s text:c="3"/>2 <text:s text:c="2"/>]</text:p>
      <text:p text:style-name="P126">= (([1] [0])^(1+a) Next)^(1+c) 0</text:p>
      <text:p text:style-name="P124"><text:soft-page-break/></text:p>
      <text:p text:style-name="P127"><text:a xlink:type="simple" xlink:href="http://www.cs.man.ac.uk/~hsimmons/ORDINAL-NOTATIONS/FromBelow.pdf" text:style-name="Internet_20_link" text:visited-style-name="Visited_20_Internet_20_Link">http://www.cs.man.ac.uk/~hsimmons/ORDINAL-NOTATIONS/FromBelow.pdf</text:a> : correct </text:p>
      <text:p text:style-name="P133">3 aout 2009</text:p>
      <text:p text:style-name="P127"/>
      <text:p text:style-name="P129"><text:a xlink:type="simple" xlink:href="http://www.cs.man.ac.uk/~hsimmons/DOCUMENTS/PAPERSandNOTES/FruitHelp.pdf" text:style-name="Internet_20_link" text:visited-style-name="Visited_20_Internet_20_Link">http://www.cs.man.ac.uk/~hsimmons/DOCUMENTS/PAPERSandNOTES/FruitHelp.pdf</text:a> :</text:p>
      <text:p text:style-name="P129"><text:span text:style-name="T125">9 février 2006</text:span> </text:p>
      <text:p text:style-name="P128">p18 :</text:p>
      <text:p text:style-name="P128">faux : o [0] final</text:p>
      <text:p text:style-name="P128">incomplet : <text:s/>Actually, this last definition is not quite right when i=0 and a is finite.</text:p>
      <text:p text:style-name="P128"/>
      <text:p text:style-name="P128"><text:a xlink:type="simple" xlink:href="http://www.cs.man.ac.uk/~hsimmons/ORDINAL-NOTATIONS/LambdaH.pdf" text:style-name="Internet_20_link" text:visited-style-name="Visited_20_Internet_20_Link">http://www.cs.man.ac.uk/~hsimmons/ORDINAL-NOTATIONS/LambdaH.pdf</text:a></text:p>
      <text:p text:style-name="P134">3 aout 2009</text:p>
      <text:p text:style-name="P128">p 30 : pas clair … _r zeta ?</text:p>
      <text:p text:style-name="P128"/>
      <text:p text:style-name="P130"><text:a xlink:type="simple" xlink:href="http://www.cs.man.ac.uk/~hsimmons/ORDINAL-NOTATIONS/Fruitful.pdf" text:style-name="Internet_20_link" text:visited-style-name="Visited_20_Internet_20_Link">http://www.cs.man.ac.uk/~hsimmons/ORDINAL-NOTATIONS/Fruitful.pdf</text:a> : pas de Klammersymbol</text:p>
      <text:p text:style-name="P135">3 aout 2009</text:p>
      <text:p text:style-name="P130"/>
      <text:p text:style-name="P130"><text:a xlink:type="simple" xlink:href="http://www.cs.man.ac.uk/~hsimmons/TEMP/OrdNotes.pdf" text:style-name="Internet_20_link" text:visited-style-name="Visited_20_Internet_20_Link">http://www.cs.man.ac.uk/~hsimmons/TEMP/OrdNotes.pdf</text:a></text:p>
      <text:p text:style-name="P132">16 nov 2006</text:p>
      <text:p text:style-name="P130">p 23 :</text:p>
      <text:p text:style-name="P130">faux : o [0] final</text:p>
      <text:p text:style-name="P130"/>
      <text:p text:style-name="P130"><text:a xlink:type="simple" xlink:href="http://www.cs.man.ac.uk/~hsimmons/ORDINAL-NOTATIONS/IterTemplate.pdf" text:style-name="Internet_20_link" text:visited-style-name="Visited_20_Internet_20_Link">http://www.cs.man.ac.uk/~hsimmons/ORDINAL-NOTATIONS/IterTemplate.pdf</text:a> </text:p>
      <text:p text:style-name="P132">3 aout 2009</text:p>
      <text:p text:style-name="P130">long</text:p>
      <text:p text:style-name="P131">pas de Klammersymbol</text:p>
      <text:p text:style-name="P131"/>
      <text:p text:style-name="P171">Beyond LVO</text:p>
      <text:p text:style-name="P171">Fix f z = f^w (z+1) = H f (suc z)</text:p>
      <text:p text:style-name="P171">Next = Fix [w^*]</text:p>
      <text:p text:style-name="P171">[0] h = Fix [h^* 0]</text:p>
      <text:p text:style-name="P171">[1] h g = Fix [h^* g 0]</text:p>
      <text:p text:style-name="P171">[2] h g f = Fix [h^* g f 0]</text:p>
      <text:p text:style-name="P171">phi(1+a,b) = ([0]^a Next)^(1+b) 0</text:p>
      <text:p text:style-name="P171">phi(a,b,c) = ([0]^b (([1] [0])^a Next))^(1+c) 0</text:p>
      <text:p text:style-name="P171">LVO = lfp of [phi(*:1)] = Fix [[1]^* [0] Next 0] = [2] [1] [0] Next 0</text:p>
      <text:p text:style-name="P171">1+a th fp = F(a) = phi'1(a) = ([2] [1] [0] Next)^(1+a) 0</text:p>
      <text:p text:style-name="P171">lfp of F = G(0) = phi'2(0) = Fix [([2] [1] [0] Next)^* 0] 0 = [0] ([2] [1] [0] Next) 0</text:p>
      <text:p text:style-name="P171">1+a th fp = G(a) = phi'2(a) = ([0] ([2] [1] [0] Next))^a 0</text:p>
      <text:p text:style-name="P171">lfp of G = H(0) = phi'3(0) = Fix [(0] ([2] [1] [0] Next)))^* 0] 0 =[0] ([0] ([2] [1] [0] Next)) 0 = [0]² ([2] [1] [0] Next) 0</text:p>
      <text:p text:style-name="P171">phi'_(1+a)(0) = [0]^a ([2] [1] [0] Next) 0</text:p>
      <text:p text:style-name="P171">phi'_(1+a)(b) = phi'(1+a,b) = ([0]^a ([2] [1] [0] Next))^(1+b) 0</text:p>
      <text:p text:style-name="P171">cf phi(1+a,b) = ([0]^a Next)^(1+b) 0</text:p>
      <text:p text:style-name="P171">phi'(1,0,0) = lfp of [phi'(*,0)] = Fix [[0]^* ([2] [1] [0] Next) 0] 0 = [1] [0] ([2] [1] [0] Next) 0</text:p>
      <text:p text:style-name="P171">cf phi(1,0,0) = [1] [0] Next 0</text:p>
      <text:p text:style-name="P171">phi'(a,b,c) = ([0]^b (([1] [0])^a ([2] [1] [0] Next)))^(1+c) 0</text:p>
      <text:p text:style-name="P171">LVO' = [2] [1] [0] ([2] [1] [0] Next) 0 = lfp of [[1]^* (0] ([2] [1] [0] Next) 0]</text:p>
      <text:p text:style-name="P171">1+a th fp : ([2] [1] [0] ([2] [1] [0] Next))^(1+a) 0 = (([2] [1] [0])² Next)^(1+a) 0</text:p>
      <text:p text:style-name="P171">Phi0 = phi : Next</text:p>
      <text:p text:style-name="P171">Phi1 = phi' : [2] [1] [0] Next</text:p>
      <text:p text:style-name="P171">Phi2 = phi'' : ([2] [1] [0])² Next</text:p>
      <text:p text:style-name="P171">lfp of a → Phi_a(1_a)</text:p>
      <text:p text:style-name="P171"/>
      <text:p text:style-name="P172"><text:soft-page-break/></text:p>
      <text:p text:style-name="P172">phi(1,0,0) = phi(2:1) = [1] [0] Next 0</text:p>
      <text:p text:style-name="P172">phi(1,0,0,0) = phi(3,1) = [1]² [0] Next 0</text:p>
      <text:p text:style-name="P172">phi(1+a:1) = [1]^a [0] Next 0</text:p>
      <text:p text:style-name="P172">lfp : LVO = Fix [[1]^* [0] Next 0] 0 = [2] [1] [0] Next 0</text:p>
      <text:p text:style-name="P172">phi = phi_[w^*]</text:p>
      <text:p text:style-name="P172">phi_f(1+a:1) = [1]^a (0] (Fix f) 0</text:p>
      <text:p text:style-name="P172">S f a = phi_f(1+a:1) = [1]^a [0] (Fix f) 0</text:p>
      <text:p text:style-name="P172">S f = [[1]^* [0] (Fix f) 0]</text:p>
      <text:p text:style-name="P172">example : S [w^*] = [[1]^* [0] Next 0]</text:p>
      <text:p text:style-name="P172">Fix (S [w^*]) 0 = Fix [[1]^* [0] Next 0] 0 = [2] [1] [0] Next 0 = LVO</text:p>
      <text:p text:style-name="P172">Fix (S [w^*]) a = [2] [1] [0] Next a</text:p>
      <text:p text:style-name="P172">S (S [w^*]) = [[1]^* [0] (Fix (S [w^*])) 0] = [[1]^* [0] ([2] [1] [0] Next) 0]</text:p>
      <text:p text:style-name="P172">lfp : ([2] [1] [0])² Next 0</text:p>
      <text:p text:style-name="P172">S^a : ([2] [1] [0])^a Next</text:p>
      <text:p text:style-name="P172">Fix [([2] [1] [0])^* Next 0] 0 = [1] ([2] [1] [0]) Next 0</text:p>
      <text:p text:style-name="P172"/>
      <text:p text:style-name="P173">LVO = [2] [1] [0] Next 0</text:p>
      <text:p text:style-name="P173">([2] [1] [0])^a Next 0</text:p>
      <text:p text:style-name="P173">fp Fix [([2] [1] [0])^* Next 0] 0 = [1] ([2] [1] [0]) Next 0</text:p>
      <text:p text:style-name="P173">… [2] [1]([2] [1] [0]) Next 0</text:p>
      <text:p text:style-name="P173">Fix [([2] [1])^* [0] Next 0] 0 = [2] ([2] [1]) [0] Next 0</text:p>
      <text:p text:style-name="P173">[2]^a [1] [0] Next 0</text:p>
      <text:p text:style-name="P173">Fix [[2]^* [1] [0] Next 0] 0 = [3] [2] [1] [0] Next 0</text:p>
      <text:p text:style-name="P173"/>
      <text:p text:style-name="P186">w^a = [suc→H, 0→suc] a 0</text:p>
      <text:p text:style-name="P171"/>
      <text:p text:style-name="P174"><text:a xlink:type="simple" xlink:href="http://quibb.blogspot.fr/2012/03/infinity-countable-ordinals.html" text:style-name="Internet_20_link" text:visited-style-name="Visited_20_Internet_20_Link">http://quibb.blogspot.fr/2012/03/infinity-countable-ordinals.html</text:a></text:p>
      <text:p text:style-name="P174">epsilon1 = sup { epsilon0 , epsilon0 ^ epsilon0 , … }</text:p>
      <text:p text:style-name="P174">epsilon_a' = sup { epsilon_a , epsilon_a ^epsilon_a , … }</text:p>
      <text:p text:style-name="P174">epsilon_...epsilon0 = zeta0 ; epsilon_zeta0 = zeta0 </text:p>
      <text:p text:style-name="P174">epsilon_(zeta0+1) = sup { zeta0 , zeta0 ^ zeta0 , … }</text:p>
      <text:p text:style-name="P174">zeta1 = sup { zeta0+1, epsilon_(zeta0+1), … }</text:p>
      <text:p text:style-name="P174">phi(0,0,1) = Gamma0 </text:p>
      <text:p text:style-name="P174">phi(0,0,2) = Gamma1 = sup { phi(0,0,1), phi(0,phi(0,0,1),1), … }</text:p>
      <text:p text:style-name="P174"/>
      <text:p text:style-name="P176"><text:a xlink:type="simple" xlink:href="https://sites.google.com/site/largenumbers/home/4-2/fgh_c" text:style-name="Internet_20_link" text:visited-style-name="Visited_20_Internet_20_Link">https://sites.google.com/site/largenumbers/home/4-2/fgh_c</text:a></text:p>
      <text:p text:style-name="P176">epsilon1 = lim { epsilon0+1, w^(epsilon0+1), … }</text:p>
      <text:p text:style-name="P175"/>
      <text:p text:style-name="P184">w^(epsilon0+1) = w^epsilon0 * w = epsilon0 * w</text:p>
      <text:p text:style-name="P184">w^w^(epsilon0+1) = w^(epsilon0<text:span text:style-name="T126"> * w) = (w^epsilon0)^w = epsilon0^w</text:span></text:p>
      <text:p text:style-name="P185">w^w^w^(epsilon0+1) = w^epsilon0^w </text:p>
      <text:p text:style-name="P185">epsilon0^epsilon0^w = (w^epsilon0)^epsilon0^w = w^(epsilon0*epsilon0^w) = w^epsilon0^w = w^w^w^(epsilon0+1)</text:p>
      <text:p text:style-name="P175"/>
      <text:p text:style-name="P174">suc 0 = 1</text:p>
      <text:p text:style-name="P174">H suc 0 = w</text:p>
      <text:p text:style-name="P174">H suc (H suc 0) = w*2</text:p>
      <text:p text:style-name="P174">H (H suc) 0 =w²</text:p>
      <text:p text:style-name="P174">H H suc 0 = w^w</text:p>
      <text:p text:style-name="P174">R1 H suc 0 = w^...^w = epsilon0 = phi(1,0)</text:p>
      <text:p text:style-name="P174">R1 H suc (R1 H suc 0) = epsilon0 * 2</text:p>
      <text:p text:style-name="P174">R1 H (R1 H suc) 0 = epsilon0²</text:p>
      <text:p text:style-name="P174">R1 H (R1 H) suc 0 = epsilon0 ^ epsilon0 </text:p>
      <text:p text:style-name="P174"><text:soft-page-break/>R1 (R1 H) suc 0 = epsilon0 ^ … ^ epsilon0 = epsilon1 </text:p>
      <text:p text:style-name="P174">H R1 H suc 0 = epsilon_w </text:p>
      <text:p text:style-name="P174">R1 H R1 H suc 0 = epsilon_epsilon0</text:p>
      <text:p text:style-name="P174">R2 R1 H suc 0 = epsilon_..._epsilon0 = zeta0 = phi(2,0)</text:p>
      <text:p text:style-name="P174">R2 R1 H (R2 R1 H) suc 0 = zeta0 ^ zeta0 </text:p>
      <text:p text:style-name="P174">R1 (R2 R1 H) suc 0 = zeta0 ^ … ^ zeta0 = epsilon_(zeta0+1)</text:p>
      <text:p text:style-name="P174"/>
      <text:p text:style-name="P177">epsilon0 = R1 H suc 0</text:p>
      <text:p text:style-name="P177">epsilon0 ^ epsilon0 = R1 H (R1 H) suc 0</text:p>
      <text:p text:style-name="P177">epsilon1 = epsilon0 ^ … ^ epsilon0 = R1 (R1 H) suc 0 = lim suc 0, R1 H suc 0, R1 H (R1 H) suc 0, …</text:p>
      <text:p text:style-name="P177">epsilon0+1 = suc (R1 H suc 0)</text:p>
      <text:p text:style-name="P177">w^(epsilon0+1) = [suc→H,0→suc] (epsilon0+1) 0 = H (R1 H H suc) 0 = H (R1 H suc) 0</text:p>
      <text:p text:style-name="P177">w^w^(epsilon0+1) = H (R1 H) H suc 0</text:p>
      <text:p text:style-name="P177">w^w^w^(epsilon0+1) = H (R1 H) H H suc 0</text:p>
      <text:p text:style-name="P177">w^...^w^(epsilon0+1) = H (R1 H) H … H suc 0</text:p>
      <text:p text:style-name="P177">H (R1 H) H … H suc 0 = R1 (R1 H) suc 0</text:p>
      <text:p text:style-name="P177">R1 (R2 R1 H) R1 H … R1 H suc 0 = R2 R1 (R2 R1 H) suc 0 ?</text:p>
      <text:p text:style-name="P177"/>
      <text:p text:style-name="P178">epsilon0 = R1 H suc 0</text:p>
      <text:p text:style-name="P178">epsilon1 = R1 (R1 H) suc 0</text:p>
      <text:p text:style-name="P178">epsilon_a = [suc→R1, 0→H] (1+a) suc 0</text:p>
      <text:p text:style-name="P178">zeta0 = R2 R1 H suc 0</text:p>
      <text:p text:style-name="P178">zeta0+1 = suc (R2 R1 H suc 0)</text:p>
      <text:p text:style-name="P178">epsilon_(zeta0+1) = R1 (R2 R1 H R1 H) suc 0 = R1 (R2 R1 H) suc 0</text:p>
      <text:p text:style-name="P178">epsilon_epsilon_(zeta0+1) = R1 (R2 R1 H) R1 H suc 0</text:p>
      <text:p text:style-name="P178">zeta1 = epsilon_..._epsilon_(zeta0+1) = R1 (R2 R1 H) R1 H … R1 H suc 0 = R2 R1 (R2 R1 H) suc 0 ?</text:p>
      <text:p text:style-name="P178">zeta_a = [suc→R2 R1, 0→H] (1+a) suc 0</text:p>
      <text:p text:style-name="P178">zeta0 = [suc→R2 R1, 0→H] (suc 0) suc 0 = R2 R1 H suc 0</text:p>
      <text:p text:style-name="P178">zeta1 = [suc-&gt;R2 R1, 0→H] (suc (suc 0)) suc 0 = R2 R1 (R2 R1 H) suc 0</text:p>
      <text:p text:style-name="P178">zeta_zeta0 = R2 R1 H (R2 R1) H suc 0</text:p>
      <text:p text:style-name="P178">eta0 = R2 (R2 R1) H suc 0</text:p>
      <text:p text:style-name="P178"/>
      <text:p text:style-name="P179">epsilon0 = phi(1,0) = R1 H suc 0</text:p>
      <text:p text:style-name="P179">zeta0 = phi(2,0) = R2 R1 H suc 0</text:p>
      <text:p text:style-name="P179">eta0 = phi(3,0) = R2 (R2 R1) H suc 0</text:p>
      <text:p text:style-name="P179">phi(w,0) = R1 R2 R1 H suc 0</text:p>
      <text:p text:style-name="P179">phi(1+a,0) = [suc→R2, 0→R1] a H suc 0</text:p>
      <text:p text:style-name="P179">phi(1,0) = R1 H suc 0</text:p>
      <text:p text:style-name="P179">phi(phi(1,0),0) = [suc→R2, 0→R1] phi(1,0) H suc 0 = R1 H R2 R1 H suc 0</text:p>
      <text:p text:style-name="P179">phi(…,0) = R1 H R2 R1 H R2 R1 H suc 0</text:p>
      <text:p text:style-name="P179">Gamma0 = phi(Gamma0,0) = phi(1,0,0) = R₃ R2 R1 H suc 0 </text:p>
      <text:p text:style-name="P174"/>
      <text:p text:style-name="P174"/>
      <text:p text:style-name="P179">w = phi(1) = H suc 0 = w</text:p>
      <text:p text:style-name="P179">epsilon0 = phi(1,0) = R1 H suc 0 = Next w</text:p>
      <text:p text:style-name="P179">zeta0 = phi(2,0) = R2 R1 H suc 0 = [0] Next w</text:p>
      <text:p text:style-name="P179">Gamma0 = phi(1,0,0) = R₃ R2 R1 H suc 0 = [1] [0] Next w</text:p>
      <text:p text:style-name="P179">SVO = R_w...1 H suc 0 ?</text:p>
      <text:p text:style-name="P179">ou LVO = R₄ R₃ R2 R1 H suc 0 = [2] [1] [0] Next w</text:p>
      <text:p text:style-name="P179">BHO = R_w...1 H suc 0 ?</text:p>
      <text:p text:style-name="P179"/>
      <text:p text:style-name="P181">Fix f z = f^w (z+1) = H f (suc z)</text:p>
      <text:p text:style-name="P181">Next = Fix [w^*]</text:p>
      <text:p text:style-name="P181"><text:soft-page-break/>[0] f = Fix [f^* 0]</text:p>
      <text:p text:style-name="P181">phi(1,0) = epsilon0 = Next 0 = Next w = R1 H suc 0</text:p>
      <text:p text:style-name="P181">phi(1,a) = epsilon_a = Next^(1+a) 0 = Next^(1+a) w = [suc→R1, 0→H] (1+a) suc 0</text:p>
      <text:p text:style-name="P181">phi(2,0) = zeta0 = epsilon_..._epsilon0 = (0] Next 0 = Fix [Next^* 0] 0 = H [Next^* 0] 1 = lim</text:p>
      <text:p text:style-name="P181"><text:tab/>Next 0 = epsilon0 = R1 H suc 0</text:p>
      <text:p text:style-name="P181"><text:tab/>Next^epsilon0 0 = epsilon_epsilon0 = R1 H R1 H suc 0</text:p>
      <text:p text:style-name="P181">= R2 R1 H suc 0</text:p>
      <text:p text:style-name="P181">phi(2,1) = zeta1 = epsilon_...epsilon_(zeta0+1) = ([0] Next)² 0 = lim</text:p>
      <text:p text:style-name="P181"><text:tab/>suc (R2 R1 H suc 0)</text:p>
      <text:p text:style-name="P181"><text:tab/>R1 (R2 R1 H R1 H) suc 0 = R1 (R2 R1 H) suc 0</text:p>
      <text:p text:style-name="P181"><text:tab/>R1 (R2 R1 H) R1 H suc 0 </text:p>
      <text:p text:style-name="P181">= R1 (R2 R1 H) R1 H … R1 H suc 0</text:p>
      <text:p text:style-name="P181">= R2 R1 (R2 R1 H) suc 0 ?</text:p>
      <text:p text:style-name="P183">= (R2 R1)² H suc 0</text:p>
      <text:p text:style-name="P181">phi(2,a) = zeta_a = [suc → R2 R1, 0→H] (1+a) suc 0</text:p>
      <text:p text:style-name="P181">zeta_zeta0 = [suc → R2 R1, 0 → H] (suc (R2 R1 H suc 0)) suc 0 = R2 R1 (R2 R1 H (R2 R1) H) suc 0</text:p>
      <text:p text:style-name="P181">zeta_zeta_zeta0 = R2 R1 (R2 R1 H (R2 R1) H) (R2 R1) H suc 0</text:p>
      <text:p text:style-name="P181">zeta_..._zeta0 = R2 R1 (R2 R1 H (R2 R1) H) (R2 R1) H … (R2 R1) H suc 0</text:p>
      <text:p text:style-name="P181"/>
      <text:p text:style-name="P187">( e = epsilon )</text:p>
      <text:p text:style-name="P187">e0 = R1 H suc 0</text:p>
      <text:p text:style-name="P187">w^(e0 + 1) = [suc→H, 0→suc] (suc (R1 H suc 0)) 0 = H (R1 H H suc) 0 = H (R1 H suc) 0 = e0 * w</text:p>
      <text:p text:style-name="P187">w^w^(e0 + 1) = w^(e0 * w) = H (R1 H H) suc 0 = H (R1 H) suc 0 = e0^w </text:p>
      <text:p text:style-name="P187">R1 H (R1 H suc) 0 = e0²</text:p>
      <text:p text:style-name="P187">H (R1 H) suc 0 = e0^w</text:p>
      <text:p text:style-name="P187">w^w^w^(e0 + 1) = w^e0^w = H (R1 H) H suc 0 = lim</text:p>
      <text:p text:style-name="P182"><text:tab/><text:span text:style-name="T127">H suc 0 = w</text:span></text:p>
      <text:p text:style-name="P187"><text:tab/>R1 H H suc 0 = R1 H suc 0 = e0 <text:tab/></text:p>
      <text:p text:style-name="P182"><text:tab/><text:span text:style-name="T127">R1 H (R1 H H) suc 0 = R1 H (R1 H) suc 0</text:span></text:p>
      <text:p text:style-name="P182"><text:tab/><text:span text:style-name="T127">R1 H (R1 H (R1 H H)) suc 0 = R1 H (R1 H (R1 H)) suc 0</text:span></text:p>
      <text:p text:style-name="P187">e0 = R1 H suc 0</text:p>
      <text:p text:style-name="P187">e0² = R1 H (R1 H suc) 0</text:p>
      <text:p text:style-name="P187">e0^a = [suc-&gt;R1 H, 0→suc] a 0</text:p>
      <text:p text:style-name="P187">e0^w = [suc→R1 H, 0→suc] (H suc 0) 0 = H (R1 H) suc 0</text:p>
      <text:p text:style-name="P187"/>
      <text:p text:style-name="P187">e0^e0^w = H (R1 H) (R1 H) suc 0 = lim</text:p>
      <text:p text:style-name="P187"><text:tab/>R1 H suc 0</text:p>
      <text:p text:style-name="P187"><text:tab/>R1 H (R1 H) suc 0</text:p>
      <text:p text:style-name="P187"><text:tab/>R1 H (R1 H (R1 H)) suc 0</text:p>
      <text:p text:style-name="P196">e0^e0^e0^w = H (R1 H) (R1 H) (R1 H) suc 0</text:p>
      <text:p text:style-name="P188"/>
      <text:p text:style-name="P196">e0^0 = suc 0</text:p>
      <text:p text:style-name="P196">e0 = R1 H suc 0 </text:p>
      <text:p text:style-name="P196">e0^e0 = R1 H (R1 H) suc 0</text:p>
      <text:p text:style-name="P196">e0^e0^e0 = R1 H (R1 H) (R1 H) suc 0</text:p>
      <text:p text:style-name="P188">… <text:span text:style-name="T128">R1 (R1 H) suc 0</text:span></text:p>
      <text:p text:style-name="P188"/>
      <text:p text:style-name="P196">R'1 f g = lim f, f g, f g g, … </text:p>
      <text:p text:style-name="P196">R1 = R'1 I</text:p>
      <text:p text:style-name="P196">R'1 I (R'1 I H) suc 0 = R'1 (H (R'1 I H)) H suc 0 ?</text:p>
      <text:p text:style-name="P188"><text:tab/></text:p>
      <text:p text:style-name="P190">w^w^(e0+1) = e0^w</text:p>
      <text:p text:style-name="P189">w^w^w^(e0+1) = e0^e0^w</text:p>
      <text:p text:style-name="P189"><text:soft-page-break/>supp. W^...^w^w^(e0+1) = e0^...^e0^w</text:p>
      <text:p text:style-name="P189">dem w^...^w^w^w^(e0+1) = e0^...^e0^e0^w</text:p>
      <text:p text:style-name="P189">e0^...^e0^w = (w^e0)^e0^...^e0^w = w^(e0*e0^...^e0^w) = w^e0^(1+e0^...(n-1)...^e0^w = w^e0^...^e0^w = w^w^...^w^(e0+1)</text:p>
      <text:p text:style-name="P189"/>
      <text:p text:style-name="P189">w^w^(e0+1) = e0^w</text:p>
      <text:p text:style-name="P189">e0 = R1 H suc 0</text:p>
      <text:p text:style-name="P189">w^a = [suc→H,0→suc] a 0</text:p>
      <text:p text:style-name="P189">w^(e0+1) = [suc→H,0→suc] (suc (R1 H suc 0)) 0 = H (R1 H H suc) 0 = H (R1 H suc) 0</text:p>
      <text:p text:style-name="P189">w^w^(e0+1) = H (R1 H H) suc 0 = H (R1 H) suc 0</text:p>
      <text:p text:style-name="P189">e0^a = [suc→R1 H, 0→suc] a 0</text:p>
      <text:p text:style-name="P189">e0^w = [suc→R1 H, 0→suc] (H suc 0) 0 = H (R1 H) suc 0</text:p>
      <text:p text:style-name="P189">w^w^w^(e0+1) = H (R1 H) H suc 0</text:p>
      <text:p text:style-name="P189">e0^e0^w = H (R1 H) (R1 H) suc 0</text:p>
      <text:p text:style-name="P189">supp H (R1 H) H … H suc 0 = H (R1 H) (R1 H) … (R1 H) suc 0</text:p>
      <text:p text:style-name="P189">dem H (R1 H) H H … H suc 0 = H (R1 H) (R1 H) (R1 H) … (R1 H) suc 0</text:p>
      <text:p text:style-name="P189">e0 = R1 H suc 0</text:p>
      <text:p text:style-name="P189">w^e0 = [suc→H, 0→suc] (R1 H suc 0) 0 = (R1 H H suc) 0 = R1 H suc 0</text:p>
      <text:p text:style-name="P189">H (R1 H) H H … H suc 0 = lim</text:p>
      <text:p text:style-name="P189"><text:tab/>H H … H suc 0</text:p>
      <text:p text:style-name="P189"><text:tab/>R1 H H H … H suc 0</text:p>
      <text:p text:style-name="P189"><text:tab/>R1 H (R1 H H) H … H suc 0 = R1 H (R1 H) H … H suc 0</text:p>
      <text:p text:style-name="P189">H (R1 H) (R1 H) (R1 H) … (R1 H) suc 0 = lim</text:p>
      <text:p text:style-name="P189"><text:tab/>R1 H (R1 H) … (R1 H) suc 0</text:p>
      <text:p text:style-name="P189"><text:tab/>R1 H (R1 H) (R1 H) … (R1 H) suc 0</text:p>
      <text:p text:style-name="P189"><text:tab/>R1 H (R1 H (R1 H)) (R1 H) … (R1 H) suc 0</text:p>
      <text:p text:style-name="P191">R1 (R2 R1 H) R1 H … R1 H suc 0 = R2 R1 (R2 R1 H) suc 0 ?</text:p>
      <text:p text:style-name="P191">H (R1 H) H … H suc 0 = R1 (R1 H) suc 0 = (R1 H) … (R1 H) suc 0 = H (R1 H) (R1 H) … (R1 H) suc 0</text:p>
      <text:p text:style-name="P191">R1 (R2 R1 H) R1 H … R1 H</text:p>
      <text:p text:style-name="P191">R2 R1 (R2 R1 H) suc 0</text:p>
      <text:p text:style-name="P191">= R1 (R2 R1 H) R1 (R2 R1 H) … R1 (R2 R1 H) suc 0</text:p>
      <text:p text:style-name="P191">phi(2,1) = zeta1 = e_..._e_(zeta0+1)</text:p>
      <text:p text:style-name="P191">e_a = [suc→R1,0→H] (1+a) suc 0</text:p>
      <text:p text:style-name="P191">zeta0 = R2 R1 H suc 0</text:p>
      <text:p text:style-name="P191">zeta0 + 1 = suc (R2 R1 H suc 0)</text:p>
      <text:p text:style-name="P191">e_(zeta_0+1) = R1 (R2 R1 H R1 H) suc 0 = R1 (R2 R1 H) suc 0</text:p>
      <text:p text:style-name="P191">e_e_(zeta_0+1) = R1 (R2 R1 H) R1 H suc 0</text:p>
      <text:p text:style-name="P191">e_e_e_(zeta_0+1) = R1 (R2 R1 H) R1 H R1 H suc 0</text:p>
      <text:p text:style-name="P191">…</text:p>
      <text:p text:style-name="P191">R1 (R2 R1 H) R1 H … R1 H suc 0</text:p>
      <text:p text:style-name="P191">= R2 R1 (R2 R1 H) suc 0 ?</text:p>
      <text:p text:style-name="P191"/>
      <text:p text:style-name="P191">phi(2,0) = zeta0 = R2 R1 H suc 0</text:p>
      <text:p text:style-name="P191">zeta0 ^ … ^zeta0 = w^...^w^(zeta0 + 1)</text:p>
      <text:p text:style-name="P191">R2 R1 H suc (R2 R1 H suc 0) = zeta0 * 2</text:p>
      <text:p text:style-name="P191">R2 R1 H (R2 R1 H) suc 0 = zeta0 ^zeta0 </text:p>
      <text:p text:style-name="P191">R1 (R2 R1 H) suc 0 = zeta0 ^… ^zeta0 = w^...^w^(zeta0+1)</text:p>
      <text:p text:style-name="P191">R1 (R1 (R2 R1 H)) suc 0 = e_(zeta0+1)^...^e_(zeta0+1) = w^...^w^(e_(zeta0+1)+1) = e_(e_(zeta0+1)+1)</text:p>
      <text:p text:style-name="P191">… H R1 (R2 R1 H) suc 0 = lim</text:p>
      <text:p text:style-name="P191"><text:tab/>R2 R1 H suc 0 = zeta0 </text:p>
      <text:p text:style-name="P191"><text:tab/>R1 (R2 R1 H) suc 0 = zeta0 ^ … ^ zeta0 = w^...^w^(zeta0 + 1) = e_(zeta0 + 1)</text:p>
      <text:p text:style-name="P191"><text:tab/>R1 (R1 (R2 R1 H)) suc 0</text:p>
      <text:p text:style-name="P191">= H [e_(*+1)] zeta0 </text:p>
      <text:p text:style-name="P191">a^...^a^w = w^...^w^w^(a+1) → e_(a+1) </text:p>
      <text:p text:style-name="P192"><text:soft-page-break/>a^...^a = w^...^w^(a*2)</text:p>
      <text:p text:style-name="P191">H R1 (R2 R1 H) suc 0</text:p>
      <text:p text:style-name="P191">R1 H R1 (R2 R1 H) suc 0</text:p>
      <text:p text:style-name="P191">R1 (R2 R1 H) R1 (R2 R1 H) suc 0</text:p>
      <text:p text:style-name="P191">R2 R1 (R2 R1 H) suc 0</text:p>
      <text:p text:style-name="P191">H (R2 R1) H suc 0</text:p>
      <text:p text:style-name="P191">(R2 R1) H (R2 R1) H suc 0</text:p>
      <text:p text:style-name="P191">R2 (R2 R1) H suc 0</text:p>
      <text:p text:style-name="P191">H R2 R1 H suc 0</text:p>
      <text:p text:style-name="P191">R2 R1 H R2 R1 H suc 0</text:p>
      <text:p text:style-name="P191">R3 R2 R1 H suc 0</text:p>
      <text:p text:style-name="P191"><text:tab/></text:p>
      <text:p text:style-name="P193">phi(1,0) = e0 = R1 H suc 0</text:p>
      <text:p text:style-name="P193">phi(2,0) = z0 = R2 R1 H suc 0</text:p>
      <text:p text:style-name="P193">phi(2,1) = z1 = R1 (R2 R1 H) R1 H … R1 H suc 0 = R2 R1 (R2 R1 H) suc 0 ?</text:p>
      <text:p text:style-name="P193">phi(2,a) = (R2 R1)⁽1+a) H suc 0 ?</text:p>
      <text:p text:style-name="P193">phi(2,w) = H (R2 R1) H suc 0</text:p>
      <text:p text:style-name="P193">phi(2,phi(2,0)) = R2 R1 H (R2 R1) H suc 0</text:p>
      <text:p text:style-name="P193">phi(3,0) = R2 (R2 R1) H suc 0</text:p>
      <text:p text:style-name="P193">phi(1+a,0) = R2^a R1 H suc 0</text:p>
      <text:p text:style-name="P193">phi(phi(1,0),0) = R1 H R2 R1 H suc 0</text:p>
      <text:p text:style-name="P193">phi(1,0,0) = R3 R2 R1 H suc 0 = Gamma0</text:p>
      <text:p text:style-name="P193">R3 R2 R1 H suc (R3 R2 R1 H suc 0) = Gamma0 * 2</text:p>
      <text:p text:style-name="P193">R3 R2 R1 H (R3 R2 R1 H suc) 0 = Gamma0 ^ 2</text:p>
      <text:p text:style-name="P193">R3 R2 R1 H (R3 R2 R1 H) suc 0 = Gamma0 ^Gamma0</text:p>
      <text:p text:style-name="P193">Gamma0 ^ a = [suc→R3 R2 R1 H, 0→suc] a 0</text:p>
      <text:p text:style-name="P193">R1 (R3 R2 R1 H) suc 0 = Galla0 ^ … ^ Gamma0 = w ^ … ^ w ^ (Gamma0+1) = w ^ … <text:s/>^ w ^ (Gamma0*2) = <text:s/>e_(Gamma0+1) = phi(1,Gamma0+1) = phi(1,0,1)</text:p>
      <text:p text:style-name="P193">phi(1,0,0) = R3 R2 R1 H suc 0</text:p>
      <text:p text:style-name="P193">phi(1,0,1) = R1 (R3 R2 R1 H) suc 0</text:p>
      <text:p text:style-name="P193">phi(1,0,a) = [suc→R1, 0→R3 R2 R1 H] a suc 0</text:p>
      <text:p text:style-name="P193">phi(1,0,phi(1,0,0)) = R3 R2 R1 H R1 (R3 R2 R1 H) suc 0</text:p>
      <text:p text:style-name="P193">phi(1,1,0) = R2 R1 (R3 R2 R1 H) suc 0</text:p>
      <text:p text:style-name="P193">phi(1,a,0) = (R2 R1)^a (R3 R2 R1 H) suc 0</text:p>
      <text:p text:style-name="P193">phi(1,phi(1,0,0),0) = R3 R2 R1 H (R2 R1) (R3 R2 R1 H) suc 0</text:p>
      <text:p text:style-name="P193">phi(2,0,0) = R2 (R2 R1) (R3 R2 R1 H) suc 0</text:p>
      <text:p text:style-name="P193">phi(phi(1,0,0),0,0) = R3 R2 R1 H (R2 (R2 R1)) (R3 R2 R1 H) suc 0</text:p>
      <text:p text:style-name="P193">phi(1,0,0,0) = R2 (R2 (R2 R1)) (R3 R2 R1 H) suc 0</text:p>
      <text:p text:style-name="P193"/>
      <text:p text:style-name="P194">w = phi(1) = H suc 0</text:p>
      <text:p text:style-name="P194">e0 = phi(1,0) = R1 H suc 0</text:p>
      <text:p text:style-name="P194">z0 = phi(2,0) = R2 R1 H suc 0</text:p>
      <text:p text:style-name="P194">GammaO = phi(1,0,0) = R3 R2 R1 H suc 0</text:p>
      <text:p text:style-name="P194">phi(1,0,0,0) = R2 (R2 (R2 R1)) (R3 R2 R1 H) suc 0 ?</text:p>
      <text:p text:style-name="P194"/>
      <text:p text:style-name="P195"><text:a xlink:type="simple" xlink:href="https://johncarlosbaez.wordpress.com/2016/07/07/large-countable-ordinals-part-3/" text:style-name="Internet_20_link" text:visited-style-name="Visited_20_Internet_20_Link">https://johncarlosbaez.wordpress.com/2016/07/07/large-countable-ordinals-part-3/</text:a></text:p>
      <text:p text:style-name="P195"/>
      <text:p text:style-name="P197">récapitulation</text:p>
      <text:p text:style-name="P197">w^a = [suc:H,0:suc] a 0</text:p>
      <text:p text:style-name="P197">e0^a = [suc:R1 H,0:suc] a 0</text:p>
      <text:p text:style-name="P197">e_a = [suc:R1,0:H] (1+a) suc 0</text:p>
      <text:p text:style-name="P197">z_a = suc:H R1,0:R2 R1 H] a suc 0</text:p>
      <text:p text:style-name="P197">a^...^a = w^...^w^(a+1) = e_(a+1)</text:p>
      <text:p text:style-name="P197">w^...^w^(e0+1) = H (R1 H) H … H suc 0 = e0^...^e0 = R1 (R1 H) suc 0</text:p>
      <text:p text:style-name="P198"><text:soft-page-break/>a = f suc 0 =&gt; a^a = f f suc 0, … , a^...^a = e_(a+1) = R1 f suc 0</text:p>
      <text:p text:style-name="P197"/>
      <text:p text:style-name="P197">phi(1,0) = e0 = R1 H suc 0</text:p>
      <text:p text:style-name="P197">phi(2,0) = z0 = R2 R1 H suc 0</text:p>
      <text:p text:style-name="P197">phi(2,1) = z1 = e_..._e_(z0+1) = R1 (R2 R1 H) R1 H … R1 H suc 0 = R2 R1 (R2 R1 H) suc 0 ? ou H R1 (R2 R1 H) suc 0 ?</text:p>
      <text:p text:style-name="P198"/>
      <text:p text:style-name="P198">R2 R1 H suc 0 = z0</text:p>
      <text:p text:style-name="P199">R1 (R2 R1 H) suc 0 = z0^...^z0 = e_(z0+1) = [suc:R1,0:H] (suc (R2 R1 H suc 0)) suc 0 = R1 (R2 R1 H R1 H) suc 0 = R1 (R2 R1 H) suc 0</text:p>
      <text:p text:style-name="P199">R1 (R1 (R2 R1 H)) suc 0 = e_(z0+1)^...^e_(z0+1) = e_(e_(z0+1)+1)</text:p>
      <text:p text:style-name="P199">H R1 (R2 R1 H) suc 0 = e_...e_(z0+1)+1...+1 = ? e_...e_z0+1 = z1 </text:p>
      <text:p text:style-name="P199">R1 (H R1 (R2 R1 H)) suc 0 = z1^...^z1 = e_(z1+1) = [suc:R1,0:H] (suc (RH R1 (R2 R1 H) suc 0)) suc 0 = R1 (H R1 (R2 R1 H) R1 H) suc0</text:p>
      <text:p text:style-name="P199">H R1 (H R1 (R2 R1 H)) suc 0 = e_...e_(z1+1)...+1 = ? e_...e_z1+1 = z2 = phi(2,2)</text:p>
      <text:p text:style-name="P199">phi(2,a) = z_a = ? [suc:H R1,0:R2 R1 H] a suc 0</text:p>
      <text:p text:style-name="P199">z0 = R2 R1 H suc 0</text:p>
      <text:p text:style-name="P199">z_z0 = R2 R1 H (H R1) (R2 R1 H) suc0</text:p>
      <text:p text:style-name="P199">z_z_z0 = R2 R1 H (H R1) (R2 R1 H) (H R1) (R2 R1 H) suc 0</text:p>
      <text:p text:style-name="P199">phi(3,0) = eta0 = R2 (H R1) (R2 R1 H) suc 0</text:p>
      <text:p text:style-name="P180"/>
      <text:p text:style-name="P200">R3 R2 R1 H suc 0</text:p>
      <text:p text:style-name="P200">R2 R1 H R2 R1 H suc 0</text:p>
      <text:p text:style-name="P200">R1 H R1 H R2 R1 H suc 0</text:p>
      <text:p text:style-name="P200">H H R1 H R2 R1 H suc 0</text:p>
      <text:p text:style-name="P200">H (H R1) H R2 R1 H suc 0</text:p>
      <text:p text:style-name="P200">H R1 (H R1 H) R2 R1 H suc 0</text:p>
      <text:p text:style-name="P200">R1 (R1 (H R1 H)) R2 R1 H suc 0</text:p>
      <text:p text:style-name="P200">R1 (H R1 H) (R1 (H R1 H)) R2 R1 H suc 0</text:p>
      <text:p text:style-name="P200">H R1 H (H R1 H) (R1 (H R1 H)) R2 R1 H suc 0</text:p>
      <text:p text:style-name="P200">R1 (R1 H) (H R1 H) (R1 (H R1 H)) R2 R1 H suc 0</text:p>
      <text:p text:style-name="P200">R1 H (R1 H) (H R1 H) (R1 (H R1 H)) R2 R1 H suc 0</text:p>
      <text:p text:style-name="P200">H H (R1 H) (H R1 H) (R1 (H R1 H)) R2 R1 H suc 0</text:p>
      <text:p text:style-name="P200">H (H (R1 H)) (H R1 H) (R1 (H R1 H)) R2 R1 H suc 0</text:p>
      <text:p text:style-name="P200">H (R1 H) (H (R1 H) (H R1 H)) (R1 (H R1 H)) R2 R1 H suc 0</text:p>
      <text:p text:style-name="P200">R1 H (R1 H (H (R1 H) (H R1 H))) (R1 (H R1 H)) R2 R1 H suc 0</text:p>
      <text:p text:style-name="P200"/>
      <text:p text:style-name="P201">a ...</text:p>
      <text:p text:style-name="P201">b = g (f (f x)) </text:p>
      <text:p text:style-name="P201">c = g ([suc:f,0:x] a)</text:p>
      <text:p text:style-name="P201">rep ord a par h tel que h suc 0 = a</text:p>
      <text:p text:style-name="P201">[suc:f,0:x] a = h f x</text:p>
      <text:p text:style-name="P201">0<text:tab/><text:tab/>s:z:z</text:p>
      <text:p text:style-name="P201">suc 0<text:tab/><text:tab/>s:z:sz</text:p>
      <text:p text:style-name="P201">H suc 0<text:tab/><text:tab/>s:z:H s z</text:p>
      <text:p text:style-name="P201">suc (H suc 0)<text:tab/>s:z:s (H s z)</text:p>
      <text:p text:style-name="P201">H suc (H suc 0)<text:tab/>s:z:H s (H s z)</text:p>
      <text:p text:style-name="P201">H (H suc) 0<text:tab/>s:z:H (H s z)</text:p>
      <text:p text:style-name="P201"/>
      <text:p text:style-name="P202">a = H suc 0</text:p>
      <text:p text:style-name="P202">b = H suc (H suc 0) / s:z:H s (H s z)</text:p>
      <text:p text:style-name="P202">c = H (H suc) 0 </text:p>
      <text:p text:style-name="P201">g = I</text:p>
      <text:p text:style-name="P201">f = H suc</text:p>
      <text:p text:style-name="P201">x = 0</text:p>
      <text:p text:style-name="P201">c = [suc:H suc,0:0] (H suc 0)</text:p>
      <text:p text:style-name="P203"><text:soft-page-break/>(s:z:H s z) (H suc) 0 = H (H suc) 0</text:p>
      <text:p text:style-name="P201">s:z:((s:z:H s z) ((s:z:H s) s z) ((s:z:z) z)</text:p>
      <text:p text:style-name="P201">= s:z:H ((s:z:H s) s z) ((s:z:z) z)</text:p>
      <text:p text:style-name="P201">= s:z:H (H s) z</text:p>
      <text:p text:style-name="P201"/>
      <text:p text:style-name="P204">0<text:tab/>0</text:p>
      <text:p text:style-name="P204">1<text:tab/>suc 0</text:p>
      <text:p text:style-name="P204">2 <text:tab/>suc (suc 0)</text:p>
      <text:p text:style-name="P204">3<text:tab/>H suc 0</text:p>
      <text:p text:style-name="P204">4<text:tab/>suc (H suc 0)</text:p>
      <text:p text:style-name="P204">5<text:tab/>suc (suc (H suc 0))</text:p>
      <text:p text:style-name="P204">6<text:tab/>H suc (H suc 0)</text:p>
      <text:p text:style-name="P204">7 <text:tab/>H (H suc) 0</text:p>
      <text:p text:style-name="P204">8<text:tab/>H H suc 0</text:p>
      <text:p text:style-name="P204">*9<text:tab/>R1 H suc 0<text:tab/><text:tab/><text:tab/><text:tab/><text:tab/><text:tab/><text:tab/><text:span text:style-name="T129">e0 = phi(1,0)</text:span></text:p>
      <text:p text:style-name="P204">10<text:tab/>suc (R1 H suc 0)</text:p>
      <text:p text:style-name="P204">11<text:tab/>suc (suc (R1 H suc 0))<text:tab/>suc:suc,0:R1 H suc 0</text:p>
      <text:p text:style-name="P204">9:12<text:tab/>R1 H suc (R1 H suc 0)<text:tab/>suc:R1 H suc,0:0</text:p>
      <text:p text:style-name="P204">9:13<text:tab/>R1 H (R1 H suc) 0<text:tab/>suc:R1 H, 0:suc</text:p>
      <text:p text:style-name="P204">9:14<text:tab/>R1 H (R1 H) suc 0</text:p>
      <text:p text:style-name="P204">15<text:tab/>R1 (R1 H) suc 0<text:tab/><text:tab/>suc:R1, 0:H</text:p>
      <text:p text:style-name="P204">9:16<text:tab/>R1 H R1 H suc 0</text:p>
      <text:p text:style-name="P204">*17<text:tab/>R2 R1 H suc 0<text:tab/><text:tab/><text:tab/><text:tab/><text:tab/><text:tab/><text:tab/><text:span text:style-name="T129">z0 = phi(2,0)</text:span></text:p>
      <text:p text:style-name="P204">18<text:tab/>suc (R2 R1 H suc 0)<text:tab/><text:tab/><text:tab/><text:tab/><text:tab/><text:tab/><text:span text:style-name="T129">z0 + 1 </text:span></text:p>
      <text:p text:style-name="P204">19 <text:tab/>suc (suc (R2 R1 H suc 0))<text:tab/>suc:suc,0:R2 R1 H suc 0<text:tab/><text:span text:style-name="T129">z0 + 2</text:span></text:p>
      <text:p text:style-name="P204">17:20<text:tab/>R2 R1 H suc (R2 R1 H suc 0)<text:tab/>suc:R2 R1 H suc,0:0<text:tab/><text:tab/><text:span text:style-name="T129">z0 * 2</text:span></text:p>
      <text:p text:style-name="P204">17:21<text:tab/>R2 R1 H (R2 R1 H suc) 0<text:tab/>suc:R2 R1 H,0:suc<text:tab/><text:tab/><text:span text:style-name="T129">z0 ^ 2</text:span></text:p>
      <text:p text:style-name="P204">17:22<text:tab/>R2 R1 H (R2 R1 H) suc 0<text:tab/><text:tab/><text:tab/><text:tab/><text:tab/><text:span text:style-name="T129">z0 ^ z0 </text:span></text:p>
      <text:p text:style-name="P204">*23<text:tab/>R1 (R2 R1 H) suc 0<text:tab/><text:tab/><text:tab/><text:tab/><text:tab/><text:tab/><text:span text:style-name="T129">z0 ^ … ^ z0 = e_(z0+1)</text:span></text:p>
      <text:p text:style-name="P204">24 <text:tab/>suc (R1 (R2 R1 H) suc 0)<text:tab/><text:tab/><text:tab/><text:tab/><text:tab/><text:span text:style-name="T129">e_(z0+1)+1</text:span></text:p>
      <text:p text:style-name="P204">25 <text:tab/>suc (suc (R1 (R2 R1 H) suc 0)<text:tab/>suc:suc,0:R1 (R2 R1 H) suc 0<text:tab/><text:span text:style-name="T129">e_(z0+1)+2</text:span></text:p>
      <text:p text:style-name="P204">23:26<text:tab/>R1 (R2 R1 H) suc (R1 (R2 R1 H) suc 0)<text:tab/>suc:R1 (R2 R1 H),0:suc<text:tab/><text:span text:style-name="T129">e_(z0+1)^2</text:span></text:p>
      <text:p text:style-name="P204">23:28<text:tab/>R1 (R2 R1 H) (R1 (R2 R1 H)) suc 0<text:tab/><text:tab/><text:tab/><text:tab/><text:span text:style-name="T129">e_(z0+1)^e_(z0+1)</text:span></text:p>
      <text:p text:style-name="P204">29<text:tab/>R1 (R1 (R2 R1 H)) suc 0<text:tab/>suc:R1,0:R2 R1 H<text:tab/><text:tab/><text:span text:style-name="T129">e_(z0+1) ^ … ^ e_(z0+1) = e_(e_(z0+1)+1)</text:span></text:p>
      <text:p text:style-name="P204">23:30<text:tab/>R1 (R2 R1 H) R1 (R2 R1 H) suc 0</text:p>
      <text:p text:style-name="P204">31 <text:tab/>R2 R1 (R2 R1 H) suc 0<text:tab/><text:tab/>suc:R2 R1,0:H</text:p>
      <text:p text:style-name="P204">17:31<text:tab/>R2 R1 H (R2 R1) H suc 0</text:p>
      <text:p text:style-name="P204">33<text:tab/>R2 (R2 R1) H suc 0<text:tab/><text:tab/>suc:R2, 0:R1</text:p>
      <text:p text:style-name="P204">17:34<text:tab/>R2 R1 H R2 R1 H suc 0</text:p>
      <text:p text:style-name="P204">35 <text:tab/>R3 R2 R1 H suc 0</text:p>
      <text:p text:style-name="P204"/>
      <text:p text:style-name="P205">f <text:s/>suc 0 = a</text:p>
      <text:p text:style-name="P205">f f suc 0 = a^a</text:p>
      <text:p text:style-name="P205">R1 f suc 0 = a^...^a = e_(a+1)</text:p>
      <text:p text:style-name="P205">R1 f (R1 f) suc 0 = e_(a+1)^e_(a+1)</text:p>
      <text:p text:style-name="P205">R1 (R1 f) suc 0 = e_(a+1)^...^e_(a+1) = e_(e_(a+1)+1)</text:p>
      <text:p text:style-name="P205">H R1 f suc 0 = e_..._e_(a+1)...+1</text:p>
      <text:p text:style-name="P205">H R1 f (H R1 f) suc 0 = (e_...e_(a+1)...+1) ^^ 2</text:p>
      <text:p text:style-name="P205">R1 (H R1 f) suc 0 = e_(e_...e_(a+1)...+1)</text:p>
      <text:p text:style-name="P205">R1 (H R1 f) (R1 (H R1 f)) suc 0 = (e_(e_..._e_(a+1)...+1)+1) ^^ 2</text:p>
      <text:p text:style-name="P205">R1 (R1 (H r1 f)) suc 0 =</text:p>
      <text:p text:style-name="P205">H R1 (H R1 f) suc 0</text:p>
      <text:p text:style-name="P205">H (H R1) f suc 0</text:p>
      <text:p text:style-name="P205"><text:soft-page-break/>H H R1 f suc 0</text:p>
      <text:p text:style-name="P205">R1 H R1 f suc 0</text:p>
      <text:p text:style-name="P205"/>
      <text:p text:style-name="P234">formules importantes :</text:p>
      <text:p text:style-name="P234">w^a = [suc:H,0:suc] a 0</text:p>
      <text:p text:style-name="P234">e0^a = [suc:R1 H,0:suc] a 0</text:p>
      <text:p text:style-name="P234">e_a = phi(1,a) = [suc:R1,0:H] (1+a) suc 0 ; 1+a = [0:suc 0] a</text:p>
      <text:p text:style-name="P234">a^...^a = w^...^w^(a+1) = e_(a+1)</text:p>
      <text:p text:style-name="P234">e1 = phi(1,1) = w^...^w^(e0+1) = H (R1 H) H … H suc 0 = e0^...^e0 = R1 (R1 H) suc 0</text:p>
      <text:p text:style-name="P234">z0 = phi(2,0) = R2 R1 H suc 0</text:p>
      <text:p text:style-name="P234">z1 = phi(2,1) = e_..._e_(z0+1) = R1 (R2 R1 H) R1 H … R1 H suc 0 = ? R2 R1 (R2 R1 H) suc 0 = ? H R1 (R2 R1 H) suc 0</text:p>
      <text:p text:style-name="P234"/>
      <text:p text:style-name="P206">z1 = R'2 (R1 (R2 R1 H)) R1 H suc 0</text:p>
      <text:p text:style-name="P206">z1 + 1 = suc (R'2 (R1 (R2 R1 H)) R1 H suc 0)</text:p>
      <text:p text:style-name="P206">e_(z1+1) = R1 (R'2 (R1 (R2 R1 H)) R1 H R1 H) suc 0 = <text:s/>R1 (R'2 (R1 (R2 R1 H)) R1 H) suc 0</text:p>
      <text:p text:style-name="P206">e_e_ç(z1+1) = R1 (R'2 (R1 (R2 R1 H)) R1 H) R1 H suc 0</text:p>
      <text:p text:style-name="P206">z2 = e_..._e_(z1+1) = R'2 (R1 (R'2 (R1 (R2 R1 H)) R1 H) R1 H suc 0</text:p>
      <text:p text:style-name="P206">z_w = H [R'2 (R1 *) R1 H] (R2 R1 H) suc 0</text:p>
      <text:p text:style-name="P206">z_a = [suc :[R'2 (R1 *) R1 H],0:R2 R1 H] a suc 0</text:p>
      <text:p text:style-name="P206">eta0 = z_eta0 = H [[suc:[R'2 (R1 *) R1 H],0:R2 R1 H] * suc 0] 0</text:p>
      <text:p text:style-name="P206"/>
      <text:p text:style-name="P207">R1 (R1 (R2 R1 H)) suc 0 = e_(z0+1)^...^e_(z0+1) = e_(e_(z0+1)+1) → R1 (R2 R1 H) R1 (R2 R1 H) suc 0 ?</text:p>
      <text:p text:style-name="P207">H R1 (R2 R1 H) suc 0 = e_..._e_(z0+1)...+1 ≥ e_..._e_(z0+1) = z1</text:p>
      <text:p text:style-name="P207">H R1 (R2 R1 H) (H R1 (R2 R1 H)) suc 0 ≥ z1^z1</text:p>
      <text:p text:style-name="P207">R1 (H R1 (R2 R1 H)) suc 0 ≥ z1^...^z1 = e_(z1+1)</text:p>
      <text:p text:style-name="P207">R1 (R1 (H R1 (R2 R1 H))) suc 0 ≥ e_(z1+1)^...^e_(z1+1) = e_(e_(z1+1)+1)</text:p>
      <text:p text:style-name="P207">H R1 (H R1 (R2 R1 H)) suc 0 ≥ e_..._e_(z1+1) = z2 = phi(2,2)</text:p>
      <text:p text:style-name="P207">H (H R1) (R2 R1 H) suc 0 ≥ z_w</text:p>
      <text:p text:style-name="P207">[suc:H R1,0:R2 R1 H] a suc 0 ≥ z_a</text:p>
      <text:p text:style-name="P207">z0 = R2 R1 H suc 0</text:p>
      <text:p text:style-name="P207">R2 R1 H (H R1) (R2 R1 H) suc 0 ≥ z_z0</text:p>
      <text:p text:style-name="P207">R2 R1 H (H R1) (R2 R1 H) (H R1) (R2 H1 H) suc 0 ≥ z_z_z0</text:p>
      <text:p text:style-name="P207">R2 (H R1) (R2 R1 H) suc 0 ≥ z_..._z0 = eta0 = phi(3,0)</text:p>
      <text:p text:style-name="P207"/>
      <text:p text:style-name="P208">rationalisation de la fonction phi de Veblen</text:p>
      <text:p text:style-name="P208">rappels (Simmons) :</text:p>
      <text:p text:style-name="P208">Fix f z = f^w z = H f (suc z)</text:p>
      <text:p text:style-name="P208">Next = Fix [w^*]</text:p>
      <text:p text:style-name="P208">[0] h = Fix [h^* 0]</text:p>
      <text:p text:style-name="P208">[1] h g = Fix [h^* g 0]</text:p>
      <text:p text:style-name="P208">[2] h g f = Fix [h^* g f 0]</text:p>
      <text:p text:style-name="P208">phi(1,0) = e0 = Next 0 </text:p>
      <text:p text:style-name="P208">e1 = Next e0 = Next (Next 0) = Next² 0</text:p>
      <text:p text:style-name="P208">ew = Next^w 0</text:p>
      <text:p text:style-name="P208">e_a = Next^(1+a) 0 = e'_(1+a) = phi''(1,1+a)</text:p>
      <text:p text:style-name="P208">…</text:p>
      <text:p text:style-name="P208">phi(3,a) = eta_a = ([0]² Next)^(1+a) 0 = eta'_(1+a) = phi''(3,1+a) = phi'(2,1+a)</text:p>
      <text:p text:style-name="P208">phi'(a,b) = ([0]^a Next)^b 0</text:p>
      <text:p text:style-name="P208">phi(1+a,b) = ([0]^a Next)^(1+b) 0 = phi'(a,1+b)</text:p>
      <text:p text:style-name="P208">phi'(a,0) = 0</text:p>
      <text:p text:style-name="P208">phi'(a,1+b) = phi(1+a,b)</text:p>
      <text:p text:style-name="P208">phi(1+b,a) = phi''(1+b,1+a) = phi'(b,1+a) = ([0]^bNext)^(1+a)</text:p>
      <text:p text:style-name="P208">si c&gt;0 phi(c,b,a) = phi'(c,b,1+a) = ([0]^b (([1] [0])^c Next))^(1+a) 0</text:p>
      <text:p text:style-name="P208"><text:soft-page-break/>phi'(c,b,a) = ([0]^b (([1] [0])^c Next)^a 0</text:p>
      <text:p text:style-name="P208">phi'(b,a) = phi'(0,b,a) = ([0]^b Next)^a 0</text:p>
      <text:p text:style-name="P208">phi'(b,0) = 0</text:p>
      <text:p text:style-name="P208">phi'(p,1+a) = phi'(0,b,1+a) = phi(1+b,a)</text:p>
      <text:p text:style-name="P208">c&gt;0 : </text:p>
      <text:p text:style-name="P208">phi'(c,b,0) = 0</text:p>
      <text:p text:style-name="P208">phi'(c,b,1+a) = phi(c,b,a)</text:p>
      <text:p text:style-name="P208"><text:s text:c="7"/></text:p>
      <text:p text:style-name="P209">e0 = phi(1,0) = phi'(0,1) = R1 H suc 0</text:p>
      <text:p text:style-name="P209">e1 = phi(1,1) = phi'(0,2) = R1 (R1 H) suc 0</text:p>
      <text:p text:style-name="P209">e_a = phi(1,a) = phi'(0,1+a) = [suc:R1,0:H] a suc 0</text:p>
      <text:p text:style-name="P209">z0 = phi(2,0) = phi'(1,1) <text:s/>= R2 R1 H suc 0</text:p>
      <text:p text:style-name="P209">z1 = phi(2,1) = phi'(1,2) = R1 (R2 R1 H) R1 H … R1 H suc 0</text:p>
      <text:p text:style-name="P209">hypothèse : = R2 R1 (R2 R1 H) suc 0 (autre possibilité : H R1 (R2 R1 H) suc 0)</text:p>
      <text:p text:style-name="P209"><text:tab/>z'_a = phi'(1,a) = [suc:R2 R1,0:H] a suc 0</text:p>
      <text:p text:style-name="P209"><text:tab/>z'1 = z0 = R2 R1 H suc 0</text:p>
      <text:p text:style-name="P209"><text:tab/>z'_z'1 = R2 R1 H (R2 R1) H suc 0</text:p>
      <text:p text:style-name="P209"><text:tab/>eta0 = z'_..._z'1 = R2 (R2 R1) H suc 0 (eta0 ≤ R2 (H R1) (R2 R1 H) suc 0)</text:p>
      <text:p text:style-name="P209"><text:tab/>eta0 = phi(3,0) = phi'(2,1) = R2 (R2 R1) H suc 0</text:p>
      <text:p text:style-name="P209"><text:tab/>phi'(a,1) = [suc:R2,0:R1] a H suc 0</text:p>
      <text:p text:style-name="P209"><text:tab/>phi'(1,0,1) = Gamma0 = H [phi'(*,1)] 0</text:p>
      <text:p text:style-name="P209"><text:tab/>= lim 0, R1 H suc 0, R1 H R2 R1 H suc 0, … = R3 R2 R1 H suc 0</text:p>
      <text:p text:style-name="P209"><text:tab/>phi'(0,1) = R1 H suc 0</text:p>
      <text:p text:style-name="P209"><text:tab/>phi'(1,1) = R2 R1 H suc 0</text:p>
      <text:p text:style-name="P209"><text:tab/>phi'(1,0,1) = R3 R2 R1 H suc 0</text:p>
      <text:p text:style-name="P209"><text:tab/>SVO = Rw...1 H suc 0</text:p>
      <text:p text:style-name="P209"><text:tab/>LVO = RW...1 H suc 0 = H [R*...1 H suc 0] 0</text:p>
      <text:p text:style-name="P209"/>
      <text:p text:style-name="P209">z1 = phi(2,1) = phi'(1,2) = R1 (R2 R1 H) R1 H … R1 H suc 0</text:p>
      <text:p text:style-name="P209">R2 R1 (R2 R1 H) suc 0 = R1 (R2 R1 H) R1 (R2 R1 H) … R1 (R2 R1 H) suc 0 ≥ z1</text:p>
      <text:p text:style-name="P209">R2 R1 H → H</text:p>
      <text:p text:style-name="P209">R1 (R2 R1 H) R1 H … R1 H suc 0 = (R2 R1 H) … (R2 R1 H) R1 H … R1 H suc 0 ≥ (R2 R1 H) … (R2 R1 H) suc 0</text:p>
      <text:p text:style-name="P209">R2 R1 H → R1 ?</text:p>
      <text:p text:style-name="P209">R2 R1 H f g x ≥ R1 f g x = f … f g x ?</text:p>
      <text:p text:style-name="P209">R2 R1 H f g x ≥ R2 R1 f g x ≥ R1 f g x ?</text:p>
      <text:p text:style-name="P209"/>
      <text:p text:style-name="P210">Rappels :</text:p>
      <text:p text:style-name="P210">w = H suc 0</text:p>
      <text:p text:style-name="P210">e0 = R1 H suc 0</text:p>
      <text:p text:style-name="P210">1+a = [0:suc 0] a</text:p>
      <text:p text:style-name="P210">w^a = [suc:H,0:suc] a 0</text:p>
      <text:p text:style-name="P210">e0.a = [suc:R1 H suc] a</text:p>
      <text:p text:style-name="P210">e0^a = [suc:R1 H,0:suc] a 0</text:p>
      <text:p text:style-name="P214">notation : x … x = x répété n fois </text:p>
      <text:p text:style-name="P214"/>
      <text:p text:style-name="P210">w^(e0+1) = w^e0.w = e0.w = H (R1 H H suc) 0 = H (R1 H) suc 0</text:p>
      <text:p text:style-name="P210">w^w^(e0+1) = w^(e0.w) = (w^e0).w = e0^w</text:p>
      <text:p text:style-name="P210">w^...^w^w^w^(e0+1) = H (R1 H) H … H suc 0</text:p>
      <text:p text:style-name="P210">e0^...^e0^e0^w = H (R1 H) (R1 H) … (R1 H) suc 0</text:p>
      <text:p text:style-name="P210">suppose<text:span text:style-name="T132">r 2 lignes ci-dessus = pour n, démontrer pour n+1</text:span></text:p>
      <text:p text:style-name="P210"/>
      <text:p text:style-name="P210">e0^...^e0^e0^w = 1+e0^...^e0^e0^w</text:p>
      <text:p text:style-name="P210">H (R1 H) (R1 H) … (R1 H) suc 0 = H (R1 H) (R1 H) … (R1 H) suc (<text:span text:style-name="T1">suc</text:span> 0)</text:p>
      <text:p text:style-name="P210"><text:soft-page-break/>e0^e0^...^e0^e0^w = e0^(1+e0^...^e0^e0^w)</text:p>
      <text:p text:style-name="P210">H (R1 H) (R1 H) … (R1 H) (R1 H) suc 0 = H (R1 H) (R1 H) … (R1 H) (R1 H) (<text:span text:style-name="T1">R1 H</text:span> suc) 0</text:p>
      <text:p text:style-name="P213">w^(e0^e0^...^e0^e0^w) = w^(e0^(1+e0^...^e0^e0^w))</text:p>
      <text:p text:style-name="P213">H (R1 H) (R1 H) … (R1 H) (R1 H) H suc 0 = H (R1 H) (R1 H) … (R1 H) (R1 H) (<text:span text:style-name="T1">R1 H</text:span> H) suc 0 = H (R1 H) (R1 H) … (R1 H) (R1 H) (<text:span text:style-name="T1">R1</text:span> H) suc 0</text:p>
      <text:p text:style-name="P213">w^(e0^e0^...^e0^e0^w) = w^(w^w^...^w^w^w^(e0+1))</text:p>
      <text:p text:style-name="P213"/>
      <text:p text:style-name="P211">e0^...^e0^w = 1+e0^...^e0^w</text:p>
      <text:p text:style-name="P211">H (R1 H) … (R1 H) suc 0 = H (R1 H) … (R1 H) suc (<text:span text:style-name="T1">suc</text:span> 0)</text:p>
      <text:p text:style-name="P211">e0^<text:span text:style-name="T131">e0^</text:span>...^e0^w = e0^(1+e0^...^e0^w)</text:p>
      <text:p text:style-name="P211">H (R1 H) … (R1 H) (R1 H) suc 0 = H (R1 H) … (R1 H) (R1 H) (<text:span text:style-name="T1">R1 H</text:span> suc) 0</text:p>
      <text:p text:style-name="P213">w^(e0^e0<text:span text:style-name="T131">^</text:span>...^e0^w) = w^(e0^(1+e0^...^e0^w))</text:p>
      <text:p text:style-name="P213">H (R1 H) … (R1 H) (R1 H) H suc 0 = H (R1 H) … (R1 H) (R1 H) (<text:span text:style-name="T1">R1 H</text:span> H) suc 0 = H (R1 H) … (R1 H) (R1 H) (<text:span text:style-name="T1">R1</text:span> H) suc 0</text:p>
      <text:p text:style-name="P214">hyp : e0^...<text:span text:style-name="T133">^e0</text:span>^e0^w = w^...^w^w^w^(e0+1)</text:p>
      <text:p text:style-name="P212">H (R1 H) (R1 H) … (R1 H) suc 0 <text:span text:style-name="T132">= </text:span>H (R1 H) H … H suc 0</text:p>
      <text:p text:style-name="P213">w^(e0^e0^...^e0^w) = w^(w^...^w^w^w^(e0+1))</text:p>
      <text:p text:style-name="P214">H (R1 H) (R1 H) … (R1 H) H suc 0 = H (R1 H) H … H H suc 0</text:p>
      <text:p text:style-name="P214">= <text:span text:style-name="T130">H (R1 H) … (R1 H) (R1 H) H suc 0 </text:span>= <text:span text:style-name="T130">H (R1 H) … (R1 H) (R1 H) (</text:span><text:span text:style-name="T2">R1</text:span><text:span text:style-name="T130"> H) suc 0 </text:span>= H (R1 H) (R1H) … (R1 H) (R1 H) suc 0</text:p>
      <text:p text:style-name="P215">QED</text:p>
      <text:p text:style-name="P215"/>
      <text:p text:style-name="P217">e0 = e'1 = R1 H suc 0</text:p>
      <text:p text:style-name="P217">e1 = e'2 = H (R1 H) H … H suc 0 = H (R1 H) (R1 H) … (R1 H) suc 0 = R1 H (R1 H) … (R1 H) suc 0 = R1 (R1 H) suc 0</text:p>
      <text:p text:style-name="P217">e_a = phi(1,a) = [suc:R1, 0:H] (1+a) suc 0</text:p>
      <text:p text:style-name="P217">e'_a = phi'(0,a) = [suc:R1, 0:H] a suc 0</text:p>
      <text:p text:style-name="P218">z0 = phi(2,0) = phi'(1,1) = <text:s/>H [e'_*] 1 = lim </text:p>
      <text:p text:style-name="P218"><text:tab/>suc 0</text:p>
      <text:p text:style-name="P218"><text:tab/>R1 H suc 0</text:p>
      <text:p text:style-name="P218"><text:tab/>R1 H R1 H suc 0</text:p>
      <text:p text:style-name="P218">= R2 R1 H suc 0</text:p>
      <text:p text:style-name="P222">ou lim</text:p>
      <text:p text:style-name="P222"><text:tab/>0</text:p>
      <text:p text:style-name="P222"><text:tab/>H suc 0</text:p>
      <text:p text:style-name="P222"><text:tab/>H R1 H suc 0</text:p>
      <text:p text:style-name="P222"><text:tab/>H R1 H R1 H suc 0</text:p>
      <text:p text:style-name="P222">= R2 R1 H suc 0</text:p>
      <text:p text:style-name="P217">z1 = phi(2,1) = phi'(1,2) = e_..._e_(z0+1) = lim</text:p>
      <text:p text:style-name="P217"><text:tab/>suc (R2 R1 H suc 0)</text:p>
      <text:p text:style-name="P217"><text:tab/>R1 (R2 R1 H R1 H) suc 0 <text:span text:style-name="T134">= R1 (R2 R1 H) suc 0</text:span></text:p>
      <text:p text:style-name="P217"><text:tab/><text:span text:style-name="T134">R1 (R2 R1 H) R1 H suc 0</text:span></text:p>
      <text:p text:style-name="P217"><text:tab/>…</text:p>
      <text:p text:style-name="P219">= R1 (R2 R1 H) R1 H … R1 H suc 0</text:p>
      <text:p text:style-name="P220">z0 + e'_a = [suc:R1,0:H] a suc (R2 R1 H suc 0)</text:p>
      <text:p text:style-name="P220">z0 = R2 R1 H suc 0</text:p>
      <text:p text:style-name="P220">z0+1 = suc (R2 R1 H suc 0)</text:p>
      <text:p text:style-name="P220">e'_(z0+1) = R1 (R2 R1 H R1 H) suc 0 = R1 (R2 R1 H) suc 0</text:p>
      <text:p text:style-name="P220">z0+e'_(z0+1) = R1 (R2 R1 H) suc (R2 R1 H suc 0)</text:p>
      <text:p text:style-name="P220"><text:tab/>= R1 (R2 R1 H) suc 0 ?</text:p>
      <text:p text:style-name="P220">≥ ok, ≤ ?</text:p>
      <text:p text:style-name="P220">R1 (R2 R1 H) suc (R2 R1 H suc 0) = lim</text:p>
      <text:p text:style-name="P220"><text:s/><text:span text:style-name="T137">suc (R2 R1 H suc 0)</text:span></text:p>
      <text:p text:style-name="P220"><text:s/><text:span text:style-name="T137">R2 R1 H suc (R2 R1 H suc 0)</text:span></text:p>
      <text:p text:style-name="P220"><text:s/><text:span text:style-name="T137">R2 R1 H (R2 R1 H) suc (R2 R1 H suc 0) = lim</text:span></text:p>
      <text:p text:style-name="P220"><text:s text:c="2"/><text:span text:style-name="T137">R2 R1 H suc (R2 R1 H suc 0)</text:span></text:p>
      <text:p text:style-name="P220"><text:s text:c="2"/><text:span text:style-name="T137">R1 H (R2 R1 H) suc (R2 R1 H suc 0) = lim</text:span></text:p>
      <text:p text:style-name="P220"><text:soft-page-break/><text:s text:c="3"/><text:span text:style-name="T137">R2 R1 H suc (R2 R1 H suc 0)</text:span></text:p>
      <text:p text:style-name="P220"><text:s text:c="3"/><text:span text:style-name="T137">H (R2 R1 H) suc (R2 R1 H suc 0) = lim</text:span></text:p>
      <text:p text:style-name="P220"><text:s text:c="4"/><text:span text:style-name="T137">suc (R2 R1 H suc 0)</text:span></text:p>
      <text:p text:style-name="P220"><text:s text:c="4"/><text:span text:style-name="T137">R2 R1 H suc (R2 R1 H suc 0)</text:span></text:p>
      <text:p text:style-name="P220"><text:s text:c="4"/><text:span text:style-name="T137">R2 R1 H (R2 R1 H suc) (R2 R1 H suc 0) = lim</text:span></text:p>
      <text:p text:style-name="P220"><text:s text:c="5"/><text:span text:style-name="T137">R2 R1 H suc (R2 R1 H suc 0)</text:span></text:p>
      <text:p text:style-name="P220"><text:s text:c="5"/><text:span text:style-name="T137">R1 H (R2 R1 H suc) (R2 R1 H suc 0) = lim</text:span></text:p>
      <text:p text:style-name="P220"><text:s text:c="6"/><text:span text:style-name="T137">R2 R1 H suc (R2 R1 H suc 0)</text:span></text:p>
      <text:p text:style-name="P220"><text:s text:c="6"/><text:span text:style-name="T137">H (R2 R1 H suc) (R2 R1 H suc 0) = H (R2 R1 H suc) 0</text:span></text:p>
      <text:p text:style-name="P220"><text:s text:c="6"/><text:span text:style-name="T137">H H (R2 R1 H suc) (R2 R1 H suc 0)</text:span></text:p>
      <text:p text:style-name="P220"><text:s text:c="6"/>…</text:p>
      <text:p text:style-name="P233">R1 (R2 R1 H) suc (R2 R1 H suc 0)</text:p>
      <text:p text:style-name="P233">&gt; R2 R1 H ((R2 R1 H) suc (R2 R1 H suc 0)</text:p>
      <text:p text:style-name="P233">&gt; H (R2 R1 H) suc (R2 R1 H suc 0)</text:p>
      <text:p text:style-name="P233">&gt; R2 R1 H (R2 R1 H suc) (R2 R1 H suc 0)</text:p>
      <text:p text:style-name="P233">&gt; H (R2 R1 H suc) (R2 R1 H suc 0)</text:p>
      <text:p text:style-name="P233">= H (R2 R1 H suc) 0</text:p>
      <text:p text:style-name="P233"/>
      <text:p text:style-name="P221">z0+e'_(z0+1) = R1 (R2 R1 H) suc (R2 R1 H suc 0)</text:p>
      <text:p text:style-name="P221">e'_(z0+e'_(z0+1)) = R1 (R2 R1 H) R1 (R2 R1 H R1 H) suc 0 = R1 (R2 R1 H) R1 (R2 R1 H) suc 0</text:p>
      <text:p text:style-name="P221">…</text:p>
      <text:p text:style-name="P221">z1 = phi(2,1) = <text:span text:style-name="T140">phi'(1,2) =</text:span> R2 R1 (R2 R1 H) suc 0</text:p>
      <text:p text:style-name="P221">phi'(1,a) = [suc:R2 R1,0:H] a suc 0</text:p>
      <text:p text:style-name="P221">eta0 = phi(3,0) = phi'(2,1) = H [phi'(1,*)] 1 = lim</text:p>
      <text:p text:style-name="P221"><text:tab/>suc 0</text:p>
      <text:p text:style-name="P221"><text:tab/>R2 R1 H suc 0</text:p>
      <text:p text:style-name="P221"><text:tab/>R2 R1 H (R2 R1) H suc 0</text:p>
      <text:p text:style-name="P221">= R2 (R2 R1) H suc 0</text:p>
      <text:p text:style-name="P221"/>
      <text:p text:style-name="P229">point fixe suivant phi'(2,2) = H [phi'(1,*)] (suc (R2 (R2 R1) H suc 0)) = lim</text:p>
      <text:p text:style-name="P229"><text:tab/>suc (R2 (R2 R1) H suc 0)</text:p>
      <text:p text:style-name="P229"><text:tab/>R2 R1 (R2 (R2 R1) H (R2 R1) H) suc 0</text:p>
      <text:p text:style-name="P229"><text:tab/>= R2 R1 (R2 (R2 R1) H) suc 0</text:p>
      <text:p text:style-name="P229"><text:tab/>R2 R1 (R2 (R2 R1) H) (R2 R1) H suc 0</text:p>
      <text:p text:style-name="P229">= R2 R1 (R2 (R2 R1) H) (R2 R1) H … (R2 R1) H suc 0</text:p>
      <text:p text:style-name="P229">= ? R2 (R2 R1) (R2 (R2 R1) H) suc 0</text:p>
      <text:p text:style-name="P229">phi'(2,a) = [suc:R2 (R2 R1), 0:H] a suc 0</text:p>
      <text:p text:style-name="P229">phi'(b,a) = [suc:R2^b R1, 0:H] a suc 0</text:p>
      <text:p text:style-name="P229">phi'(1,0,a) = phi'(W,a) = [suc:R2^W R1,0:H] a suc 0 = ? [suc:R3 R2 R1,0:H] a suc 0</text:p>
      <text:p text:style-name="P229">R2^w R1 = R2^(H suc 0) R1 = H R2 R1</text:p>
      <text:p text:style-name="P229">R2^(w+1) R1 = R2^(suc (H suc 0)) R1 = R2 (H R2) R1 ; suc:R2,0:R1</text:p>
      <text:p text:style-name="P229">R2^(R1 H suc 0) R1 = R1 H R2 R1</text:p>
      <text:p text:style-name="P229">R2^(R2 R1 H suc 0) R1 = R2 R1 H R2 R1</text:p>
      <text:p text:style-name="P229">R2^(R3 R2 R1 H suc 0) R1 = R3 R2 R1 H R2 R1 = R3 H R2 R1</text:p>
      <text:p text:style-name="P229">R2^W R1 = R3 R2 R1 ou R3 H R2 R1 ?</text:p>
      <text:p text:style-name="P229">R3 H R2 R1 H suc 0 = H R2 R1 … H R2 R1 H suc 0 = R2 R1 H … R2 R1 H suc 0 = R3 R2 R1 H suc 0</text:p>
      <text:p text:style-name="P229"/>
      <text:p text:style-name="P221">phi'(a,1) = [suc:R2,0:R1] a H suc 0</text:p>
      <text:p text:style-name="P221">Gamma0 = H [phi'(*,1)] 0 = lim</text:p>
      <text:p text:style-name="P221"><text:tab/>suc 0</text:p>
      <text:p text:style-name="P221"><text:tab/>R2 R1 H suc 0</text:p>
      <text:p text:style-name="P221"><text:tab/>R2 R1 H R2 R1 H suc 0</text:p>
      <text:p text:style-name="P221">= R3 R2 R1 H suc 0</text:p>
      <text:p text:style-name="P221"><text:soft-page-break/></text:p>
      <text:p text:style-name="P224">e0 = phi'(0,1) = R1 H suc 0 = Next 0</text:p>
      <text:p text:style-name="P224">z0 = phi'(1,1) = R2 R1 H suc 0 = [0] Next 0</text:p>
      <text:p text:style-name="P224">Gamma0 = phi'(1,0,1) = R3 R2 R1 H suc 0 = [1] [0] Next 0</text:p>
      <text:p text:style-name="P223">SVO = Rw...1 H suc 0 ?</text:p>
      <text:p text:style-name="P223">LVO = <text:span text:style-name="T135">RW...1 H suc 0 = </text:span>H [R*...1 H suc 0] 0 ?</text:p>
      <text:p text:style-name="P224">ou</text:p>
      <text:p text:style-name="P224"><text:span text:style-name="T136">L</text:span>VO = R4 R3 R2 R1 H suc 0 = [2] [1] [<text:span text:style-name="T136">0] Next 0 ? </text:span></text:p>
      <text:p text:style-name="P221"/>
      <text:p text:style-name="P225">phi'(a,1) = [suc:R2,0:R1] a H suc 0</text:p>
      <text:p text:style-name="P225">Gamma0 = phi'(1,0,1) = H [phi'(*,1)] 1 = lim suc 0, R2 R1 H suc 0, … = R3 R2 R1 H suc 0</text:p>
      <text:p text:style-name="P225">point fixe suivant phi'(1,0,2) = H [phi'(*,1)] (suc (R3 R2 R1 H suc 0)) = lim</text:p>
      <text:p text:style-name="P225"><text:tab/>suc (R3 R2 R1 H suc 0)</text:p>
      <text:p text:style-name="P225"><text:tab/>R2 (R3 R1 R1 H R2 R1) H suc 0 = R2 (R3 H R2 R1) H suc 0</text:p>
      <text:p text:style-name="P225"><text:tab/>R2 (R3 H R2 R1) H R2 R1 H suc 0</text:p>
      <text:p text:style-name="P225">= R2 (R3 H R2 R1) H R2 R1 H … R2 R1 H suc 0</text:p>
      <text:p text:style-name="P225"/>
      <text:p text:style-name="P225">phi'(0,2) = H (R1 H) H … H suc 0 = H (R1 H) (R1 H) … (R1 H) suc 0 = R1 (R1 H) suc 0</text:p>
      <text:p text:style-name="P225">phi'(1,2) = R1 (R2 R1 H) R1 H … R1 H suc 0 = R1 (R2 R1 H) R1 (R2 R1 H) … <text:span text:style-name="T138">R1 (R2 R1 H) suc 0 = R2 R1 (R2 R1 H) suc 0</text:span></text:p>
      <text:p text:style-name="P225">? <text:span text:style-name="T138">phi'(1,0,2) = R2 R1 (R3 R2 R1 H) R2 R1 H … R2 R1 H suc 0 = R2 R1 (R3 R2 R1 H) R2 R1 (R3 R2 R1 H) … R2 R1 (R3 R2 R1 H) suc 0 = R3 R2 R1 (R3 R2 R1 H) suc 0</text:span></text:p>
      <text:p text:style-name="P230"/>
      <text:p text:style-name="P231">phi'(1,0,2)</text:p>
      <text:p text:style-name="P231"><text:tab/>= R2 (R3 R2 R1 H R2 R1) H R2 R1 H … R2 R1 H suc 0</text:p>
      <text:p text:style-name="P231"><text:tab/>= R2 (R3 H R2 R1) H R2 R1 H … R2 R1 H suc 0</text:p>
      <text:p text:style-name="P231"><text:tab/>= ? R3 R2 R1 (R3 R2 R1 H) suc 0</text:p>
      <text:p text:style-name="P231"><text:tab/>= R2 R1 (R3 R2 R1 H) ...R2 R1 (R3 R2 R1 H) suc 0</text:p>
      <text:p text:style-name="P231"/>
      <text:p text:style-name="P231">H (R1 H) H <text:s text:c="7"/>… H <text:s text:c="7"/>suc 0</text:p>
      <text:p text:style-name="P231">H (R1 H) (R1 H) ...(R1 H) suc 0</text:p>
      <text:p text:style-name="P231"/>
      <text:p text:style-name="P231">R1 (R2 R1 H) R1 H <text:s text:c="13"/>… R1 H <text:s text:c="14"/>suc 0</text:p>
      <text:p text:style-name="P231">R1 (R2 R1 H) R1 (R2 R1 H) … R1 (R2 R1 H) suc 0</text:p>
      <text:p text:style-name="P231"/>
      <text:p text:style-name="P231"><text:s text:c="6"/>(R3 H R2 R1)</text:p>
      <text:p text:style-name="P231">R2 (R3 R2 R1 H R2 R1) H <text:s text:c="19"/>R2 R1 H <text:s text:c="18"/>… <text:s/>R2 R1 H <text:s text:c="19"/>suc 0</text:p>
      <text:p text:style-name="P231">R2 <text:s/>R1 <text:s text:c="27"/>(R3 R2 R1 H) R2 R1 (R3 R2 R1 H) … R2 R1 (R3 R2 R1 H) suc 0</text:p>
      <text:p text:style-name="P231"/>
      <text:p text:style-name="P231">R3 (R4 R3 R2 R1 H R3 R2) R1 H R3 R2 R1 H … R3 R3 R1 H suc 0 ; H → R4 R3 R2 R1 H</text:p>
      <text:p text:style-name="P231">= R4 R3 R2 R1 (R4 R3 R2 R1 H) suc 0</text:p>
      <text:p text:style-name="P231"><text:s/></text:p>
      <text:p text:style-name="P226">phi'(1,a) = [suc:R2 R1,0:H] a suc 0</text:p>
      <text:p text:style-name="P226">supposons phi'(1,0,a) = [suc:R3 R2 R1,0:H] a suc 0</text:p>
      <text:p text:style-name="P226">phi'(1,1,1) = H [phi'(1,0,*)] 1 = lim</text:p>
      <text:p text:style-name="P226"><text:tab/>suc 0</text:p>
      <text:p text:style-name="P226"><text:tab/>R3 R2 R1 H suc 0</text:p>
      <text:p text:style-name="P226"><text:tab/>R3 R2 R1 H (R3 R2 R1) H suc 0</text:p>
      <text:p text:style-name="P226">= R2 (R3 R2 R1) H suc 0</text:p>
      <text:p text:style-name="P226">phi'(1,1,2) = point fixe suivant = H [phi'(1,0,*)] (suc (R2 (R3 R2 R1)) H suc 0) = lim</text:p>
      <text:p text:style-name="P226"><text:tab/>suc (R2 (R3 R2 R1) H suc 0)</text:p>
      <text:p text:style-name="P226"><text:tab/><text:span text:style-name="T139">R3 R2 R1 (R2 (R3 R2 R1) H (R3 R2 R1) H) suc 0</text:span></text:p>
      <text:p text:style-name="P226"><text:tab/><text:span text:style-name="T139">= R3 R2 R1 (R2 (R3 R2 R1) H) suc 0</text:span></text:p>
      <text:p text:style-name="P226"><text:tab/><text:span text:style-name="T139">R3 R2 R1 (R2 (R3 R2 R1) H) (R3 R2 R1) H suc 0</text:span></text:p>
      <text:p text:style-name="P226"><text:soft-page-break/>= R3 R2 R1 (R2 (R3 R2 R1) H) (R3 R2 R1) H … (R3 R2 R1) H suc 0</text:p>
      <text:p text:style-name="P226"><text:tab/>( H → R2 (R3 R2 R1) H ? <text:span text:style-name="T139">)</text:span></text:p>
      <text:p text:style-name="P226">= ? <text:span text:style-name="T139">R3 R2 R1 (R2 (R3 R2 R1) H) (R3 R2 R1) (R2 (R3 R2 R1) H) … (R3 R2 R1) (R2 (R3 R2 R1) H) suc 0</text:span></text:p>
      <text:p text:style-name="P227">= R2 (R3 R2 R1) (R2 (R3 R2 R1 H) suc 0</text:p>
      <text:p text:style-name="P227">phi'(1,1,a) = [suc:R2 (R3 R2 R1), 0:H] a suc 0</text:p>
      <text:p text:style-name="P227">phi'(1,2,1) = H [phi'(1,1,*)] 1 = lim</text:p>
      <text:p text:style-name="P227"><text:tab/>suc 0</text:p>
      <text:p text:style-name="P227"><text:tab/>R2 (R3 R2 R1) H suc 0</text:p>
      <text:p text:style-name="P227"><text:tab/>R2 (R3 R2 R1) H (R2 (R3 R2 R1)) H suc 0</text:p>
      <text:p text:style-name="P227"><text:tab/>...</text:p>
      <text:p text:style-name="P227">= R2 (R2 (R3 R2 R1)) H suc 0</text:p>
      <text:p text:style-name="P227">phi'(1,a,1) = [suc:R2,0:R3 R2 R1] a H suc 0</text:p>
      <text:p text:style-name="P227">phi'(2,0,1) = H [phi'(1,*,1)] 1 = lim</text:p>
      <text:p text:style-name="P227"><text:tab/>suc 0</text:p>
      <text:p text:style-name="P227"><text:tab/>R2 (R3 R2 R1) H suc 0</text:p>
      <text:p text:style-name="P227"><text:tab/>R2 (R3 R2 R1) H R2 (R3 R2 R1) H suc 0</text:p>
      <text:p text:style-name="P227"><text:tab/>…</text:p>
      <text:p text:style-name="P227">= R3 R2 (R3 R2 R1) H suc 0</text:p>
      <text:p text:style-name="P227"/>
      <text:p text:style-name="P228">Gamma0 = phi'(1,0,1) = R3 R2 R1 H suc 0</text:p>
      <text:p text:style-name="P228">phi'(2,0,1) = R3 R2 (R3 R2 R1) H suc 0</text:p>
      <text:p text:style-name="P228">phi'(a,0,1) = [suc:R3 R2,0:R1] a H suc 0</text:p>
      <text:p text:style-name="P228">phi'(1,0,0,1) = H [phi'(*,0,1)] 1 = lim</text:p>
      <text:p text:style-name="P228"><text:tab/>suc 0</text:p>
      <text:p text:style-name="P228"><text:tab/>R3 R2 R1 H suc 0</text:p>
      <text:p text:style-name="P228"><text:tab/>R3 R2 R1 H (R3 R2) R1 H suc 0</text:p>
      <text:p text:style-name="P228"><text:tab/>…</text:p>
      <text:p text:style-name="P228">= R3 (R3 R2) R1 H suc 0</text:p>
      <text:p text:style-name="P228"/>
      <text:p text:style-name="P228">phi'(0,1) = e0 = R1 H suc 0 = Next 0</text:p>
      <text:p text:style-name="P228">phi'(1,1) = z0 = R2 R1 H suc 0 = [0] Next 0</text:p>
      <text:p text:style-name="P228">phi'(1,0,1) = Gamma0 = R3 R2 R1 H suc 0 = [1] [0] Next 0</text:p>
      <text:p text:style-name="P228">phi'(1,0,0,1) = R3 (R3 R2) R1 H suc 0 = [1] ([1] [0]) Next 0</text:p>
      <text:p text:style-name="P228">SVO = H R3 R2 R1 H suc 0 = [1]^w [0] Next 0</text:p>
      <text:p text:style-name="P228">LVO = R4 R3 R2 R1 H suc 0 = [2] [1] [0] Next 0</text:p>
      <text:p text:style-name="P228">BHO = Rw...1 H suc 0</text:p>
      <text:p text:style-name="P228">TFBO = H [R*...1 H suc 0] 0 ?</text:p>
      <text:p text:style-name="P228"/>
      <text:p text:style-name="P232"/>
      <text:p text:style-name="P216"/>
      <text:p text:style-name="P216"/>
      <text:p text:style-name="P21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C67E48E.png" xlink:type="simple" xlink:show="embed" xlink:actuate="onLoad"/></draw:frame></text:p>
      <text:p text:style-name="P59"/>
      <text:p text:style-name="P59"/>
      <text:p text:style-name="P55"/>
      <text:p text:style-name="P55"/>
      <text:p text:style-name="P55"/>
      <text:p text:style-name="P76">This is the smallest ordinal that cannot be created through recursive functions.</text:p>
      <text:p text:style-name="P76"/>
      <text:p text:style-name="P55"/>
      <text:p text:style-name="P62">ordinal ascension</text:p>
      <text:p text:style-name="P62"/>
      <text:p text:style-name="P62">f suc 0</text:p>
      <text:p text:style-name="P62">f suc (f suc 0)</text:p>
      <text:p text:style-name="P62">f (f suc) 0</text:p>
      <text:p text:style-name="P62">f f suc 0</text:p>
      <text:p text:style-name="P62">H f suc 0</text:p>
      <text:p text:style-name="P62">H H f suc 0</text:p>
      <text:p text:style-name="P62">R1 H f suc 0</text:p>
      <text:p text:style-name="P62">H R1 H f suc 0</text:p>
      <text:p text:style-name="P62">H H R1 H f suc 0</text:p>
      <text:p text:style-name="P62">R1 H R1 H f suc 0</text:p>
      <text:p text:style-name="P62">R2 R1 H f suc 0</text:p>
      <text:p text:style-name="P62">Rw...1 H f suc 0</text:p>
      <text:p text:style-name="P62"/>
      <text:p text:style-name="P62">f1 ... fn suc 0</text:p>
      <text:p text:style-name="P62">f1 ... fn suc (f1 ... fn suc 0)</text:p>
      <text:p text:style-name="P62">suc:f1 ... fn suc</text:p>
      <text:p text:style-name="P62">f1 ... fn (f1 ... fn suc) 0</text:p>
      <text:p text:style-name="P62">[suc:f1 ... fn,0:suc] * 0</text:p>
      <text:p text:style-name="P62">f1 ... fn (f1 ... fn) suc 0</text:p>
      <text:p text:style-name="P62">R1 (f1 ... fn) suc 0</text:p>
      <text:p text:style-name="P62">R1 (R1 (f1 ... fn)) suc 0</text:p>
      <text:p text:style-name="P62">H R1 (f1 ... fn) suc 0</text:p>
      <text:p text:style-name="P62">H R1 (H R1 (f1 ... fn)) suc 0</text:p>
      <text:p text:style-name="P62">H (H R1) (f1 ... fn) suc 0</text:p>
      <text:p text:style-name="P62">H H R1 (f1 ... fn) suc 0</text:p>
      <text:p text:style-name="P62">R1 H R1 (f1 ... fn) suc 0</text:p>
      <text:p text:style-name="P62"/>
      <text:p text:style-name="P62"/>
      <text:p text:style-name="P65">Rw...1 H suc 0</text:p>
      <text:p text:style-name="P65">Rw...1 H suc (Rw...1 H suc 0)</text:p>
      <text:p text:style-name="P65">Rw...1 H (Rw...1 H suc) 0</text:p>
      <text:p text:style-name="P65">Rw...1 H (Rw...1 H) suc 0</text:p>
      <text:p text:style-name="P65">R1 (Rw...1 H) suc 0</text:p>
      <text:p text:style-name="P65">-&gt; R1 H R1 (Rw...1 H) suc 0</text:p>
      <text:p text:style-name="P65">-&gt; Rw...1 H R1 (Rw...1 H) suc0</text:p>
      <text:p text:style-name="P65">-&gt; R2 R1 (Rw...1 H) suc 0</text:p>
      <text:p text:style-name="P65">-&gt; Rw...1 (Rw...1 H) suc 0</text:p>
      <text:p text:style-name="P65">(-&gt; H Rw...1 H suc0)</text:p>
      <text:p text:style-name="P65">R1 (R1 (Rw...1 H)) suc 0</text:p>
      <text:p text:style-name="P65">H R1 (Rw...1 H)) suc 0</text:p>
      <text:p text:style-name="P65">H R1 (H R1 (Rw...1 H)) suc 0</text:p>
      <text:p text:style-name="P65">H (H R1) (Rw...1 H) suc 0</text:p>
      <text:p text:style-name="P65">H H R1 (Rw...1 H) suc 0</text:p>
      <text:p text:style-name="P65">R1 H R1 (Rw...1 H) suc 0</text:p>
      <text:p text:style-name="P65">H R1 H R1 (Rw...1 H) suc 0</text:p>
      <text:p text:style-name="P65"/>
      <text:p text:style-name="P62"/>
      <text:p text:style-name="P62"/>
      <text:p text:style-name="P63"><text:soft-page-break/>Rw...1 H suc 0</text:p>
      <text:p text:style-name="P63">Rw...1 H suc (Rw...1 H suc 0)</text:p>
      <text:p text:style-name="P63">Rw...1 H (Rw...1 H suc) 0</text:p>
      <text:p text:style-name="P63">Rw...1 H (Rw...1 H) suc 0</text:p>
      <text:p text:style-name="P63">R1 (Rw...1 H) suc 0</text:p>
      <text:p text:style-name="P63">Rw...1 (Rw...1 H) suc 0</text:p>
      <text:p text:style-name="P63">H Rw...1 H suc 0</text:p>
      <text:p text:style-name="P63">Rw...1 H Rw...1 H suc 0</text:p>
      <text:p text:style-name="P63">R2 Rw...1 H suc 0</text:p>
      <text:p text:style-name="P63"/>
      <text:p text:style-name="P65"/>
      <text:p text:style-name="P64"/>
      <text:p text:style-name="P63">Rw...1 H suc 0</text:p>
      <text:p text:style-name="P63">Rw...1 H suc (Rw...1 H suc 0)</text:p>
      <text:p text:style-name="P63">Rw...1 H (Rw...1 H suc) 0</text:p>
      <text:p text:style-name="P63">Rw...1 H (Rw...1 H) suc 0</text:p>
      <text:p text:style-name="P63">R1 (Rw...1 H) suc 0</text:p>
      <text:p text:style-name="P63">R1 (R1 (Rw...1 H)) suc 0</text:p>
      <text:p text:style-name="P63">H R1 (Rw...1 H) suc 0</text:p>
      <text:p text:style-name="P63">R1 H R1 (Rw...1 H) suc 0</text:p>
      <text:p text:style-name="P63">R1 (Rw...1 H) R1 (Rw...1 H) suc 0</text:p>
      <text:p text:style-name="P63">R2 R1 (Rw...1 H) suc 0</text:p>
      <text:p text:style-name="P63">Rw...1 (Rw...1 H) suc 0</text:p>
      <text:p text:style-name="P63">H Rw...1 H suc 0</text:p>
      <text:p text:style-name="P63">Rw...1 H Rw...1 H suc 0</text:p>
      <text:p text:style-name="P63">R2 Rw...1 H suc 0</text:p>
      <text:p text:style-name="P63"/>
      <text:p text:style-name="P66">Rw...1 H suc 0</text:p>
      <text:p text:style-name="P66">Rw...1 H suc (Rw...1 H suc 0)</text:p>
      <text:p text:style-name="P66">Rw...1 H (Rw..1 H suc) 0</text:p>
      <text:p text:style-name="P66">Rw...1 H (Rw...1 H) suc 0</text:p>
      <text:p text:style-name="P66">R1 (Rw...1 H) suc 0</text:p>
      <text:p text:style-name="P66">R1 (R1 (Rw...1 H)) suc 0</text:p>
      <text:p text:style-name="P66">[[suc:R1, 0:Rw...1 H] * suc 0] (R1 (Rw...1 H) suc 0</text:p>
      <text:p text:style-name="P66">= R1 (Rw...1 H) R1 (Rw...1 H) suc 0</text:p>
      <text:p text:style-name="P66">R2 R1 (Rw...1 H) suc 0</text:p>
      <text:p text:style-name="P66">Rw...1 (Rw...1 H) suc 0</text:p>
      <text:p text:style-name="P66">H Rw...1 H suc 0</text:p>
      <text:p text:style-name="P66">Rw...1 H Rw...1 H suc 0</text:p>
      <text:p text:style-name="P66">R2 Rw...1 H suc 0 = Rw+1...1 H suc 0</text:p>
      <text:p text:style-name="P66"/>
      <text:p text:style-name="P67">Rw...1 H suc 0</text:p>
      <text:p text:style-name="P67">= Rw...2 R1 H suc 0 = [w...0] Next w</text:p>
      <text:p text:style-name="P67">R2 (Rw...2 R1) H suc 0 = [0] ([w...0] Next) w</text:p>
      <text:p text:style-name="P67">R1 (Rw...1 H) suc 0</text:p>
      <text:p text:style-name="P67">R3 Rw...2 R1 H suc 0 = [1] [w...0] Next w</text:p>
      <text:p text:style-name="P67">Rw...2 R1 H Rw...2 R1 H suc 0</text:p>
      <text:p text:style-name="P67"/>
      <text:p text:style-name="P67">[w...0] Next w <text:s text:c="18"/>= Rw...2 R1 H suc 0 = Rw...1 H suc 0 <text:s text:c="8"/></text:p>
      <text:p text:style-name="P67">[w...0] Next ([w...0] Next w) <text:s text:c="3"/>= Rw...2 R1 (Rw...2 R1 H) suc 0</text:p>
      <text:p text:style-name="P67">= ([w...0] Next)^2 w</text:p>
      <text:p text:style-name="P67">Fix [[w...0] Next)^* w] w</text:p>
      <text:p text:style-name="P67">= [0] ([w...0] Next) w <text:s text:c="10"/>= R2 (Rw...2 R1) H suc 0</text:p>
      <text:p text:style-name="P67">Fix [([0] ([w...0] Next))^* w] w</text:p>
      <text:p text:style-name="P67">= [0] ([0] ([w...0] Next)) w <text:s text:c="4"/>= R2 (R2 (Rw...2 R1)) H suc 0</text:p>
      <text:p text:style-name="P67">= [0]^2 ([w...0] Next) w</text:p>
      <text:p text:style-name="P67">Fix [[0]^* ([w...0] Next) w] w</text:p>
      <text:p text:style-name="P67">= [1] [0] ([w...0] Next) w <text:s text:c="6"/>= R3 R2 (Rw..2 R1) H suc 0</text:p>
      <text:p text:style-name="P67">[w...0] ([w...0] Next) w <text:s text:c="8"/>= Rw...2 (Rw..2 R1) H suc 0 = Rw...2 Rw...1 H suc 0</text:p>
      <text:p text:style-name="P67">= [w...0]^2 Next w</text:p>
      <text:p text:style-name="P67"><text:s text:c="35"/>H Rw...2 R1 H suc 0</text:p>
      <text:p text:style-name="P67"><text:s text:c="35"/>R1 H Rw...2 R1 H suc 0</text:p>
      <text:p text:style-name="P67"><text:s text:c="35"/>Rw...2 R1 H Rw...2 R1 H suc 0</text:p>
      <text:p text:style-name="P67">Fix [[w...0]^* Next w] w</text:p>
      <text:p text:style-name="P67">= [1] [w...0] Next w <text:s text:c="12"/>= R3 Rw...2 R1 H suc 0</text:p>
      <text:p text:style-name="P67"/>
      <text:p text:style-name="P67"/>
      <text:p text:style-name="P302">w = H suc 0</text:p>
      <text:p text:style-name="P302">H H suc 0 = H1 H0 suc 0</text:p>
      <text:p text:style-name="P302">e0 = R1 H suc 0 = Hw...0 suc 0 = H(H0 suc 0...0) suc 0</text:p>
      <text:p text:style-name="P302">R1 H suc (R1 H suc 0) = Hw...0 suc (Hw...0 suc 0)</text:p>
      <text:p text:style-name="P302">R1 H (R1 H suc) 0 = Hw...0 (Hw...0 suc) 0</text:p>
      <text:p text:style-name="P302">R1 (R1 H) suc 0 = Hw^2...0 suc 0 = H(H0(H0 suc)0...0) suc 0</text:p>
      <text:p text:style-name="P302">H R1 H suc0 = H(w^w...0) suc 0 = H(H1 H0 suc 0...0) suc 0</text:p>
      <text:p text:style-name="P302">H H R1 H suc 0 = H(w^w^w...0) suc 0 = H(H2 H1 H0 suc 0...0) suc 0</text:p>
      <text:p text:style-name="P302">R1 H R1 H suc 0 = He0...0 suc 0 = H(Hw...0 suc 0...0) suc 0 = H(H(H0 suc 0...0)...0) suc 0</text:p>
      <text:p text:style-name="P302">z0 = R2 R1 H suc 0 = H [H*...0 suc 0] 0 = [[H [H*...0 *** **] 0]] suc 0 = H(1;0) suc 0</text:p>
      <text:p text:style-name="P302">R2 R1 H suc (R2 R1 H suc 0) = H(1;0) suc (H(1;0) suc 0)</text:p>
      <text:p text:style-name="P302">R2 R1 H (R2 R1 H suc) 0 = H(1;0) (H(1;0) suc) 0</text:p>
      <text:p text:style-name="P302">H (R2 R1 H) suc0 = H1 H(1;0) suc 0</text:p>
      <text:p text:style-name="P302">R1 H (R2 R1 H) suc 0 = Hw...1 H(1;0) suc 0</text:p>
      <text:p text:style-name="P302">R2 R1 H (R2 R1 H) suc 0 = H [H*...1 H(1;0) suc 0] 0 = H(1;1) H(1;0) suc 0</text:p>
      <text:p text:style-name="P302">R1 (R2 R1 H) suc 0 = H(1;w...1) suc 0 = H(1;w...0) suc (H(1;w...0 suc 0)</text:p>
      <text:p text:style-name="P302">R1 (R2 R1 H) (R1 (R2 R1 H) suc) 0 = H(1;w...0) (H(1;w...0) suc) 0</text:p>
      <text:p text:style-name="P302"><text:span text:style-name="T142">H</text:span> (R1 (R2 R1 H)) suc 0 = <text:span text:style-name="T141">H1 H(1;w...0) suc 0</text:span></text:p>
      <text:p text:style-name="P303">H H (R1 (R2 R1 H)) suc 0 = H2 H1 H(1;w...0) suc 0</text:p>
      <text:p text:style-name="P303">R1 H (R1 (R2 R1 H)) suc 0 = Hw...1 H(1;w...0) suc 0</text:p>
      <text:p text:style-name="P303">R2 R1 H (R1 (R2 R1 H)) suc 0 = H [H*...1 H(1;w...0 suc 0] 0 = H(1;1) H(1;w...0) suc 0 = H(1;w+1...0) suc 0</text:p>
      <text:p text:style-name="P303">R1 (R2 R1 H) (R1 (R2 R1 H)) suc 0 = H(1;w...1) H(1;w...0) suc 0 = H(1;w.2...0) suc 0 = H(1;H0 suc (H0 suc 0)...0) suc 0</text:p>
      <text:p text:style-name="P303">R1 (R1 (R2 R1 H)) suc 0 = H(1;w^2...0) suc 0 = H(1;H0 (H0 suc) 0...0) suc 0</text:p>
      <text:p text:style-name="P303">H R1 (R2 R1 H) suc 0 = H(1;w^w...0) suc 0 = H(1;H1 H0 suc 0...0) suc 0</text:p>
      <text:p text:style-name="P303">H H R1 (R2 R1 H) suc 0 = H(1;w^w^w...0) suc 0 = H(1;H2 H1 H0 suc 0...0) suc 0</text:p>
      <text:p text:style-name="P303">R1 H R1 (R2 R1 H) suc 0 = H(1;e0...0) suc 0 = H(1;H(w...0) suc 0...0) suc 0 = H(1;H(H0 suc 0...0) suc 0...0) suc 0</text:p>
      <text:p text:style-name="P303">H R1 H R1 (R2 R1 H) suc 0 = H(1;H(H1 H0 suc 0...0) suc 0...0) suc 0</text:p>
      <text:p text:style-name="P303"><text:soft-page-break/>H H R1 H R1 (R2 R1 H) suc 0 = H(1;H(H2 H1 H0 suc 0...0) suc 0...0) suc 0</text:p>
      <text:p text:style-name="P303">R1 H R1 H R1 (R2 R1 H) suc 0 = H(1;H(Hw...0 suc 0...0) suc 0...0) suc 0</text:p>
      <text:p text:style-name="P303"/>
      <text:p text:style-name="P303">z0 = R2 R1 H suc 0 = H [H*...0 suc 0] 0 = H1;0 suc 0</text:p>
      <text:p text:style-name="P303">R2 R1 H suc (R2 R1 H suc 0) = H1;0 suc (1;0 suc 0)</text:p>
      <text:p text:style-name="P303">R2 R1 H (R2 R1 H suc) 0 = H1;0 (H1;0 suc) 0</text:p>
      <text:p text:style-name="P303">R2 R1 H (R2 R1 H) suc 0 = H1;1 H1;0 suc 0</text:p>
      <text:p text:style-name="P305"><text:span text:style-name="T143">R1 (R2 R1 H) suc 0 = H1;w...0 suc 0 - cf R1 H suc 0 = Hw...0 suc 0</text:span></text:p>
      <text:p text:style-name="P305"><text:span text:style-name="T143">R2 R1 (R2 R1 H) suc 0 = H2;0 suc 0 - cf R2 R1 H suc 0 = H1;0 suc 0</text:span></text:p>
      <text:p text:style-name="P305"><text:span text:style-name="T143">H (R2 R1) H suc 0 = Hw;0 suc 0</text:span></text:p>
      <text:p text:style-name="P305"><text:span text:style-name="T143">R2 R1 H (R2 R1) H suc 0 = Hz0;0 suc 0 = H(H1;0 suc 0);0 suc 0</text:span></text:p>
      <text:p text:style-name="P305"><text:span text:style-name="T143">R2 (R2 R1) H suc 0 = H(R2 (R2 R1) H suc 0);0 suc 0 = H [H*;0 suc 0] 0 = H1,0;0 suc 0 = H1:1;0 suc 0</text:span></text:p>
      <text:p text:style-name="P305"><text:span text:style-name="T143">R2 (R2 (R2 R1)) H suc 0 = H1,0,0;0 suc 0 = H2:1;0 suc 0</text:span></text:p>
      <text:p text:style-name="P305"><text:span text:style-name="T143">R2 R1 H R2 R1 H suc 0 = H(H1;0 suc 0:1);0 suc 0</text:span></text:p>
      <text:p text:style-name="P305"><text:span text:style-name="T143">R3 R2 R1 H suc 0 = H [H*:1;0 suc 0] 0</text:span></text:p>
      <text:p text:style-name="P305"><text:span text:style-name="T143"/></text:p>
      <text:p text:style-name="P55">ou</text:p>
      <text:p text:style-name="P55"/>
      <text:p text:style-name="P55">H suc 0 = H0...0 suc 0</text:p>
      <text:p text:style-name="P55">R1 H suc 0 = Hw...0 suc 0</text:p>
      <text:p text:style-name="P55">R2 R1 H suc 0 = H1;0 suc 0 = HW...0 suc 0</text:p>
      <text:p text:style-name="P55">R3 R2 R1 H suc 0 = HW;0 suc 0 = H1,0;0 suc 0 = HW^2 ...0 suc 0</text:p>
      <text:p text:style-name="P55">R4 R3 R2 R1 H suc 0 = HW^3...0 suc 0</text:p>
      <text:p text:style-name="P55">E1 = R1 H suc 0 = Hw...0 suc 0</text:p>
      <text:p text:style-name="P55">EW = R2 R1 H suc 0 = H [H*...0 suc 0] 0 = H1;0 suc 0</text:p>
      <text:p text:style-name="P55">EW^2 = R2 (R2 R1) H suc 0 = H2;0 suc 0</text:p>
      <text:p text:style-name="P55">EW^w = H R2 R1 H suc 0 = Hw;0 suc 0</text:p>
      <text:p text:style-name="P55">EW^E1 = R1 H R2 R1 H suc 0 = HE1;0 suc 0</text:p>
      <text:p text:style-name="P55">EW^EW = R2 R1 H R2 R1 H suc 0 = HEW;0 suc 0</text:p>
      <text:p text:style-name="P55">EW^W = R3 R2 R1 H suc 0 = HW;0 suc 0</text:p>
      <text:p text:style-name="P55"/>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0">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8T20:24:43.457520817</dc:date>
    <meta:editing-duration>P6DT8H19M27S</meta:editing-duration>
    <meta:editing-cycles>221</meta:editing-cycles>
    <meta:generator>LibreOffice/4.3.3.2$Linux_ARM_EABI LibreOffice_project/430m0$Build-2</meta:generator>
    <meta:print-date>2017-12-17T20:43:08.484188621</meta:print-date>
    <meta:document-statistic meta:table-count="2" meta:image-count="7" meta:object-count="1" meta:page-count="62" meta:paragraph-count="2648" meta:word-count="30915" meta:character-count="149906" meta:non-whitespace-character-count="1180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